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5.74pt"/>
    </style:style>
    <style:style style:name="co2" style:family="table-column">
      <style:table-column-properties fo:break-before="auto" style:column-width="38.8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empos" table:style-name="ta1">
        <table:shapes>
          <draw:frame draw:z-index="0" draw:style-name="gr1" draw:text-style-name="P1" svg:width="453.51pt" svg:height="255.09pt" svg:x="77.39pt" svg:y="2.83pt">
            <loext:p draw:notify-on-update-of-ranges="tempos.A1:tempos.A1 tempos.A2:tempos.A1247 tempos.B1:tempos.B1 tempos.B2:tempos.B124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úmero de palavras</text:p>
          </table:table-cell>
          <table:table-cell office:value-type="string" calcext:value-type="string">
            <text:p>tempo (s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float" office:value="1735" calcext:value-type="float">
            <text:p>1735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float" office:value="0.032" calcext:value-type="float">
            <text:p>0.032</text:p>
          </table:table-cell>
        </table:table-row>
        <table:table-row table:style-name="ro1">
          <table:table-cell office:value-type="float" office:value="1885" calcext:value-type="float">
            <text:p>1885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0.016" calcext:value-type="float">
            <text:p>0.016</text:p>
          </table:table-cell>
        </table:table-row>
        <table:table-row table:style-name="ro1">
          <table:table-cell office:value-type="float" office:value="2035" calcext:value-type="float">
            <text:p>2035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2110" calcext:value-type="float">
            <text:p>2110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float" office:value="2185" calcext:value-type="float">
            <text:p>2185</text:p>
          </table:table-cell>
          <table:table-cell office:value-type="float" office:value="0.016" calcext:value-type="float">
            <text:p>0.016</text:p>
          </table:table-cell>
        </table:table-row>
        <table:table-row table:style-name="ro1">
          <table:table-cell office:value-type="float" office:value="2260" calcext:value-type="float">
            <text:p>2260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float" office:value="2335" calcext:value-type="float">
            <text:p>2335</text:p>
          </table:table-cell>
          <table:table-cell office:value-type="float" office:value="0.016" calcext:value-type="float">
            <text:p>0.016</text:p>
          </table:table-cell>
        </table:table-row>
        <table:table-row table:style-name="ro1">
          <table:table-cell office:value-type="float" office:value="2410" calcext:value-type="float">
            <text:p>2410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float" office:value="2485" calcext:value-type="float">
            <text:p>2485</text:p>
          </table:table-cell>
          <table:table-cell office:value-type="float" office:value="0.016" calcext:value-type="float">
            <text:p>0.016</text:p>
          </table:table-cell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float" office:value="2635" calcext:value-type="float">
            <text:p>2635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float" office:value="2710" calcext:value-type="float">
            <text:p>2710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2785" calcext:value-type="float">
            <text:p>2785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2860" calcext:value-type="float">
            <text:p>2860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1">
          <table:table-cell office:value-type="float" office:value="2935" calcext:value-type="float">
            <text:p>2935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float" office:value="3010" calcext:value-type="float">
            <text:p>3010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float" office:value="3085" calcext:value-type="float">
            <text:p>3085</text:p>
          </table:table-cell>
          <table:table-cell office:value-type="float" office:value="0.032" calcext:value-type="float">
            <text:p>0.032</text:p>
          </table:table-cell>
        </table:table-row>
        <table:table-row table:style-name="ro1">
          <table:table-cell office:value-type="float" office:value="3160" calcext:value-type="float">
            <text:p>3160</text:p>
          </table:table-cell>
          <table:table-cell office:value-type="float" office:value="0.016" calcext:value-type="float">
            <text:p>0.016</text:p>
          </table:table-cell>
        </table:table-row>
        <table:table-row table:style-name="ro1">
          <table:table-cell office:value-type="float" office:value="3235" calcext:value-type="float">
            <text:p>3235</text:p>
          </table:table-cell>
          <table:table-cell office:value-type="float" office:value="0.028" calcext:value-type="float">
            <text:p>0.028</text:p>
          </table:table-cell>
        </table:table-row>
        <table:table-row table:style-name="ro1">
          <table:table-cell office:value-type="float" office:value="3310" calcext:value-type="float">
            <text:p>3310</text:p>
          </table:table-cell>
          <table:table-cell office:value-type="float" office:value="0.028" calcext:value-type="float">
            <text:p>0.028</text:p>
          </table:table-cell>
        </table:table-row>
        <table:table-row table:style-name="ro1">
          <table:table-cell office:value-type="float" office:value="3385" calcext:value-type="float">
            <text:p>3385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float" office:value="3460" calcext:value-type="float">
            <text:p>3460</text:p>
          </table:table-cell>
          <table:table-cell office:value-type="float" office:value="0.028" calcext:value-type="float">
            <text:p>0.028</text:p>
          </table:table-cell>
        </table:table-row>
        <table:table-row table:style-name="ro1">
          <table:table-cell office:value-type="float" office:value="3535" calcext:value-type="float">
            <text:p>3535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1">
          <table:table-cell office:value-type="float" office:value="3610" calcext:value-type="float">
            <text:p>3610</text:p>
          </table:table-cell>
          <table:table-cell office:value-type="float" office:value="0.032" calcext:value-type="float">
            <text:p>0.032</text:p>
          </table:table-cell>
        </table:table-row>
        <table:table-row table:style-name="ro1">
          <table:table-cell office:value-type="float" office:value="3685" calcext:value-type="float">
            <text:p>3685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float" office:value="3760" calcext:value-type="float">
            <text:p>3760</text:p>
          </table:table-cell>
          <table:table-cell office:value-type="float" office:value="0.016" calcext:value-type="float">
            <text:p>0.016</text:p>
          </table:table-cell>
        </table:table-row>
        <table:table-row table:style-name="ro1">
          <table:table-cell office:value-type="float" office:value="3835" calcext:value-type="float">
            <text:p>3835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3910" calcext:value-type="float">
            <text:p>3910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float" office:value="3985" calcext:value-type="float">
            <text:p>3985</text:p>
          </table:table-cell>
          <table:table-cell office:value-type="float" office:value="0.028" calcext:value-type="float">
            <text:p>0.028</text:p>
          </table:table-cell>
        </table:table-row>
        <table:table-row table:style-name="ro1">
          <table:table-cell office:value-type="float" office:value="4060" calcext:value-type="float">
            <text:p>4060</text:p>
          </table:table-cell>
          <table:table-cell office:value-type="float" office:value="0.016" calcext:value-type="float">
            <text:p>0.016</text:p>
          </table:table-cell>
        </table:table-row>
        <table:table-row table:style-name="ro1">
          <table:table-cell office:value-type="float" office:value="4135" calcext:value-type="float">
            <text:p>4135</text:p>
          </table:table-cell>
          <table:table-cell office:value-type="float" office:value="0.052" calcext:value-type="float">
            <text:p>0.052</text:p>
          </table:table-cell>
        </table:table-row>
        <table:table-row table:style-name="ro1">
          <table:table-cell office:value-type="float" office:value="4210" calcext:value-type="float">
            <text:p>4210</text:p>
          </table:table-cell>
          <table:table-cell office:value-type="float" office:value="0.032" calcext:value-type="float">
            <text:p>0.032</text:p>
          </table:table-cell>
        </table:table-row>
        <table:table-row table:style-name="ro1">
          <table:table-cell office:value-type="float" office:value="4285" calcext:value-type="float">
            <text:p>4285</text:p>
          </table:table-cell>
          <table:table-cell office:value-type="float" office:value="0.028" calcext:value-type="float">
            <text:p>0.028</text:p>
          </table:table-cell>
        </table:table-row>
        <table:table-row table:style-name="ro1">
          <table:table-cell office:value-type="float" office:value="4360" calcext:value-type="float">
            <text:p>4360</text:p>
          </table:table-cell>
          <table:table-cell office:value-type="float" office:value="0.028" calcext:value-type="float">
            <text:p>0.028</text:p>
          </table:table-cell>
        </table:table-row>
        <table:table-row table:style-name="ro1">
          <table:table-cell office:value-type="float" office:value="4435" calcext:value-type="float">
            <text:p>4435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4510" calcext:value-type="float">
            <text:p>4510</text:p>
          </table:table-cell>
          <table:table-cell office:value-type="float" office:value="0.064" calcext:value-type="float">
            <text:p>0.064</text:p>
          </table:table-cell>
        </table:table-row>
        <table:table-row table:style-name="ro1">
          <table:table-cell office:value-type="float" office:value="4585" calcext:value-type="float">
            <text:p>4585</text:p>
          </table:table-cell>
          <table:table-cell office:value-type="float" office:value="0.032" calcext:value-type="float">
            <text:p>0.032</text:p>
          </table:table-cell>
        </table:table-row>
        <table:table-row table:style-name="ro1">
          <table:table-cell office:value-type="float" office:value="4660" calcext:value-type="float">
            <text:p>4660</text:p>
          </table:table-cell>
          <table:table-cell office:value-type="float" office:value="0.032" calcext:value-type="float">
            <text:p>0.032</text:p>
          </table:table-cell>
        </table:table-row>
        <table:table-row table:style-name="ro1">
          <table:table-cell office:value-type="float" office:value="4735" calcext:value-type="float">
            <text:p>4735</text:p>
          </table:table-cell>
          <table:table-cell office:value-type="float" office:value="0.052" calcext:value-type="float">
            <text:p>0.052</text:p>
          </table:table-cell>
        </table:table-row>
        <table:table-row table:style-name="ro1">
          <table:table-cell office:value-type="float" office:value="4810" calcext:value-type="float">
            <text:p>4810</text:p>
          </table:table-cell>
          <table:table-cell office:value-type="float" office:value="0.052" calcext:value-type="float">
            <text:p>0.052</text:p>
          </table:table-cell>
        </table:table-row>
        <table:table-row table:style-name="ro1">
          <table:table-cell office:value-type="float" office:value="4885" calcext:value-type="float">
            <text:p>4885</text:p>
          </table:table-cell>
          <table:table-cell office:value-type="float" office:value="0.044" calcext:value-type="float">
            <text:p>0.044</text:p>
          </table:table-cell>
        </table:table-row>
        <table:table-row table:style-name="ro1">
          <table:table-cell office:value-type="float" office:value="4960" calcext:value-type="float">
            <text:p>4960</text:p>
          </table:table-cell>
          <table:table-cell office:value-type="float" office:value="0.076" calcext:value-type="float">
            <text:p>0.076</text:p>
          </table:table-cell>
        </table:table-row>
        <table:table-row table:style-name="ro1">
          <table:table-cell office:value-type="float" office:value="5035" calcext:value-type="float">
            <text:p>5035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5110" calcext:value-type="float">
            <text:p>5110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5185" calcext:value-type="float">
            <text:p>5185</text:p>
          </table:table-cell>
          <table:table-cell office:value-type="float" office:value="0.068" calcext:value-type="float">
            <text:p>0.068</text:p>
          </table:table-cell>
        </table:table-row>
        <table:table-row table:style-name="ro1">
          <table:table-cell office:value-type="float" office:value="5260" calcext:value-type="float">
            <text:p>5260</text:p>
          </table:table-cell>
          <table:table-cell office:value-type="float" office:value="0.044" calcext:value-type="float">
            <text:p>0.044</text:p>
          </table:table-cell>
        </table:table-row>
        <table:table-row table:style-name="ro1">
          <table:table-cell office:value-type="float" office:value="5335" calcext:value-type="float">
            <text:p>5335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5410" calcext:value-type="float">
            <text:p>5410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5485" calcext:value-type="float">
            <text:p>5485</text:p>
          </table:table-cell>
          <table:table-cell office:value-type="float" office:value="0.016" calcext:value-type="float">
            <text:p>0.016</text:p>
          </table:table-cell>
        </table:table-row>
        <table:table-row table:style-name="ro1">
          <table:table-cell office:value-type="float" office:value="5560" calcext:value-type="float">
            <text:p>5560</text:p>
          </table:table-cell>
          <table:table-cell office:value-type="float" office:value="0.076" calcext:value-type="float">
            <text:p>0.076</text:p>
          </table:table-cell>
        </table:table-row>
        <table:table-row table:style-name="ro1">
          <table:table-cell office:value-type="float" office:value="5635" calcext:value-type="float">
            <text:p>5635</text:p>
          </table:table-cell>
          <table:table-cell office:value-type="float" office:value="0.084" calcext:value-type="float">
            <text:p>0.084</text:p>
          </table:table-cell>
        </table:table-row>
        <table:table-row table:style-name="ro1">
          <table:table-cell office:value-type="float" office:value="5710" calcext:value-type="float">
            <text:p>5710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1">
          <table:table-cell office:value-type="float" office:value="5785" calcext:value-type="float">
            <text:p>5785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1">
          <table:table-cell office:value-type="float" office:value="5860" calcext:value-type="float">
            <text:p>5860</text:p>
          </table:table-cell>
          <table:table-cell office:value-type="float" office:value="0.072" calcext:value-type="float">
            <text:p>0.072</text:p>
          </table:table-cell>
        </table:table-row>
        <table:table-row table:style-name="ro1">
          <table:table-cell office:value-type="float" office:value="5935" calcext:value-type="float">
            <text:p>5935</text:p>
          </table:table-cell>
          <table:table-cell office:value-type="float" office:value="0.108" calcext:value-type="float">
            <text:p>0.108</text:p>
          </table:table-cell>
        </table:table-row>
        <table:table-row table:style-name="ro1">
          <table:table-cell office:value-type="float" office:value="6010" calcext:value-type="float">
            <text:p>6010</text:p>
          </table:table-cell>
          <table:table-cell office:value-type="float" office:value="0.096" calcext:value-type="float">
            <text:p>0.096</text:p>
          </table:table-cell>
        </table:table-row>
        <table:table-row table:style-name="ro1">
          <table:table-cell office:value-type="float" office:value="6085" calcext:value-type="float">
            <text:p>6085</text:p>
          </table:table-cell>
          <table:table-cell office:value-type="float" office:value="0.032" calcext:value-type="float">
            <text:p>0.032</text:p>
          </table:table-cell>
        </table:table-row>
        <table:table-row table:style-name="ro1">
          <table:table-cell office:value-type="float" office:value="6160" calcext:value-type="float">
            <text:p>6160</text:p>
          </table:table-cell>
          <table:table-cell office:value-type="float" office:value="0.064" calcext:value-type="float">
            <text:p>0.064</text:p>
          </table:table-cell>
        </table:table-row>
        <table:table-row table:style-name="ro1">
          <table:table-cell office:value-type="float" office:value="6235" calcext:value-type="float">
            <text:p>6235</text:p>
          </table:table-cell>
          <table:table-cell office:value-type="float" office:value="0.048" calcext:value-type="float">
            <text:p>0.048</text:p>
          </table:table-cell>
        </table:table-row>
        <table:table-row table:style-name="ro1">
          <table:table-cell office:value-type="float" office:value="6310" calcext:value-type="float">
            <text:p>6310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6385" calcext:value-type="float">
            <text:p>6385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6460" calcext:value-type="float">
            <text:p>6460</text:p>
          </table:table-cell>
          <table:table-cell office:value-type="float" office:value="0.108" calcext:value-type="float">
            <text:p>0.108</text:p>
          </table:table-cell>
        </table:table-row>
        <table:table-row table:style-name="ro1">
          <table:table-cell office:value-type="float" office:value="6535" calcext:value-type="float">
            <text:p>6535</text:p>
          </table:table-cell>
          <table:table-cell office:value-type="float" office:value="0.096" calcext:value-type="float">
            <text:p>0.096</text:p>
          </table:table-cell>
        </table:table-row>
        <table:table-row table:style-name="ro1">
          <table:table-cell office:value-type="float" office:value="6610" calcext:value-type="float">
            <text:p>6610</text:p>
          </table:table-cell>
          <table:table-cell office:value-type="float" office:value="0.056" calcext:value-type="float">
            <text:p>0.056</text:p>
          </table:table-cell>
        </table:table-row>
        <table:table-row table:style-name="ro1">
          <table:table-cell office:value-type="float" office:value="6685" calcext:value-type="float">
            <text:p>6685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6760" calcext:value-type="float">
            <text:p>6760</text:p>
          </table:table-cell>
          <table:table-cell office:value-type="float" office:value="0.032" calcext:value-type="float">
            <text:p>0.032</text:p>
          </table:table-cell>
        </table:table-row>
        <table:table-row table:style-name="ro1">
          <table:table-cell office:value-type="float" office:value="6835" calcext:value-type="float">
            <text:p>6835</text:p>
          </table:table-cell>
          <table:table-cell office:value-type="float" office:value="0.096" calcext:value-type="float">
            <text:p>0.096</text:p>
          </table:table-cell>
        </table:table-row>
        <table:table-row table:style-name="ro1">
          <table:table-cell office:value-type="float" office:value="6910" calcext:value-type="float">
            <text:p>6910</text:p>
          </table:table-cell>
          <table:table-cell office:value-type="float" office:value="0.072" calcext:value-type="float">
            <text:p>0.072</text:p>
          </table:table-cell>
        </table:table-row>
        <table:table-row table:style-name="ro1">
          <table:table-cell office:value-type="float" office:value="6985" calcext:value-type="float">
            <text:p>6985</text:p>
          </table:table-cell>
          <table:table-cell office:value-type="float" office:value="0.136" calcext:value-type="float">
            <text:p>0.136</text:p>
          </table:table-cell>
        </table:table-row>
        <table:table-row table:style-name="ro1">
          <table:table-cell office:value-type="float" office:value="7060" calcext:value-type="float">
            <text:p>7060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7135" calcext:value-type="float">
            <text:p>7135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1">
          <table:table-cell office:value-type="float" office:value="7210" calcext:value-type="float">
            <text:p>7210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7285" calcext:value-type="float">
            <text:p>7285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7360" calcext:value-type="float">
            <text:p>7360</text:p>
          </table:table-cell>
          <table:table-cell office:value-type="float" office:value="0.064" calcext:value-type="float">
            <text:p>0.064</text:p>
          </table:table-cell>
        </table:table-row>
        <table:table-row table:style-name="ro1">
          <table:table-cell office:value-type="float" office:value="7435" calcext:value-type="float">
            <text:p>7435</text:p>
          </table:table-cell>
          <table:table-cell office:value-type="float" office:value="0.028" calcext:value-type="float">
            <text:p>0.028</text:p>
          </table:table-cell>
        </table:table-row>
        <table:table-row table:style-name="ro1">
          <table:table-cell office:value-type="float" office:value="7510" calcext:value-type="float">
            <text:p>7510</text:p>
          </table:table-cell>
          <table:table-cell office:value-type="float" office:value="0.136" calcext:value-type="float">
            <text:p>0.136</text:p>
          </table:table-cell>
        </table:table-row>
        <table:table-row table:style-name="ro1">
          <table:table-cell office:value-type="float" office:value="7585" calcext:value-type="float">
            <text:p>7585</text:p>
          </table:table-cell>
          <table:table-cell office:value-type="float" office:value="0.164" calcext:value-type="float">
            <text:p>0.164</text:p>
          </table:table-cell>
        </table:table-row>
        <table:table-row table:style-name="ro1">
          <table:table-cell office:value-type="float" office:value="7660" calcext:value-type="float">
            <text:p>7660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7735" calcext:value-type="float">
            <text:p>7735</text:p>
          </table:table-cell>
          <table:table-cell office:value-type="float" office:value="0.188" calcext:value-type="float">
            <text:p>0.188</text:p>
          </table:table-cell>
        </table:table-row>
        <table:table-row table:style-name="ro1">
          <table:table-cell office:value-type="float" office:value="7810" calcext:value-type="float">
            <text:p>7810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7885" calcext:value-type="float">
            <text:p>7885</text:p>
          </table:table-cell>
          <table:table-cell office:value-type="float" office:value="0.148" calcext:value-type="float">
            <text:p>0.148</text:p>
          </table:table-cell>
        </table:table-row>
        <table:table-row table:style-name="ro1">
          <table:table-cell office:value-type="float" office:value="7960" calcext:value-type="float">
            <text:p>7960</text:p>
          </table:table-cell>
          <table:table-cell office:value-type="float" office:value="0.064" calcext:value-type="float">
            <text:p>0.064</text:p>
          </table:table-cell>
        </table:table-row>
        <table:table-row table:style-name="ro1">
          <table:table-cell office:value-type="float" office:value="8035" calcext:value-type="float">
            <text:p>8035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8110" calcext:value-type="float">
            <text:p>8110</text:p>
          </table:table-cell>
          <table:table-cell office:value-type="float" office:value="0.184" calcext:value-type="float">
            <text:p>0.184</text:p>
          </table:table-cell>
        </table:table-row>
        <table:table-row table:style-name="ro1">
          <table:table-cell office:value-type="float" office:value="8185" calcext:value-type="float">
            <text:p>8185</text:p>
          </table:table-cell>
          <table:table-cell office:value-type="float" office:value="0.072" calcext:value-type="float">
            <text:p>0.072</text:p>
          </table:table-cell>
        </table:table-row>
        <table:table-row table:style-name="ro1">
          <table:table-cell office:value-type="float" office:value="8260" calcext:value-type="float">
            <text:p>8260</text:p>
          </table:table-cell>
          <table:table-cell office:value-type="float" office:value="0.164" calcext:value-type="float">
            <text:p>0.164</text:p>
          </table:table-cell>
        </table:table-row>
        <table:table-row table:style-name="ro1">
          <table:table-cell office:value-type="float" office:value="8335" calcext:value-type="float">
            <text:p>8335</text:p>
          </table:table-cell>
          <table:table-cell office:value-type="float" office:value="0.108" calcext:value-type="float">
            <text:p>0.108</text:p>
          </table:table-cell>
        </table:table-row>
        <table:table-row table:style-name="ro1">
          <table:table-cell office:value-type="float" office:value="8410" calcext:value-type="float">
            <text:p>8410</text:p>
          </table:table-cell>
          <table:table-cell office:value-type="float" office:value="0.156" calcext:value-type="float">
            <text:p>0.156</text:p>
          </table:table-cell>
        </table:table-row>
        <table:table-row table:style-name="ro1">
          <table:table-cell office:value-type="float" office:value="8485" calcext:value-type="float">
            <text:p>8485</text:p>
          </table:table-cell>
          <table:table-cell office:value-type="float" office:value="0.168" calcext:value-type="float">
            <text:p>0.168</text:p>
          </table:table-cell>
        </table:table-row>
        <table:table-row table:style-name="ro1">
          <table:table-cell office:value-type="float" office:value="8560" calcext:value-type="float">
            <text:p>8560</text:p>
          </table:table-cell>
          <table:table-cell office:value-type="float" office:value="0.096" calcext:value-type="float">
            <text:p>0.096</text:p>
          </table:table-cell>
        </table:table-row>
        <table:table-row table:style-name="ro1">
          <table:table-cell office:value-type="float" office:value="8635" calcext:value-type="float">
            <text:p>8635</text:p>
          </table:table-cell>
          <table:table-cell office:value-type="float" office:value="0.092" calcext:value-type="float">
            <text:p>0.092</text:p>
          </table:table-cell>
        </table:table-row>
        <table:table-row table:style-name="ro1">
          <table:table-cell office:value-type="float" office:value="8710" calcext:value-type="float">
            <text:p>8710</text:p>
          </table:table-cell>
          <table:table-cell office:value-type="float" office:value="0.128" calcext:value-type="float">
            <text:p>0.128</text:p>
          </table:table-cell>
        </table:table-row>
        <table:table-row table:style-name="ro1">
          <table:table-cell office:value-type="float" office:value="8785" calcext:value-type="float">
            <text:p>8785</text:p>
          </table:table-cell>
          <table:table-cell office:value-type="float" office:value="0.116" calcext:value-type="float">
            <text:p>0.116</text:p>
          </table:table-cell>
        </table:table-row>
        <table:table-row table:style-name="ro1">
          <table:table-cell office:value-type="float" office:value="8860" calcext:value-type="float">
            <text:p>8860</text:p>
          </table:table-cell>
          <table:table-cell office:value-type="float" office:value="0.052" calcext:value-type="float">
            <text:p>0.052</text:p>
          </table:table-cell>
        </table:table-row>
        <table:table-row table:style-name="ro1">
          <table:table-cell office:value-type="float" office:value="8935" calcext:value-type="float">
            <text:p>8935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9010" calcext:value-type="float">
            <text:p>9010</text:p>
          </table:table-cell>
          <table:table-cell office:value-type="float" office:value="0.032" calcext:value-type="float">
            <text:p>0.032</text:p>
          </table:table-cell>
        </table:table-row>
        <table:table-row table:style-name="ro1">
          <table:table-cell office:value-type="float" office:value="9085" calcext:value-type="float">
            <text:p>9085</text:p>
          </table:table-cell>
          <table:table-cell office:value-type="float" office:value="0.036" calcext:value-type="float">
            <text:p>0.036</text:p>
          </table:table-cell>
        </table:table-row>
        <table:table-row table:style-name="ro1">
          <table:table-cell office:value-type="float" office:value="9160" calcext:value-type="float">
            <text:p>9160</text:p>
          </table:table-cell>
          <table:table-cell office:value-type="float" office:value="0.104" calcext:value-type="float">
            <text:p>0.104</text:p>
          </table:table-cell>
        </table:table-row>
        <table:table-row table:style-name="ro1">
          <table:table-cell office:value-type="float" office:value="9235" calcext:value-type="float">
            <text:p>9235</text:p>
          </table:table-cell>
          <table:table-cell office:value-type="float" office:value="0.268" calcext:value-type="float">
            <text:p>0.268</text:p>
          </table:table-cell>
        </table:table-row>
        <table:table-row table:style-name="ro1">
          <table:table-cell office:value-type="float" office:value="9310" calcext:value-type="float">
            <text:p>9310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9385" calcext:value-type="float">
            <text:p>9385</text:p>
          </table:table-cell>
          <table:table-cell office:value-type="float" office:value="0.072" calcext:value-type="float">
            <text:p>0.072</text:p>
          </table:table-cell>
        </table:table-row>
        <table:table-row table:style-name="ro1">
          <table:table-cell office:value-type="float" office:value="9460" calcext:value-type="float">
            <text:p>9460</text:p>
          </table:table-cell>
          <table:table-cell office:value-type="float" office:value="0.208" calcext:value-type="float">
            <text:p>0.208</text:p>
          </table:table-cell>
        </table:table-row>
        <table:table-row table:style-name="ro1">
          <table:table-cell office:value-type="float" office:value="9535" calcext:value-type="float">
            <text:p>9535</text:p>
          </table:table-cell>
          <table:table-cell office:value-type="float" office:value="0.044" calcext:value-type="float">
            <text:p>0.044</text:p>
          </table:table-cell>
        </table:table-row>
        <table:table-row table:style-name="ro1">
          <table:table-cell office:value-type="float" office:value="9610" calcext:value-type="float">
            <text:p>9610</text:p>
          </table:table-cell>
          <table:table-cell office:value-type="float" office:value="0.172" calcext:value-type="float">
            <text:p>0.172</text:p>
          </table:table-cell>
        </table:table-row>
        <table:table-row table:style-name="ro1">
          <table:table-cell office:value-type="float" office:value="9685" calcext:value-type="float">
            <text:p>9685</text:p>
          </table:table-cell>
          <table:table-cell office:value-type="float" office:value="0.168" calcext:value-type="float">
            <text:p>0.168</text:p>
          </table:table-cell>
        </table:table-row>
        <table:table-row table:style-name="ro1">
          <table:table-cell office:value-type="float" office:value="9760" calcext:value-type="float">
            <text:p>9760</text:p>
          </table:table-cell>
          <table:table-cell office:value-type="float" office:value="0.112" calcext:value-type="float">
            <text:p>0.112</text:p>
          </table:table-cell>
        </table:table-row>
        <table:table-row table:style-name="ro1">
          <table:table-cell office:value-type="float" office:value="9835" calcext:value-type="float">
            <text:p>9835</text:p>
          </table:table-cell>
          <table:table-cell office:value-type="float" office:value="0.144" calcext:value-type="float">
            <text:p>0.144</text:p>
          </table:table-cell>
        </table:table-row>
        <table:table-row table:style-name="ro1">
          <table:table-cell office:value-type="float" office:value="9910" calcext:value-type="float">
            <text:p>9910</text:p>
          </table:table-cell>
          <table:table-cell office:value-type="float" office:value="0.208" calcext:value-type="float">
            <text:p>0.208</text:p>
          </table:table-cell>
        </table:table-row>
        <table:table-row table:style-name="ro1">
          <table:table-cell office:value-type="float" office:value="9985" calcext:value-type="float">
            <text:p>9985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0060" calcext:value-type="float">
            <text:p>10060</text:p>
          </table:table-cell>
          <table:table-cell office:value-type="float" office:value="0.324" calcext:value-type="float">
            <text:p>0.324</text:p>
          </table:table-cell>
        </table:table-row>
        <table:table-row table:style-name="ro1">
          <table:table-cell office:value-type="float" office:value="10135" calcext:value-type="float">
            <text:p>10135</text:p>
          </table:table-cell>
          <table:table-cell office:value-type="float" office:value="0.112" calcext:value-type="float">
            <text:p>0.112</text:p>
          </table:table-cell>
        </table:table-row>
        <table:table-row table:style-name="ro1">
          <table:table-cell office:value-type="float" office:value="10210" calcext:value-type="float">
            <text:p>10210</text:p>
          </table:table-cell>
          <table:table-cell office:value-type="float" office:value="0.252" calcext:value-type="float">
            <text:p>0.252</text:p>
          </table:table-cell>
        </table:table-row>
        <table:table-row table:style-name="ro1">
          <table:table-cell office:value-type="float" office:value="10285" calcext:value-type="float">
            <text:p>10285</text:p>
          </table:table-cell>
          <table:table-cell office:value-type="float" office:value="0.092" calcext:value-type="float">
            <text:p>0.092</text:p>
          </table:table-cell>
        </table:table-row>
        <table:table-row table:style-name="ro1">
          <table:table-cell office:value-type="float" office:value="10360" calcext:value-type="float">
            <text:p>10360</text:p>
          </table:table-cell>
          <table:table-cell office:value-type="float" office:value="0.26" calcext:value-type="float">
            <text:p>0.26</text:p>
          </table:table-cell>
        </table:table-row>
        <table:table-row table:style-name="ro1">
          <table:table-cell office:value-type="float" office:value="10435" calcext:value-type="float">
            <text:p>10435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10510" calcext:value-type="float">
            <text:p>10510</text:p>
          </table:table-cell>
          <table:table-cell office:value-type="float" office:value="0.268" calcext:value-type="float">
            <text:p>0.268</text:p>
          </table:table-cell>
        </table:table-row>
        <table:table-row table:style-name="ro1">
          <table:table-cell office:value-type="float" office:value="10585" calcext:value-type="float">
            <text:p>10585</text:p>
          </table:table-cell>
          <table:table-cell office:value-type="float" office:value="0.328" calcext:value-type="float">
            <text:p>0.328</text:p>
          </table:table-cell>
        </table:table-row>
        <table:table-row table:style-name="ro1">
          <table:table-cell office:value-type="float" office:value="10660" calcext:value-type="float">
            <text:p>10660</text:p>
          </table:table-cell>
          <table:table-cell office:value-type="float" office:value="0.336" calcext:value-type="float">
            <text:p>0.336</text:p>
          </table:table-cell>
        </table:table-row>
        <table:table-row table:style-name="ro1">
          <table:table-cell office:value-type="float" office:value="10735" calcext:value-type="float">
            <text:p>10735</text:p>
          </table:table-cell>
          <table:table-cell office:value-type="float" office:value="0.044" calcext:value-type="float">
            <text:p>0.044</text:p>
          </table:table-cell>
        </table:table-row>
        <table:table-row table:style-name="ro1">
          <table:table-cell office:value-type="float" office:value="10810" calcext:value-type="float">
            <text:p>10810</text:p>
          </table:table-cell>
          <table:table-cell office:value-type="float" office:value="0.352" calcext:value-type="float">
            <text:p>0.352</text:p>
          </table:table-cell>
        </table:table-row>
        <table:table-row table:style-name="ro1">
          <table:table-cell office:value-type="float" office:value="10885" calcext:value-type="float">
            <text:p>10885</text:p>
          </table:table-cell>
          <table:table-cell office:value-type="float" office:value="0.296" calcext:value-type="float">
            <text:p>0.296</text:p>
          </table:table-cell>
        </table:table-row>
        <table:table-row table:style-name="ro1">
          <table:table-cell office:value-type="float" office:value="10960" calcext:value-type="float">
            <text:p>10960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11035" calcext:value-type="float">
            <text:p>11035</text:p>
          </table:table-cell>
          <table:table-cell office:value-type="float" office:value="0.304" calcext:value-type="float">
            <text:p>0.304</text:p>
          </table:table-cell>
        </table:table-row>
        <table:table-row table:style-name="ro1">
          <table:table-cell office:value-type="float" office:value="11110" calcext:value-type="float">
            <text:p>11110</text:p>
          </table:table-cell>
          <table:table-cell office:value-type="float" office:value="0.356" calcext:value-type="float">
            <text:p>0.356</text:p>
          </table:table-cell>
        </table:table-row>
        <table:table-row table:style-name="ro1">
          <table:table-cell office:value-type="float" office:value="11185" calcext:value-type="float">
            <text:p>11185</text:p>
          </table:table-cell>
          <table:table-cell office:value-type="float" office:value="0.052" calcext:value-type="float">
            <text:p>0.052</text:p>
          </table:table-cell>
        </table:table-row>
        <table:table-row table:style-name="ro1">
          <table:table-cell office:value-type="float" office:value="11260" calcext:value-type="float">
            <text:p>11260</text:p>
          </table:table-cell>
          <table:table-cell office:value-type="float" office:value="0.244" calcext:value-type="float">
            <text:p>0.244</text:p>
          </table:table-cell>
        </table:table-row>
        <table:table-row table:style-name="ro1">
          <table:table-cell office:value-type="float" office:value="11335" calcext:value-type="float">
            <text:p>11335</text:p>
          </table:table-cell>
          <table:table-cell office:value-type="float" office:value="0.412" calcext:value-type="float">
            <text:p>0.412</text:p>
          </table:table-cell>
        </table:table-row>
        <table:table-row table:style-name="ro1">
          <table:table-cell office:value-type="float" office:value="11410" calcext:value-type="float">
            <text:p>11410</text:p>
          </table:table-cell>
          <table:table-cell office:value-type="float" office:value="0.184" calcext:value-type="float">
            <text:p>0.184</text:p>
          </table:table-cell>
        </table:table-row>
        <table:table-row table:style-name="ro1">
          <table:table-cell office:value-type="float" office:value="11485" calcext:value-type="float">
            <text:p>11485</text:p>
          </table:table-cell>
          <table:table-cell office:value-type="float" office:value="0.156" calcext:value-type="float">
            <text:p>0.156</text:p>
          </table:table-cell>
        </table:table-row>
        <table:table-row table:style-name="ro1">
          <table:table-cell office:value-type="float" office:value="11560" calcext:value-type="float">
            <text:p>11560</text:p>
          </table:table-cell>
          <table:table-cell office:value-type="float" office:value="0.284" calcext:value-type="float">
            <text:p>0.284</text:p>
          </table:table-cell>
        </table:table-row>
        <table:table-row table:style-name="ro1">
          <table:table-cell office:value-type="float" office:value="11635" calcext:value-type="float">
            <text:p>11635</text:p>
          </table:table-cell>
          <table:table-cell office:value-type="float" office:value="0.056" calcext:value-type="float">
            <text:p>0.056</text:p>
          </table:table-cell>
        </table:table-row>
        <table:table-row table:style-name="ro1">
          <table:table-cell office:value-type="float" office:value="11710" calcext:value-type="float">
            <text:p>11710</text:p>
          </table:table-cell>
          <table:table-cell office:value-type="float" office:value="0.388" calcext:value-type="float">
            <text:p>0.388</text:p>
          </table:table-cell>
        </table:table-row>
        <table:table-row table:style-name="ro1">
          <table:table-cell office:value-type="float" office:value="11785" calcext:value-type="float">
            <text:p>11785</text:p>
          </table:table-cell>
          <table:table-cell office:value-type="float" office:value="0.064" calcext:value-type="float">
            <text:p>0.064</text:p>
          </table:table-cell>
        </table:table-row>
        <table:table-row table:style-name="ro1">
          <table:table-cell office:value-type="float" office:value="11860" calcext:value-type="float">
            <text:p>11860</text:p>
          </table:table-cell>
          <table:table-cell office:value-type="float" office:value="0.296" calcext:value-type="float">
            <text:p>0.296</text:p>
          </table:table-cell>
        </table:table-row>
        <table:table-row table:style-name="ro1">
          <table:table-cell office:value-type="float" office:value="11935" calcext:value-type="float">
            <text:p>11935</text:p>
          </table:table-cell>
          <table:table-cell office:value-type="float" office:value="0.156" calcext:value-type="float">
            <text:p>0.156</text:p>
          </table:table-cell>
        </table:table-row>
        <table:table-row table:style-name="ro1">
          <table:table-cell office:value-type="float" office:value="12010" calcext:value-type="float">
            <text:p>12010</text:p>
          </table:table-cell>
          <table:table-cell office:value-type="float" office:value="0.344" calcext:value-type="float">
            <text:p>0.344</text:p>
          </table:table-cell>
        </table:table-row>
        <table:table-row table:style-name="ro1">
          <table:table-cell office:value-type="float" office:value="12085" calcext:value-type="float">
            <text:p>12085</text:p>
          </table:table-cell>
          <table:table-cell office:value-type="float" office:value="0.336" calcext:value-type="float">
            <text:p>0.336</text:p>
          </table:table-cell>
        </table:table-row>
        <table:table-row table:style-name="ro1">
          <table:table-cell office:value-type="float" office:value="12160" calcext:value-type="float">
            <text:p>12160</text:p>
          </table:table-cell>
          <table:table-cell office:value-type="float" office:value="0.468" calcext:value-type="float">
            <text:p>0.468</text:p>
          </table:table-cell>
        </table:table-row>
        <table:table-row table:style-name="ro1">
          <table:table-cell office:value-type="float" office:value="12235" calcext:value-type="float">
            <text:p>12235</text:p>
          </table:table-cell>
          <table:table-cell office:value-type="float" office:value="0.16" calcext:value-type="float">
            <text:p>0.16</text:p>
          </table:table-cell>
        </table:table-row>
        <table:table-row table:style-name="ro1">
          <table:table-cell office:value-type="float" office:value="12310" calcext:value-type="float">
            <text:p>12310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float" office:value="12385" calcext:value-type="float">
            <text:p>12385</text:p>
          </table:table-cell>
          <table:table-cell office:value-type="float" office:value="0.376" calcext:value-type="float">
            <text:p>0.376</text:p>
          </table:table-cell>
        </table:table-row>
        <table:table-row table:style-name="ro1">
          <table:table-cell office:value-type="float" office:value="12460" calcext:value-type="float">
            <text:p>12460</text:p>
          </table:table-cell>
          <table:table-cell office:value-type="float" office:value="0.288" calcext:value-type="float">
            <text:p>0.288</text:p>
          </table:table-cell>
        </table:table-row>
        <table:table-row table:style-name="ro1">
          <table:table-cell office:value-type="float" office:value="12535" calcext:value-type="float">
            <text:p>12535</text:p>
          </table:table-cell>
          <table:table-cell office:value-type="float" office:value="0.068" calcext:value-type="float">
            <text:p>0.068</text:p>
          </table:table-cell>
        </table:table-row>
        <table:table-row table:style-name="ro1">
          <table:table-cell office:value-type="float" office:value="12610" calcext:value-type="float">
            <text:p>12610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 office:value-type="float" office:value="12685" calcext:value-type="float">
            <text:p>12685</text:p>
          </table:table-cell>
          <table:table-cell office:value-type="float" office:value="0.384" calcext:value-type="float">
            <text:p>0.384</text:p>
          </table:table-cell>
        </table:table-row>
        <table:table-row table:style-name="ro1">
          <table:table-cell office:value-type="float" office:value="12760" calcext:value-type="float">
            <text:p>12760</text:p>
          </table:table-cell>
          <table:table-cell office:value-type="float" office:value="0.344" calcext:value-type="float">
            <text:p>0.344</text:p>
          </table:table-cell>
        </table:table-row>
        <table:table-row table:style-name="ro1">
          <table:table-cell office:value-type="float" office:value="12835" calcext:value-type="float">
            <text:p>12835</text:p>
          </table:table-cell>
          <table:table-cell office:value-type="float" office:value="0.324" calcext:value-type="float">
            <text:p>0.324</text:p>
          </table:table-cell>
        </table:table-row>
        <table:table-row table:style-name="ro1">
          <table:table-cell office:value-type="float" office:value="12910" calcext:value-type="float">
            <text:p>12910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2985" calcext:value-type="float">
            <text:p>12985</text:p>
          </table:table-cell>
          <table:table-cell office:value-type="float" office:value="0.232" calcext:value-type="float">
            <text:p>0.232</text:p>
          </table:table-cell>
        </table:table-row>
        <table:table-row table:style-name="ro1">
          <table:table-cell office:value-type="float" office:value="13060" calcext:value-type="float">
            <text:p>13060</text:p>
          </table:table-cell>
          <table:table-cell office:value-type="float" office:value="0.536" calcext:value-type="float">
            <text:p>0.536</text:p>
          </table:table-cell>
        </table:table-row>
        <table:table-row table:style-name="ro1">
          <table:table-cell office:value-type="float" office:value="13135" calcext:value-type="float">
            <text:p>13135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13210" calcext:value-type="float">
            <text:p>13210</text:p>
          </table:table-cell>
          <table:table-cell office:value-type="float" office:value="0.092" calcext:value-type="float">
            <text:p>0.092</text:p>
          </table:table-cell>
        </table:table-row>
        <table:table-row table:style-name="ro1">
          <table:table-cell office:value-type="float" office:value="13285" calcext:value-type="float">
            <text:p>13285</text:p>
          </table:table-cell>
          <table:table-cell office:value-type="float" office:value="0.336" calcext:value-type="float">
            <text:p>0.336</text:p>
          </table:table-cell>
        </table:table-row>
        <table:table-row table:style-name="ro1">
          <table:table-cell office:value-type="float" office:value="13360" calcext:value-type="float">
            <text:p>13360</text:p>
          </table:table-cell>
          <table:table-cell office:value-type="float" office:value="0.248" calcext:value-type="float">
            <text:p>0.248</text:p>
          </table:table-cell>
        </table:table-row>
        <table:table-row table:style-name="ro1">
          <table:table-cell office:value-type="float" office:value="13435" calcext:value-type="float">
            <text:p>13435</text:p>
          </table:table-cell>
          <table:table-cell office:value-type="float" office:value="0.244" calcext:value-type="float">
            <text:p>0.244</text:p>
          </table:table-cell>
        </table:table-row>
        <table:table-row table:style-name="ro1">
          <table:table-cell office:value-type="float" office:value="13510" calcext:value-type="float">
            <text:p>13510</text:p>
          </table:table-cell>
          <table:table-cell office:value-type="float" office:value="0.096" calcext:value-type="float">
            <text:p>0.096</text:p>
          </table:table-cell>
        </table:table-row>
        <table:table-row table:style-name="ro1">
          <table:table-cell office:value-type="float" office:value="13585" calcext:value-type="float">
            <text:p>13585</text:p>
          </table:table-cell>
          <table:table-cell office:value-type="float" office:value="0.192" calcext:value-type="float">
            <text:p>0.192</text:p>
          </table:table-cell>
        </table:table-row>
        <table:table-row table:style-name="ro1">
          <table:table-cell office:value-type="float" office:value="13660" calcext:value-type="float">
            <text:p>13660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13735" calcext:value-type="float">
            <text:p>13735</text:p>
          </table:table-cell>
          <table:table-cell office:value-type="float" office:value="0.508" calcext:value-type="float">
            <text:p>0.508</text:p>
          </table:table-cell>
        </table:table-row>
        <table:table-row table:style-name="ro1">
          <table:table-cell office:value-type="float" office:value="13810" calcext:value-type="float">
            <text:p>13810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3885" calcext:value-type="float">
            <text:p>13885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3960" calcext:value-type="float">
            <text:p>13960</text:p>
          </table:table-cell>
          <table:table-cell office:value-type="float" office:value="0.544" calcext:value-type="float">
            <text:p>0.544</text:p>
          </table:table-cell>
        </table:table-row>
        <table:table-row table:style-name="ro1">
          <table:table-cell office:value-type="float" office:value="14035" calcext:value-type="float">
            <text:p>14035</text:p>
          </table:table-cell>
          <table:table-cell office:value-type="float" office:value="0.096" calcext:value-type="float">
            <text:p>0.096</text:p>
          </table:table-cell>
        </table:table-row>
        <table:table-row table:style-name="ro1">
          <table:table-cell office:value-type="float" office:value="14110" calcext:value-type="float">
            <text:p>14110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float" office:value="14185" calcext:value-type="float">
            <text:p>14185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14260" calcext:value-type="float">
            <text:p>14260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14335" calcext:value-type="float">
            <text:p>14335</text:p>
          </table:table-cell>
          <table:table-cell office:value-type="float" office:value="0.516" calcext:value-type="float">
            <text:p>0.516</text:p>
          </table:table-cell>
        </table:table-row>
        <table:table-row table:style-name="ro1">
          <table:table-cell office:value-type="float" office:value="14410" calcext:value-type="float">
            <text:p>14410</text:p>
          </table:table-cell>
          <table:table-cell office:value-type="float" office:value="0.236" calcext:value-type="float">
            <text:p>0.236</text:p>
          </table:table-cell>
        </table:table-row>
        <table:table-row table:style-name="ro1">
          <table:table-cell office:value-type="float" office:value="14485" calcext:value-type="float">
            <text:p>14485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 office:value-type="float" office:value="14560" calcext:value-type="float">
            <text:p>14560</text:p>
          </table:table-cell>
          <table:table-cell office:value-type="float" office:value="0.536" calcext:value-type="float">
            <text:p>0.536</text:p>
          </table:table-cell>
        </table:table-row>
        <table:table-row table:style-name="ro1">
          <table:table-cell office:value-type="float" office:value="14635" calcext:value-type="float">
            <text:p>14635</text:p>
          </table:table-cell>
          <table:table-cell office:value-type="float" office:value="0.152" calcext:value-type="float">
            <text:p>0.152</text:p>
          </table:table-cell>
        </table:table-row>
        <table:table-row table:style-name="ro1">
          <table:table-cell office:value-type="float" office:value="14710" calcext:value-type="float">
            <text:p>14710</text:p>
          </table:table-cell>
          <table:table-cell office:value-type="float" office:value="0.164" calcext:value-type="float">
            <text:p>0.164</text:p>
          </table:table-cell>
        </table:table-row>
        <table:table-row table:style-name="ro1">
          <table:table-cell office:value-type="float" office:value="14785" calcext:value-type="float">
            <text:p>14785</text:p>
          </table:table-cell>
          <table:table-cell office:value-type="float" office:value="0.312" calcext:value-type="float">
            <text:p>0.312</text:p>
          </table:table-cell>
        </table:table-row>
        <table:table-row table:style-name="ro1">
          <table:table-cell office:value-type="float" office:value="14860" calcext:value-type="float">
            <text:p>14860</text:p>
          </table:table-cell>
          <table:table-cell office:value-type="float" office:value="0.488" calcext:value-type="float">
            <text:p>0.488</text:p>
          </table:table-cell>
        </table:table-row>
        <table:table-row table:style-name="ro1">
          <table:table-cell office:value-type="float" office:value="14935" calcext:value-type="float">
            <text:p>14935</text:p>
          </table:table-cell>
          <table:table-cell office:value-type="float" office:value="0.444" calcext:value-type="float">
            <text:p>0.444</text:p>
          </table:table-cell>
        </table:table-row>
        <table:table-row table:style-name="ro1">
          <table:table-cell office:value-type="float" office:value="15010" calcext:value-type="float">
            <text:p>15010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float" office:value="15085" calcext:value-type="float">
            <text:p>15085</text:p>
          </table:table-cell>
          <table:table-cell office:value-type="float" office:value="0.344" calcext:value-type="float">
            <text:p>0.344</text:p>
          </table:table-cell>
        </table:table-row>
        <table:table-row table:style-name="ro1">
          <table:table-cell office:value-type="float" office:value="15160" calcext:value-type="float">
            <text:p>15160</text:p>
          </table:table-cell>
          <table:table-cell office:value-type="float" office:value="0.664" calcext:value-type="float">
            <text:p>0.664</text:p>
          </table:table-cell>
        </table:table-row>
        <table:table-row table:style-name="ro1">
          <table:table-cell office:value-type="float" office:value="15235" calcext:value-type="float">
            <text:p>15235</text:p>
          </table:table-cell>
          <table:table-cell office:value-type="float" office:value="0.192" calcext:value-type="float">
            <text:p>0.192</text:p>
          </table:table-cell>
        </table:table-row>
        <table:table-row table:style-name="ro1">
          <table:table-cell office:value-type="float" office:value="15310" calcext:value-type="float">
            <text:p>15310</text:p>
          </table:table-cell>
          <table:table-cell office:value-type="float" office:value="0.228" calcext:value-type="float">
            <text:p>0.228</text:p>
          </table:table-cell>
        </table:table-row>
        <table:table-row table:style-name="ro1">
          <table:table-cell office:value-type="float" office:value="15385" calcext:value-type="float">
            <text:p>15385</text:p>
          </table:table-cell>
          <table:table-cell office:value-type="float" office:value="0.292" calcext:value-type="float">
            <text:p>0.292</text:p>
          </table:table-cell>
        </table:table-row>
        <table:table-row table:style-name="ro1">
          <table:table-cell office:value-type="float" office:value="15460" calcext:value-type="float">
            <text:p>15460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15535" calcext:value-type="float">
            <text:p>15535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15610" calcext:value-type="float">
            <text:p>15610</text:p>
          </table:table-cell>
          <table:table-cell office:value-type="float" office:value="0.548" calcext:value-type="float">
            <text:p>0.548</text:p>
          </table:table-cell>
        </table:table-row>
        <table:table-row table:style-name="ro1">
          <table:table-cell office:value-type="float" office:value="15685" calcext:value-type="float">
            <text:p>15685</text:p>
          </table:table-cell>
          <table:table-cell office:value-type="float" office:value="0.788" calcext:value-type="float">
            <text:p>0.788</text:p>
          </table:table-cell>
        </table:table-row>
        <table:table-row table:style-name="ro1">
          <table:table-cell office:value-type="float" office:value="15760" calcext:value-type="float">
            <text:p>15760</text:p>
          </table:table-cell>
          <table:table-cell office:value-type="float" office:value="0.732" calcext:value-type="float">
            <text:p>0.732</text:p>
          </table:table-cell>
        </table:table-row>
        <table:table-row table:style-name="ro1">
          <table:table-cell office:value-type="float" office:value="15835" calcext:value-type="float">
            <text:p>15835</text:p>
          </table:table-cell>
          <table:table-cell office:value-type="float" office:value="0.36" calcext:value-type="float">
            <text:p>0.36</text:p>
          </table:table-cell>
        </table:table-row>
        <table:table-row table:style-name="ro1">
          <table:table-cell office:value-type="float" office:value="15910" calcext:value-type="float">
            <text:p>15910</text:p>
          </table:table-cell>
          <table:table-cell office:value-type="float" office:value="0.592" calcext:value-type="float">
            <text:p>0.592</text:p>
          </table:table-cell>
        </table:table-row>
        <table:table-row table:style-name="ro1">
          <table:table-cell office:value-type="float" office:value="15985" calcext:value-type="float">
            <text:p>15985</text:p>
          </table:table-cell>
          <table:table-cell office:value-type="float" office:value="0.256" calcext:value-type="float">
            <text:p>0.256</text:p>
          </table:table-cell>
        </table:table-row>
        <table:table-row table:style-name="ro1">
          <table:table-cell office:value-type="float" office:value="16060" calcext:value-type="float">
            <text:p>16060</text:p>
          </table:table-cell>
          <table:table-cell office:value-type="float" office:value="0.656" calcext:value-type="float">
            <text:p>0.656</text:p>
          </table:table-cell>
        </table:table-row>
        <table:table-row table:style-name="ro1">
          <table:table-cell office:value-type="float" office:value="16135" calcext:value-type="float">
            <text:p>16135</text:p>
          </table:table-cell>
          <table:table-cell office:value-type="float" office:value="0.16" calcext:value-type="float">
            <text:p>0.16</text:p>
          </table:table-cell>
        </table:table-row>
        <table:table-row table:style-name="ro1">
          <table:table-cell office:value-type="float" office:value="16210" calcext:value-type="float">
            <text:p>16210</text:p>
          </table:table-cell>
          <table:table-cell office:value-type="float" office:value="0.284" calcext:value-type="float">
            <text:p>0.284</text:p>
          </table:table-cell>
        </table:table-row>
        <table:table-row table:style-name="ro1">
          <table:table-cell office:value-type="float" office:value="16285" calcext:value-type="float">
            <text:p>16285</text:p>
          </table:table-cell>
          <table:table-cell office:value-type="float" office:value="0.816" calcext:value-type="float">
            <text:p>0.816</text:p>
          </table:table-cell>
        </table:table-row>
        <table:table-row table:style-name="ro1">
          <table:table-cell office:value-type="float" office:value="16360" calcext:value-type="float">
            <text:p>16360</text:p>
          </table:table-cell>
          <table:table-cell office:value-type="float" office:value="0.668" calcext:value-type="float">
            <text:p>0.668</text:p>
          </table:table-cell>
        </table:table-row>
        <table:table-row table:style-name="ro1">
          <table:table-cell office:value-type="float" office:value="16435" calcext:value-type="float">
            <text:p>16435</text:p>
          </table:table-cell>
          <table:table-cell office:value-type="float" office:value="0.868" calcext:value-type="float">
            <text:p>0.868</text:p>
          </table:table-cell>
        </table:table-row>
        <table:table-row table:style-name="ro1">
          <table:table-cell office:value-type="float" office:value="16510" calcext:value-type="float">
            <text:p>16510</text:p>
          </table:table-cell>
          <table:table-cell office:value-type="float" office:value="0.548" calcext:value-type="float">
            <text:p>0.548</text:p>
          </table:table-cell>
        </table:table-row>
        <table:table-row table:style-name="ro1">
          <table:table-cell office:value-type="float" office:value="16585" calcext:value-type="float">
            <text:p>16585</text:p>
          </table:table-cell>
          <table:table-cell office:value-type="float" office:value="0.428" calcext:value-type="float">
            <text:p>0.428</text:p>
          </table:table-cell>
        </table:table-row>
        <table:table-row table:style-name="ro1">
          <table:table-cell office:value-type="float" office:value="16660" calcext:value-type="float">
            <text:p>16660</text:p>
          </table:table-cell>
          <table:table-cell office:value-type="float" office:value="0.648" calcext:value-type="float">
            <text:p>0.648</text:p>
          </table:table-cell>
        </table:table-row>
        <table:table-row table:style-name="ro1">
          <table:table-cell office:value-type="float" office:value="16735" calcext:value-type="float">
            <text:p>16735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float" office:value="16810" calcext:value-type="float">
            <text:p>16810</text:p>
          </table:table-cell>
          <table:table-cell office:value-type="float" office:value="0.736" calcext:value-type="float">
            <text:p>0.736</text:p>
          </table:table-cell>
        </table:table-row>
        <table:table-row table:style-name="ro1">
          <table:table-cell office:value-type="float" office:value="16885" calcext:value-type="float">
            <text:p>16885</text:p>
          </table:table-cell>
          <table:table-cell office:value-type="float" office:value="0.616" calcext:value-type="float">
            <text:p>0.616</text:p>
          </table:table-cell>
        </table:table-row>
        <table:table-row table:style-name="ro1">
          <table:table-cell office:value-type="float" office:value="16960" calcext:value-type="float">
            <text:p>16960</text:p>
          </table:table-cell>
          <table:table-cell office:value-type="float" office:value="0.764" calcext:value-type="float">
            <text:p>0.764</text:p>
          </table:table-cell>
        </table:table-row>
        <table:table-row table:style-name="ro1">
          <table:table-cell office:value-type="float" office:value="17035" calcext:value-type="float">
            <text:p>17035</text:p>
          </table:table-cell>
          <table:table-cell office:value-type="float" office:value="0.852" calcext:value-type="float">
            <text:p>0.852</text:p>
          </table:table-cell>
        </table:table-row>
        <table:table-row table:style-name="ro1">
          <table:table-cell office:value-type="float" office:value="17110" calcext:value-type="float">
            <text:p>17110</text:p>
          </table:table-cell>
          <table:table-cell office:value-type="float" office:value="0.288" calcext:value-type="float">
            <text:p>0.288</text:p>
          </table:table-cell>
        </table:table-row>
        <table:table-row table:style-name="ro1">
          <table:table-cell office:value-type="float" office:value="17185" calcext:value-type="float">
            <text:p>17185</text:p>
          </table:table-cell>
          <table:table-cell office:value-type="float" office:value="0.688" calcext:value-type="float">
            <text:p>0.688</text:p>
          </table:table-cell>
        </table:table-row>
        <table:table-row table:style-name="ro1">
          <table:table-cell office:value-type="float" office:value="17260" calcext:value-type="float">
            <text:p>17260</text:p>
          </table:table-cell>
          <table:table-cell office:value-type="float" office:value="0.672" calcext:value-type="float">
            <text:p>0.672</text:p>
          </table:table-cell>
        </table:table-row>
        <table:table-row table:style-name="ro1">
          <table:table-cell office:value-type="float" office:value="17335" calcext:value-type="float">
            <text:p>17335</text:p>
          </table:table-cell>
          <table:table-cell office:value-type="float" office:value="0.576" calcext:value-type="float">
            <text:p>0.576</text:p>
          </table:table-cell>
        </table:table-row>
        <table:table-row table:style-name="ro1">
          <table:table-cell office:value-type="float" office:value="17410" calcext:value-type="float">
            <text:p>17410</text:p>
          </table:table-cell>
          <table:table-cell office:value-type="float" office:value="0.68" calcext:value-type="float">
            <text:p>0.68</text:p>
          </table:table-cell>
        </table:table-row>
        <table:table-row table:style-name="ro1">
          <table:table-cell office:value-type="float" office:value="17485" calcext:value-type="float">
            <text:p>17485</text:p>
          </table:table-cell>
          <table:table-cell office:value-type="float" office:value="0.388" calcext:value-type="float">
            <text:p>0.388</text:p>
          </table:table-cell>
        </table:table-row>
        <table:table-row table:style-name="ro1">
          <table:table-cell office:value-type="float" office:value="17560" calcext:value-type="float">
            <text:p>17560</text:p>
          </table:table-cell>
          <table:table-cell office:value-type="float" office:value="0.132" calcext:value-type="float">
            <text:p>0.132</text:p>
          </table:table-cell>
        </table:table-row>
        <table:table-row table:style-name="ro1">
          <table:table-cell office:value-type="float" office:value="17635" calcext:value-type="float">
            <text:p>17635</text:p>
          </table:table-cell>
          <table:table-cell office:value-type="float" office:value="0.292" calcext:value-type="float">
            <text:p>0.292</text:p>
          </table:table-cell>
        </table:table-row>
        <table:table-row table:style-name="ro1">
          <table:table-cell office:value-type="float" office:value="17710" calcext:value-type="float">
            <text:p>17710</text:p>
          </table:table-cell>
          <table:table-cell office:value-type="float" office:value="0.416" calcext:value-type="float">
            <text:p>0.416</text:p>
          </table:table-cell>
        </table:table-row>
        <table:table-row table:style-name="ro1">
          <table:table-cell office:value-type="float" office:value="17785" calcext:value-type="float">
            <text:p>17785</text:p>
          </table:table-cell>
          <table:table-cell office:value-type="float" office:value="0.148" calcext:value-type="float">
            <text:p>0.148</text:p>
          </table:table-cell>
        </table:table-row>
        <table:table-row table:style-name="ro1">
          <table:table-cell office:value-type="float" office:value="17860" calcext:value-type="float">
            <text:p>17860</text:p>
          </table:table-cell>
          <table:table-cell office:value-type="float" office:value="0.668" calcext:value-type="float">
            <text:p>0.668</text:p>
          </table:table-cell>
        </table:table-row>
        <table:table-row table:style-name="ro1">
          <table:table-cell office:value-type="float" office:value="17935" calcext:value-type="float">
            <text:p>17935</text:p>
          </table:table-cell>
          <table:table-cell office:value-type="float" office:value="0.564" calcext:value-type="float">
            <text:p>0.564</text:p>
          </table:table-cell>
        </table:table-row>
        <table:table-row table:style-name="ro1">
          <table:table-cell office:value-type="float" office:value="18010" calcext:value-type="float">
            <text:p>18010</text:p>
          </table:table-cell>
          <table:table-cell office:value-type="float" office:value="0.74" calcext:value-type="float">
            <text:p>0.74</text:p>
          </table:table-cell>
        </table:table-row>
        <table:table-row table:style-name="ro1">
          <table:table-cell office:value-type="float" office:value="18085" calcext:value-type="float">
            <text:p>18085</text:p>
          </table:table-cell>
          <table:table-cell office:value-type="float" office:value="0.848" calcext:value-type="float">
            <text:p>0.848</text:p>
          </table:table-cell>
        </table:table-row>
        <table:table-row table:style-name="ro1">
          <table:table-cell office:value-type="float" office:value="18160" calcext:value-type="float">
            <text:p>18160</text:p>
          </table:table-cell>
          <table:table-cell office:value-type="float" office:value="0.264" calcext:value-type="float">
            <text:p>0.264</text:p>
          </table:table-cell>
        </table:table-row>
        <table:table-row table:style-name="ro1">
          <table:table-cell office:value-type="float" office:value="18235" calcext:value-type="float">
            <text:p>18235</text:p>
          </table:table-cell>
          <table:table-cell office:value-type="float" office:value="0.224" calcext:value-type="float">
            <text:p>0.224</text:p>
          </table:table-cell>
        </table:table-row>
        <table:table-row table:style-name="ro1">
          <table:table-cell office:value-type="float" office:value="18310" calcext:value-type="float">
            <text:p>18310</text:p>
          </table:table-cell>
          <table:table-cell office:value-type="float" office:value="0.348" calcext:value-type="float">
            <text:p>0.348</text:p>
          </table:table-cell>
        </table:table-row>
        <table:table-row table:style-name="ro1">
          <table:table-cell office:value-type="float" office:value="18385" calcext:value-type="float">
            <text:p>18385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18460" calcext:value-type="float">
            <text:p>18460</text:p>
          </table:table-cell>
          <table:table-cell office:value-type="float" office:value="0.604" calcext:value-type="float">
            <text:p>0.604</text:p>
          </table:table-cell>
        </table:table-row>
        <table:table-row table:style-name="ro1">
          <table:table-cell office:value-type="float" office:value="18535" calcext:value-type="float">
            <text:p>18535</text:p>
          </table:table-cell>
          <table:table-cell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8610" calcext:value-type="float">
            <text:p>18610</text:p>
          </table:table-cell>
          <table:table-cell office:value-type="float" office:value="0.464" calcext:value-type="float">
            <text:p>0.464</text:p>
          </table:table-cell>
        </table:table-row>
        <table:table-row table:style-name="ro1">
          <table:table-cell office:value-type="float" office:value="18685" calcext:value-type="float">
            <text:p>18685</text:p>
          </table:table-cell>
          <table:table-cell office:value-type="float" office:value="0.236" calcext:value-type="float">
            <text:p>0.236</text:p>
          </table:table-cell>
        </table:table-row>
        <table:table-row table:style-name="ro1">
          <table:table-cell office:value-type="float" office:value="18760" calcext:value-type="float">
            <text:p>18760</text:p>
          </table:table-cell>
          <table:table-cell office:value-type="float" office:value="0.364" calcext:value-type="float">
            <text:p>0.364</text:p>
          </table:table-cell>
        </table:table-row>
        <table:table-row table:style-name="ro1">
          <table:table-cell office:value-type="float" office:value="18835" calcext:value-type="float">
            <text:p>18835</text:p>
          </table:table-cell>
          <table:table-cell office:value-type="float" office:value="1.112" calcext:value-type="float">
            <text:p>1.112</text:p>
          </table:table-cell>
        </table:table-row>
        <table:table-row table:style-name="ro1">
          <table:table-cell office:value-type="float" office:value="18910" calcext:value-type="float">
            <text:p>18910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8985" calcext:value-type="float">
            <text:p>18985</text:p>
          </table:table-cell>
          <table:table-cell office:value-type="float" office:value="0.832" calcext:value-type="float">
            <text:p>0.832</text:p>
          </table:table-cell>
        </table:table-row>
        <table:table-row table:style-name="ro1">
          <table:table-cell office:value-type="float" office:value="19060" calcext:value-type="float">
            <text:p>19060</text:p>
          </table:table-cell>
          <table:table-cell office:value-type="float" office:value="0.204" calcext:value-type="float">
            <text:p>0.204</text:p>
          </table:table-cell>
        </table:table-row>
        <table:table-row table:style-name="ro1">
          <table:table-cell office:value-type="float" office:value="19135" calcext:value-type="float">
            <text:p>19135</text:p>
          </table:table-cell>
          <table:table-cell office:value-type="float" office:value="0.744" calcext:value-type="float">
            <text:p>0.744</text:p>
          </table:table-cell>
        </table:table-row>
        <table:table-row table:style-name="ro1">
          <table:table-cell office:value-type="float" office:value="19210" calcext:value-type="float">
            <text:p>19210</text:p>
          </table:table-cell>
          <table:table-cell office:value-type="float" office:value="1.116" calcext:value-type="float">
            <text:p>1.116</text:p>
          </table:table-cell>
        </table:table-row>
        <table:table-row table:style-name="ro1">
          <table:table-cell office:value-type="float" office:value="19285" calcext:value-type="float">
            <text:p>19285</text:p>
          </table:table-cell>
          <table:table-cell office:value-type="float" office:value="0.912" calcext:value-type="float">
            <text:p>0.912</text:p>
          </table:table-cell>
        </table:table-row>
        <table:table-row table:style-name="ro1">
          <table:table-cell office:value-type="float" office:value="19360" calcext:value-type="float">
            <text:p>19360</text:p>
          </table:table-cell>
          <table:table-cell office:value-type="float" office:value="0.152" calcext:value-type="float">
            <text:p>0.152</text:p>
          </table:table-cell>
        </table:table-row>
        <table:table-row table:style-name="ro1">
          <table:table-cell office:value-type="float" office:value="19435" calcext:value-type="float">
            <text:p>19435</text:p>
          </table:table-cell>
          <table:table-cell office:value-type="float" office:value="0.828" calcext:value-type="float">
            <text:p>0.828</text:p>
          </table:table-cell>
        </table:table-row>
        <table:table-row table:style-name="ro1">
          <table:table-cell office:value-type="float" office:value="19510" calcext:value-type="float">
            <text:p>19510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19585" calcext:value-type="float">
            <text:p>19585</text:p>
          </table:table-cell>
          <table:table-cell office:value-type="float" office:value="0.428" calcext:value-type="float">
            <text:p>0.428</text:p>
          </table:table-cell>
        </table:table-row>
        <table:table-row table:style-name="ro1">
          <table:table-cell office:value-type="float" office:value="19660" calcext:value-type="float">
            <text:p>19660</text:p>
          </table:table-cell>
          <table:table-cell office:value-type="float" office:value="0.488" calcext:value-type="float">
            <text:p>0.488</text:p>
          </table:table-cell>
        </table:table-row>
        <table:table-row table:style-name="ro1">
          <table:table-cell office:value-type="float" office:value="19735" calcext:value-type="float">
            <text:p>19735</text:p>
          </table:table-cell>
          <table:table-cell office:value-type="float" office:value="0.392" calcext:value-type="float">
            <text:p>0.392</text:p>
          </table:table-cell>
        </table:table-row>
        <table:table-row table:style-name="ro1">
          <table:table-cell office:value-type="float" office:value="19810" calcext:value-type="float">
            <text:p>19810</text:p>
          </table:table-cell>
          <table:table-cell office:value-type="float" office:value="0.732" calcext:value-type="float">
            <text:p>0.732</text:p>
          </table:table-cell>
        </table:table-row>
        <table:table-row table:style-name="ro1">
          <table:table-cell office:value-type="float" office:value="19885" calcext:value-type="float">
            <text:p>19885</text:p>
          </table:table-cell>
          <table:table-cell office:value-type="float" office:value="0.716" calcext:value-type="float">
            <text:p>0.716</text:p>
          </table:table-cell>
        </table:table-row>
        <table:table-row table:style-name="ro1">
          <table:table-cell office:value-type="float" office:value="19960" calcext:value-type="float">
            <text:p>19960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>
          <table:table-cell office:value-type="float" office:value="20035" calcext:value-type="float">
            <text:p>20035</text:p>
          </table:table-cell>
          <table:table-cell office:value-type="float" office:value="0.748" calcext:value-type="float">
            <text:p>0.748</text:p>
          </table:table-cell>
        </table:table-row>
        <table:table-row table:style-name="ro1">
          <table:table-cell office:value-type="float" office:value="20110" calcext:value-type="float">
            <text:p>20110</text:p>
          </table:table-cell>
          <table:table-cell office:value-type="float" office:value="0.392" calcext:value-type="float">
            <text:p>0.392</text:p>
          </table:table-cell>
        </table:table-row>
        <table:table-row table:style-name="ro1">
          <table:table-cell office:value-type="float" office:value="20185" calcext:value-type="float">
            <text:p>20185</text:p>
          </table:table-cell>
          <table:table-cell office:value-type="float" office:value="1.068" calcext:value-type="float">
            <text:p>1.068</text:p>
          </table:table-cell>
        </table:table-row>
        <table:table-row table:style-name="ro1">
          <table:table-cell office:value-type="float" office:value="20260" calcext:value-type="float">
            <text:p>20260</text:p>
          </table:table-cell>
          <table:table-cell office:value-type="float" office:value="0.696" calcext:value-type="float">
            <text:p>0.696</text:p>
          </table:table-cell>
        </table:table-row>
        <table:table-row table:style-name="ro1">
          <table:table-cell office:value-type="float" office:value="20335" calcext:value-type="float">
            <text:p>20335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20410" calcext:value-type="float">
            <text:p>20410</text:p>
          </table:table-cell>
          <table:table-cell office:value-type="float" office:value="1.068" calcext:value-type="float">
            <text:p>1.068</text:p>
          </table:table-cell>
        </table:table-row>
        <table:table-row table:style-name="ro1">
          <table:table-cell office:value-type="float" office:value="20485" calcext:value-type="float">
            <text:p>20485</text:p>
          </table:table-cell>
          <table:table-cell office:value-type="float" office:value="0.168" calcext:value-type="float">
            <text:p>0.168</text:p>
          </table:table-cell>
        </table:table-row>
        <table:table-row table:style-name="ro1">
          <table:table-cell office:value-type="float" office:value="20560" calcext:value-type="float">
            <text:p>20560</text:p>
          </table:table-cell>
          <table:table-cell office:value-type="float" office:value="0.648" calcext:value-type="float">
            <text:p>0.648</text:p>
          </table:table-cell>
        </table:table-row>
        <table:table-row table:style-name="ro1">
          <table:table-cell office:value-type="float" office:value="20635" calcext:value-type="float">
            <text:p>20635</text:p>
          </table:table-cell>
          <table:table-cell office:value-type="float" office:value="0.352" calcext:value-type="float">
            <text:p>0.352</text:p>
          </table:table-cell>
        </table:table-row>
        <table:table-row table:style-name="ro1">
          <table:table-cell office:value-type="float" office:value="20710" calcext:value-type="float">
            <text:p>20710</text:p>
          </table:table-cell>
          <table:table-cell office:value-type="float" office:value="0.212" calcext:value-type="float">
            <text:p>0.212</text:p>
          </table:table-cell>
        </table:table-row>
        <table:table-row table:style-name="ro1">
          <table:table-cell office:value-type="float" office:value="20785" calcext:value-type="float">
            <text:p>20785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float" office:value="20860" calcext:value-type="float">
            <text:p>20860</text:p>
          </table:table-cell>
          <table:table-cell office:value-type="float" office:value="1.264" calcext:value-type="float">
            <text:p>1.264</text:p>
          </table:table-cell>
        </table:table-row>
        <table:table-row table:style-name="ro1">
          <table:table-cell office:value-type="float" office:value="20935" calcext:value-type="float">
            <text:p>20935</text:p>
          </table:table-cell>
          <table:table-cell office:value-type="float" office:value="1.052" calcext:value-type="float">
            <text:p>1.052</text:p>
          </table:table-cell>
        </table:table-row>
        <table:table-row table:style-name="ro1">
          <table:table-cell office:value-type="float" office:value="21010" calcext:value-type="float">
            <text:p>21010</text:p>
          </table:table-cell>
          <table:table-cell office:value-type="float" office:value="0.656" calcext:value-type="float">
            <text:p>0.656</text:p>
          </table:table-cell>
        </table:table-row>
        <table:table-row table:style-name="ro1">
          <table:table-cell office:value-type="float" office:value="21085" calcext:value-type="float">
            <text:p>21085</text:p>
          </table:table-cell>
          <table:table-cell office:value-type="float" office:value="0.168" calcext:value-type="float">
            <text:p>0.168</text:p>
          </table:table-cell>
        </table:table-row>
        <table:table-row table:style-name="ro1">
          <table:table-cell office:value-type="float" office:value="21160" calcext:value-type="float">
            <text:p>21160</text:p>
          </table:table-cell>
          <table:table-cell office:value-type="float" office:value="0.26" calcext:value-type="float">
            <text:p>0.26</text:p>
          </table:table-cell>
        </table:table-row>
        <table:table-row table:style-name="ro1">
          <table:table-cell office:value-type="float" office:value="21235" calcext:value-type="float">
            <text:p>21235</text:p>
          </table:table-cell>
          <table:table-cell office:value-type="float" office:value="0.676" calcext:value-type="float">
            <text:p>0.676</text:p>
          </table:table-cell>
        </table:table-row>
        <table:table-row table:style-name="ro1">
          <table:table-cell office:value-type="float" office:value="21310" calcext:value-type="float">
            <text:p>21310</text:p>
          </table:table-cell>
          <table:table-cell office:value-type="float" office:value="0.748" calcext:value-type="float">
            <text:p>0.748</text:p>
          </table:table-cell>
        </table:table-row>
        <table:table-row table:style-name="ro1">
          <table:table-cell office:value-type="float" office:value="21385" calcext:value-type="float">
            <text:p>21385</text:p>
          </table:table-cell>
          <table:table-cell office:value-type="float" office:value="0.536" calcext:value-type="float">
            <text:p>0.536</text:p>
          </table:table-cell>
        </table:table-row>
        <table:table-row table:style-name="ro1">
          <table:table-cell office:value-type="float" office:value="21460" calcext:value-type="float">
            <text:p>21460</text:p>
          </table:table-cell>
          <table:table-cell office:value-type="float" office:value="0.496" calcext:value-type="float">
            <text:p>0.496</text:p>
          </table:table-cell>
        </table:table-row>
        <table:table-row table:style-name="ro1">
          <table:table-cell office:value-type="float" office:value="21535" calcext:value-type="float">
            <text:p>21535</text:p>
          </table:table-cell>
          <table:table-cell office:value-type="float" office:value="0.664" calcext:value-type="float">
            <text:p>0.664</text:p>
          </table:table-cell>
        </table:table-row>
        <table:table-row table:style-name="ro1">
          <table:table-cell office:value-type="float" office:value="21610" calcext:value-type="float">
            <text:p>21610</text:p>
          </table:table-cell>
          <table:table-cell office:value-type="float" office:value="0.424" calcext:value-type="float">
            <text:p>0.424</text:p>
          </table:table-cell>
        </table:table-row>
        <table:table-row table:style-name="ro1">
          <table:table-cell office:value-type="float" office:value="21685" calcext:value-type="float">
            <text:p>21685</text:p>
          </table:table-cell>
          <table:table-cell office:value-type="float" office:value="1.052" calcext:value-type="float">
            <text:p>1.052</text:p>
          </table:table-cell>
        </table:table-row>
        <table:table-row table:style-name="ro1">
          <table:table-cell office:value-type="float" office:value="21760" calcext:value-type="float">
            <text:p>21760</text:p>
          </table:table-cell>
          <table:table-cell office:value-type="float" office:value="1.272" calcext:value-type="float">
            <text:p>1.272</text:p>
          </table:table-cell>
        </table:table-row>
        <table:table-row table:style-name="ro1">
          <table:table-cell office:value-type="float" office:value="21835" calcext:value-type="float">
            <text:p>21835</text:p>
          </table:table-cell>
          <table:table-cell office:value-type="float" office:value="0.948" calcext:value-type="float">
            <text:p>0.948</text:p>
          </table:table-cell>
        </table:table-row>
        <table:table-row table:style-name="ro1">
          <table:table-cell office:value-type="float" office:value="21910" calcext:value-type="float">
            <text:p>21910</text:p>
          </table:table-cell>
          <table:table-cell office:value-type="float" office:value="0.816" calcext:value-type="float">
            <text:p>0.816</text:p>
          </table:table-cell>
        </table:table-row>
        <table:table-row table:style-name="ro1">
          <table:table-cell office:value-type="float" office:value="21985" calcext:value-type="float">
            <text:p>21985</text:p>
          </table:table-cell>
          <table:table-cell office:value-type="float" office:value="1.48" calcext:value-type="float">
            <text:p>1.48</text:p>
          </table:table-cell>
        </table:table-row>
        <table:table-row table:style-name="ro1">
          <table:table-cell office:value-type="float" office:value="22060" calcext:value-type="float">
            <text:p>22060</text:p>
          </table:table-cell>
          <table:table-cell office:value-type="float" office:value="1.304" calcext:value-type="float">
            <text:p>1.304</text:p>
          </table:table-cell>
        </table:table-row>
        <table:table-row table:style-name="ro1">
          <table:table-cell office:value-type="float" office:value="22135" calcext:value-type="float">
            <text:p>22135</text:p>
          </table:table-cell>
          <table:table-cell office:value-type="float" office:value="1.116" calcext:value-type="float">
            <text:p>1.116</text:p>
          </table:table-cell>
        </table:table-row>
        <table:table-row table:style-name="ro1">
          <table:table-cell office:value-type="float" office:value="22210" calcext:value-type="float">
            <text:p>22210</text:p>
          </table:table-cell>
          <table:table-cell office:value-type="float" office:value="1.188" calcext:value-type="float">
            <text:p>1.188</text:p>
          </table:table-cell>
        </table:table-row>
        <table:table-row table:style-name="ro1">
          <table:table-cell office:value-type="float" office:value="22285" calcext:value-type="float">
            <text:p>22285</text:p>
          </table:table-cell>
          <table:table-cell office:value-type="float" office:value="0.928" calcext:value-type="float">
            <text:p>0.928</text:p>
          </table:table-cell>
        </table:table-row>
        <table:table-row table:style-name="ro1">
          <table:table-cell office:value-type="float" office:value="22360" calcext:value-type="float">
            <text:p>22360</text:p>
          </table:table-cell>
          <table:table-cell office:value-type="float" office:value="0.952" calcext:value-type="float">
            <text:p>0.952</text:p>
          </table:table-cell>
        </table:table-row>
        <table:table-row table:style-name="ro1">
          <table:table-cell office:value-type="float" office:value="22435" calcext:value-type="float">
            <text:p>22435</text:p>
          </table:table-cell>
          <table:table-cell office:value-type="float" office:value="0.364" calcext:value-type="float">
            <text:p>0.364</text:p>
          </table:table-cell>
        </table:table-row>
        <table:table-row table:style-name="ro1">
          <table:table-cell office:value-type="float" office:value="22510" calcext:value-type="float">
            <text:p>22510</text:p>
          </table:table-cell>
          <table:table-cell office:value-type="float" office:value="1.496" calcext:value-type="float">
            <text:p>1.496</text:p>
          </table:table-cell>
        </table:table-row>
        <table:table-row table:style-name="ro1">
          <table:table-cell office:value-type="float" office:value="22585" calcext:value-type="float">
            <text:p>22585</text:p>
          </table:table-cell>
          <table:table-cell office:value-type="float" office:value="0.808" calcext:value-type="float">
            <text:p>0.808</text:p>
          </table:table-cell>
        </table:table-row>
        <table:table-row table:style-name="ro1">
          <table:table-cell office:value-type="float" office:value="22660" calcext:value-type="float">
            <text:p>22660</text:p>
          </table:table-cell>
          <table:table-cell office:value-type="float" office:value="1.604" calcext:value-type="float">
            <text:p>1.604</text:p>
          </table:table-cell>
        </table:table-row>
        <table:table-row table:style-name="ro1">
          <table:table-cell office:value-type="float" office:value="22735" calcext:value-type="float">
            <text:p>22735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22810" calcext:value-type="float">
            <text:p>22810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22885" calcext:value-type="float">
            <text:p>22885</text:p>
          </table:table-cell>
          <table:table-cell office:value-type="float" office:value="0.288" calcext:value-type="float">
            <text:p>0.288</text:p>
          </table:table-cell>
        </table:table-row>
        <table:table-row table:style-name="ro1">
          <table:table-cell office:value-type="float" office:value="22960" calcext:value-type="float">
            <text:p>22960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23035" calcext:value-type="float">
            <text:p>23035</text:p>
          </table:table-cell>
          <table:table-cell office:value-type="float" office:value="1.552" calcext:value-type="float">
            <text:p>1.552</text:p>
          </table:table-cell>
        </table:table-row>
        <table:table-row table:style-name="ro1">
          <table:table-cell office:value-type="float" office:value="23110" calcext:value-type="float">
            <text:p>23110</text:p>
          </table:table-cell>
          <table:table-cell office:value-type="float" office:value="0.984" calcext:value-type="float">
            <text:p>0.984</text:p>
          </table:table-cell>
        </table:table-row>
        <table:table-row table:style-name="ro1">
          <table:table-cell office:value-type="float" office:value="23185" calcext:value-type="float">
            <text:p>23185</text:p>
          </table:table-cell>
          <table:table-cell office:value-type="float" office:value="0.284" calcext:value-type="float">
            <text:p>0.284</text:p>
          </table:table-cell>
        </table:table-row>
        <table:table-row table:style-name="ro1">
          <table:table-cell office:value-type="float" office:value="23260" calcext:value-type="float">
            <text:p>23260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23335" calcext:value-type="float">
            <text:p>23335</text:p>
          </table:table-cell>
          <table:table-cell office:value-type="float" office:value="0.724" calcext:value-type="float">
            <text:p>0.724</text:p>
          </table:table-cell>
        </table:table-row>
        <table:table-row table:style-name="ro1">
          <table:table-cell office:value-type="float" office:value="23410" calcext:value-type="float">
            <text:p>23410</text:p>
          </table:table-cell>
          <table:table-cell office:value-type="float" office:value="0.58" calcext:value-type="float">
            <text:p>0.58</text:p>
          </table:table-cell>
        </table:table-row>
        <table:table-row table:style-name="ro1">
          <table:table-cell office:value-type="float" office:value="23485" calcext:value-type="float">
            <text:p>23485</text:p>
          </table:table-cell>
          <table:table-cell office:value-type="float" office:value="0.448" calcext:value-type="float">
            <text:p>0.448</text:p>
          </table:table-cell>
        </table:table-row>
        <table:table-row table:style-name="ro1">
          <table:table-cell office:value-type="float" office:value="23560" calcext:value-type="float">
            <text:p>23560</text:p>
          </table:table-cell>
          <table:table-cell office:value-type="float" office:value="0.636" calcext:value-type="float">
            <text:p>0.636</text:p>
          </table:table-cell>
        </table:table-row>
        <table:table-row table:style-name="ro1">
          <table:table-cell office:value-type="float" office:value="23635" calcext:value-type="float">
            <text:p>23635</text:p>
          </table:table-cell>
          <table:table-cell office:value-type="float" office:value="0.288" calcext:value-type="float">
            <text:p>0.288</text:p>
          </table:table-cell>
        </table:table-row>
        <table:table-row table:style-name="ro1">
          <table:table-cell office:value-type="float" office:value="23710" calcext:value-type="float">
            <text:p>23710</text:p>
          </table:table-cell>
          <table:table-cell office:value-type="float" office:value="1.588" calcext:value-type="float">
            <text:p>1.588</text:p>
          </table:table-cell>
        </table:table-row>
        <table:table-row table:style-name="ro1">
          <table:table-cell office:value-type="float" office:value="23785" calcext:value-type="float">
            <text:p>23785</text:p>
          </table:table-cell>
          <table:table-cell office:value-type="float" office:value="1.436" calcext:value-type="float">
            <text:p>1.436</text:p>
          </table:table-cell>
        </table:table-row>
        <table:table-row table:style-name="ro1">
          <table:table-cell office:value-type="float" office:value="23860" calcext:value-type="float">
            <text:p>23860</text:p>
          </table:table-cell>
          <table:table-cell office:value-type="float" office:value="1.148" calcext:value-type="float">
            <text:p>1.148</text:p>
          </table:table-cell>
        </table:table-row>
        <table:table-row table:style-name="ro1">
          <table:table-cell office:value-type="float" office:value="23935" calcext:value-type="float">
            <text:p>23935</text:p>
          </table:table-cell>
          <table:table-cell office:value-type="float" office:value="1.836" calcext:value-type="float">
            <text:p>1.836</text:p>
          </table:table-cell>
        </table:table-row>
        <table:table-row table:style-name="ro1">
          <table:table-cell office:value-type="float" office:value="24010" calcext:value-type="float">
            <text:p>24010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float" office:value="24085" calcext:value-type="float">
            <text:p>24085</text:p>
          </table:table-cell>
          <table:table-cell office:value-type="float" office:value="1.464" calcext:value-type="float">
            <text:p>1.464</text:p>
          </table:table-cell>
        </table:table-row>
        <table:table-row table:style-name="ro1">
          <table:table-cell office:value-type="float" office:value="24160" calcext:value-type="float">
            <text:p>24160</text:p>
          </table:table-cell>
          <table:table-cell office:value-type="float" office:value="0.94" calcext:value-type="float">
            <text:p>0.94</text:p>
          </table:table-cell>
        </table:table-row>
        <table:table-row table:style-name="ro1">
          <table:table-cell office:value-type="float" office:value="24235" calcext:value-type="float">
            <text:p>24235</text:p>
          </table:table-cell>
          <table:table-cell office:value-type="float" office:value="1.272" calcext:value-type="float">
            <text:p>1.272</text:p>
          </table:table-cell>
        </table:table-row>
        <table:table-row table:style-name="ro1">
          <table:table-cell office:value-type="float" office:value="24310" calcext:value-type="float">
            <text:p>24310</text:p>
          </table:table-cell>
          <table:table-cell office:value-type="float" office:value="1.548" calcext:value-type="float">
            <text:p>1.548</text:p>
          </table:table-cell>
        </table:table-row>
        <table:table-row table:style-name="ro1">
          <table:table-cell office:value-type="float" office:value="24385" calcext:value-type="float">
            <text:p>24385</text:p>
          </table:table-cell>
          <table:table-cell office:value-type="float" office:value="0.492" calcext:value-type="float">
            <text:p>0.492</text:p>
          </table:table-cell>
        </table:table-row>
        <table:table-row table:style-name="ro1">
          <table:table-cell office:value-type="float" office:value="24460" calcext:value-type="float">
            <text:p>24460</text:p>
          </table:table-cell>
          <table:table-cell office:value-type="float" office:value="0.472" calcext:value-type="float">
            <text:p>0.472</text:p>
          </table:table-cell>
        </table:table-row>
        <table:table-row table:style-name="ro1">
          <table:table-cell office:value-type="float" office:value="24535" calcext:value-type="float">
            <text:p>24535</text:p>
          </table:table-cell>
          <table:table-cell office:value-type="float" office:value="1.56" calcext:value-type="float">
            <text:p>1.56</text:p>
          </table:table-cell>
        </table:table-row>
        <table:table-row table:style-name="ro1">
          <table:table-cell office:value-type="float" office:value="24610" calcext:value-type="float">
            <text:p>24610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float" office:value="24685" calcext:value-type="float">
            <text:p>24685</text:p>
          </table:table-cell>
          <table:table-cell office:value-type="float" office:value="0.84" calcext:value-type="float">
            <text:p>0.84</text:p>
          </table:table-cell>
        </table:table-row>
        <table:table-row table:style-name="ro1">
          <table:table-cell office:value-type="float" office:value="24760" calcext:value-type="float">
            <text:p>24760</text:p>
          </table:table-cell>
          <table:table-cell office:value-type="float" office:value="0.928" calcext:value-type="float">
            <text:p>0.928</text:p>
          </table:table-cell>
        </table:table-row>
        <table:table-row table:style-name="ro1">
          <table:table-cell office:value-type="float" office:value="24835" calcext:value-type="float">
            <text:p>24835</text:p>
          </table:table-cell>
          <table:table-cell office:value-type="float" office:value="0.528" calcext:value-type="float">
            <text:p>0.528</text:p>
          </table:table-cell>
        </table:table-row>
        <table:table-row table:style-name="ro1">
          <table:table-cell office:value-type="float" office:value="24910" calcext:value-type="float">
            <text:p>24910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24985" calcext:value-type="float">
            <text:p>24985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float" office:value="25060" calcext:value-type="float">
            <text:p>25060</text:p>
          </table:table-cell>
          <table:table-cell office:value-type="float" office:value="1.384" calcext:value-type="float">
            <text:p>1.384</text:p>
          </table:table-cell>
        </table:table-row>
        <table:table-row table:style-name="ro1">
          <table:table-cell office:value-type="float" office:value="25135" calcext:value-type="float">
            <text:p>25135</text:p>
          </table:table-cell>
          <table:table-cell office:value-type="float" office:value="1.952" calcext:value-type="float">
            <text:p>1.952</text:p>
          </table:table-cell>
        </table:table-row>
        <table:table-row table:style-name="ro1">
          <table:table-cell office:value-type="float" office:value="25210" calcext:value-type="float">
            <text:p>25210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25285" calcext:value-type="float">
            <text:p>25285</text:p>
          </table:table-cell>
          <table:table-cell office:value-type="float" office:value="1.272" calcext:value-type="float">
            <text:p>1.272</text:p>
          </table:table-cell>
        </table:table-row>
        <table:table-row table:style-name="ro1">
          <table:table-cell office:value-type="float" office:value="25360" calcext:value-type="float">
            <text:p>25360</text:p>
          </table:table-cell>
          <table:table-cell office:value-type="float" office:value="0.66" calcext:value-type="float">
            <text:p>0.66</text:p>
          </table:table-cell>
        </table:table-row>
        <table:table-row table:style-name="ro1">
          <table:table-cell office:value-type="float" office:value="25435" calcext:value-type="float">
            <text:p>25435</text:p>
          </table:table-cell>
          <table:table-cell office:value-type="float" office:value="0.596" calcext:value-type="float">
            <text:p>0.596</text:p>
          </table:table-cell>
        </table:table-row>
        <table:table-row table:style-name="ro1">
          <table:table-cell office:value-type="float" office:value="25510" calcext:value-type="float">
            <text:p>25510</text:p>
          </table:table-cell>
          <table:table-cell office:value-type="float" office:value="1.548" calcext:value-type="float">
            <text:p>1.548</text:p>
          </table:table-cell>
        </table:table-row>
        <table:table-row table:style-name="ro1">
          <table:table-cell office:value-type="float" office:value="25585" calcext:value-type="float">
            <text:p>25585</text:p>
          </table:table-cell>
          <table:table-cell office:value-type="float" office:value="0.704" calcext:value-type="float">
            <text:p>0.704</text:p>
          </table:table-cell>
        </table:table-row>
        <table:table-row table:style-name="ro1">
          <table:table-cell office:value-type="float" office:value="25660" calcext:value-type="float">
            <text:p>25660</text:p>
          </table:table-cell>
          <table:table-cell office:value-type="float" office:value="1.764" calcext:value-type="float">
            <text:p>1.764</text:p>
          </table:table-cell>
        </table:table-row>
        <table:table-row table:style-name="ro1">
          <table:table-cell office:value-type="float" office:value="25735" calcext:value-type="float">
            <text:p>25735</text:p>
          </table:table-cell>
          <table:table-cell office:value-type="float" office:value="2.116" calcext:value-type="float">
            <text:p>2.116</text:p>
          </table:table-cell>
        </table:table-row>
        <table:table-row table:style-name="ro1">
          <table:table-cell office:value-type="float" office:value="25810" calcext:value-type="float">
            <text:p>25810</text:p>
          </table:table-cell>
          <table:table-cell office:value-type="float" office:value="0.312" calcext:value-type="float">
            <text:p>0.312</text:p>
          </table:table-cell>
        </table:table-row>
        <table:table-row table:style-name="ro1">
          <table:table-cell office:value-type="float" office:value="25885" calcext:value-type="float">
            <text:p>25885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25960" calcext:value-type="float">
            <text:p>25960</text:p>
          </table:table-cell>
          <table:table-cell office:value-type="float" office:value="1.244" calcext:value-type="float">
            <text:p>1.244</text:p>
          </table:table-cell>
        </table:table-row>
        <table:table-row table:style-name="ro1">
          <table:table-cell office:value-type="float" office:value="26035" calcext:value-type="float">
            <text:p>26035</text:p>
          </table:table-cell>
          <table:table-cell office:value-type="float" office:value="1.08" calcext:value-type="float">
            <text:p>1.08</text:p>
          </table:table-cell>
        </table:table-row>
        <table:table-row table:style-name="ro1">
          <table:table-cell office:value-type="float" office:value="26110" calcext:value-type="float">
            <text:p>26110</text:p>
          </table:table-cell>
          <table:table-cell office:value-type="float" office:value="1.064" calcext:value-type="float">
            <text:p>1.064</text:p>
          </table:table-cell>
        </table:table-row>
        <table:table-row table:style-name="ro1">
          <table:table-cell office:value-type="float" office:value="26185" calcext:value-type="float">
            <text:p>26185</text:p>
          </table:table-cell>
          <table:table-cell office:value-type="float" office:value="2.188" calcext:value-type="float">
            <text:p>2.188</text:p>
          </table:table-cell>
        </table:table-row>
        <table:table-row table:style-name="ro1">
          <table:table-cell office:value-type="float" office:value="26260" calcext:value-type="float">
            <text:p>26260</text:p>
          </table:table-cell>
          <table:table-cell office:value-type="float" office:value="0.74" calcext:value-type="float">
            <text:p>0.74</text:p>
          </table:table-cell>
        </table:table-row>
        <table:table-row table:style-name="ro1">
          <table:table-cell office:value-type="float" office:value="26335" calcext:value-type="float">
            <text:p>26335</text:p>
          </table:table-cell>
          <table:table-cell office:value-type="float" office:value="1.004" calcext:value-type="float">
            <text:p>1.004</text:p>
          </table:table-cell>
        </table:table-row>
        <table:table-row table:style-name="ro1">
          <table:table-cell office:value-type="float" office:value="26410" calcext:value-type="float">
            <text:p>26410</text:p>
          </table:table-cell>
          <table:table-cell office:value-type="float" office:value="1.664" calcext:value-type="float">
            <text:p>1.664</text:p>
          </table:table-cell>
        </table:table-row>
        <table:table-row table:style-name="ro1">
          <table:table-cell office:value-type="float" office:value="26485" calcext:value-type="float">
            <text:p>26485</text:p>
          </table:table-cell>
          <table:table-cell office:value-type="float" office:value="2.284" calcext:value-type="float">
            <text:p>2.284</text:p>
          </table:table-cell>
        </table:table-row>
        <table:table-row table:style-name="ro1">
          <table:table-cell office:value-type="float" office:value="26560" calcext:value-type="float">
            <text:p>26560</text:p>
          </table:table-cell>
          <table:table-cell office:value-type="float" office:value="0.368" calcext:value-type="float">
            <text:p>0.368</text:p>
          </table:table-cell>
        </table:table-row>
        <table:table-row table:style-name="ro1">
          <table:table-cell office:value-type="float" office:value="26635" calcext:value-type="float">
            <text:p>26635</text:p>
          </table:table-cell>
          <table:table-cell office:value-type="float" office:value="0.584" calcext:value-type="float">
            <text:p>0.584</text:p>
          </table:table-cell>
        </table:table-row>
        <table:table-row table:style-name="ro1">
          <table:table-cell office:value-type="float" office:value="26710" calcext:value-type="float">
            <text:p>26710</text:p>
          </table:table-cell>
          <table:table-cell office:value-type="float" office:value="1.656" calcext:value-type="float">
            <text:p>1.656</text:p>
          </table:table-cell>
        </table:table-row>
        <table:table-row table:style-name="ro1">
          <table:table-cell office:value-type="float" office:value="26785" calcext:value-type="float">
            <text:p>26785</text:p>
          </table:table-cell>
          <table:table-cell office:value-type="float" office:value="0.848" calcext:value-type="float">
            <text:p>0.848</text:p>
          </table:table-cell>
        </table:table-row>
        <table:table-row table:style-name="ro1">
          <table:table-cell office:value-type="float" office:value="26860" calcext:value-type="float">
            <text:p>26860</text:p>
          </table:table-cell>
          <table:table-cell office:value-type="float" office:value="0.976" calcext:value-type="float">
            <text:p>0.976</text:p>
          </table:table-cell>
        </table:table-row>
        <table:table-row table:style-name="ro1">
          <table:table-cell office:value-type="float" office:value="26935" calcext:value-type="float">
            <text:p>26935</text:p>
          </table:table-cell>
          <table:table-cell office:value-type="float" office:value="1.528" calcext:value-type="float">
            <text:p>1.528</text:p>
          </table:table-cell>
        </table:table-row>
        <table:table-row table:style-name="ro1">
          <table:table-cell office:value-type="float" office:value="27010" calcext:value-type="float">
            <text:p>27010</text:p>
          </table:table-cell>
          <table:table-cell office:value-type="float" office:value="1.772" calcext:value-type="float">
            <text:p>1.772</text:p>
          </table:table-cell>
        </table:table-row>
        <table:table-row table:style-name="ro1">
          <table:table-cell office:value-type="float" office:value="27085" calcext:value-type="float">
            <text:p>27085</text:p>
          </table:table-cell>
          <table:table-cell office:value-type="float" office:value="1.688" calcext:value-type="float">
            <text:p>1.688</text:p>
          </table:table-cell>
        </table:table-row>
        <table:table-row table:style-name="ro1">
          <table:table-cell office:value-type="float" office:value="27160" calcext:value-type="float">
            <text:p>27160</text:p>
          </table:table-cell>
          <table:table-cell office:value-type="float" office:value="0.424" calcext:value-type="float">
            <text:p>0.424</text:p>
          </table:table-cell>
        </table:table-row>
        <table:table-row table:style-name="ro1">
          <table:table-cell office:value-type="float" office:value="27235" calcext:value-type="float">
            <text:p>27235</text:p>
          </table:table-cell>
          <table:table-cell office:value-type="float" office:value="0.868" calcext:value-type="float">
            <text:p>0.868</text:p>
          </table:table-cell>
        </table:table-row>
        <table:table-row table:style-name="ro1">
          <table:table-cell office:value-type="float" office:value="27310" calcext:value-type="float">
            <text:p>27310</text:p>
          </table:table-cell>
          <table:table-cell office:value-type="float" office:value="1.904" calcext:value-type="float">
            <text:p>1.904</text:p>
          </table:table-cell>
        </table:table-row>
        <table:table-row table:style-name="ro1">
          <table:table-cell office:value-type="float" office:value="27385" calcext:value-type="float">
            <text:p>27385</text:p>
          </table:table-cell>
          <table:table-cell office:value-type="float" office:value="0.508" calcext:value-type="float">
            <text:p>0.508</text:p>
          </table:table-cell>
        </table:table-row>
        <table:table-row table:style-name="ro1">
          <table:table-cell office:value-type="float" office:value="27460" calcext:value-type="float">
            <text:p>27460</text:p>
          </table:table-cell>
          <table:table-cell office:value-type="float" office:value="2.36" calcext:value-type="float">
            <text:p>2.36</text:p>
          </table:table-cell>
        </table:table-row>
        <table:table-row table:style-name="ro1">
          <table:table-cell office:value-type="float" office:value="27535" calcext:value-type="float">
            <text:p>27535</text:p>
          </table:table-cell>
          <table:table-cell office:value-type="float" office:value="1.484" calcext:value-type="float">
            <text:p>1.484</text:p>
          </table:table-cell>
        </table:table-row>
        <table:table-row table:style-name="ro1">
          <table:table-cell office:value-type="float" office:value="27610" calcext:value-type="float">
            <text:p>27610</text:p>
          </table:table-cell>
          <table:table-cell office:value-type="float" office:value="0.284" calcext:value-type="float">
            <text:p>0.284</text:p>
          </table:table-cell>
        </table:table-row>
        <table:table-row table:style-name="ro1">
          <table:table-cell office:value-type="float" office:value="27685" calcext:value-type="float">
            <text:p>27685</text:p>
          </table:table-cell>
          <table:table-cell office:value-type="float" office:value="2.516" calcext:value-type="float">
            <text:p>2.516</text:p>
          </table:table-cell>
        </table:table-row>
        <table:table-row table:style-name="ro1">
          <table:table-cell office:value-type="float" office:value="27760" calcext:value-type="float">
            <text:p>27760</text:p>
          </table:table-cell>
          <table:table-cell office:value-type="float" office:value="1.524" calcext:value-type="float">
            <text:p>1.524</text:p>
          </table:table-cell>
        </table:table-row>
        <table:table-row table:style-name="ro1">
          <table:table-cell office:value-type="float" office:value="27835" calcext:value-type="float">
            <text:p>27835</text:p>
          </table:table-cell>
          <table:table-cell office:value-type="float" office:value="1.544" calcext:value-type="float">
            <text:p>1.544</text:p>
          </table:table-cell>
        </table:table-row>
        <table:table-row table:style-name="ro1">
          <table:table-cell office:value-type="float" office:value="27910" calcext:value-type="float">
            <text:p>27910</text:p>
          </table:table-cell>
          <table:table-cell office:value-type="float" office:value="2.492" calcext:value-type="float">
            <text:p>2.492</text:p>
          </table:table-cell>
        </table:table-row>
        <table:table-row table:style-name="ro1">
          <table:table-cell office:value-type="float" office:value="27985" calcext:value-type="float">
            <text:p>27985</text:p>
          </table:table-cell>
          <table:table-cell office:value-type="float" office:value="1.656" calcext:value-type="float">
            <text:p>1.656</text:p>
          </table:table-cell>
        </table:table-row>
        <table:table-row table:style-name="ro1">
          <table:table-cell office:value-type="float" office:value="28060" calcext:value-type="float">
            <text:p>28060</text:p>
          </table:table-cell>
          <table:table-cell office:value-type="float" office:value="2.128" calcext:value-type="float">
            <text:p>2.128</text:p>
          </table:table-cell>
        </table:table-row>
        <table:table-row table:style-name="ro1">
          <table:table-cell office:value-type="float" office:value="28135" calcext:value-type="float">
            <text:p>28135</text:p>
          </table:table-cell>
          <table:table-cell office:value-type="float" office:value="0.976" calcext:value-type="float">
            <text:p>0.976</text:p>
          </table:table-cell>
        </table:table-row>
        <table:table-row table:style-name="ro1">
          <table:table-cell office:value-type="float" office:value="28210" calcext:value-type="float">
            <text:p>28210</text:p>
          </table:table-cell>
          <table:table-cell office:value-type="float" office:value="2.516" calcext:value-type="float">
            <text:p>2.516</text:p>
          </table:table-cell>
        </table:table-row>
        <table:table-row table:style-name="ro1">
          <table:table-cell office:value-type="float" office:value="28285" calcext:value-type="float">
            <text:p>28285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office:value-type="float" office:value="28360" calcext:value-type="float">
            <text:p>28360</text:p>
          </table:table-cell>
          <table:table-cell office:value-type="float" office:value="0.568" calcext:value-type="float">
            <text:p>0.568</text:p>
          </table:table-cell>
        </table:table-row>
        <table:table-row table:style-name="ro1">
          <table:table-cell office:value-type="float" office:value="28435" calcext:value-type="float">
            <text:p>28435</text:p>
          </table:table-cell>
          <table:table-cell office:value-type="float" office:value="1.188" calcext:value-type="float">
            <text:p>1.188</text:p>
          </table:table-cell>
        </table:table-row>
        <table:table-row table:style-name="ro1">
          <table:table-cell office:value-type="float" office:value="28510" calcext:value-type="float">
            <text:p>28510</text:p>
          </table:table-cell>
          <table:table-cell office:value-type="float" office:value="1.344" calcext:value-type="float">
            <text:p>1.344</text:p>
          </table:table-cell>
        </table:table-row>
        <table:table-row table:style-name="ro1">
          <table:table-cell office:value-type="float" office:value="28585" calcext:value-type="float">
            <text:p>28585</text:p>
          </table:table-cell>
          <table:table-cell office:value-type="float" office:value="1.78" calcext:value-type="float">
            <text:p>1.78</text:p>
          </table:table-cell>
        </table:table-row>
        <table:table-row table:style-name="ro1">
          <table:table-cell office:value-type="float" office:value="28660" calcext:value-type="float">
            <text:p>28660</text:p>
          </table:table-cell>
          <table:table-cell office:value-type="float" office:value="0.664" calcext:value-type="float">
            <text:p>0.664</text:p>
          </table:table-cell>
        </table:table-row>
        <table:table-row table:style-name="ro1">
          <table:table-cell office:value-type="float" office:value="28735" calcext:value-type="float">
            <text:p>28735</text:p>
          </table:table-cell>
          <table:table-cell office:value-type="float" office:value="0.544" calcext:value-type="float">
            <text:p>0.544</text:p>
          </table:table-cell>
        </table:table-row>
        <table:table-row table:style-name="ro1">
          <table:table-cell office:value-type="float" office:value="28810" calcext:value-type="float">
            <text:p>28810</text:p>
          </table:table-cell>
          <table:table-cell office:value-type="float" office:value="1.804" calcext:value-type="float">
            <text:p>1.804</text:p>
          </table:table-cell>
        </table:table-row>
        <table:table-row table:style-name="ro1">
          <table:table-cell office:value-type="float" office:value="28885" calcext:value-type="float">
            <text:p>28885</text:p>
          </table:table-cell>
          <table:table-cell office:value-type="float" office:value="0.98" calcext:value-type="float">
            <text:p>0.98</text:p>
          </table:table-cell>
        </table:table-row>
        <table:table-row table:style-name="ro1">
          <table:table-cell office:value-type="float" office:value="28960" calcext:value-type="float">
            <text:p>28960</text:p>
          </table:table-cell>
          <table:table-cell office:value-type="float" office:value="0.736" calcext:value-type="float">
            <text:p>0.736</text:p>
          </table:table-cell>
        </table:table-row>
        <table:table-row table:style-name="ro1">
          <table:table-cell office:value-type="float" office:value="29035" calcext:value-type="float">
            <text:p>29035</text:p>
          </table:table-cell>
          <table:table-cell office:value-type="float" office:value="1.28" calcext:value-type="float">
            <text:p>1.28</text:p>
          </table:table-cell>
        </table:table-row>
        <table:table-row table:style-name="ro1">
          <table:table-cell office:value-type="float" office:value="29110" calcext:value-type="float">
            <text:p>29110</text:p>
          </table:table-cell>
          <table:table-cell office:value-type="float" office:value="2.332" calcext:value-type="float">
            <text:p>2.332</text:p>
          </table:table-cell>
        </table:table-row>
        <table:table-row table:style-name="ro1">
          <table:table-cell office:value-type="float" office:value="29185" calcext:value-type="float">
            <text:p>29185</text:p>
          </table:table-cell>
          <table:table-cell office:value-type="float" office:value="1.396" calcext:value-type="float">
            <text:p>1.396</text:p>
          </table:table-cell>
        </table:table-row>
        <table:table-row table:style-name="ro1">
          <table:table-cell office:value-type="float" office:value="29260" calcext:value-type="float">
            <text:p>29260</text:p>
          </table:table-cell>
          <table:table-cell office:value-type="float" office:value="0.428" calcext:value-type="float">
            <text:p>0.428</text:p>
          </table:table-cell>
        </table:table-row>
        <table:table-row table:style-name="ro1">
          <table:table-cell office:value-type="float" office:value="29335" calcext:value-type="float">
            <text:p>29335</text:p>
          </table:table-cell>
          <table:table-cell office:value-type="float" office:value="0.912" calcext:value-type="float">
            <text:p>0.912</text:p>
          </table:table-cell>
        </table:table-row>
        <table:table-row table:style-name="ro1">
          <table:table-cell office:value-type="float" office:value="29410" calcext:value-type="float">
            <text:p>29410</text:p>
          </table:table-cell>
          <table:table-cell office:value-type="float" office:value="1.312" calcext:value-type="float">
            <text:p>1.312</text:p>
          </table:table-cell>
        </table:table-row>
        <table:table-row table:style-name="ro1">
          <table:table-cell office:value-type="float" office:value="29485" calcext:value-type="float">
            <text:p>29485</text:p>
          </table:table-cell>
          <table:table-cell office:value-type="float" office:value="2.812" calcext:value-type="float">
            <text:p>2.812</text:p>
          </table:table-cell>
        </table:table-row>
        <table:table-row table:style-name="ro1">
          <table:table-cell office:value-type="float" office:value="29560" calcext:value-type="float">
            <text:p>29560</text:p>
          </table:table-cell>
          <table:table-cell office:value-type="float" office:value="0.492" calcext:value-type="float">
            <text:p>0.492</text:p>
          </table:table-cell>
        </table:table-row>
        <table:table-row table:style-name="ro1">
          <table:table-cell office:value-type="float" office:value="29635" calcext:value-type="float">
            <text:p>29635</text:p>
          </table:table-cell>
          <table:table-cell office:value-type="float" office:value="2.58" calcext:value-type="float">
            <text:p>2.58</text:p>
          </table:table-cell>
        </table:table-row>
        <table:table-row table:style-name="ro1">
          <table:table-cell office:value-type="float" office:value="29710" calcext:value-type="float">
            <text:p>29710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float" office:value="29785" calcext:value-type="float">
            <text:p>29785</text:p>
          </table:table-cell>
          <table:table-cell office:value-type="float" office:value="1.272" calcext:value-type="float">
            <text:p>1.272</text:p>
          </table:table-cell>
        </table:table-row>
        <table:table-row table:style-name="ro1">
          <table:table-cell office:value-type="float" office:value="29860" calcext:value-type="float">
            <text:p>29860</text:p>
          </table:table-cell>
          <table:table-cell office:value-type="float" office:value="2.336" calcext:value-type="float">
            <text:p>2.336</text:p>
          </table:table-cell>
        </table:table-row>
        <table:table-row table:style-name="ro1">
          <table:table-cell office:value-type="float" office:value="29935" calcext:value-type="float">
            <text:p>29935</text:p>
          </table:table-cell>
          <table:table-cell office:value-type="float" office:value="2.664" calcext:value-type="float">
            <text:p>2.664</text:p>
          </table:table-cell>
        </table:table-row>
        <table:table-row table:style-name="ro1">
          <table:table-cell office:value-type="float" office:value="30010" calcext:value-type="float">
            <text:p>30010</text:p>
          </table:table-cell>
          <table:table-cell office:value-type="float" office:value="0.484" calcext:value-type="float">
            <text:p>0.484</text:p>
          </table:table-cell>
        </table:table-row>
        <table:table-row table:style-name="ro1">
          <table:table-cell office:value-type="float" office:value="30085" calcext:value-type="float">
            <text:p>30085</text:p>
          </table:table-cell>
          <table:table-cell office:value-type="float" office:value="2.02" calcext:value-type="float">
            <text:p>2.02</text:p>
          </table:table-cell>
        </table:table-row>
        <table:table-row table:style-name="ro1">
          <table:table-cell office:value-type="float" office:value="30160" calcext:value-type="float">
            <text:p>30160</text:p>
          </table:table-cell>
          <table:table-cell office:value-type="float" office:value="2.768" calcext:value-type="float">
            <text:p>2.768</text:p>
          </table:table-cell>
        </table:table-row>
        <table:table-row table:style-name="ro1">
          <table:table-cell office:value-type="float" office:value="30235" calcext:value-type="float">
            <text:p>30235</text:p>
          </table:table-cell>
          <table:table-cell office:value-type="float" office:value="2.892" calcext:value-type="float">
            <text:p>2.892</text:p>
          </table:table-cell>
        </table:table-row>
        <table:table-row table:style-name="ro1">
          <table:table-cell office:value-type="float" office:value="30310" calcext:value-type="float">
            <text:p>30310</text:p>
          </table:table-cell>
          <table:table-cell office:value-type="float" office:value="1.176" calcext:value-type="float">
            <text:p>1.176</text:p>
          </table:table-cell>
        </table:table-row>
        <table:table-row table:style-name="ro1">
          <table:table-cell office:value-type="float" office:value="30385" calcext:value-type="float">
            <text:p>30385</text:p>
          </table:table-cell>
          <table:table-cell office:value-type="float" office:value="0.832" calcext:value-type="float">
            <text:p>0.832</text:p>
          </table:table-cell>
        </table:table-row>
        <table:table-row table:style-name="ro1">
          <table:table-cell office:value-type="float" office:value="30460" calcext:value-type="float">
            <text:p>30460</text:p>
          </table:table-cell>
          <table:table-cell office:value-type="float" office:value="2.26" calcext:value-type="float">
            <text:p>2.26</text:p>
          </table:table-cell>
        </table:table-row>
        <table:table-row table:style-name="ro1">
          <table:table-cell office:value-type="float" office:value="30535" calcext:value-type="float">
            <text:p>30535</text:p>
          </table:table-cell>
          <table:table-cell office:value-type="float" office:value="1.376" calcext:value-type="float">
            <text:p>1.376</text:p>
          </table:table-cell>
        </table:table-row>
        <table:table-row table:style-name="ro1">
          <table:table-cell office:value-type="float" office:value="30610" calcext:value-type="float">
            <text:p>30610</text:p>
          </table:table-cell>
          <table:table-cell office:value-type="float" office:value="2.6" calcext:value-type="float">
            <text:p>2.6</text:p>
          </table:table-cell>
        </table:table-row>
        <table:table-row table:style-name="ro1">
          <table:table-cell office:value-type="float" office:value="30685" calcext:value-type="float">
            <text:p>30685</text:p>
          </table:table-cell>
          <table:table-cell office:value-type="float" office:value="2.812" calcext:value-type="float">
            <text:p>2.812</text:p>
          </table:table-cell>
        </table:table-row>
        <table:table-row table:style-name="ro1">
          <table:table-cell office:value-type="float" office:value="30760" calcext:value-type="float">
            <text:p>30760</text:p>
          </table:table-cell>
          <table:table-cell office:value-type="float" office:value="0.916" calcext:value-type="float">
            <text:p>0.916</text:p>
          </table:table-cell>
        </table:table-row>
        <table:table-row table:style-name="ro1">
          <table:table-cell office:value-type="float" office:value="30835" calcext:value-type="float">
            <text:p>30835</text:p>
          </table:table-cell>
          <table:table-cell office:value-type="float" office:value="2.416" calcext:value-type="float">
            <text:p>2.416</text:p>
          </table:table-cell>
        </table:table-row>
        <table:table-row table:style-name="ro1">
          <table:table-cell office:value-type="float" office:value="30910" calcext:value-type="float">
            <text:p>30910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office:value-type="float" office:value="30985" calcext:value-type="float">
            <text:p>30985</text:p>
          </table:table-cell>
          <table:table-cell office:value-type="float" office:value="1.12" calcext:value-type="float">
            <text:p>1.12</text:p>
          </table:table-cell>
        </table:table-row>
        <table:table-row table:style-name="ro1">
          <table:table-cell office:value-type="float" office:value="31060" calcext:value-type="float">
            <text:p>31060</text:p>
          </table:table-cell>
          <table:table-cell office:value-type="float" office:value="3.096" calcext:value-type="float">
            <text:p>3.096</text:p>
          </table:table-cell>
        </table:table-row>
        <table:table-row table:style-name="ro1">
          <table:table-cell office:value-type="float" office:value="31135" calcext:value-type="float">
            <text:p>31135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31210" calcext:value-type="float">
            <text:p>31210</text:p>
          </table:table-cell>
          <table:table-cell office:value-type="float" office:value="0.408" calcext:value-type="float">
            <text:p>0.408</text:p>
          </table:table-cell>
        </table:table-row>
        <table:table-row table:style-name="ro1">
          <table:table-cell office:value-type="float" office:value="31285" calcext:value-type="float">
            <text:p>31285</text:p>
          </table:table-cell>
          <table:table-cell office:value-type="float" office:value="0.968" calcext:value-type="float">
            <text:p>0.968</text:p>
          </table:table-cell>
        </table:table-row>
        <table:table-row table:style-name="ro1">
          <table:table-cell office:value-type="float" office:value="31360" calcext:value-type="float">
            <text:p>31360</text:p>
          </table:table-cell>
          <table:table-cell office:value-type="float" office:value="2.016" calcext:value-type="float">
            <text:p>2.016</text:p>
          </table:table-cell>
        </table:table-row>
        <table:table-row table:style-name="ro1">
          <table:table-cell office:value-type="float" office:value="31435" calcext:value-type="float">
            <text:p>31435</text:p>
          </table:table-cell>
          <table:table-cell office:value-type="float" office:value="2.38" calcext:value-type="float">
            <text:p>2.38</text:p>
          </table:table-cell>
        </table:table-row>
        <table:table-row table:style-name="ro1">
          <table:table-cell office:value-type="float" office:value="31510" calcext:value-type="float">
            <text:p>31510</text:p>
          </table:table-cell>
          <table:table-cell office:value-type="float" office:value="1.58" calcext:value-type="float">
            <text:p>1.58</text:p>
          </table:table-cell>
        </table:table-row>
        <table:table-row table:style-name="ro1">
          <table:table-cell office:value-type="float" office:value="31585" calcext:value-type="float">
            <text:p>31585</text:p>
          </table:table-cell>
          <table:table-cell office:value-type="float" office:value="1.988" calcext:value-type="float">
            <text:p>1.988</text:p>
          </table:table-cell>
        </table:table-row>
        <table:table-row table:style-name="ro1">
          <table:table-cell office:value-type="float" office:value="31660" calcext:value-type="float">
            <text:p>31660</text:p>
          </table:table-cell>
          <table:table-cell office:value-type="float" office:value="1.244" calcext:value-type="float">
            <text:p>1.244</text:p>
          </table:table-cell>
        </table:table-row>
        <table:table-row table:style-name="ro1">
          <table:table-cell office:value-type="float" office:value="31735" calcext:value-type="float">
            <text:p>31735</text:p>
          </table:table-cell>
          <table:table-cell office:value-type="float" office:value="0.868" calcext:value-type="float">
            <text:p>0.868</text:p>
          </table:table-cell>
        </table:table-row>
        <table:table-row table:style-name="ro1">
          <table:table-cell office:value-type="float" office:value="31810" calcext:value-type="float">
            <text:p>31810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office:value-type="float" office:value="31885" calcext:value-type="float">
            <text:p>31885</text:p>
          </table:table-cell>
          <table:table-cell office:value-type="float" office:value="2.012" calcext:value-type="float">
            <text:p>2.012</text:p>
          </table:table-cell>
        </table:table-row>
        <table:table-row table:style-name="ro1">
          <table:table-cell office:value-type="float" office:value="31960" calcext:value-type="float">
            <text:p>31960</text:p>
          </table:table-cell>
          <table:table-cell office:value-type="float" office:value="1.724" calcext:value-type="float">
            <text:p>1.724</text:p>
          </table:table-cell>
        </table:table-row>
        <table:table-row table:style-name="ro1">
          <table:table-cell office:value-type="float" office:value="32035" calcext:value-type="float">
            <text:p>32035</text:p>
          </table:table-cell>
          <table:table-cell office:value-type="float" office:value="1.532" calcext:value-type="float">
            <text:p>1.532</text:p>
          </table:table-cell>
        </table:table-row>
        <table:table-row table:style-name="ro1">
          <table:table-cell office:value-type="float" office:value="32110" calcext:value-type="float">
            <text:p>32110</text:p>
          </table:table-cell>
          <table:table-cell office:value-type="float" office:value="0.472" calcext:value-type="float">
            <text:p>0.472</text:p>
          </table:table-cell>
        </table:table-row>
        <table:table-row table:style-name="ro1">
          <table:table-cell office:value-type="float" office:value="32185" calcext:value-type="float">
            <text:p>32185</text:p>
          </table:table-cell>
          <table:table-cell office:value-type="float" office:value="1.168" calcext:value-type="float">
            <text:p>1.168</text:p>
          </table:table-cell>
        </table:table-row>
        <table:table-row table:style-name="ro1">
          <table:table-cell office:value-type="float" office:value="32260" calcext:value-type="float">
            <text:p>32260</text:p>
          </table:table-cell>
          <table:table-cell office:value-type="float" office:value="0.872" calcext:value-type="float">
            <text:p>0.872</text:p>
          </table:table-cell>
        </table:table-row>
        <table:table-row table:style-name="ro1">
          <table:table-cell office:value-type="float" office:value="32335" calcext:value-type="float">
            <text:p>32335</text:p>
          </table:table-cell>
          <table:table-cell office:value-type="float" office:value="1.748" calcext:value-type="float">
            <text:p>1.748</text:p>
          </table:table-cell>
        </table:table-row>
        <table:table-row table:style-name="ro1">
          <table:table-cell office:value-type="float" office:value="32410" calcext:value-type="float">
            <text:p>32410</text:p>
          </table:table-cell>
          <table:table-cell office:value-type="float" office:value="1.18" calcext:value-type="float">
            <text:p>1.18</text:p>
          </table:table-cell>
        </table:table-row>
        <table:table-row table:style-name="ro1">
          <table:table-cell office:value-type="float" office:value="32485" calcext:value-type="float">
            <text:p>32485</text:p>
          </table:table-cell>
          <table:table-cell office:value-type="float" office:value="2.988" calcext:value-type="float">
            <text:p>2.988</text:p>
          </table:table-cell>
        </table:table-row>
        <table:table-row table:style-name="ro1">
          <table:table-cell office:value-type="float" office:value="32560" calcext:value-type="float">
            <text:p>32560</text:p>
          </table:table-cell>
          <table:table-cell office:value-type="float" office:value="2.568" calcext:value-type="float">
            <text:p>2.568</text:p>
          </table:table-cell>
        </table:table-row>
        <table:table-row table:style-name="ro1">
          <table:table-cell office:value-type="float" office:value="32635" calcext:value-type="float">
            <text:p>32635</text:p>
          </table:table-cell>
          <table:table-cell office:value-type="float" office:value="1.336" calcext:value-type="float">
            <text:p>1.336</text:p>
          </table:table-cell>
        </table:table-row>
        <table:table-row table:style-name="ro1">
          <table:table-cell office:value-type="float" office:value="32710" calcext:value-type="float">
            <text:p>32710</text:p>
          </table:table-cell>
          <table:table-cell office:value-type="float" office:value="0.468" calcext:value-type="float">
            <text:p>0.468</text:p>
          </table:table-cell>
        </table:table-row>
        <table:table-row table:style-name="ro1">
          <table:table-cell office:value-type="float" office:value="32785" calcext:value-type="float">
            <text:p>32785</text:p>
          </table:table-cell>
          <table:table-cell office:value-type="float" office:value="1.328" calcext:value-type="float">
            <text:p>1.328</text:p>
          </table:table-cell>
        </table:table-row>
        <table:table-row table:style-name="ro1">
          <table:table-cell office:value-type="float" office:value="32860" calcext:value-type="float">
            <text:p>32860</text:p>
          </table:table-cell>
          <table:table-cell office:value-type="float" office:value="0.444" calcext:value-type="float">
            <text:p>0.444</text:p>
          </table:table-cell>
        </table:table-row>
        <table:table-row table:style-name="ro1">
          <table:table-cell office:value-type="float" office:value="32935" calcext:value-type="float">
            <text:p>32935</text:p>
          </table:table-cell>
          <table:table-cell office:value-type="float" office:value="0.756" calcext:value-type="float">
            <text:p>0.756</text:p>
          </table:table-cell>
        </table:table-row>
        <table:table-row table:style-name="ro1">
          <table:table-cell office:value-type="float" office:value="33010" calcext:value-type="float">
            <text:p>33010</text:p>
          </table:table-cell>
          <table:table-cell office:value-type="float" office:value="1.94" calcext:value-type="float">
            <text:p>1.94</text:p>
          </table:table-cell>
        </table:table-row>
        <table:table-row table:style-name="ro1">
          <table:table-cell office:value-type="float" office:value="33085" calcext:value-type="float">
            <text:p>33085</text:p>
          </table:table-cell>
          <table:table-cell office:value-type="float" office:value="2.196" calcext:value-type="float">
            <text:p>2.196</text:p>
          </table:table-cell>
        </table:table-row>
        <table:table-row table:style-name="ro1">
          <table:table-cell office:value-type="float" office:value="33160" calcext:value-type="float">
            <text:p>33160</text:p>
          </table:table-cell>
          <table:table-cell office:value-type="float" office:value="2.436" calcext:value-type="float">
            <text:p>2.436</text:p>
          </table:table-cell>
        </table:table-row>
        <table:table-row table:style-name="ro1">
          <table:table-cell office:value-type="float" office:value="33235" calcext:value-type="float">
            <text:p>33235</text:p>
          </table:table-cell>
          <table:table-cell office:value-type="float" office:value="0.708" calcext:value-type="float">
            <text:p>0.708</text:p>
          </table:table-cell>
        </table:table-row>
        <table:table-row table:style-name="ro1">
          <table:table-cell office:value-type="float" office:value="33310" calcext:value-type="float">
            <text:p>33310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33385" calcext:value-type="float">
            <text:p>33385</text:p>
          </table:table-cell>
          <table:table-cell office:value-type="float" office:value="0.608" calcext:value-type="float">
            <text:p>0.608</text:p>
          </table:table-cell>
        </table:table-row>
        <table:table-row table:style-name="ro1">
          <table:table-cell office:value-type="float" office:value="33460" calcext:value-type="float">
            <text:p>33460</text:p>
          </table:table-cell>
          <table:table-cell office:value-type="float" office:value="0.984" calcext:value-type="float">
            <text:p>0.984</text:p>
          </table:table-cell>
        </table:table-row>
        <table:table-row table:style-name="ro1">
          <table:table-cell office:value-type="float" office:value="33535" calcext:value-type="float">
            <text:p>33535</text:p>
          </table:table-cell>
          <table:table-cell office:value-type="float" office:value="0.844" calcext:value-type="float">
            <text:p>0.844</text:p>
          </table:table-cell>
        </table:table-row>
        <table:table-row table:style-name="ro1">
          <table:table-cell office:value-type="float" office:value="33610" calcext:value-type="float">
            <text:p>33610</text:p>
          </table:table-cell>
          <table:table-cell office:value-type="float" office:value="2.016" calcext:value-type="float">
            <text:p>2.016</text:p>
          </table:table-cell>
        </table:table-row>
        <table:table-row table:style-name="ro1">
          <table:table-cell office:value-type="float" office:value="33685" calcext:value-type="float">
            <text:p>33685</text:p>
          </table:table-cell>
          <table:table-cell office:value-type="float" office:value="2.068" calcext:value-type="float">
            <text:p>2.068</text:p>
          </table:table-cell>
        </table:table-row>
        <table:table-row table:style-name="ro1">
          <table:table-cell office:value-type="float" office:value="33760" calcext:value-type="float">
            <text:p>33760</text:p>
          </table:table-cell>
          <table:table-cell office:value-type="float" office:value="3.404" calcext:value-type="float">
            <text:p>3.404</text:p>
          </table:table-cell>
        </table:table-row>
        <table:table-row table:style-name="ro1">
          <table:table-cell office:value-type="float" office:value="33835" calcext:value-type="float">
            <text:p>33835</text:p>
          </table:table-cell>
          <table:table-cell office:value-type="float" office:value="3.708" calcext:value-type="float">
            <text:p>3.708</text:p>
          </table:table-cell>
        </table:table-row>
        <table:table-row table:style-name="ro1">
          <table:table-cell office:value-type="float" office:value="33910" calcext:value-type="float">
            <text:p>33910</text:p>
          </table:table-cell>
          <table:table-cell office:value-type="float" office:value="2.204" calcext:value-type="float">
            <text:p>2.204</text:p>
          </table:table-cell>
        </table:table-row>
        <table:table-row table:style-name="ro1">
          <table:table-cell office:value-type="float" office:value="33985" calcext:value-type="float">
            <text:p>33985</text:p>
          </table:table-cell>
          <table:table-cell office:value-type="float" office:value="1.304" calcext:value-type="float">
            <text:p>1.304</text:p>
          </table:table-cell>
        </table:table-row>
        <table:table-row table:style-name="ro1">
          <table:table-cell office:value-type="float" office:value="34060" calcext:value-type="float">
            <text:p>34060</text:p>
          </table:table-cell>
          <table:table-cell office:value-type="float" office:value="3.772" calcext:value-type="float">
            <text:p>3.772</text:p>
          </table:table-cell>
        </table:table-row>
        <table:table-row table:style-name="ro1">
          <table:table-cell office:value-type="float" office:value="34135" calcext:value-type="float">
            <text:p>34135</text:p>
          </table:table-cell>
          <table:table-cell office:value-type="float" office:value="3.016" calcext:value-type="float">
            <text:p>3.016</text:p>
          </table:table-cell>
        </table:table-row>
        <table:table-row table:style-name="ro1">
          <table:table-cell office:value-type="float" office:value="34210" calcext:value-type="float">
            <text:p>34210</text:p>
          </table:table-cell>
          <table:table-cell office:value-type="float" office:value="0.656" calcext:value-type="float">
            <text:p>0.656</text:p>
          </table:table-cell>
        </table:table-row>
        <table:table-row table:style-name="ro1">
          <table:table-cell office:value-type="float" office:value="34285" calcext:value-type="float">
            <text:p>34285</text:p>
          </table:table-cell>
          <table:table-cell office:value-type="float" office:value="2.352" calcext:value-type="float">
            <text:p>2.352</text:p>
          </table:table-cell>
        </table:table-row>
        <table:table-row table:style-name="ro1">
          <table:table-cell office:value-type="float" office:value="34360" calcext:value-type="float">
            <text:p>34360</text:p>
          </table:table-cell>
          <table:table-cell office:value-type="float" office:value="3.12" calcext:value-type="float">
            <text:p>3.12</text:p>
          </table:table-cell>
        </table:table-row>
        <table:table-row table:style-name="ro1">
          <table:table-cell office:value-type="float" office:value="34435" calcext:value-type="float">
            <text:p>34435</text:p>
          </table:table-cell>
          <table:table-cell office:value-type="float" office:value="0.916" calcext:value-type="float">
            <text:p>0.916</text:p>
          </table:table-cell>
        </table:table-row>
        <table:table-row table:style-name="ro1">
          <table:table-cell office:value-type="float" office:value="34510" calcext:value-type="float">
            <text:p>34510</text:p>
          </table:table-cell>
          <table:table-cell office:value-type="float" office:value="2.6" calcext:value-type="float">
            <text:p>2.6</text:p>
          </table:table-cell>
        </table:table-row>
        <table:table-row table:style-name="ro1">
          <table:table-cell office:value-type="float" office:value="34585" calcext:value-type="float">
            <text:p>34585</text:p>
          </table:table-cell>
          <table:table-cell office:value-type="float" office:value="3.54" calcext:value-type="float">
            <text:p>3.54</text:p>
          </table:table-cell>
        </table:table-row>
        <table:table-row table:style-name="ro1">
          <table:table-cell office:value-type="float" office:value="34660" calcext:value-type="float">
            <text:p>346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735" calcext:value-type="float">
            <text:p>34735</text:p>
          </table:table-cell>
          <table:table-cell office:value-type="float" office:value="0.768" calcext:value-type="float">
            <text:p>0.768</text:p>
          </table:table-cell>
        </table:table-row>
        <table:table-row table:style-name="ro1">
          <table:table-cell office:value-type="float" office:value="34810" calcext:value-type="float">
            <text:p>34810</text:p>
          </table:table-cell>
          <table:table-cell office:value-type="float" office:value="1.308" calcext:value-type="float">
            <text:p>1.308</text:p>
          </table:table-cell>
        </table:table-row>
        <table:table-row table:style-name="ro1">
          <table:table-cell office:value-type="float" office:value="34885" calcext:value-type="float">
            <text:p>34885</text:p>
          </table:table-cell>
          <table:table-cell office:value-type="float" office:value="3.184" calcext:value-type="float">
            <text:p>3.184</text:p>
          </table:table-cell>
        </table:table-row>
        <table:table-row table:style-name="ro1">
          <table:table-cell office:value-type="float" office:value="34960" calcext:value-type="float">
            <text:p>34960</text:p>
          </table:table-cell>
          <table:table-cell office:value-type="float" office:value="2.228" calcext:value-type="float">
            <text:p>2.228</text:p>
          </table:table-cell>
        </table:table-row>
        <table:table-row table:style-name="ro1">
          <table:table-cell office:value-type="float" office:value="35035" calcext:value-type="float">
            <text:p>35035</text:p>
          </table:table-cell>
          <table:table-cell office:value-type="float" office:value="2.376" calcext:value-type="float">
            <text:p>2.376</text:p>
          </table:table-cell>
        </table:table-row>
        <table:table-row table:style-name="ro1">
          <table:table-cell office:value-type="float" office:value="35110" calcext:value-type="float">
            <text:p>35110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35185" calcext:value-type="float">
            <text:p>35185</text:p>
          </table:table-cell>
          <table:table-cell office:value-type="float" office:value="1.532" calcext:value-type="float">
            <text:p>1.532</text:p>
          </table:table-cell>
        </table:table-row>
        <table:table-row table:style-name="ro1">
          <table:table-cell office:value-type="float" office:value="35260" calcext:value-type="float">
            <text:p>35260</text:p>
          </table:table-cell>
          <table:table-cell office:value-type="float" office:value="2.792" calcext:value-type="float">
            <text:p>2.792</text:p>
          </table:table-cell>
        </table:table-row>
        <table:table-row table:style-name="ro1">
          <table:table-cell office:value-type="float" office:value="35335" calcext:value-type="float">
            <text:p>35335</text:p>
          </table:table-cell>
          <table:table-cell office:value-type="float" office:value="4.364" calcext:value-type="float">
            <text:p>4.364</text:p>
          </table:table-cell>
        </table:table-row>
        <table:table-row table:style-name="ro1">
          <table:table-cell office:value-type="float" office:value="35410" calcext:value-type="float">
            <text:p>35410</text:p>
          </table:table-cell>
          <table:table-cell office:value-type="float" office:value="1.808" calcext:value-type="float">
            <text:p>1.808</text:p>
          </table:table-cell>
        </table:table-row>
        <table:table-row table:style-name="ro1">
          <table:table-cell office:value-type="float" office:value="35485" calcext:value-type="float">
            <text:p>35485</text:p>
          </table:table-cell>
          <table:table-cell office:value-type="float" office:value="1.916" calcext:value-type="float">
            <text:p>1.916</text:p>
          </table:table-cell>
        </table:table-row>
        <table:table-row table:style-name="ro1">
          <table:table-cell office:value-type="float" office:value="35560" calcext:value-type="float">
            <text:p>35560</text:p>
          </table:table-cell>
          <table:table-cell office:value-type="float" office:value="0.672" calcext:value-type="float">
            <text:p>0.672</text:p>
          </table:table-cell>
        </table:table-row>
        <table:table-row table:style-name="ro1">
          <table:table-cell office:value-type="float" office:value="35635" calcext:value-type="float">
            <text:p>35635</text:p>
          </table:table-cell>
          <table:table-cell office:value-type="float" office:value="1.38" calcext:value-type="float">
            <text:p>1.38</text:p>
          </table:table-cell>
        </table:table-row>
        <table:table-row table:style-name="ro1">
          <table:table-cell office:value-type="float" office:value="35710" calcext:value-type="float">
            <text:p>35710</text:p>
          </table:table-cell>
          <table:table-cell office:value-type="float" office:value="3.388" calcext:value-type="float">
            <text:p>3.388</text:p>
          </table:table-cell>
        </table:table-row>
        <table:table-row table:style-name="ro1">
          <table:table-cell office:value-type="float" office:value="35785" calcext:value-type="float">
            <text:p>35785</text:p>
          </table:table-cell>
          <table:table-cell office:value-type="float" office:value="2.012" calcext:value-type="float">
            <text:p>2.012</text:p>
          </table:table-cell>
        </table:table-row>
        <table:table-row table:style-name="ro1">
          <table:table-cell office:value-type="float" office:value="35860" calcext:value-type="float">
            <text:p>35860</text:p>
          </table:table-cell>
          <table:table-cell office:value-type="float" office:value="3.108" calcext:value-type="float">
            <text:p>3.108</text:p>
          </table:table-cell>
        </table:table-row>
        <table:table-row table:style-name="ro1">
          <table:table-cell office:value-type="float" office:value="35935" calcext:value-type="float">
            <text:p>35935</text:p>
          </table:table-cell>
          <table:table-cell office:value-type="float" office:value="3.132" calcext:value-type="float">
            <text:p>3.132</text:p>
          </table:table-cell>
        </table:table-row>
        <table:table-row table:style-name="ro1">
          <table:table-cell office:value-type="float" office:value="36010" calcext:value-type="float">
            <text:p>36010</text:p>
          </table:table-cell>
          <table:table-cell office:value-type="float" office:value="0.912" calcext:value-type="float">
            <text:p>0.912</text:p>
          </table:table-cell>
        </table:table-row>
        <table:table-row table:style-name="ro1">
          <table:table-cell office:value-type="float" office:value="36085" calcext:value-type="float">
            <text:p>36085</text:p>
          </table:table-cell>
          <table:table-cell office:value-type="float" office:value="1.004" calcext:value-type="float">
            <text:p>1.004</text:p>
          </table:table-cell>
        </table:table-row>
        <table:table-row table:style-name="ro1">
          <table:table-cell office:value-type="float" office:value="36160" calcext:value-type="float">
            <text:p>36160</text:p>
          </table:table-cell>
          <table:table-cell office:value-type="float" office:value="1.736" calcext:value-type="float">
            <text:p>1.736</text:p>
          </table:table-cell>
        </table:table-row>
        <table:table-row table:style-name="ro1">
          <table:table-cell office:value-type="float" office:value="36235" calcext:value-type="float">
            <text:p>36235</text:p>
          </table:table-cell>
          <table:table-cell office:value-type="float" office:value="1.752" calcext:value-type="float">
            <text:p>1.752</text:p>
          </table:table-cell>
        </table:table-row>
        <table:table-row table:style-name="ro1">
          <table:table-cell office:value-type="float" office:value="36310" calcext:value-type="float">
            <text:p>36310</text:p>
          </table:table-cell>
          <table:table-cell office:value-type="float" office:value="2.304" calcext:value-type="float">
            <text:p>2.304</text:p>
          </table:table-cell>
        </table:table-row>
        <table:table-row table:style-name="ro1">
          <table:table-cell office:value-type="float" office:value="36385" calcext:value-type="float">
            <text:p>36385</text:p>
          </table:table-cell>
          <table:table-cell office:value-type="float" office:value="1.536" calcext:value-type="float">
            <text:p>1.536</text:p>
          </table:table-cell>
        </table:table-row>
        <table:table-row table:style-name="ro1">
          <table:table-cell office:value-type="float" office:value="36460" calcext:value-type="float">
            <text:p>36460</text:p>
          </table:table-cell>
          <table:table-cell office:value-type="float" office:value="3.528" calcext:value-type="float">
            <text:p>3.528</text:p>
          </table:table-cell>
        </table:table-row>
        <table:table-row table:style-name="ro1">
          <table:table-cell office:value-type="float" office:value="36535" calcext:value-type="float">
            <text:p>36535</text:p>
          </table:table-cell>
          <table:table-cell office:value-type="float" office:value="3.24" calcext:value-type="float">
            <text:p>3.24</text:p>
          </table:table-cell>
        </table:table-row>
        <table:table-row table:style-name="ro1">
          <table:table-cell office:value-type="float" office:value="36610" calcext:value-type="float">
            <text:p>36610</text:p>
          </table:table-cell>
          <table:table-cell office:value-type="float" office:value="3.432" calcext:value-type="float">
            <text:p>3.432</text:p>
          </table:table-cell>
        </table:table-row>
        <table:table-row table:style-name="ro1">
          <table:table-cell office:value-type="float" office:value="36685" calcext:value-type="float">
            <text:p>36685</text:p>
          </table:table-cell>
          <table:table-cell office:value-type="float" office:value="2.84" calcext:value-type="float">
            <text:p>2.84</text:p>
          </table:table-cell>
        </table:table-row>
        <table:table-row table:style-name="ro1">
          <table:table-cell office:value-type="float" office:value="36760" calcext:value-type="float">
            <text:p>36760</text:p>
          </table:table-cell>
          <table:table-cell office:value-type="float" office:value="2.34" calcext:value-type="float">
            <text:p>2.34</text:p>
          </table:table-cell>
        </table:table-row>
        <table:table-row table:style-name="ro1">
          <table:table-cell office:value-type="float" office:value="36835" calcext:value-type="float">
            <text:p>36835</text:p>
          </table:table-cell>
          <table:table-cell office:value-type="float" office:value="4.276" calcext:value-type="float">
            <text:p>4.276</text:p>
          </table:table-cell>
        </table:table-row>
        <table:table-row table:style-name="ro1">
          <table:table-cell office:value-type="float" office:value="36910" calcext:value-type="float">
            <text:p>36910</text:p>
          </table:table-cell>
          <table:table-cell office:value-type="float" office:value="1.616" calcext:value-type="float">
            <text:p>1.616</text:p>
          </table:table-cell>
        </table:table-row>
        <table:table-row table:style-name="ro1">
          <table:table-cell office:value-type="float" office:value="36985" calcext:value-type="float">
            <text:p>36985</text:p>
          </table:table-cell>
          <table:table-cell office:value-type="float" office:value="3.904" calcext:value-type="float">
            <text:p>3.904</text:p>
          </table:table-cell>
        </table:table-row>
        <table:table-row table:style-name="ro1">
          <table:table-cell office:value-type="float" office:value="37060" calcext:value-type="float">
            <text:p>37060</text:p>
          </table:table-cell>
          <table:table-cell office:value-type="float" office:value="1.568" calcext:value-type="float">
            <text:p>1.568</text:p>
          </table:table-cell>
        </table:table-row>
        <table:table-row table:style-name="ro1">
          <table:table-cell office:value-type="float" office:value="37135" calcext:value-type="float">
            <text:p>37135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>
          <table:table-cell office:value-type="float" office:value="37210" calcext:value-type="float">
            <text:p>37210</text:p>
          </table:table-cell>
          <table:table-cell office:value-type="float" office:value="3.864" calcext:value-type="float">
            <text:p>3.864</text:p>
          </table:table-cell>
        </table:table-row>
        <table:table-row table:style-name="ro1">
          <table:table-cell office:value-type="float" office:value="37285" calcext:value-type="float">
            <text:p>37285</text:p>
          </table:table-cell>
          <table:table-cell office:value-type="float" office:value="1.888" calcext:value-type="float">
            <text:p>1.888</text:p>
          </table:table-cell>
        </table:table-row>
        <table:table-row table:style-name="ro1">
          <table:table-cell office:value-type="float" office:value="37360" calcext:value-type="float">
            <text:p>37360</text:p>
          </table:table-cell>
          <table:table-cell office:value-type="float" office:value="3.424" calcext:value-type="float">
            <text:p>3.424</text:p>
          </table:table-cell>
        </table:table-row>
        <table:table-row table:style-name="ro1">
          <table:table-cell office:value-type="float" office:value="37435" calcext:value-type="float">
            <text:p>374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7510" calcext:value-type="float">
            <text:p>37510</text:p>
          </table:table-cell>
          <table:table-cell office:value-type="float" office:value="4.656" calcext:value-type="float">
            <text:p>4.656</text:p>
          </table:table-cell>
        </table:table-row>
        <table:table-row table:style-name="ro1">
          <table:table-cell office:value-type="float" office:value="37585" calcext:value-type="float">
            <text:p>37585</text:p>
          </table:table-cell>
          <table:table-cell office:value-type="float" office:value="2.868" calcext:value-type="float">
            <text:p>2.868</text:p>
          </table:table-cell>
        </table:table-row>
        <table:table-row table:style-name="ro1">
          <table:table-cell office:value-type="float" office:value="37660" calcext:value-type="float">
            <text:p>37660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float" office:value="37735" calcext:value-type="float">
            <text:p>37735</text:p>
          </table:table-cell>
          <table:table-cell office:value-type="float" office:value="2.164" calcext:value-type="float">
            <text:p>2.164</text:p>
          </table:table-cell>
        </table:table-row>
        <table:table-row table:style-name="ro1">
          <table:table-cell office:value-type="float" office:value="37810" calcext:value-type="float">
            <text:p>37810</text:p>
          </table:table-cell>
          <table:table-cell office:value-type="float" office:value="4.696" calcext:value-type="float">
            <text:p>4.696</text:p>
          </table:table-cell>
        </table:table-row>
        <table:table-row table:style-name="ro1">
          <table:table-cell office:value-type="float" office:value="37885" calcext:value-type="float">
            <text:p>37885</text:p>
          </table:table-cell>
          <table:table-cell office:value-type="float" office:value="1.584" calcext:value-type="float">
            <text:p>1.584</text:p>
          </table:table-cell>
        </table:table-row>
        <table:table-row table:style-name="ro1">
          <table:table-cell office:value-type="float" office:value="37960" calcext:value-type="float">
            <text:p>37960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office:value-type="float" office:value="38035" calcext:value-type="float">
            <text:p>38035</text:p>
          </table:table-cell>
          <table:table-cell office:value-type="float" office:value="2.748" calcext:value-type="float">
            <text:p>2.748</text:p>
          </table:table-cell>
        </table:table-row>
        <table:table-row table:style-name="ro1">
          <table:table-cell office:value-type="float" office:value="38110" calcext:value-type="float">
            <text:p>38110</text:p>
          </table:table-cell>
          <table:table-cell office:value-type="float" office:value="2.132" calcext:value-type="float">
            <text:p>2.132</text:p>
          </table:table-cell>
        </table:table-row>
        <table:table-row table:style-name="ro1">
          <table:table-cell office:value-type="float" office:value="38185" calcext:value-type="float">
            <text:p>38185</text:p>
          </table:table-cell>
          <table:table-cell office:value-type="float" office:value="3.728" calcext:value-type="float">
            <text:p>3.728</text:p>
          </table:table-cell>
        </table:table-row>
        <table:table-row table:style-name="ro1">
          <table:table-cell office:value-type="float" office:value="38260" calcext:value-type="float">
            <text:p>38260</text:p>
          </table:table-cell>
          <table:table-cell office:value-type="float" office:value="3.296" calcext:value-type="float">
            <text:p>3.296</text:p>
          </table:table-cell>
        </table:table-row>
        <table:table-row table:style-name="ro1">
          <table:table-cell office:value-type="float" office:value="38335" calcext:value-type="float">
            <text:p>38335</text:p>
          </table:table-cell>
          <table:table-cell office:value-type="float" office:value="1.936" calcext:value-type="float">
            <text:p>1.936</text:p>
          </table:table-cell>
        </table:table-row>
        <table:table-row table:style-name="ro1">
          <table:table-cell office:value-type="float" office:value="38410" calcext:value-type="float">
            <text:p>38410</text:p>
          </table:table-cell>
          <table:table-cell office:value-type="float" office:value="1.044" calcext:value-type="float">
            <text:p>1.044</text:p>
          </table:table-cell>
        </table:table-row>
        <table:table-row table:style-name="ro1">
          <table:table-cell office:value-type="float" office:value="38485" calcext:value-type="float">
            <text:p>38485</text:p>
          </table:table-cell>
          <table:table-cell office:value-type="float" office:value="0.728" calcext:value-type="float">
            <text:p>0.728</text:p>
          </table:table-cell>
        </table:table-row>
        <table:table-row table:style-name="ro1">
          <table:table-cell office:value-type="float" office:value="38560" calcext:value-type="float">
            <text:p>38560</text:p>
          </table:table-cell>
          <table:table-cell office:value-type="float" office:value="2.736" calcext:value-type="float">
            <text:p>2.736</text:p>
          </table:table-cell>
        </table:table-row>
        <table:table-row table:style-name="ro1">
          <table:table-cell office:value-type="float" office:value="38635" calcext:value-type="float">
            <text:p>38635</text:p>
          </table:table-cell>
          <table:table-cell office:value-type="float" office:value="3.924" calcext:value-type="float">
            <text:p>3.924</text:p>
          </table:table-cell>
        </table:table-row>
        <table:table-row table:style-name="ro1">
          <table:table-cell office:value-type="float" office:value="38710" calcext:value-type="float">
            <text:p>38710</text:p>
          </table:table-cell>
          <table:table-cell office:value-type="float" office:value="1.704" calcext:value-type="float">
            <text:p>1.704</text:p>
          </table:table-cell>
        </table:table-row>
        <table:table-row table:style-name="ro1">
          <table:table-cell office:value-type="float" office:value="38785" calcext:value-type="float">
            <text:p>38785</text:p>
          </table:table-cell>
          <table:table-cell office:value-type="float" office:value="4.536" calcext:value-type="float">
            <text:p>4.536</text:p>
          </table:table-cell>
        </table:table-row>
        <table:table-row table:style-name="ro1">
          <table:table-cell office:value-type="float" office:value="38860" calcext:value-type="float">
            <text:p>38860</text:p>
          </table:table-cell>
          <table:table-cell office:value-type="float" office:value="3.848" calcext:value-type="float">
            <text:p>3.848</text:p>
          </table:table-cell>
        </table:table-row>
        <table:table-row table:style-name="ro1">
          <table:table-cell office:value-type="float" office:value="38935" calcext:value-type="float">
            <text:p>38935</text:p>
          </table:table-cell>
          <table:table-cell office:value-type="float" office:value="1.204" calcext:value-type="float">
            <text:p>1.204</text:p>
          </table:table-cell>
        </table:table-row>
        <table:table-row table:style-name="ro1">
          <table:table-cell office:value-type="float" office:value="39010" calcext:value-type="float">
            <text:p>39010</text:p>
          </table:table-cell>
          <table:table-cell office:value-type="float" office:value="2.192" calcext:value-type="float">
            <text:p>2.192</text:p>
          </table:table-cell>
        </table:table-row>
        <table:table-row table:style-name="ro1">
          <table:table-cell office:value-type="float" office:value="39085" calcext:value-type="float">
            <text:p>39085</text:p>
          </table:table-cell>
          <table:table-cell office:value-type="float" office:value="1.032" calcext:value-type="float">
            <text:p>1.032</text:p>
          </table:table-cell>
        </table:table-row>
        <table:table-row table:style-name="ro1">
          <table:table-cell office:value-type="float" office:value="39160" calcext:value-type="float">
            <text:p>39160</text:p>
          </table:table-cell>
          <table:table-cell office:value-type="float" office:value="0.564" calcext:value-type="float">
            <text:p>0.564</text:p>
          </table:table-cell>
        </table:table-row>
        <table:table-row table:style-name="ro1">
          <table:table-cell office:value-type="float" office:value="39235" calcext:value-type="float">
            <text:p>39235</text:p>
          </table:table-cell>
          <table:table-cell office:value-type="float" office:value="5.008" calcext:value-type="float">
            <text:p>5.008</text:p>
          </table:table-cell>
        </table:table-row>
        <table:table-row table:style-name="ro1">
          <table:table-cell office:value-type="float" office:value="39310" calcext:value-type="float">
            <text:p>39310</text:p>
          </table:table-cell>
          <table:table-cell office:value-type="float" office:value="2.496" calcext:value-type="float">
            <text:p>2.496</text:p>
          </table:table-cell>
        </table:table-row>
        <table:table-row table:style-name="ro1">
          <table:table-cell office:value-type="float" office:value="39385" calcext:value-type="float">
            <text:p>39385</text:p>
          </table:table-cell>
          <table:table-cell office:value-type="float" office:value="4.036" calcext:value-type="float">
            <text:p>4.036</text:p>
          </table:table-cell>
        </table:table-row>
        <table:table-row table:style-name="ro1">
          <table:table-cell office:value-type="float" office:value="39460" calcext:value-type="float">
            <text:p>39460</text:p>
          </table:table-cell>
          <table:table-cell office:value-type="float" office:value="1.08" calcext:value-type="float">
            <text:p>1.08</text:p>
          </table:table-cell>
        </table:table-row>
        <table:table-row table:style-name="ro1">
          <table:table-cell office:value-type="float" office:value="39535" calcext:value-type="float">
            <text:p>39535</text:p>
          </table:table-cell>
          <table:table-cell office:value-type="float" office:value="4.076" calcext:value-type="float">
            <text:p>4.076</text:p>
          </table:table-cell>
        </table:table-row>
        <table:table-row table:style-name="ro1">
          <table:table-cell office:value-type="float" office:value="39610" calcext:value-type="float">
            <text:p>39610</text:p>
          </table:table-cell>
          <table:table-cell office:value-type="float" office:value="4.34" calcext:value-type="float">
            <text:p>4.34</text:p>
          </table:table-cell>
        </table:table-row>
        <table:table-row table:style-name="ro1">
          <table:table-cell office:value-type="float" office:value="39685" calcext:value-type="float">
            <text:p>39685</text:p>
          </table:table-cell>
          <table:table-cell office:value-type="float" office:value="4.64" calcext:value-type="float">
            <text:p>4.64</text:p>
          </table:table-cell>
        </table:table-row>
        <table:table-row table:style-name="ro1">
          <table:table-cell office:value-type="float" office:value="39760" calcext:value-type="float">
            <text:p>39760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39835" calcext:value-type="float">
            <text:p>39835</text:p>
          </table:table-cell>
          <table:table-cell office:value-type="float" office:value="3.392" calcext:value-type="float">
            <text:p>3.392</text:p>
          </table:table-cell>
        </table:table-row>
        <table:table-row table:style-name="ro1">
          <table:table-cell office:value-type="float" office:value="39910" calcext:value-type="float">
            <text:p>39910</text:p>
          </table:table-cell>
          <table:table-cell office:value-type="float" office:value="3.208" calcext:value-type="float">
            <text:p>3.208</text:p>
          </table:table-cell>
        </table:table-row>
        <table:table-row table:style-name="ro1">
          <table:table-cell office:value-type="float" office:value="39985" calcext:value-type="float">
            <text:p>39985</text:p>
          </table:table-cell>
          <table:table-cell office:value-type="float" office:value="3.684" calcext:value-type="float">
            <text:p>3.684</text:p>
          </table:table-cell>
        </table:table-row>
        <table:table-row table:style-name="ro1">
          <table:table-cell office:value-type="float" office:value="40060" calcext:value-type="float">
            <text:p>40060</text:p>
          </table:table-cell>
          <table:table-cell office:value-type="float" office:value="1.988" calcext:value-type="float">
            <text:p>1.988</text:p>
          </table:table-cell>
        </table:table-row>
        <table:table-row table:style-name="ro1">
          <table:table-cell office:value-type="float" office:value="40135" calcext:value-type="float">
            <text:p>40135</text:p>
          </table:table-cell>
          <table:table-cell office:value-type="float" office:value="1.264" calcext:value-type="float">
            <text:p>1.264</text:p>
          </table:table-cell>
        </table:table-row>
        <table:table-row table:style-name="ro1">
          <table:table-cell office:value-type="float" office:value="40210" calcext:value-type="float">
            <text:p>40210</text:p>
          </table:table-cell>
          <table:table-cell office:value-type="float" office:value="1.496" calcext:value-type="float">
            <text:p>1.496</text:p>
          </table:table-cell>
        </table:table-row>
        <table:table-row table:style-name="ro1">
          <table:table-cell office:value-type="float" office:value="40285" calcext:value-type="float">
            <text:p>40285</text:p>
          </table:table-cell>
          <table:table-cell office:value-type="float" office:value="3.732" calcext:value-type="float">
            <text:p>3.732</text:p>
          </table:table-cell>
        </table:table-row>
        <table:table-row table:style-name="ro1">
          <table:table-cell office:value-type="float" office:value="40360" calcext:value-type="float">
            <text:p>40360</text:p>
          </table:table-cell>
          <table:table-cell office:value-type="float" office:value="3.228" calcext:value-type="float">
            <text:p>3.228</text:p>
          </table:table-cell>
        </table:table-row>
        <table:table-row table:style-name="ro1">
          <table:table-cell office:value-type="float" office:value="40435" calcext:value-type="float">
            <text:p>40435</text:p>
          </table:table-cell>
          <table:table-cell office:value-type="float" office:value="1.176" calcext:value-type="float">
            <text:p>1.176</text:p>
          </table:table-cell>
        </table:table-row>
        <table:table-row table:style-name="ro1">
          <table:table-cell office:value-type="float" office:value="40510" calcext:value-type="float">
            <text:p>40510</text:p>
          </table:table-cell>
          <table:table-cell office:value-type="float" office:value="4.584" calcext:value-type="float">
            <text:p>4.584</text:p>
          </table:table-cell>
        </table:table-row>
        <table:table-row table:style-name="ro1">
          <table:table-cell office:value-type="float" office:value="40585" calcext:value-type="float">
            <text:p>40585</text:p>
          </table:table-cell>
          <table:table-cell office:value-type="float" office:value="3.784" calcext:value-type="float">
            <text:p>3.784</text:p>
          </table:table-cell>
        </table:table-row>
        <table:table-row table:style-name="ro1">
          <table:table-cell office:value-type="float" office:value="40660" calcext:value-type="float">
            <text:p>40660</text:p>
          </table:table-cell>
          <table:table-cell office:value-type="float" office:value="2.484" calcext:value-type="float">
            <text:p>2.484</text:p>
          </table:table-cell>
        </table:table-row>
        <table:table-row table:style-name="ro1">
          <table:table-cell office:value-type="float" office:value="40735" calcext:value-type="float">
            <text:p>40735</text:p>
          </table:table-cell>
          <table:table-cell office:value-type="float" office:value="5.296" calcext:value-type="float">
            <text:p>5.296</text:p>
          </table:table-cell>
        </table:table-row>
        <table:table-row table:style-name="ro1">
          <table:table-cell office:value-type="float" office:value="40810" calcext:value-type="float">
            <text:p>40810</text:p>
          </table:table-cell>
          <table:table-cell office:value-type="float" office:value="3.164" calcext:value-type="float">
            <text:p>3.164</text:p>
          </table:table-cell>
        </table:table-row>
        <table:table-row table:style-name="ro1">
          <table:table-cell office:value-type="float" office:value="40885" calcext:value-type="float">
            <text:p>40885</text:p>
          </table:table-cell>
          <table:table-cell office:value-type="float" office:value="3.536" calcext:value-type="float">
            <text:p>3.536</text:p>
          </table:table-cell>
        </table:table-row>
        <table:table-row table:style-name="ro1">
          <table:table-cell office:value-type="float" office:value="40960" calcext:value-type="float">
            <text:p>40960</text:p>
          </table:table-cell>
          <table:table-cell office:value-type="float" office:value="4.976" calcext:value-type="float">
            <text:p>4.976</text:p>
          </table:table-cell>
        </table:table-row>
        <table:table-row table:style-name="ro1">
          <table:table-cell office:value-type="float" office:value="41035" calcext:value-type="float">
            <text:p>41035</text:p>
          </table:table-cell>
          <table:table-cell office:value-type="float" office:value="0.612" calcext:value-type="float">
            <text:p>0.612</text:p>
          </table:table-cell>
        </table:table-row>
        <table:table-row table:style-name="ro1">
          <table:table-cell office:value-type="float" office:value="41110" calcext:value-type="float">
            <text:p>41110</text:p>
          </table:table-cell>
          <table:table-cell office:value-type="float" office:value="3.82" calcext:value-type="float">
            <text:p>3.82</text:p>
          </table:table-cell>
        </table:table-row>
        <table:table-row table:style-name="ro1">
          <table:table-cell office:value-type="float" office:value="41185" calcext:value-type="float">
            <text:p>41185</text:p>
          </table:table-cell>
          <table:table-cell office:value-type="float" office:value="5.28" calcext:value-type="float">
            <text:p>5.28</text:p>
          </table:table-cell>
        </table:table-row>
        <table:table-row table:style-name="ro1">
          <table:table-cell office:value-type="float" office:value="41260" calcext:value-type="float">
            <text:p>41260</text:p>
          </table:table-cell>
          <table:table-cell office:value-type="float" office:value="1.336" calcext:value-type="float">
            <text:p>1.336</text:p>
          </table:table-cell>
        </table:table-row>
        <table:table-row table:style-name="ro1">
          <table:table-cell office:value-type="float" office:value="41335" calcext:value-type="float">
            <text:p>41335</text:p>
          </table:table-cell>
          <table:table-cell office:value-type="float" office:value="1.264" calcext:value-type="float">
            <text:p>1.264</text:p>
          </table:table-cell>
        </table:table-row>
        <table:table-row table:style-name="ro1">
          <table:table-cell office:value-type="float" office:value="41410" calcext:value-type="float">
            <text:p>41410</text:p>
          </table:table-cell>
          <table:table-cell office:value-type="float" office:value="3.06" calcext:value-type="float">
            <text:p>3.06</text:p>
          </table:table-cell>
        </table:table-row>
        <table:table-row table:style-name="ro1">
          <table:table-cell office:value-type="float" office:value="41485" calcext:value-type="float">
            <text:p>41485</text:p>
          </table:table-cell>
          <table:table-cell office:value-type="float" office:value="5.616" calcext:value-type="float">
            <text:p>5.616</text:p>
          </table:table-cell>
        </table:table-row>
        <table:table-row table:style-name="ro1">
          <table:table-cell office:value-type="float" office:value="41560" calcext:value-type="float">
            <text:p>41560</text:p>
          </table:table-cell>
          <table:table-cell office:value-type="float" office:value="0.928" calcext:value-type="float">
            <text:p>0.928</text:p>
          </table:table-cell>
        </table:table-row>
        <table:table-row table:style-name="ro1">
          <table:table-cell office:value-type="float" office:value="41635" calcext:value-type="float">
            <text:p>41635</text:p>
          </table:table-cell>
          <table:table-cell office:value-type="float" office:value="0.968" calcext:value-type="float">
            <text:p>0.968</text:p>
          </table:table-cell>
        </table:table-row>
        <table:table-row table:style-name="ro1">
          <table:table-cell office:value-type="float" office:value="41710" calcext:value-type="float">
            <text:p>41710</text:p>
          </table:table-cell>
          <table:table-cell office:value-type="float" office:value="2.432" calcext:value-type="float">
            <text:p>2.432</text:p>
          </table:table-cell>
        </table:table-row>
        <table:table-row table:style-name="ro1">
          <table:table-cell office:value-type="float" office:value="41785" calcext:value-type="float">
            <text:p>41785</text:p>
          </table:table-cell>
          <table:table-cell office:value-type="float" office:value="1.712" calcext:value-type="float">
            <text:p>1.712</text:p>
          </table:table-cell>
        </table:table-row>
        <table:table-row table:style-name="ro1">
          <table:table-cell office:value-type="float" office:value="41860" calcext:value-type="float">
            <text:p>41860</text:p>
          </table:table-cell>
          <table:table-cell office:value-type="float" office:value="1.856" calcext:value-type="float">
            <text:p>1.856</text:p>
          </table:table-cell>
        </table:table-row>
        <table:table-row table:style-name="ro1">
          <table:table-cell office:value-type="float" office:value="41935" calcext:value-type="float">
            <text:p>41935</text:p>
          </table:table-cell>
          <table:table-cell office:value-type="float" office:value="4.456" calcext:value-type="float">
            <text:p>4.456</text:p>
          </table:table-cell>
        </table:table-row>
        <table:table-row table:style-name="ro1">
          <table:table-cell office:value-type="float" office:value="42010" calcext:value-type="float">
            <text:p>42010</text:p>
          </table:table-cell>
          <table:table-cell office:value-type="float" office:value="4.04" calcext:value-type="float">
            <text:p>4.04</text:p>
          </table:table-cell>
        </table:table-row>
        <table:table-row table:style-name="ro1">
          <table:table-cell office:value-type="float" office:value="42085" calcext:value-type="float">
            <text:p>42085</text:p>
          </table:table-cell>
          <table:table-cell office:value-type="float" office:value="4.136" calcext:value-type="float">
            <text:p>4.136</text:p>
          </table:table-cell>
        </table:table-row>
        <table:table-row table:style-name="ro1">
          <table:table-cell office:value-type="float" office:value="42160" calcext:value-type="float">
            <text:p>42160</text:p>
          </table:table-cell>
          <table:table-cell office:value-type="float" office:value="4.612" calcext:value-type="float">
            <text:p>4.612</text:p>
          </table:table-cell>
        </table:table-row>
        <table:table-row table:style-name="ro1">
          <table:table-cell office:value-type="float" office:value="42235" calcext:value-type="float">
            <text:p>42235</text:p>
          </table:table-cell>
          <table:table-cell office:value-type="float" office:value="4.98" calcext:value-type="float">
            <text:p>4.98</text:p>
          </table:table-cell>
        </table:table-row>
        <table:table-row table:style-name="ro1">
          <table:table-cell office:value-type="float" office:value="42310" calcext:value-type="float">
            <text:p>42310</text:p>
          </table:table-cell>
          <table:table-cell office:value-type="float" office:value="1.136" calcext:value-type="float">
            <text:p>1.136</text:p>
          </table:table-cell>
        </table:table-row>
        <table:table-row table:style-name="ro1">
          <table:table-cell office:value-type="float" office:value="42385" calcext:value-type="float">
            <text:p>42385</text:p>
          </table:table-cell>
          <table:table-cell office:value-type="float" office:value="4.128" calcext:value-type="float">
            <text:p>4.128</text:p>
          </table:table-cell>
        </table:table-row>
        <table:table-row table:style-name="ro1">
          <table:table-cell office:value-type="float" office:value="42460" calcext:value-type="float">
            <text:p>42460</text:p>
          </table:table-cell>
          <table:table-cell office:value-type="float" office:value="3.536" calcext:value-type="float">
            <text:p>3.536</text:p>
          </table:table-cell>
        </table:table-row>
        <table:table-row table:style-name="ro1">
          <table:table-cell office:value-type="float" office:value="42535" calcext:value-type="float">
            <text:p>42535</text:p>
          </table:table-cell>
          <table:table-cell office:value-type="float" office:value="3.724" calcext:value-type="float">
            <text:p>3.724</text:p>
          </table:table-cell>
        </table:table-row>
        <table:table-row table:style-name="ro1">
          <table:table-cell office:value-type="float" office:value="42610" calcext:value-type="float">
            <text:p>42610</text:p>
          </table:table-cell>
          <table:table-cell office:value-type="float" office:value="4.092" calcext:value-type="float">
            <text:p>4.092</text:p>
          </table:table-cell>
        </table:table-row>
        <table:table-row table:style-name="ro1">
          <table:table-cell office:value-type="float" office:value="42685" calcext:value-type="float">
            <text:p>42685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office:value-type="float" office:value="42760" calcext:value-type="float">
            <text:p>42760</text:p>
          </table:table-cell>
          <table:table-cell office:value-type="float" office:value="2.744" calcext:value-type="float">
            <text:p>2.744</text:p>
          </table:table-cell>
        </table:table-row>
        <table:table-row table:style-name="ro1">
          <table:table-cell office:value-type="float" office:value="42835" calcext:value-type="float">
            <text:p>42835</text:p>
          </table:table-cell>
          <table:table-cell office:value-type="float" office:value="0.696" calcext:value-type="float">
            <text:p>0.696</text:p>
          </table:table-cell>
        </table:table-row>
        <table:table-row table:style-name="ro1">
          <table:table-cell office:value-type="float" office:value="42910" calcext:value-type="float">
            <text:p>42910</text:p>
          </table:table-cell>
          <table:table-cell office:value-type="float" office:value="1.328" calcext:value-type="float">
            <text:p>1.328</text:p>
          </table:table-cell>
        </table:table-row>
        <table:table-row table:style-name="ro1">
          <table:table-cell office:value-type="float" office:value="42985" calcext:value-type="float">
            <text:p>42985</text:p>
          </table:table-cell>
          <table:table-cell office:value-type="float" office:value="5.64" calcext:value-type="float">
            <text:p>5.64</text:p>
          </table:table-cell>
        </table:table-row>
        <table:table-row table:style-name="ro1">
          <table:table-cell office:value-type="float" office:value="43060" calcext:value-type="float">
            <text:p>43060</text:p>
          </table:table-cell>
          <table:table-cell office:value-type="float" office:value="5.94" calcext:value-type="float">
            <text:p>5.94</text:p>
          </table:table-cell>
        </table:table-row>
        <table:table-row table:style-name="ro1">
          <table:table-cell office:value-type="float" office:value="43135" calcext:value-type="float">
            <text:p>43135</text:p>
          </table:table-cell>
          <table:table-cell office:value-type="float" office:value="2.144" calcext:value-type="float">
            <text:p>2.144</text:p>
          </table:table-cell>
        </table:table-row>
        <table:table-row table:style-name="ro1">
          <table:table-cell office:value-type="float" office:value="43210" calcext:value-type="float">
            <text:p>43210</text:p>
          </table:table-cell>
          <table:table-cell office:value-type="float" office:value="0.784" calcext:value-type="float">
            <text:p>0.784</text:p>
          </table:table-cell>
        </table:table-row>
        <table:table-row table:style-name="ro1">
          <table:table-cell office:value-type="float" office:value="43285" calcext:value-type="float">
            <text:p>43285</text:p>
          </table:table-cell>
          <table:table-cell office:value-type="float" office:value="5.652" calcext:value-type="float">
            <text:p>5.652</text:p>
          </table:table-cell>
        </table:table-row>
        <table:table-row table:style-name="ro1">
          <table:table-cell office:value-type="float" office:value="43360" calcext:value-type="float">
            <text:p>43360</text:p>
          </table:table-cell>
          <table:table-cell office:value-type="float" office:value="3.984" calcext:value-type="float">
            <text:p>3.984</text:p>
          </table:table-cell>
        </table:table-row>
        <table:table-row table:style-name="ro1">
          <table:table-cell office:value-type="float" office:value="43435" calcext:value-type="float">
            <text:p>43435</text:p>
          </table:table-cell>
          <table:table-cell office:value-type="float" office:value="4.228" calcext:value-type="float">
            <text:p>4.228</text:p>
          </table:table-cell>
        </table:table-row>
        <table:table-row table:style-name="ro1">
          <table:table-cell office:value-type="float" office:value="43510" calcext:value-type="float">
            <text:p>43510</text:p>
          </table:table-cell>
          <table:table-cell office:value-type="float" office:value="5.196" calcext:value-type="float">
            <text:p>5.196</text:p>
          </table:table-cell>
        </table:table-row>
        <table:table-row table:style-name="ro1">
          <table:table-cell office:value-type="float" office:value="43585" calcext:value-type="float">
            <text:p>43585</text:p>
          </table:table-cell>
          <table:table-cell office:value-type="float" office:value="2.296" calcext:value-type="float">
            <text:p>2.296</text:p>
          </table:table-cell>
        </table:table-row>
        <table:table-row table:style-name="ro1">
          <table:table-cell office:value-type="float" office:value="43660" calcext:value-type="float">
            <text:p>43660</text:p>
          </table:table-cell>
          <table:table-cell office:value-type="float" office:value="5.908" calcext:value-type="float">
            <text:p>5.908</text:p>
          </table:table-cell>
        </table:table-row>
        <table:table-row table:style-name="ro1">
          <table:table-cell office:value-type="float" office:value="43735" calcext:value-type="float">
            <text:p>43735</text:p>
          </table:table-cell>
          <table:table-cell office:value-type="float" office:value="3.672" calcext:value-type="float">
            <text:p>3.672</text:p>
          </table:table-cell>
        </table:table-row>
        <table:table-row table:style-name="ro1">
          <table:table-cell office:value-type="float" office:value="43810" calcext:value-type="float">
            <text:p>43810</text:p>
          </table:table-cell>
          <table:table-cell office:value-type="float" office:value="1.128" calcext:value-type="float">
            <text:p>1.128</text:p>
          </table:table-cell>
        </table:table-row>
        <table:table-row table:style-name="ro1">
          <table:table-cell office:value-type="float" office:value="43885" calcext:value-type="float">
            <text:p>43885</text:p>
          </table:table-cell>
          <table:table-cell office:value-type="float" office:value="5.424" calcext:value-type="float">
            <text:p>5.424</text:p>
          </table:table-cell>
        </table:table-row>
        <table:table-row table:style-name="ro1">
          <table:table-cell office:value-type="float" office:value="43960" calcext:value-type="float">
            <text:p>43960</text:p>
          </table:table-cell>
          <table:table-cell office:value-type="float" office:value="0.936" calcext:value-type="float">
            <text:p>0.936</text:p>
          </table:table-cell>
        </table:table-row>
        <table:table-row table:style-name="ro1">
          <table:table-cell office:value-type="float" office:value="44035" calcext:value-type="float">
            <text:p>44035</text:p>
          </table:table-cell>
          <table:table-cell office:value-type="float" office:value="2.84" calcext:value-type="float">
            <text:p>2.84</text:p>
          </table:table-cell>
        </table:table-row>
        <table:table-row table:style-name="ro1">
          <table:table-cell office:value-type="float" office:value="44110" calcext:value-type="float">
            <text:p>44110</text:p>
          </table:table-cell>
          <table:table-cell office:value-type="float" office:value="3.676" calcext:value-type="float">
            <text:p>3.676</text:p>
          </table:table-cell>
        </table:table-row>
        <table:table-row table:style-name="ro1">
          <table:table-cell office:value-type="float" office:value="44185" calcext:value-type="float">
            <text:p>44185</text:p>
          </table:table-cell>
          <table:table-cell office:value-type="float" office:value="3.656" calcext:value-type="float">
            <text:p>3.656</text:p>
          </table:table-cell>
        </table:table-row>
        <table:table-row table:style-name="ro1">
          <table:table-cell office:value-type="float" office:value="44260" calcext:value-type="float">
            <text:p>44260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44335" calcext:value-type="float">
            <text:p>44335</text:p>
          </table:table-cell>
          <table:table-cell office:value-type="float" office:value="2.708" calcext:value-type="float">
            <text:p>2.708</text:p>
          </table:table-cell>
        </table:table-row>
        <table:table-row table:style-name="ro1">
          <table:table-cell office:value-type="float" office:value="44410" calcext:value-type="float">
            <text:p>44410</text:p>
          </table:table-cell>
          <table:table-cell office:value-type="float" office:value="6.252" calcext:value-type="float">
            <text:p>6.252</text:p>
          </table:table-cell>
        </table:table-row>
        <table:table-row table:style-name="ro1">
          <table:table-cell office:value-type="float" office:value="44485" calcext:value-type="float">
            <text:p>44485</text:p>
          </table:table-cell>
          <table:table-cell office:value-type="float" office:value="4.628" calcext:value-type="float">
            <text:p>4.628</text:p>
          </table:table-cell>
        </table:table-row>
        <table:table-row table:style-name="ro1">
          <table:table-cell office:value-type="float" office:value="44560" calcext:value-type="float">
            <text:p>44560</text:p>
          </table:table-cell>
          <table:table-cell office:value-type="float" office:value="3.804" calcext:value-type="float">
            <text:p>3.804</text:p>
          </table:table-cell>
        </table:table-row>
        <table:table-row table:style-name="ro1">
          <table:table-cell office:value-type="float" office:value="44635" calcext:value-type="float">
            <text:p>44635</text:p>
          </table:table-cell>
          <table:table-cell office:value-type="float" office:value="2.312" calcext:value-type="float">
            <text:p>2.312</text:p>
          </table:table-cell>
        </table:table-row>
        <table:table-row table:style-name="ro1">
          <table:table-cell office:value-type="float" office:value="44710" calcext:value-type="float">
            <text:p>44710</text:p>
          </table:table-cell>
          <table:table-cell office:value-type="float" office:value="6.12" calcext:value-type="float">
            <text:p>6.12</text:p>
          </table:table-cell>
        </table:table-row>
        <table:table-row table:style-name="ro1">
          <table:table-cell office:value-type="float" office:value="44785" calcext:value-type="float">
            <text:p>44785</text:p>
          </table:table-cell>
          <table:table-cell office:value-type="float" office:value="0.98" calcext:value-type="float">
            <text:p>0.98</text:p>
          </table:table-cell>
        </table:table-row>
        <table:table-row table:style-name="ro1">
          <table:table-cell office:value-type="float" office:value="44860" calcext:value-type="float">
            <text:p>44860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44935" calcext:value-type="float">
            <text:p>44935</text:p>
          </table:table-cell>
          <table:table-cell office:value-type="float" office:value="6.048" calcext:value-type="float">
            <text:p>6.048</text:p>
          </table:table-cell>
        </table:table-row>
        <table:table-row table:style-name="ro1">
          <table:table-cell office:value-type="float" office:value="45010" calcext:value-type="float">
            <text:p>45010</text:p>
          </table:table-cell>
          <table:table-cell office:value-type="float" office:value="3.06" calcext:value-type="float">
            <text:p>3.06</text:p>
          </table:table-cell>
        </table:table-row>
        <table:table-row table:style-name="ro1">
          <table:table-cell office:value-type="float" office:value="45085" calcext:value-type="float">
            <text:p>45085</text:p>
          </table:table-cell>
          <table:table-cell office:value-type="float" office:value="4.848" calcext:value-type="float">
            <text:p>4.848</text:p>
          </table:table-cell>
        </table:table-row>
        <table:table-row table:style-name="ro1">
          <table:table-cell office:value-type="float" office:value="45160" calcext:value-type="float">
            <text:p>45160</text:p>
          </table:table-cell>
          <table:table-cell office:value-type="float" office:value="3.628" calcext:value-type="float">
            <text:p>3.628</text:p>
          </table:table-cell>
        </table:table-row>
        <table:table-row table:style-name="ro1">
          <table:table-cell office:value-type="float" office:value="45235" calcext:value-type="float">
            <text:p>45235</text:p>
          </table:table-cell>
          <table:table-cell office:value-type="float" office:value="2.352" calcext:value-type="float">
            <text:p>2.352</text:p>
          </table:table-cell>
        </table:table-row>
        <table:table-row table:style-name="ro1">
          <table:table-cell office:value-type="float" office:value="45310" calcext:value-type="float">
            <text:p>45310</text:p>
          </table:table-cell>
          <table:table-cell office:value-type="float" office:value="4.288" calcext:value-type="float">
            <text:p>4.288</text:p>
          </table:table-cell>
        </table:table-row>
        <table:table-row table:style-name="ro1">
          <table:table-cell office:value-type="float" office:value="45385" calcext:value-type="float">
            <text:p>45385</text:p>
          </table:table-cell>
          <table:table-cell office:value-type="float" office:value="0.792" calcext:value-type="float">
            <text:p>0.792</text:p>
          </table:table-cell>
        </table:table-row>
        <table:table-row table:style-name="ro1">
          <table:table-cell office:value-type="float" office:value="45460" calcext:value-type="float">
            <text:p>45460</text:p>
          </table:table-cell>
          <table:table-cell office:value-type="float" office:value="3.364" calcext:value-type="float">
            <text:p>3.364</text:p>
          </table:table-cell>
        </table:table-row>
        <table:table-row table:style-name="ro1">
          <table:table-cell office:value-type="float" office:value="45535" calcext:value-type="float">
            <text:p>45535</text:p>
          </table:table-cell>
          <table:table-cell office:value-type="float" office:value="2.716" calcext:value-type="float">
            <text:p>2.716</text:p>
          </table:table-cell>
        </table:table-row>
        <table:table-row table:style-name="ro1">
          <table:table-cell office:value-type="float" office:value="45610" calcext:value-type="float">
            <text:p>45610</text:p>
          </table:table-cell>
          <table:table-cell office:value-type="float" office:value="1.072" calcext:value-type="float">
            <text:p>1.072</text:p>
          </table:table-cell>
        </table:table-row>
        <table:table-row table:style-name="ro1">
          <table:table-cell office:value-type="float" office:value="45685" calcext:value-type="float">
            <text:p>45685</text:p>
          </table:table-cell>
          <table:table-cell office:value-type="float" office:value="6.74" calcext:value-type="float">
            <text:p>6.74</text:p>
          </table:table-cell>
        </table:table-row>
        <table:table-row table:style-name="ro1">
          <table:table-cell office:value-type="float" office:value="45760" calcext:value-type="float">
            <text:p>45760</text:p>
          </table:table-cell>
          <table:table-cell office:value-type="float" office:value="5.068" calcext:value-type="float">
            <text:p>5.068</text:p>
          </table:table-cell>
        </table:table-row>
        <table:table-row table:style-name="ro1">
          <table:table-cell office:value-type="float" office:value="45835" calcext:value-type="float">
            <text:p>4583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5910" calcext:value-type="float">
            <text:p>45910</text:p>
          </table:table-cell>
          <table:table-cell office:value-type="float" office:value="6.044" calcext:value-type="float">
            <text:p>6.044</text:p>
          </table:table-cell>
        </table:table-row>
        <table:table-row table:style-name="ro1">
          <table:table-cell office:value-type="float" office:value="45985" calcext:value-type="float">
            <text:p>45985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46060" calcext:value-type="float">
            <text:p>46060</text:p>
          </table:table-cell>
          <table:table-cell office:value-type="float" office:value="6.44" calcext:value-type="float">
            <text:p>6.44</text:p>
          </table:table-cell>
        </table:table-row>
        <table:table-row table:style-name="ro1">
          <table:table-cell office:value-type="float" office:value="46135" calcext:value-type="float">
            <text:p>46135</text:p>
          </table:table-cell>
          <table:table-cell office:value-type="float" office:value="2.456" calcext:value-type="float">
            <text:p>2.456</text:p>
          </table:table-cell>
        </table:table-row>
        <table:table-row table:style-name="ro1">
          <table:table-cell office:value-type="float" office:value="46210" calcext:value-type="float">
            <text:p>46210</text:p>
          </table:table-cell>
          <table:table-cell office:value-type="float" office:value="1.484" calcext:value-type="float">
            <text:p>1.484</text:p>
          </table:table-cell>
        </table:table-row>
        <table:table-row table:style-name="ro1">
          <table:table-cell office:value-type="float" office:value="46285" calcext:value-type="float">
            <text:p>46285</text:p>
          </table:table-cell>
          <table:table-cell office:value-type="float" office:value="2.676" calcext:value-type="float">
            <text:p>2.676</text:p>
          </table:table-cell>
        </table:table-row>
        <table:table-row table:style-name="ro1">
          <table:table-cell office:value-type="float" office:value="46360" calcext:value-type="float">
            <text:p>46360</text:p>
          </table:table-cell>
          <table:table-cell office:value-type="float" office:value="3.536" calcext:value-type="float">
            <text:p>3.536</text:p>
          </table:table-cell>
        </table:table-row>
        <table:table-row table:style-name="ro1">
          <table:table-cell office:value-type="float" office:value="46435" calcext:value-type="float">
            <text:p>46435</text:p>
          </table:table-cell>
          <table:table-cell office:value-type="float" office:value="0.872" calcext:value-type="float">
            <text:p>0.872</text:p>
          </table:table-cell>
        </table:table-row>
        <table:table-row table:style-name="ro1">
          <table:table-cell office:value-type="float" office:value="46510" calcext:value-type="float">
            <text:p>46510</text:p>
          </table:table-cell>
          <table:table-cell office:value-type="float" office:value="1.588" calcext:value-type="float">
            <text:p>1.588</text:p>
          </table:table-cell>
        </table:table-row>
        <table:table-row table:style-name="ro1">
          <table:table-cell office:value-type="float" office:value="46585" calcext:value-type="float">
            <text:p>46585</text:p>
          </table:table-cell>
          <table:table-cell office:value-type="float" office:value="2.148" calcext:value-type="float">
            <text:p>2.148</text:p>
          </table:table-cell>
        </table:table-row>
        <table:table-row table:style-name="ro1">
          <table:table-cell office:value-type="float" office:value="46660" calcext:value-type="float">
            <text:p>46660</text:p>
          </table:table-cell>
          <table:table-cell office:value-type="float" office:value="1.112" calcext:value-type="float">
            <text:p>1.112</text:p>
          </table:table-cell>
        </table:table-row>
        <table:table-row table:style-name="ro1">
          <table:table-cell office:value-type="float" office:value="46735" calcext:value-type="float">
            <text:p>46735</text:p>
          </table:table-cell>
          <table:table-cell office:value-type="float" office:value="4.604" calcext:value-type="float">
            <text:p>4.604</text:p>
          </table:table-cell>
        </table:table-row>
        <table:table-row table:style-name="ro1">
          <table:table-cell office:value-type="float" office:value="46810" calcext:value-type="float">
            <text:p>46810</text:p>
          </table:table-cell>
          <table:table-cell office:value-type="float" office:value="4.648" calcext:value-type="float">
            <text:p>4.648</text:p>
          </table:table-cell>
        </table:table-row>
        <table:table-row table:style-name="ro1">
          <table:table-cell office:value-type="float" office:value="46885" calcext:value-type="float">
            <text:p>46885</text:p>
          </table:table-cell>
          <table:table-cell office:value-type="float" office:value="3.524" calcext:value-type="float">
            <text:p>3.524</text:p>
          </table:table-cell>
        </table:table-row>
        <table:table-row table:style-name="ro1">
          <table:table-cell office:value-type="float" office:value="46960" calcext:value-type="float">
            <text:p>46960</text:p>
          </table:table-cell>
          <table:table-cell office:value-type="float" office:value="7.252" calcext:value-type="float">
            <text:p>7.252</text:p>
          </table:table-cell>
        </table:table-row>
        <table:table-row table:style-name="ro1">
          <table:table-cell office:value-type="float" office:value="47035" calcext:value-type="float">
            <text:p>47035</text:p>
          </table:table-cell>
          <table:table-cell office:value-type="float" office:value="5.588" calcext:value-type="float">
            <text:p>5.588</text:p>
          </table:table-cell>
        </table:table-row>
        <table:table-row table:style-name="ro1">
          <table:table-cell office:value-type="float" office:value="47110" calcext:value-type="float">
            <text:p>47110</text:p>
          </table:table-cell>
          <table:table-cell office:value-type="float" office:value="3.872" calcext:value-type="float">
            <text:p>3.872</text:p>
          </table:table-cell>
        </table:table-row>
        <table:table-row table:style-name="ro1">
          <table:table-cell office:value-type="float" office:value="47185" calcext:value-type="float">
            <text:p>47185</text:p>
          </table:table-cell>
          <table:table-cell office:value-type="float" office:value="1.596" calcext:value-type="float">
            <text:p>1.596</text:p>
          </table:table-cell>
        </table:table-row>
        <table:table-row table:style-name="ro1">
          <table:table-cell office:value-type="float" office:value="47260" calcext:value-type="float">
            <text:p>47260</text:p>
          </table:table-cell>
          <table:table-cell office:value-type="float" office:value="3.924" calcext:value-type="float">
            <text:p>3.924</text:p>
          </table:table-cell>
        </table:table-row>
        <table:table-row table:style-name="ro1">
          <table:table-cell office:value-type="float" office:value="47335" calcext:value-type="float">
            <text:p>47335</text:p>
          </table:table-cell>
          <table:table-cell office:value-type="float" office:value="6.244" calcext:value-type="float">
            <text:p>6.244</text:p>
          </table:table-cell>
        </table:table-row>
        <table:table-row table:style-name="ro1">
          <table:table-cell office:value-type="float" office:value="47410" calcext:value-type="float">
            <text:p>47410</text:p>
          </table:table-cell>
          <table:table-cell office:value-type="float" office:value="2.368" calcext:value-type="float">
            <text:p>2.368</text:p>
          </table:table-cell>
        </table:table-row>
        <table:table-row table:style-name="ro1">
          <table:table-cell office:value-type="float" office:value="47485" calcext:value-type="float">
            <text:p>47485</text:p>
          </table:table-cell>
          <table:table-cell office:value-type="float" office:value="6.124" calcext:value-type="float">
            <text:p>6.124</text:p>
          </table:table-cell>
        </table:table-row>
        <table:table-row table:style-name="ro1">
          <table:table-cell office:value-type="float" office:value="47560" calcext:value-type="float">
            <text:p>47560</text:p>
          </table:table-cell>
          <table:table-cell office:value-type="float" office:value="2.916" calcext:value-type="float">
            <text:p>2.916</text:p>
          </table:table-cell>
        </table:table-row>
        <table:table-row table:style-name="ro1">
          <table:table-cell office:value-type="float" office:value="47635" calcext:value-type="float">
            <text:p>47635</text:p>
          </table:table-cell>
          <table:table-cell office:value-type="float" office:value="4.244" calcext:value-type="float">
            <text:p>4.244</text:p>
          </table:table-cell>
        </table:table-row>
        <table:table-row table:style-name="ro1">
          <table:table-cell office:value-type="float" office:value="47710" calcext:value-type="float">
            <text:p>47710</text:p>
          </table:table-cell>
          <table:table-cell office:value-type="float" office:value="2.964" calcext:value-type="float">
            <text:p>2.964</text:p>
          </table:table-cell>
        </table:table-row>
        <table:table-row table:style-name="ro1">
          <table:table-cell office:value-type="float" office:value="47785" calcext:value-type="float">
            <text:p>47785</text:p>
          </table:table-cell>
          <table:table-cell office:value-type="float" office:value="2.644" calcext:value-type="float">
            <text:p>2.644</text:p>
          </table:table-cell>
        </table:table-row>
        <table:table-row table:style-name="ro1">
          <table:table-cell office:value-type="float" office:value="47860" calcext:value-type="float">
            <text:p>47860</text:p>
          </table:table-cell>
          <table:table-cell office:value-type="float" office:value="3.084" calcext:value-type="float">
            <text:p>3.084</text:p>
          </table:table-cell>
        </table:table-row>
        <table:table-row table:style-name="ro1">
          <table:table-cell office:value-type="float" office:value="47935" calcext:value-type="float">
            <text:p>4793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48010" calcext:value-type="float">
            <text:p>48010</text:p>
          </table:table-cell>
          <table:table-cell office:value-type="float" office:value="4.888" calcext:value-type="float">
            <text:p>4.888</text:p>
          </table:table-cell>
        </table:table-row>
        <table:table-row table:style-name="ro1">
          <table:table-cell office:value-type="float" office:value="48085" calcext:value-type="float">
            <text:p>48085</text:p>
          </table:table-cell>
          <table:table-cell office:value-type="float" office:value="5.5" calcext:value-type="float">
            <text:p>5.5</text:p>
          </table:table-cell>
        </table:table-row>
        <table:table-row table:style-name="ro1">
          <table:table-cell office:value-type="float" office:value="48160" calcext:value-type="float">
            <text:p>48160</text:p>
          </table:table-cell>
          <table:table-cell office:value-type="float" office:value="3.264" calcext:value-type="float">
            <text:p>3.264</text:p>
          </table:table-cell>
        </table:table-row>
        <table:table-row table:style-name="ro1">
          <table:table-cell office:value-type="float" office:value="48235" calcext:value-type="float">
            <text:p>48235</text:p>
          </table:table-cell>
          <table:table-cell office:value-type="float" office:value="4.332" calcext:value-type="float">
            <text:p>4.332</text:p>
          </table:table-cell>
        </table:table-row>
        <table:table-row table:style-name="ro1">
          <table:table-cell office:value-type="float" office:value="48310" calcext:value-type="float">
            <text:p>48310</text:p>
          </table:table-cell>
          <table:table-cell office:value-type="float" office:value="2.444" calcext:value-type="float">
            <text:p>2.444</text:p>
          </table:table-cell>
        </table:table-row>
        <table:table-row table:style-name="ro1">
          <table:table-cell office:value-type="float" office:value="48385" calcext:value-type="float">
            <text:p>48385</text:p>
          </table:table-cell>
          <table:table-cell office:value-type="float" office:value="5.14" calcext:value-type="float">
            <text:p>5.14</text:p>
          </table:table-cell>
        </table:table-row>
        <table:table-row table:style-name="ro1">
          <table:table-cell office:value-type="float" office:value="48460" calcext:value-type="float">
            <text:p>48460</text:p>
          </table:table-cell>
          <table:table-cell office:value-type="float" office:value="5.74" calcext:value-type="float">
            <text:p>5.74</text:p>
          </table:table-cell>
        </table:table-row>
        <table:table-row table:style-name="ro1">
          <table:table-cell office:value-type="float" office:value="48535" calcext:value-type="float">
            <text:p>48535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48610" calcext:value-type="float">
            <text:p>48610</text:p>
          </table:table-cell>
          <table:table-cell office:value-type="float" office:value="1.532" calcext:value-type="float">
            <text:p>1.532</text:p>
          </table:table-cell>
        </table:table-row>
        <table:table-row table:style-name="ro1">
          <table:table-cell office:value-type="float" office:value="48685" calcext:value-type="float">
            <text:p>48685</text:p>
          </table:table-cell>
          <table:table-cell office:value-type="float" office:value="2.248" calcext:value-type="float">
            <text:p>2.248</text:p>
          </table:table-cell>
        </table:table-row>
        <table:table-row table:style-name="ro1">
          <table:table-cell office:value-type="float" office:value="48760" calcext:value-type="float">
            <text:p>48760</text:p>
          </table:table-cell>
          <table:table-cell office:value-type="float" office:value="2.512" calcext:value-type="float">
            <text:p>2.512</text:p>
          </table:table-cell>
        </table:table-row>
        <table:table-row table:style-name="ro1">
          <table:table-cell office:value-type="float" office:value="48835" calcext:value-type="float">
            <text:p>48835</text:p>
          </table:table-cell>
          <table:table-cell office:value-type="float" office:value="2.088" calcext:value-type="float">
            <text:p>2.088</text:p>
          </table:table-cell>
        </table:table-row>
        <table:table-row table:style-name="ro1">
          <table:table-cell office:value-type="float" office:value="48910" calcext:value-type="float">
            <text:p>48910</text:p>
          </table:table-cell>
          <table:table-cell office:value-type="float" office:value="3.32" calcext:value-type="float">
            <text:p>3.32</text:p>
          </table:table-cell>
        </table:table-row>
        <table:table-row table:style-name="ro1">
          <table:table-cell office:value-type="float" office:value="48985" calcext:value-type="float">
            <text:p>48985</text:p>
          </table:table-cell>
          <table:table-cell office:value-type="float" office:value="2.324" calcext:value-type="float">
            <text:p>2.324</text:p>
          </table:table-cell>
        </table:table-row>
        <table:table-row table:style-name="ro1">
          <table:table-cell office:value-type="float" office:value="49060" calcext:value-type="float">
            <text:p>49060</text:p>
          </table:table-cell>
          <table:table-cell office:value-type="float" office:value="5.58" calcext:value-type="float">
            <text:p>5.58</text:p>
          </table:table-cell>
        </table:table-row>
        <table:table-row table:style-name="ro1">
          <table:table-cell office:value-type="float" office:value="49135" calcext:value-type="float">
            <text:p>49135</text:p>
          </table:table-cell>
          <table:table-cell office:value-type="float" office:value="3.732" calcext:value-type="float">
            <text:p>3.732</text:p>
          </table:table-cell>
        </table:table-row>
        <table:table-row table:style-name="ro1">
          <table:table-cell office:value-type="float" office:value="49210" calcext:value-type="float">
            <text:p>49210</text:p>
          </table:table-cell>
          <table:table-cell office:value-type="float" office:value="1.016" calcext:value-type="float">
            <text:p>1.016</text:p>
          </table:table-cell>
        </table:table-row>
        <table:table-row table:style-name="ro1">
          <table:table-cell office:value-type="float" office:value="49285" calcext:value-type="float">
            <text:p>49285</text:p>
          </table:table-cell>
          <table:table-cell office:value-type="float" office:value="5.212" calcext:value-type="float">
            <text:p>5.212</text:p>
          </table:table-cell>
        </table:table-row>
        <table:table-row table:style-name="ro1">
          <table:table-cell office:value-type="float" office:value="49360" calcext:value-type="float">
            <text:p>49360</text:p>
          </table:table-cell>
          <table:table-cell office:value-type="float" office:value="7.376" calcext:value-type="float">
            <text:p>7.376</text:p>
          </table:table-cell>
        </table:table-row>
        <table:table-row table:style-name="ro1">
          <table:table-cell office:value-type="float" office:value="49435" calcext:value-type="float">
            <text:p>49435</text:p>
          </table:table-cell>
          <table:table-cell office:value-type="float" office:value="1.216" calcext:value-type="float">
            <text:p>1.216</text:p>
          </table:table-cell>
        </table:table-row>
        <table:table-row table:style-name="ro1">
          <table:table-cell office:value-type="float" office:value="49510" calcext:value-type="float">
            <text:p>49510</text:p>
          </table:table-cell>
          <table:table-cell office:value-type="float" office:value="7.24" calcext:value-type="float">
            <text:p>7.24</text:p>
          </table:table-cell>
        </table:table-row>
        <table:table-row table:style-name="ro1">
          <table:table-cell office:value-type="float" office:value="49585" calcext:value-type="float">
            <text:p>49585</text:p>
          </table:table-cell>
          <table:table-cell office:value-type="float" office:value="2.708" calcext:value-type="float">
            <text:p>2.708</text:p>
          </table:table-cell>
        </table:table-row>
        <table:table-row table:style-name="ro1">
          <table:table-cell office:value-type="float" office:value="49660" calcext:value-type="float">
            <text:p>49660</text:p>
          </table:table-cell>
          <table:table-cell office:value-type="float" office:value="6.964" calcext:value-type="float">
            <text:p>6.964</text:p>
          </table:table-cell>
        </table:table-row>
        <table:table-row table:style-name="ro1">
          <table:table-cell office:value-type="float" office:value="49735" calcext:value-type="float">
            <text:p>49735</text:p>
          </table:table-cell>
          <table:table-cell office:value-type="float" office:value="7.228" calcext:value-type="float">
            <text:p>7.228</text:p>
          </table:table-cell>
        </table:table-row>
        <table:table-row table:style-name="ro1">
          <table:table-cell office:value-type="float" office:value="49810" calcext:value-type="float">
            <text:p>49810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49885" calcext:value-type="float">
            <text:p>49885</text:p>
          </table:table-cell>
          <table:table-cell office:value-type="float" office:value="7.1" calcext:value-type="float">
            <text:p>7.1</text:p>
          </table:table-cell>
        </table:table-row>
        <table:table-row table:style-name="ro1">
          <table:table-cell office:value-type="float" office:value="49960" calcext:value-type="float">
            <text:p>49960</text:p>
          </table:table-cell>
          <table:table-cell office:value-type="float" office:value="7.924" calcext:value-type="float">
            <text:p>7.924</text:p>
          </table:table-cell>
        </table:table-row>
        <table:table-row table:style-name="ro1">
          <table:table-cell office:value-type="float" office:value="50035" calcext:value-type="float">
            <text:p>50035</text:p>
          </table:table-cell>
          <table:table-cell office:value-type="float" office:value="6.664" calcext:value-type="float">
            <text:p>6.664</text:p>
          </table:table-cell>
        </table:table-row>
        <table:table-row table:style-name="ro1">
          <table:table-cell office:value-type="float" office:value="50110" calcext:value-type="float">
            <text:p>50110</text:p>
          </table:table-cell>
          <table:table-cell office:value-type="float" office:value="4.644" calcext:value-type="float">
            <text:p>4.644</text:p>
          </table:table-cell>
        </table:table-row>
        <table:table-row table:style-name="ro1">
          <table:table-cell office:value-type="float" office:value="50185" calcext:value-type="float">
            <text:p>50185</text:p>
          </table:table-cell>
          <table:table-cell office:value-type="float" office:value="3.516" calcext:value-type="float">
            <text:p>3.516</text:p>
          </table:table-cell>
        </table:table-row>
        <table:table-row table:style-name="ro1">
          <table:table-cell office:value-type="float" office:value="50260" calcext:value-type="float">
            <text:p>50260</text:p>
          </table:table-cell>
          <table:table-cell office:value-type="float" office:value="6.384" calcext:value-type="float">
            <text:p>6.384</text:p>
          </table:table-cell>
        </table:table-row>
        <table:table-row table:style-name="ro1">
          <table:table-cell office:value-type="float" office:value="50335" calcext:value-type="float">
            <text:p>50335</text:p>
          </table:table-cell>
          <table:table-cell office:value-type="float" office:value="1.396" calcext:value-type="float">
            <text:p>1.396</text:p>
          </table:table-cell>
        </table:table-row>
        <table:table-row table:style-name="ro1">
          <table:table-cell office:value-type="float" office:value="50410" calcext:value-type="float">
            <text:p>50410</text:p>
          </table:table-cell>
          <table:table-cell office:value-type="float" office:value="4.212" calcext:value-type="float">
            <text:p>4.212</text:p>
          </table:table-cell>
        </table:table-row>
        <table:table-row table:style-name="ro1">
          <table:table-cell office:value-type="float" office:value="50485" calcext:value-type="float">
            <text:p>50485</text:p>
          </table:table-cell>
          <table:table-cell office:value-type="float" office:value="7.648" calcext:value-type="float">
            <text:p>7.648</text:p>
          </table:table-cell>
        </table:table-row>
        <table:table-row table:style-name="ro1">
          <table:table-cell office:value-type="float" office:value="50560" calcext:value-type="float">
            <text:p>50560</text:p>
          </table:table-cell>
          <table:table-cell office:value-type="float" office:value="1.728" calcext:value-type="float">
            <text:p>1.728</text:p>
          </table:table-cell>
        </table:table-row>
        <table:table-row table:style-name="ro1">
          <table:table-cell office:value-type="float" office:value="50635" calcext:value-type="float">
            <text:p>50635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50710" calcext:value-type="float">
            <text:p>50710</text:p>
          </table:table-cell>
          <table:table-cell office:value-type="float" office:value="7.04" calcext:value-type="float">
            <text:p>7.04</text:p>
          </table:table-cell>
        </table:table-row>
        <table:table-row table:style-name="ro1">
          <table:table-cell office:value-type="float" office:value="50785" calcext:value-type="float">
            <text:p>50785</text:p>
          </table:table-cell>
          <table:table-cell office:value-type="float" office:value="6.812" calcext:value-type="float">
            <text:p>6.812</text:p>
          </table:table-cell>
        </table:table-row>
        <table:table-row table:style-name="ro1">
          <table:table-cell office:value-type="float" office:value="50860" calcext:value-type="float">
            <text:p>50860</text:p>
          </table:table-cell>
          <table:table-cell office:value-type="float" office:value="1.532" calcext:value-type="float">
            <text:p>1.532</text:p>
          </table:table-cell>
        </table:table-row>
        <table:table-row table:style-name="ro1">
          <table:table-cell office:value-type="float" office:value="50935" calcext:value-type="float">
            <text:p>50935</text:p>
          </table:table-cell>
          <table:table-cell office:value-type="float" office:value="3.404" calcext:value-type="float">
            <text:p>3.404</text:p>
          </table:table-cell>
        </table:table-row>
        <table:table-row table:style-name="ro1">
          <table:table-cell office:value-type="float" office:value="51010" calcext:value-type="float">
            <text:p>51010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float" office:value="51085" calcext:value-type="float">
            <text:p>51085</text:p>
          </table:table-cell>
          <table:table-cell office:value-type="float" office:value="8.132" calcext:value-type="float">
            <text:p>8.132</text:p>
          </table:table-cell>
        </table:table-row>
        <table:table-row table:style-name="ro1">
          <table:table-cell office:value-type="float" office:value="51160" calcext:value-type="float">
            <text:p>51160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51235" calcext:value-type="float">
            <text:p>51235</text:p>
          </table:table-cell>
          <table:table-cell office:value-type="float" office:value="1.56" calcext:value-type="float">
            <text:p>1.56</text:p>
          </table:table-cell>
        </table:table-row>
        <table:table-row table:style-name="ro1">
          <table:table-cell office:value-type="float" office:value="51310" calcext:value-type="float">
            <text:p>51310</text:p>
          </table:table-cell>
          <table:table-cell office:value-type="float" office:value="7.716" calcext:value-type="float">
            <text:p>7.716</text:p>
          </table:table-cell>
        </table:table-row>
        <table:table-row table:style-name="ro1">
          <table:table-cell office:value-type="float" office:value="51385" calcext:value-type="float">
            <text:p>51385</text:p>
          </table:table-cell>
          <table:table-cell office:value-type="float" office:value="4.88" calcext:value-type="float">
            <text:p>4.88</text:p>
          </table:table-cell>
        </table:table-row>
        <table:table-row table:style-name="ro1">
          <table:table-cell office:value-type="float" office:value="51460" calcext:value-type="float">
            <text:p>51460</text:p>
          </table:table-cell>
          <table:table-cell office:value-type="float" office:value="5.14" calcext:value-type="float">
            <text:p>5.14</text:p>
          </table:table-cell>
        </table:table-row>
        <table:table-row table:style-name="ro1">
          <table:table-cell office:value-type="float" office:value="51535" calcext:value-type="float">
            <text:p>51535</text:p>
          </table:table-cell>
          <table:table-cell office:value-type="float" office:value="4.424" calcext:value-type="float">
            <text:p>4.424</text:p>
          </table:table-cell>
        </table:table-row>
        <table:table-row table:style-name="ro1">
          <table:table-cell office:value-type="float" office:value="51610" calcext:value-type="float">
            <text:p>51610</text:p>
          </table:table-cell>
          <table:table-cell office:value-type="float" office:value="8.288" calcext:value-type="float">
            <text:p>8.288</text:p>
          </table:table-cell>
        </table:table-row>
        <table:table-row table:style-name="ro1">
          <table:table-cell office:value-type="float" office:value="51685" calcext:value-type="float">
            <text:p>51685</text:p>
          </table:table-cell>
          <table:table-cell office:value-type="float" office:value="0.992" calcext:value-type="float">
            <text:p>0.992</text:p>
          </table:table-cell>
        </table:table-row>
        <table:table-row table:style-name="ro1">
          <table:table-cell office:value-type="float" office:value="51760" calcext:value-type="float">
            <text:p>51760</text:p>
          </table:table-cell>
          <table:table-cell office:value-type="float" office:value="4.156" calcext:value-type="float">
            <text:p>4.156</text:p>
          </table:table-cell>
        </table:table-row>
        <table:table-row table:style-name="ro1">
          <table:table-cell office:value-type="float" office:value="51835" calcext:value-type="float">
            <text:p>51835</text:p>
          </table:table-cell>
          <table:table-cell office:value-type="float" office:value="8.28" calcext:value-type="float">
            <text:p>8.28</text:p>
          </table:table-cell>
        </table:table-row>
        <table:table-row table:style-name="ro1">
          <table:table-cell office:value-type="float" office:value="51910" calcext:value-type="float">
            <text:p>51910</text:p>
          </table:table-cell>
          <table:table-cell office:value-type="float" office:value="4.752" calcext:value-type="float">
            <text:p>4.752</text:p>
          </table:table-cell>
        </table:table-row>
        <table:table-row table:style-name="ro1">
          <table:table-cell office:value-type="float" office:value="51985" calcext:value-type="float">
            <text:p>51985</text:p>
          </table:table-cell>
          <table:table-cell office:value-type="float" office:value="4.444" calcext:value-type="float">
            <text:p>4.444</text:p>
          </table:table-cell>
        </table:table-row>
        <table:table-row table:style-name="ro1">
          <table:table-cell office:value-type="float" office:value="52060" calcext:value-type="float">
            <text:p>52060</text:p>
          </table:table-cell>
          <table:table-cell office:value-type="float" office:value="4.072" calcext:value-type="float">
            <text:p>4.072</text:p>
          </table:table-cell>
        </table:table-row>
        <table:table-row table:style-name="ro1">
          <table:table-cell office:value-type="float" office:value="52135" calcext:value-type="float">
            <text:p>52135</text:p>
          </table:table-cell>
          <table:table-cell office:value-type="float" office:value="5.036" calcext:value-type="float">
            <text:p>5.036</text:p>
          </table:table-cell>
        </table:table-row>
        <table:table-row table:style-name="ro1">
          <table:table-cell office:value-type="float" office:value="52210" calcext:value-type="float">
            <text:p>52210</text:p>
          </table:table-cell>
          <table:table-cell office:value-type="float" office:value="7.644" calcext:value-type="float">
            <text:p>7.644</text:p>
          </table:table-cell>
        </table:table-row>
        <table:table-row table:style-name="ro1">
          <table:table-cell office:value-type="float" office:value="52285" calcext:value-type="float">
            <text:p>5228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2360" calcext:value-type="float">
            <text:p>52360</text:p>
          </table:table-cell>
          <table:table-cell office:value-type="float" office:value="2.42" calcext:value-type="float">
            <text:p>2.42</text:p>
          </table:table-cell>
        </table:table-row>
        <table:table-row table:style-name="ro1">
          <table:table-cell office:value-type="float" office:value="52435" calcext:value-type="float">
            <text:p>52435</text:p>
          </table:table-cell>
          <table:table-cell office:value-type="float" office:value="9.932" calcext:value-type="float">
            <text:p>9.932</text:p>
          </table:table-cell>
        </table:table-row>
        <table:table-row table:style-name="ro1">
          <table:table-cell office:value-type="float" office:value="52510" calcext:value-type="float">
            <text:p>52510</text:p>
          </table:table-cell>
          <table:table-cell office:value-type="float" office:value="2.448" calcext:value-type="float">
            <text:p>2.448</text:p>
          </table:table-cell>
        </table:table-row>
        <table:table-row table:style-name="ro1">
          <table:table-cell office:value-type="float" office:value="52585" calcext:value-type="float">
            <text:p>52585</text:p>
          </table:table-cell>
          <table:table-cell office:value-type="float" office:value="5.488" calcext:value-type="float">
            <text:p>5.488</text:p>
          </table:table-cell>
        </table:table-row>
        <table:table-row table:style-name="ro1">
          <table:table-cell office:value-type="float" office:value="52660" calcext:value-type="float">
            <text:p>52660</text:p>
          </table:table-cell>
          <table:table-cell office:value-type="float" office:value="8.036" calcext:value-type="float">
            <text:p>8.036</text:p>
          </table:table-cell>
        </table:table-row>
        <table:table-row table:style-name="ro1">
          <table:table-cell office:value-type="float" office:value="52735" calcext:value-type="float">
            <text:p>52735</text:p>
          </table:table-cell>
          <table:table-cell office:value-type="float" office:value="7.032" calcext:value-type="float">
            <text:p>7.032</text:p>
          </table:table-cell>
        </table:table-row>
        <table:table-row table:style-name="ro1">
          <table:table-cell office:value-type="float" office:value="52810" calcext:value-type="float">
            <text:p>52810</text:p>
          </table:table-cell>
          <table:table-cell office:value-type="float" office:value="4.252" calcext:value-type="float">
            <text:p>4.252</text:p>
          </table:table-cell>
        </table:table-row>
        <table:table-row table:style-name="ro1">
          <table:table-cell office:value-type="float" office:value="52885" calcext:value-type="float">
            <text:p>52885</text:p>
          </table:table-cell>
          <table:table-cell office:value-type="float" office:value="5.46" calcext:value-type="float">
            <text:p>5.46</text:p>
          </table:table-cell>
        </table:table-row>
        <table:table-row table:style-name="ro1">
          <table:table-cell office:value-type="float" office:value="52960" calcext:value-type="float">
            <text:p>52960</text:p>
          </table:table-cell>
          <table:table-cell office:value-type="float" office:value="4.224" calcext:value-type="float">
            <text:p>4.224</text:p>
          </table:table-cell>
        </table:table-row>
        <table:table-row table:style-name="ro1">
          <table:table-cell office:value-type="float" office:value="53035" calcext:value-type="float">
            <text:p>53035</text:p>
          </table:table-cell>
          <table:table-cell office:value-type="float" office:value="2.092" calcext:value-type="float">
            <text:p>2.092</text:p>
          </table:table-cell>
        </table:table-row>
        <table:table-row table:style-name="ro1">
          <table:table-cell office:value-type="float" office:value="53110" calcext:value-type="float">
            <text:p>53110</text:p>
          </table:table-cell>
          <table:table-cell office:value-type="float" office:value="2.904" calcext:value-type="float">
            <text:p>2.904</text:p>
          </table:table-cell>
        </table:table-row>
        <table:table-row table:style-name="ro1">
          <table:table-cell office:value-type="float" office:value="53185" calcext:value-type="float">
            <text:p>53185</text:p>
          </table:table-cell>
          <table:table-cell office:value-type="float" office:value="7.864" calcext:value-type="float">
            <text:p>7.864</text:p>
          </table:table-cell>
        </table:table-row>
        <table:table-row table:style-name="ro1">
          <table:table-cell office:value-type="float" office:value="53260" calcext:value-type="float">
            <text:p>53260</text:p>
          </table:table-cell>
          <table:table-cell office:value-type="float" office:value="3.692" calcext:value-type="float">
            <text:p>3.692</text:p>
          </table:table-cell>
        </table:table-row>
        <table:table-row table:style-name="ro1">
          <table:table-cell office:value-type="float" office:value="53335" calcext:value-type="float">
            <text:p>53335</text:p>
          </table:table-cell>
          <table:table-cell office:value-type="float" office:value="3.244" calcext:value-type="float">
            <text:p>3.244</text:p>
          </table:table-cell>
        </table:table-row>
        <table:table-row table:style-name="ro1">
          <table:table-cell office:value-type="float" office:value="53410" calcext:value-type="float">
            <text:p>53410</text:p>
          </table:table-cell>
          <table:table-cell office:value-type="float" office:value="1.28" calcext:value-type="float">
            <text:p>1.28</text:p>
          </table:table-cell>
        </table:table-row>
        <table:table-row table:style-name="ro1">
          <table:table-cell office:value-type="float" office:value="53485" calcext:value-type="float">
            <text:p>53485</text:p>
          </table:table-cell>
          <table:table-cell office:value-type="float" office:value="1.248" calcext:value-type="float">
            <text:p>1.248</text:p>
          </table:table-cell>
        </table:table-row>
        <table:table-row table:style-name="ro1">
          <table:table-cell office:value-type="float" office:value="53560" calcext:value-type="float">
            <text:p>53560</text:p>
          </table:table-cell>
          <table:table-cell office:value-type="float" office:value="1.068" calcext:value-type="float">
            <text:p>1.068</text:p>
          </table:table-cell>
        </table:table-row>
        <table:table-row table:style-name="ro1">
          <table:table-cell office:value-type="float" office:value="53635" calcext:value-type="float">
            <text:p>53635</text:p>
          </table:table-cell>
          <table:table-cell office:value-type="float" office:value="5.492" calcext:value-type="float">
            <text:p>5.492</text:p>
          </table:table-cell>
        </table:table-row>
        <table:table-row table:style-name="ro1">
          <table:table-cell office:value-type="float" office:value="53710" calcext:value-type="float">
            <text:p>53710</text:p>
          </table:table-cell>
          <table:table-cell office:value-type="float" office:value="4.896" calcext:value-type="float">
            <text:p>4.896</text:p>
          </table:table-cell>
        </table:table-row>
        <table:table-row table:style-name="ro1">
          <table:table-cell office:value-type="float" office:value="53785" calcext:value-type="float">
            <text:p>53785</text:p>
          </table:table-cell>
          <table:table-cell office:value-type="float" office:value="7.856" calcext:value-type="float">
            <text:p>7.856</text:p>
          </table:table-cell>
        </table:table-row>
        <table:table-row table:style-name="ro1">
          <table:table-cell office:value-type="float" office:value="53860" calcext:value-type="float">
            <text:p>53860</text:p>
          </table:table-cell>
          <table:table-cell office:value-type="float" office:value="5.56" calcext:value-type="float">
            <text:p>5.56</text:p>
          </table:table-cell>
        </table:table-row>
        <table:table-row table:style-name="ro1">
          <table:table-cell office:value-type="float" office:value="53935" calcext:value-type="float">
            <text:p>53935</text:p>
          </table:table-cell>
          <table:table-cell office:value-type="float" office:value="5.872" calcext:value-type="float">
            <text:p>5.872</text:p>
          </table:table-cell>
        </table:table-row>
        <table:table-row table:style-name="ro1">
          <table:table-cell office:value-type="float" office:value="54010" calcext:value-type="float">
            <text:p>54010</text:p>
          </table:table-cell>
          <table:table-cell office:value-type="float" office:value="8.396" calcext:value-type="float">
            <text:p>8.396</text:p>
          </table:table-cell>
        </table:table-row>
        <table:table-row table:style-name="ro1">
          <table:table-cell office:value-type="float" office:value="54085" calcext:value-type="float">
            <text:p>54085</text:p>
          </table:table-cell>
          <table:table-cell office:value-type="float" office:value="5.748" calcext:value-type="float">
            <text:p>5.748</text:p>
          </table:table-cell>
        </table:table-row>
        <table:table-row table:style-name="ro1">
          <table:table-cell office:value-type="float" office:value="54160" calcext:value-type="float">
            <text:p>54160</text:p>
          </table:table-cell>
          <table:table-cell office:value-type="float" office:value="9.66" calcext:value-type="float">
            <text:p>9.66</text:p>
          </table:table-cell>
        </table:table-row>
        <table:table-row table:style-name="ro1">
          <table:table-cell office:value-type="float" office:value="54235" calcext:value-type="float">
            <text:p>54235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float" office:value="54310" calcext:value-type="float">
            <text:p>54310</text:p>
          </table:table-cell>
          <table:table-cell office:value-type="float" office:value="5.62" calcext:value-type="float">
            <text:p>5.62</text:p>
          </table:table-cell>
        </table:table-row>
        <table:table-row table:style-name="ro1">
          <table:table-cell office:value-type="float" office:value="54385" calcext:value-type="float">
            <text:p>54385</text:p>
          </table:table-cell>
          <table:table-cell office:value-type="float" office:value="7.852" calcext:value-type="float">
            <text:p>7.852</text:p>
          </table:table-cell>
        </table:table-row>
        <table:table-row table:style-name="ro1">
          <table:table-cell office:value-type="float" office:value="54460" calcext:value-type="float">
            <text:p>54460</text:p>
          </table:table-cell>
          <table:table-cell office:value-type="float" office:value="7.572" calcext:value-type="float">
            <text:p>7.572</text:p>
          </table:table-cell>
        </table:table-row>
        <table:table-row table:style-name="ro1">
          <table:table-cell office:value-type="float" office:value="54535" calcext:value-type="float">
            <text:p>54535</text:p>
          </table:table-cell>
          <table:table-cell office:value-type="float" office:value="4.988" calcext:value-type="float">
            <text:p>4.988</text:p>
          </table:table-cell>
        </table:table-row>
        <table:table-row table:style-name="ro1">
          <table:table-cell office:value-type="float" office:value="54610" calcext:value-type="float">
            <text:p>54610</text:p>
          </table:table-cell>
          <table:table-cell office:value-type="float" office:value="1.168" calcext:value-type="float">
            <text:p>1.168</text:p>
          </table:table-cell>
        </table:table-row>
        <table:table-row table:style-name="ro1">
          <table:table-cell office:value-type="float" office:value="54685" calcext:value-type="float">
            <text:p>54685</text:p>
          </table:table-cell>
          <table:table-cell office:value-type="float" office:value="1.252" calcext:value-type="float">
            <text:p>1.252</text:p>
          </table:table-cell>
        </table:table-row>
        <table:table-row table:style-name="ro1">
          <table:table-cell office:value-type="float" office:value="54760" calcext:value-type="float">
            <text:p>54760</text:p>
          </table:table-cell>
          <table:table-cell office:value-type="float" office:value="1.372" calcext:value-type="float">
            <text:p>1.372</text:p>
          </table:table-cell>
        </table:table-row>
        <table:table-row table:style-name="ro1">
          <table:table-cell office:value-type="float" office:value="54835" calcext:value-type="float">
            <text:p>54835</text:p>
          </table:table-cell>
          <table:table-cell office:value-type="float" office:value="9.26" calcext:value-type="float">
            <text:p>9.26</text:p>
          </table:table-cell>
        </table:table-row>
        <table:table-row table:style-name="ro1">
          <table:table-cell office:value-type="float" office:value="54910" calcext:value-type="float">
            <text:p>54910</text:p>
          </table:table-cell>
          <table:table-cell office:value-type="float" office:value="9.884" calcext:value-type="float">
            <text:p>9.884</text:p>
          </table:table-cell>
        </table:table-row>
        <table:table-row table:style-name="ro1">
          <table:table-cell office:value-type="float" office:value="54985" calcext:value-type="float">
            <text:p>54985</text:p>
          </table:table-cell>
          <table:table-cell office:value-type="float" office:value="8.216" calcext:value-type="float">
            <text:p>8.216</text:p>
          </table:table-cell>
        </table:table-row>
        <table:table-row table:style-name="ro1">
          <table:table-cell office:value-type="float" office:value="55060" calcext:value-type="float">
            <text:p>55060</text:p>
          </table:table-cell>
          <table:table-cell office:value-type="float" office:value="1.732" calcext:value-type="float">
            <text:p>1.732</text:p>
          </table:table-cell>
        </table:table-row>
        <table:table-row table:style-name="ro1">
          <table:table-cell office:value-type="float" office:value="55135" calcext:value-type="float">
            <text:p>55135</text:p>
          </table:table-cell>
          <table:table-cell office:value-type="float" office:value="1.308" calcext:value-type="float">
            <text:p>1.308</text:p>
          </table:table-cell>
        </table:table-row>
        <table:table-row table:style-name="ro1">
          <table:table-cell office:value-type="float" office:value="55210" calcext:value-type="float">
            <text:p>55210</text:p>
          </table:table-cell>
          <table:table-cell office:value-type="float" office:value="1.54" calcext:value-type="float">
            <text:p>1.54</text:p>
          </table:table-cell>
        </table:table-row>
        <table:table-row table:style-name="ro1">
          <table:table-cell office:value-type="float" office:value="55285" calcext:value-type="float">
            <text:p>55285</text:p>
          </table:table-cell>
          <table:table-cell office:value-type="float" office:value="4.408" calcext:value-type="float">
            <text:p>4.408</text:p>
          </table:table-cell>
        </table:table-row>
        <table:table-row table:style-name="ro1">
          <table:table-cell office:value-type="float" office:value="55360" calcext:value-type="float">
            <text:p>55360</text:p>
          </table:table-cell>
          <table:table-cell office:value-type="float" office:value="9.36" calcext:value-type="float">
            <text:p>9.36</text:p>
          </table:table-cell>
        </table:table-row>
        <table:table-row table:style-name="ro1">
          <table:table-cell office:value-type="float" office:value="55435" calcext:value-type="float">
            <text:p>55435</text:p>
          </table:table-cell>
          <table:table-cell office:value-type="float" office:value="2.376" calcext:value-type="float">
            <text:p>2.376</text:p>
          </table:table-cell>
        </table:table-row>
        <table:table-row table:style-name="ro1">
          <table:table-cell office:value-type="float" office:value="55510" calcext:value-type="float">
            <text:p>55510</text:p>
          </table:table-cell>
          <table:table-cell office:value-type="float" office:value="1.296" calcext:value-type="float">
            <text:p>1.296</text:p>
          </table:table-cell>
        </table:table-row>
        <table:table-row table:style-name="ro1">
          <table:table-cell office:value-type="float" office:value="55585" calcext:value-type="float">
            <text:p>55585</text:p>
          </table:table-cell>
          <table:table-cell office:value-type="float" office:value="3.828" calcext:value-type="float">
            <text:p>3.828</text:p>
          </table:table-cell>
        </table:table-row>
        <table:table-row table:style-name="ro1">
          <table:table-cell office:value-type="float" office:value="55660" calcext:value-type="float">
            <text:p>55660</text:p>
          </table:table-cell>
          <table:table-cell office:value-type="float" office:value="2.368" calcext:value-type="float">
            <text:p>2.368</text:p>
          </table:table-cell>
        </table:table-row>
        <table:table-row table:style-name="ro1">
          <table:table-cell office:value-type="float" office:value="55735" calcext:value-type="float">
            <text:p>55735</text:p>
          </table:table-cell>
          <table:table-cell office:value-type="float" office:value="1.252" calcext:value-type="float">
            <text:p>1.252</text:p>
          </table:table-cell>
        </table:table-row>
        <table:table-row table:style-name="ro1">
          <table:table-cell office:value-type="float" office:value="55810" calcext:value-type="float">
            <text:p>55810</text:p>
          </table:table-cell>
          <table:table-cell office:value-type="float" office:value="2.304" calcext:value-type="float">
            <text:p>2.304</text:p>
          </table:table-cell>
        </table:table-row>
        <table:table-row table:style-name="ro1">
          <table:table-cell office:value-type="float" office:value="55885" calcext:value-type="float">
            <text:p>55885</text:p>
          </table:table-cell>
          <table:table-cell office:value-type="float" office:value="6.644" calcext:value-type="float">
            <text:p>6.644</text:p>
          </table:table-cell>
        </table:table-row>
        <table:table-row table:style-name="ro1">
          <table:table-cell office:value-type="float" office:value="55960" calcext:value-type="float">
            <text:p>55960</text:p>
          </table:table-cell>
          <table:table-cell office:value-type="float" office:value="5.52" calcext:value-type="float">
            <text:p>5.52</text:p>
          </table:table-cell>
        </table:table-row>
        <table:table-row table:style-name="ro1">
          <table:table-cell office:value-type="float" office:value="56035" calcext:value-type="float">
            <text:p>56035</text:p>
          </table:table-cell>
          <table:table-cell office:value-type="float" office:value="6.096" calcext:value-type="float">
            <text:p>6.096</text:p>
          </table:table-cell>
        </table:table-row>
        <table:table-row table:style-name="ro1">
          <table:table-cell office:value-type="float" office:value="56110" calcext:value-type="float">
            <text:p>56110</text:p>
          </table:table-cell>
          <table:table-cell office:value-type="float" office:value="5.532" calcext:value-type="float">
            <text:p>5.532</text:p>
          </table:table-cell>
        </table:table-row>
        <table:table-row table:style-name="ro1">
          <table:table-cell office:value-type="float" office:value="56185" calcext:value-type="float">
            <text:p>56185</text:p>
          </table:table-cell>
          <table:table-cell office:value-type="float" office:value="4.728" calcext:value-type="float">
            <text:p>4.728</text:p>
          </table:table-cell>
        </table:table-row>
        <table:table-row table:style-name="ro1">
          <table:table-cell office:value-type="float" office:value="56260" calcext:value-type="float">
            <text:p>56260</text:p>
          </table:table-cell>
          <table:table-cell office:value-type="float" office:value="6.676" calcext:value-type="float">
            <text:p>6.676</text:p>
          </table:table-cell>
        </table:table-row>
        <table:table-row table:style-name="ro1">
          <table:table-cell office:value-type="float" office:value="56335" calcext:value-type="float">
            <text:p>56335</text:p>
          </table:table-cell>
          <table:table-cell office:value-type="float" office:value="8.168" calcext:value-type="float">
            <text:p>8.168</text:p>
          </table:table-cell>
        </table:table-row>
        <table:table-row table:style-name="ro1">
          <table:table-cell office:value-type="float" office:value="56410" calcext:value-type="float">
            <text:p>56410</text:p>
          </table:table-cell>
          <table:table-cell office:value-type="float" office:value="1.996" calcext:value-type="float">
            <text:p>1.996</text:p>
          </table:table-cell>
        </table:table-row>
        <table:table-row table:style-name="ro1">
          <table:table-cell office:value-type="float" office:value="56485" calcext:value-type="float">
            <text:p>56485</text:p>
          </table:table-cell>
          <table:table-cell office:value-type="float" office:value="1.46" calcext:value-type="float">
            <text:p>1.46</text:p>
          </table:table-cell>
        </table:table-row>
        <table:table-row table:style-name="ro1">
          <table:table-cell office:value-type="float" office:value="56560" calcext:value-type="float">
            <text:p>56560</text:p>
          </table:table-cell>
          <table:table-cell office:value-type="float" office:value="2.516" calcext:value-type="float">
            <text:p>2.516</text:p>
          </table:table-cell>
        </table:table-row>
        <table:table-row table:style-name="ro1">
          <table:table-cell office:value-type="float" office:value="56635" calcext:value-type="float">
            <text:p>56635</text:p>
          </table:table-cell>
          <table:table-cell office:value-type="float" office:value="3.628" calcext:value-type="float">
            <text:p>3.628</text:p>
          </table:table-cell>
        </table:table-row>
        <table:table-row table:style-name="ro1">
          <table:table-cell office:value-type="float" office:value="56710" calcext:value-type="float">
            <text:p>56710</text:p>
          </table:table-cell>
          <table:table-cell office:value-type="float" office:value="1.58" calcext:value-type="float">
            <text:p>1.58</text:p>
          </table:table-cell>
        </table:table-row>
        <table:table-row table:style-name="ro1">
          <table:table-cell office:value-type="float" office:value="56785" calcext:value-type="float">
            <text:p>56785</text:p>
          </table:table-cell>
          <table:table-cell office:value-type="float" office:value="3.732" calcext:value-type="float">
            <text:p>3.732</text:p>
          </table:table-cell>
        </table:table-row>
        <table:table-row table:style-name="ro1">
          <table:table-cell office:value-type="float" office:value="56860" calcext:value-type="float">
            <text:p>56860</text:p>
          </table:table-cell>
          <table:table-cell office:value-type="float" office:value="4.096" calcext:value-type="float">
            <text:p>4.096</text:p>
          </table:table-cell>
        </table:table-row>
        <table:table-row table:style-name="ro1">
          <table:table-cell office:value-type="float" office:value="56935" calcext:value-type="float">
            <text:p>56935</text:p>
          </table:table-cell>
          <table:table-cell office:value-type="float" office:value="2.508" calcext:value-type="float">
            <text:p>2.508</text:p>
          </table:table-cell>
        </table:table-row>
        <table:table-row table:style-name="ro1">
          <table:table-cell office:value-type="float" office:value="57010" calcext:value-type="float">
            <text:p>57010</text:p>
          </table:table-cell>
          <table:table-cell office:value-type="float" office:value="6.632" calcext:value-type="float">
            <text:p>6.632</text:p>
          </table:table-cell>
        </table:table-row>
        <table:table-row table:style-name="ro1">
          <table:table-cell office:value-type="float" office:value="57085" calcext:value-type="float">
            <text:p>57085</text:p>
          </table:table-cell>
          <table:table-cell office:value-type="float" office:value="4.576" calcext:value-type="float">
            <text:p>4.576</text:p>
          </table:table-cell>
        </table:table-row>
        <table:table-row table:style-name="ro1">
          <table:table-cell office:value-type="float" office:value="57160" calcext:value-type="float">
            <text:p>57160</text:p>
          </table:table-cell>
          <table:table-cell office:value-type="float" office:value="9.584" calcext:value-type="float">
            <text:p>9.584</text:p>
          </table:table-cell>
        </table:table-row>
        <table:table-row table:style-name="ro1">
          <table:table-cell office:value-type="float" office:value="57235" calcext:value-type="float">
            <text:p>57235</text:p>
          </table:table-cell>
          <table:table-cell office:value-type="float" office:value="9.772" calcext:value-type="float">
            <text:p>9.772</text:p>
          </table:table-cell>
        </table:table-row>
        <table:table-row table:style-name="ro1">
          <table:table-cell office:value-type="float" office:value="57310" calcext:value-type="float">
            <text:p>57310</text:p>
          </table:table-cell>
          <table:table-cell office:value-type="float" office:value="7.364" calcext:value-type="float">
            <text:p>7.364</text:p>
          </table:table-cell>
        </table:table-row>
        <table:table-row table:style-name="ro1">
          <table:table-cell office:value-type="float" office:value="57385" calcext:value-type="float">
            <text:p>57385</text:p>
          </table:table-cell>
          <table:table-cell office:value-type="float" office:value="5.768" calcext:value-type="float">
            <text:p>5.768</text:p>
          </table:table-cell>
        </table:table-row>
        <table:table-row table:style-name="ro1">
          <table:table-cell office:value-type="float" office:value="57460" calcext:value-type="float">
            <text:p>57460</text:p>
          </table:table-cell>
          <table:table-cell office:value-type="float" office:value="9.304" calcext:value-type="float">
            <text:p>9.304</text:p>
          </table:table-cell>
        </table:table-row>
        <table:table-row table:style-name="ro1">
          <table:table-cell office:value-type="float" office:value="57535" calcext:value-type="float">
            <text:p>57535</text:p>
          </table:table-cell>
          <table:table-cell office:value-type="float" office:value="5.148" calcext:value-type="float">
            <text:p>5.148</text:p>
          </table:table-cell>
        </table:table-row>
        <table:table-row table:style-name="ro1">
          <table:table-cell office:value-type="float" office:value="57610" calcext:value-type="float">
            <text:p>57610</text:p>
          </table:table-cell>
          <table:table-cell office:value-type="float" office:value="6.72" calcext:value-type="float">
            <text:p>6.72</text:p>
          </table:table-cell>
        </table:table-row>
        <table:table-row table:style-name="ro1">
          <table:table-cell office:value-type="float" office:value="57685" calcext:value-type="float">
            <text:p>57685</text:p>
          </table:table-cell>
          <table:table-cell office:value-type="float" office:value="10.444" calcext:value-type="float">
            <text:p>10.444</text:p>
          </table:table-cell>
        </table:table-row>
        <table:table-row table:style-name="ro1">
          <table:table-cell office:value-type="float" office:value="57760" calcext:value-type="float">
            <text:p>57760</text:p>
          </table:table-cell>
          <table:table-cell office:value-type="float" office:value="1.66" calcext:value-type="float">
            <text:p>1.66</text:p>
          </table:table-cell>
        </table:table-row>
        <table:table-row table:style-name="ro1">
          <table:table-cell office:value-type="float" office:value="57835" calcext:value-type="float">
            <text:p>57835</text:p>
          </table:table-cell>
          <table:table-cell office:value-type="float" office:value="9.652" calcext:value-type="float">
            <text:p>9.652</text:p>
          </table:table-cell>
        </table:table-row>
        <table:table-row table:style-name="ro1">
          <table:table-cell office:value-type="float" office:value="57910" calcext:value-type="float">
            <text:p>57910</text:p>
          </table:table-cell>
          <table:table-cell office:value-type="float" office:value="2.66" calcext:value-type="float">
            <text:p>2.66</text:p>
          </table:table-cell>
        </table:table-row>
        <table:table-row table:style-name="ro1">
          <table:table-cell office:value-type="float" office:value="57985" calcext:value-type="float">
            <text:p>57985</text:p>
          </table:table-cell>
          <table:table-cell office:value-type="float" office:value="1.952" calcext:value-type="float">
            <text:p>1.952</text:p>
          </table:table-cell>
        </table:table-row>
        <table:table-row table:style-name="ro1">
          <table:table-cell office:value-type="float" office:value="58060" calcext:value-type="float">
            <text:p>58060</text:p>
          </table:table-cell>
          <table:table-cell office:value-type="float" office:value="1.428" calcext:value-type="float">
            <text:p>1.428</text:p>
          </table:table-cell>
        </table:table-row>
        <table:table-row table:style-name="ro1">
          <table:table-cell office:value-type="float" office:value="58135" calcext:value-type="float">
            <text:p>58135</text:p>
          </table:table-cell>
          <table:table-cell office:value-type="float" office:value="2.192" calcext:value-type="float">
            <text:p>2.192</text:p>
          </table:table-cell>
        </table:table-row>
        <table:table-row table:style-name="ro1">
          <table:table-cell office:value-type="float" office:value="58210" calcext:value-type="float">
            <text:p>58210</text:p>
          </table:table-cell>
          <table:table-cell office:value-type="float" office:value="10.66" calcext:value-type="float">
            <text:p>10.66</text:p>
          </table:table-cell>
        </table:table-row>
        <table:table-row table:style-name="ro1">
          <table:table-cell office:value-type="float" office:value="58285" calcext:value-type="float">
            <text:p>58285</text:p>
          </table:table-cell>
          <table:table-cell office:value-type="float" office:value="8.596" calcext:value-type="float">
            <text:p>8.596</text:p>
          </table:table-cell>
        </table:table-row>
        <table:table-row table:style-name="ro1">
          <table:table-cell office:value-type="float" office:value="58360" calcext:value-type="float">
            <text:p>58360</text:p>
          </table:table-cell>
          <table:table-cell office:value-type="float" office:value="7.976" calcext:value-type="float">
            <text:p>7.976</text:p>
          </table:table-cell>
        </table:table-row>
        <table:table-row table:style-name="ro1">
          <table:table-cell office:value-type="float" office:value="58435" calcext:value-type="float">
            <text:p>58435</text:p>
          </table:table-cell>
          <table:table-cell office:value-type="float" office:value="3.736" calcext:value-type="float">
            <text:p>3.736</text:p>
          </table:table-cell>
        </table:table-row>
        <table:table-row table:style-name="ro1">
          <table:table-cell office:value-type="float" office:value="58510" calcext:value-type="float">
            <text:p>58510</text:p>
          </table:table-cell>
          <table:table-cell office:value-type="float" office:value="7.644" calcext:value-type="float">
            <text:p>7.644</text:p>
          </table:table-cell>
        </table:table-row>
        <table:table-row table:style-name="ro1">
          <table:table-cell office:value-type="float" office:value="58585" calcext:value-type="float">
            <text:p>58585</text:p>
          </table:table-cell>
          <table:table-cell office:value-type="float" office:value="8.04" calcext:value-type="float">
            <text:p>8.04</text:p>
          </table:table-cell>
        </table:table-row>
        <table:table-row table:style-name="ro1">
          <table:table-cell office:value-type="float" office:value="58660" calcext:value-type="float">
            <text:p>58660</text:p>
          </table:table-cell>
          <table:table-cell office:value-type="float" office:value="6.956" calcext:value-type="float">
            <text:p>6.956</text:p>
          </table:table-cell>
        </table:table-row>
        <table:table-row table:style-name="ro1">
          <table:table-cell office:value-type="float" office:value="58735" calcext:value-type="float">
            <text:p>58735</text:p>
          </table:table-cell>
          <table:table-cell office:value-type="float" office:value="1.688" calcext:value-type="float">
            <text:p>1.688</text:p>
          </table:table-cell>
        </table:table-row>
        <table:table-row table:style-name="ro1">
          <table:table-cell office:value-type="float" office:value="58810" calcext:value-type="float">
            <text:p>58810</text:p>
          </table:table-cell>
          <table:table-cell office:value-type="float" office:value="10.576" calcext:value-type="float">
            <text:p>10.576</text:p>
          </table:table-cell>
        </table:table-row>
        <table:table-row table:style-name="ro1">
          <table:table-cell office:value-type="float" office:value="58885" calcext:value-type="float">
            <text:p>58885</text:p>
          </table:table-cell>
          <table:table-cell office:value-type="float" office:value="1.712" calcext:value-type="float">
            <text:p>1.712</text:p>
          </table:table-cell>
        </table:table-row>
        <table:table-row table:style-name="ro1">
          <table:table-cell office:value-type="float" office:value="58960" calcext:value-type="float">
            <text:p>58960</text:p>
          </table:table-cell>
          <table:table-cell office:value-type="float" office:value="1.848" calcext:value-type="float">
            <text:p>1.848</text:p>
          </table:table-cell>
        </table:table-row>
        <table:table-row table:style-name="ro1">
          <table:table-cell office:value-type="float" office:value="59035" calcext:value-type="float">
            <text:p>59035</text:p>
          </table:table-cell>
          <table:table-cell office:value-type="float" office:value="11.328" calcext:value-type="float">
            <text:p>11.328</text:p>
          </table:table-cell>
        </table:table-row>
        <table:table-row table:style-name="ro1">
          <table:table-cell office:value-type="float" office:value="59110" calcext:value-type="float">
            <text:p>59110</text:p>
          </table:table-cell>
          <table:table-cell office:value-type="float" office:value="1.632" calcext:value-type="float">
            <text:p>1.632</text:p>
          </table:table-cell>
        </table:table-row>
        <table:table-row table:style-name="ro1">
          <table:table-cell office:value-type="float" office:value="59185" calcext:value-type="float">
            <text:p>59185</text:p>
          </table:table-cell>
          <table:table-cell office:value-type="float" office:value="5.3" calcext:value-type="float">
            <text:p>5.3</text:p>
          </table:table-cell>
        </table:table-row>
        <table:table-row table:style-name="ro1">
          <table:table-cell office:value-type="float" office:value="59260" calcext:value-type="float">
            <text:p>59260</text:p>
          </table:table-cell>
          <table:table-cell office:value-type="float" office:value="5.376" calcext:value-type="float">
            <text:p>5.376</text:p>
          </table:table-cell>
        </table:table-row>
        <table:table-row table:style-name="ro1">
          <table:table-cell office:value-type="float" office:value="59335" calcext:value-type="float">
            <text:p>59335</text:p>
          </table:table-cell>
          <table:table-cell office:value-type="float" office:value="6.872" calcext:value-type="float">
            <text:p>6.872</text:p>
          </table:table-cell>
        </table:table-row>
        <table:table-row table:style-name="ro1">
          <table:table-cell office:value-type="float" office:value="59410" calcext:value-type="float">
            <text:p>59410</text:p>
          </table:table-cell>
          <table:table-cell office:value-type="float" office:value="11.612" calcext:value-type="float">
            <text:p>11.612</text:p>
          </table:table-cell>
        </table:table-row>
        <table:table-row table:style-name="ro1">
          <table:table-cell office:value-type="float" office:value="59485" calcext:value-type="float">
            <text:p>59485</text:p>
          </table:table-cell>
          <table:table-cell office:value-type="float" office:value="5.28" calcext:value-type="float">
            <text:p>5.28</text:p>
          </table:table-cell>
        </table:table-row>
        <table:table-row table:style-name="ro1">
          <table:table-cell office:value-type="float" office:value="59560" calcext:value-type="float">
            <text:p>59560</text:p>
          </table:table-cell>
          <table:table-cell office:value-type="float" office:value="8.052" calcext:value-type="float">
            <text:p>8.052</text:p>
          </table:table-cell>
        </table:table-row>
        <table:table-row table:style-name="ro1">
          <table:table-cell office:value-type="float" office:value="59635" calcext:value-type="float">
            <text:p>59635</text:p>
          </table:table-cell>
          <table:table-cell office:value-type="float" office:value="2.232" calcext:value-type="float">
            <text:p>2.232</text:p>
          </table:table-cell>
        </table:table-row>
        <table:table-row table:style-name="ro1">
          <table:table-cell office:value-type="float" office:value="59710" calcext:value-type="float">
            <text:p>59710</text:p>
          </table:table-cell>
          <table:table-cell office:value-type="float" office:value="8.148" calcext:value-type="float">
            <text:p>8.148</text:p>
          </table:table-cell>
        </table:table-row>
        <table:table-row table:style-name="ro1">
          <table:table-cell office:value-type="float" office:value="59785" calcext:value-type="float">
            <text:p>59785</text:p>
          </table:table-cell>
          <table:table-cell office:value-type="float" office:value="9.176" calcext:value-type="float">
            <text:p>9.176</text:p>
          </table:table-cell>
        </table:table-row>
        <table:table-row table:style-name="ro1">
          <table:table-cell office:value-type="float" office:value="59860" calcext:value-type="float">
            <text:p>59860</text:p>
          </table:table-cell>
          <table:table-cell office:value-type="float" office:value="9.796" calcext:value-type="float">
            <text:p>9.796</text:p>
          </table:table-cell>
        </table:table-row>
        <table:table-row table:style-name="ro1">
          <table:table-cell office:value-type="float" office:value="59935" calcext:value-type="float">
            <text:p>59935</text:p>
          </table:table-cell>
          <table:table-cell office:value-type="float" office:value="7.752" calcext:value-type="float">
            <text:p>7.752</text:p>
          </table:table-cell>
        </table:table-row>
        <table:table-row table:style-name="ro1">
          <table:table-cell office:value-type="float" office:value="60010" calcext:value-type="float">
            <text:p>60010</text:p>
          </table:table-cell>
          <table:table-cell office:value-type="float" office:value="4.404" calcext:value-type="float">
            <text:p>4.404</text:p>
          </table:table-cell>
        </table:table-row>
        <table:table-row table:style-name="ro1">
          <table:table-cell office:value-type="float" office:value="60085" calcext:value-type="float">
            <text:p>60085</text:p>
          </table:table-cell>
          <table:table-cell office:value-type="float" office:value="7.996" calcext:value-type="float">
            <text:p>7.996</text:p>
          </table:table-cell>
        </table:table-row>
        <table:table-row table:style-name="ro1">
          <table:table-cell office:value-type="float" office:value="60160" calcext:value-type="float">
            <text:p>60160</text:p>
          </table:table-cell>
          <table:table-cell office:value-type="float" office:value="9.408" calcext:value-type="float">
            <text:p>9.408</text:p>
          </table:table-cell>
        </table:table-row>
        <table:table-row table:style-name="ro1">
          <table:table-cell office:value-type="float" office:value="60235" calcext:value-type="float">
            <text:p>60235</text:p>
          </table:table-cell>
          <table:table-cell office:value-type="float" office:value="10.868" calcext:value-type="float">
            <text:p>10.868</text:p>
          </table:table-cell>
        </table:table-row>
        <table:table-row table:style-name="ro1">
          <table:table-cell office:value-type="float" office:value="60310" calcext:value-type="float">
            <text:p>60310</text:p>
          </table:table-cell>
          <table:table-cell office:value-type="float" office:value="5.656" calcext:value-type="float">
            <text:p>5.656</text:p>
          </table:table-cell>
        </table:table-row>
        <table:table-row table:style-name="ro1">
          <table:table-cell office:value-type="float" office:value="60385" calcext:value-type="float">
            <text:p>60385</text:p>
          </table:table-cell>
          <table:table-cell office:value-type="float" office:value="1.352" calcext:value-type="float">
            <text:p>1.352</text:p>
          </table:table-cell>
        </table:table-row>
        <table:table-row table:style-name="ro1">
          <table:table-cell office:value-type="float" office:value="60460" calcext:value-type="float">
            <text:p>60460</text:p>
          </table:table-cell>
          <table:table-cell office:value-type="float" office:value="8.2" calcext:value-type="float">
            <text:p>8.2</text:p>
          </table:table-cell>
        </table:table-row>
        <table:table-row table:style-name="ro1">
          <table:table-cell office:value-type="float" office:value="60535" calcext:value-type="float">
            <text:p>60535</text:p>
          </table:table-cell>
          <table:table-cell office:value-type="float" office:value="4.844" calcext:value-type="float">
            <text:p>4.844</text:p>
          </table:table-cell>
        </table:table-row>
        <table:table-row table:style-name="ro1">
          <table:table-cell office:value-type="float" office:value="60610" calcext:value-type="float">
            <text:p>60610</text:p>
          </table:table-cell>
          <table:table-cell office:value-type="float" office:value="5.804" calcext:value-type="float">
            <text:p>5.804</text:p>
          </table:table-cell>
        </table:table-row>
        <table:table-row table:style-name="ro1">
          <table:table-cell office:value-type="float" office:value="60685" calcext:value-type="float">
            <text:p>60685</text:p>
          </table:table-cell>
          <table:table-cell office:value-type="float" office:value="3.976" calcext:value-type="float">
            <text:p>3.976</text:p>
          </table:table-cell>
        </table:table-row>
        <table:table-row table:style-name="ro1">
          <table:table-cell office:value-type="float" office:value="60760" calcext:value-type="float">
            <text:p>60760</text:p>
          </table:table-cell>
          <table:table-cell office:value-type="float" office:value="5.432" calcext:value-type="float">
            <text:p>5.432</text:p>
          </table:table-cell>
        </table:table-row>
        <table:table-row table:style-name="ro1">
          <table:table-cell office:value-type="float" office:value="60835" calcext:value-type="float">
            <text:p>60835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60910" calcext:value-type="float">
            <text:p>60910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float" office:value="60985" calcext:value-type="float">
            <text:p>60985</text:p>
          </table:table-cell>
          <table:table-cell office:value-type="float" office:value="10.6" calcext:value-type="float">
            <text:p>10.6</text:p>
          </table:table-cell>
        </table:table-row>
        <table:table-row table:style-name="ro1">
          <table:table-cell office:value-type="float" office:value="61060" calcext:value-type="float">
            <text:p>61060</text:p>
          </table:table-cell>
          <table:table-cell office:value-type="float" office:value="4.76" calcext:value-type="float">
            <text:p>4.76</text:p>
          </table:table-cell>
        </table:table-row>
        <table:table-row table:style-name="ro1">
          <table:table-cell office:value-type="float" office:value="61135" calcext:value-type="float">
            <text:p>61135</text:p>
          </table:table-cell>
          <table:table-cell office:value-type="float" office:value="7.484" calcext:value-type="float">
            <text:p>7.484</text:p>
          </table:table-cell>
        </table:table-row>
        <table:table-row table:style-name="ro1">
          <table:table-cell office:value-type="float" office:value="61210" calcext:value-type="float">
            <text:p>61210</text:p>
          </table:table-cell>
          <table:table-cell office:value-type="float" office:value="10.488" calcext:value-type="float">
            <text:p>10.488</text:p>
          </table:table-cell>
        </table:table-row>
        <table:table-row table:style-name="ro1">
          <table:table-cell office:value-type="float" office:value="61285" calcext:value-type="float">
            <text:p>61285</text:p>
          </table:table-cell>
          <table:table-cell office:value-type="float" office:value="5.148" calcext:value-type="float">
            <text:p>5.148</text:p>
          </table:table-cell>
        </table:table-row>
        <table:table-row table:style-name="ro1">
          <table:table-cell office:value-type="float" office:value="61360" calcext:value-type="float">
            <text:p>61360</text:p>
          </table:table-cell>
          <table:table-cell office:value-type="float" office:value="9.524" calcext:value-type="float">
            <text:p>9.524</text:p>
          </table:table-cell>
        </table:table-row>
        <table:table-row table:style-name="ro1">
          <table:table-cell office:value-type="float" office:value="61435" calcext:value-type="float">
            <text:p>61435</text:p>
          </table:table-cell>
          <table:table-cell office:value-type="float" office:value="9.988" calcext:value-type="float">
            <text:p>9.988</text:p>
          </table:table-cell>
        </table:table-row>
        <table:table-row table:style-name="ro1">
          <table:table-cell office:value-type="float" office:value="61510" calcext:value-type="float">
            <text:p>61510</text:p>
          </table:table-cell>
          <table:table-cell office:value-type="float" office:value="3.772" calcext:value-type="float">
            <text:p>3.772</text:p>
          </table:table-cell>
        </table:table-row>
        <table:table-row table:style-name="ro1">
          <table:table-cell office:value-type="float" office:value="61585" calcext:value-type="float">
            <text:p>61585</text:p>
          </table:table-cell>
          <table:table-cell office:value-type="float" office:value="5.644" calcext:value-type="float">
            <text:p>5.644</text:p>
          </table:table-cell>
        </table:table-row>
        <table:table-row table:style-name="ro1">
          <table:table-cell office:value-type="float" office:value="61660" calcext:value-type="float">
            <text:p>61660</text:p>
          </table:table-cell>
          <table:table-cell office:value-type="float" office:value="15.532" calcext:value-type="float">
            <text:p>15.532</text:p>
          </table:table-cell>
        </table:table-row>
        <table:table-row table:style-name="ro1">
          <table:table-cell office:value-type="float" office:value="61735" calcext:value-type="float">
            <text:p>61735</text:p>
          </table:table-cell>
          <table:table-cell office:value-type="float" office:value="11.964" calcext:value-type="float">
            <text:p>11.964</text:p>
          </table:table-cell>
        </table:table-row>
        <table:table-row table:style-name="ro1">
          <table:table-cell office:value-type="float" office:value="61810" calcext:value-type="float">
            <text:p>61810</text:p>
          </table:table-cell>
          <table:table-cell office:value-type="float" office:value="12.812" calcext:value-type="float">
            <text:p>12.812</text:p>
          </table:table-cell>
        </table:table-row>
        <table:table-row table:style-name="ro1">
          <table:table-cell office:value-type="float" office:value="61885" calcext:value-type="float">
            <text:p>61885</text:p>
          </table:table-cell>
          <table:table-cell office:value-type="float" office:value="4.236" calcext:value-type="float">
            <text:p>4.236</text:p>
          </table:table-cell>
        </table:table-row>
        <table:table-row table:style-name="ro1">
          <table:table-cell office:value-type="float" office:value="61960" calcext:value-type="float">
            <text:p>61960</text:p>
          </table:table-cell>
          <table:table-cell office:value-type="float" office:value="11.284" calcext:value-type="float">
            <text:p>11.284</text:p>
          </table:table-cell>
        </table:table-row>
        <table:table-row table:style-name="ro1">
          <table:table-cell office:value-type="float" office:value="62035" calcext:value-type="float">
            <text:p>62035</text:p>
          </table:table-cell>
          <table:table-cell office:value-type="float" office:value="7.708" calcext:value-type="float">
            <text:p>7.708</text:p>
          </table:table-cell>
        </table:table-row>
        <table:table-row table:style-name="ro1">
          <table:table-cell office:value-type="float" office:value="62110" calcext:value-type="float">
            <text:p>62110</text:p>
          </table:table-cell>
          <table:table-cell office:value-type="float" office:value="13.66" calcext:value-type="float">
            <text:p>13.66</text:p>
          </table:table-cell>
        </table:table-row>
        <table:table-row table:style-name="ro1">
          <table:table-cell office:value-type="float" office:value="62185" calcext:value-type="float">
            <text:p>62185</text:p>
          </table:table-cell>
          <table:table-cell office:value-type="float" office:value="2.892" calcext:value-type="float">
            <text:p>2.892</text:p>
          </table:table-cell>
        </table:table-row>
        <table:table-row table:style-name="ro1">
          <table:table-cell office:value-type="float" office:value="62260" calcext:value-type="float">
            <text:p>62260</text:p>
          </table:table-cell>
          <table:table-cell office:value-type="float" office:value="10.896" calcext:value-type="float">
            <text:p>10.896</text:p>
          </table:table-cell>
        </table:table-row>
        <table:table-row table:style-name="ro1">
          <table:table-cell office:value-type="float" office:value="62335" calcext:value-type="float">
            <text:p>62335</text:p>
          </table:table-cell>
          <table:table-cell office:value-type="float" office:value="4.252" calcext:value-type="float">
            <text:p>4.252</text:p>
          </table:table-cell>
        </table:table-row>
        <table:table-row table:style-name="ro1">
          <table:table-cell office:value-type="float" office:value="62410" calcext:value-type="float">
            <text:p>62410</text:p>
          </table:table-cell>
          <table:table-cell office:value-type="float" office:value="13.508" calcext:value-type="float">
            <text:p>13.508</text:p>
          </table:table-cell>
        </table:table-row>
        <table:table-row table:style-name="ro1">
          <table:table-cell office:value-type="float" office:value="62485" calcext:value-type="float">
            <text:p>62485</text:p>
          </table:table-cell>
          <table:table-cell office:value-type="float" office:value="6.496" calcext:value-type="float">
            <text:p>6.496</text:p>
          </table:table-cell>
        </table:table-row>
        <table:table-row table:style-name="ro1">
          <table:table-cell office:value-type="float" office:value="62560" calcext:value-type="float">
            <text:p>62560</text:p>
          </table:table-cell>
          <table:table-cell office:value-type="float" office:value="4.764" calcext:value-type="float">
            <text:p>4.764</text:p>
          </table:table-cell>
        </table:table-row>
        <table:table-row table:style-name="ro1">
          <table:table-cell office:value-type="float" office:value="62635" calcext:value-type="float">
            <text:p>62635</text:p>
          </table:table-cell>
          <table:table-cell office:value-type="float" office:value="2.184" calcext:value-type="float">
            <text:p>2.184</text:p>
          </table:table-cell>
        </table:table-row>
        <table:table-row table:style-name="ro1">
          <table:table-cell office:value-type="float" office:value="62710" calcext:value-type="float">
            <text:p>62710</text:p>
          </table:table-cell>
          <table:table-cell office:value-type="float" office:value="5.428" calcext:value-type="float">
            <text:p>5.428</text:p>
          </table:table-cell>
        </table:table-row>
        <table:table-row table:style-name="ro1">
          <table:table-cell office:value-type="float" office:value="62785" calcext:value-type="float">
            <text:p>62785</text:p>
          </table:table-cell>
          <table:table-cell office:value-type="float" office:value="5.072" calcext:value-type="float">
            <text:p>5.072</text:p>
          </table:table-cell>
        </table:table-row>
        <table:table-row table:style-name="ro1">
          <table:table-cell office:value-type="float" office:value="62860" calcext:value-type="float">
            <text:p>62860</text:p>
          </table:table-cell>
          <table:table-cell office:value-type="float" office:value="7.9" calcext:value-type="float">
            <text:p>7.9</text:p>
          </table:table-cell>
        </table:table-row>
        <table:table-row table:style-name="ro1">
          <table:table-cell office:value-type="float" office:value="62935" calcext:value-type="float">
            <text:p>62935</text:p>
          </table:table-cell>
          <table:table-cell office:value-type="float" office:value="11.34" calcext:value-type="float">
            <text:p>11.34</text:p>
          </table:table-cell>
        </table:table-row>
        <table:table-row table:style-name="ro1">
          <table:table-cell office:value-type="float" office:value="63010" calcext:value-type="float">
            <text:p>63010</text:p>
          </table:table-cell>
          <table:table-cell office:value-type="float" office:value="9.252" calcext:value-type="float">
            <text:p>9.252</text:p>
          </table:table-cell>
        </table:table-row>
        <table:table-row table:style-name="ro1">
          <table:table-cell office:value-type="float" office:value="63085" calcext:value-type="float">
            <text:p>63085</text:p>
          </table:table-cell>
          <table:table-cell office:value-type="float" office:value="13.456" calcext:value-type="float">
            <text:p>13.456</text:p>
          </table:table-cell>
        </table:table-row>
        <table:table-row table:style-name="ro1">
          <table:table-cell office:value-type="float" office:value="63160" calcext:value-type="float">
            <text:p>63160</text:p>
          </table:table-cell>
          <table:table-cell office:value-type="float" office:value="11.252" calcext:value-type="float">
            <text:p>11.252</text:p>
          </table:table-cell>
        </table:table-row>
        <table:table-row table:style-name="ro1">
          <table:table-cell office:value-type="float" office:value="63235" calcext:value-type="float">
            <text:p>63235</text:p>
          </table:table-cell>
          <table:table-cell office:value-type="float" office:value="7.744" calcext:value-type="float">
            <text:p>7.744</text:p>
          </table:table-cell>
        </table:table-row>
        <table:table-row table:style-name="ro1">
          <table:table-cell office:value-type="float" office:value="63310" calcext:value-type="float">
            <text:p>63310</text:p>
          </table:table-cell>
          <table:table-cell office:value-type="float" office:value="1.86" calcext:value-type="float">
            <text:p>1.86</text:p>
          </table:table-cell>
        </table:table-row>
        <table:table-row table:style-name="ro1">
          <table:table-cell office:value-type="float" office:value="63385" calcext:value-type="float">
            <text:p>63385</text:p>
          </table:table-cell>
          <table:table-cell office:value-type="float" office:value="13.776" calcext:value-type="float">
            <text:p>13.776</text:p>
          </table:table-cell>
        </table:table-row>
        <table:table-row table:style-name="ro1">
          <table:table-cell office:value-type="float" office:value="63460" calcext:value-type="float">
            <text:p>63460</text:p>
          </table:table-cell>
          <table:table-cell office:value-type="float" office:value="1.896" calcext:value-type="float">
            <text:p>1.896</text:p>
          </table:table-cell>
        </table:table-row>
        <table:table-row table:style-name="ro1">
          <table:table-cell office:value-type="float" office:value="63535" calcext:value-type="float">
            <text:p>63535</text:p>
          </table:table-cell>
          <table:table-cell office:value-type="float" office:value="3.624" calcext:value-type="float">
            <text:p>3.624</text:p>
          </table:table-cell>
        </table:table-row>
        <table:table-row table:style-name="ro1">
          <table:table-cell office:value-type="float" office:value="63610" calcext:value-type="float">
            <text:p>63610</text:p>
          </table:table-cell>
          <table:table-cell office:value-type="float" office:value="7.464" calcext:value-type="float">
            <text:p>7.464</text:p>
          </table:table-cell>
        </table:table-row>
        <table:table-row table:style-name="ro1">
          <table:table-cell office:value-type="float" office:value="63685" calcext:value-type="float">
            <text:p>63685</text:p>
          </table:table-cell>
          <table:table-cell office:value-type="float" office:value="10.852" calcext:value-type="float">
            <text:p>10.852</text:p>
          </table:table-cell>
        </table:table-row>
        <table:table-row table:style-name="ro1">
          <table:table-cell office:value-type="float" office:value="63760" calcext:value-type="float">
            <text:p>63760</text:p>
          </table:table-cell>
          <table:table-cell office:value-type="float" office:value="8.048" calcext:value-type="float">
            <text:p>8.048</text:p>
          </table:table-cell>
        </table:table-row>
        <table:table-row table:style-name="ro1">
          <table:table-cell office:value-type="float" office:value="63835" calcext:value-type="float">
            <text:p>63835</text:p>
          </table:table-cell>
          <table:table-cell office:value-type="float" office:value="11.98" calcext:value-type="float">
            <text:p>11.98</text:p>
          </table:table-cell>
        </table:table-row>
        <table:table-row table:style-name="ro1">
          <table:table-cell office:value-type="float" office:value="63910" calcext:value-type="float">
            <text:p>63910</text:p>
          </table:table-cell>
          <table:table-cell office:value-type="float" office:value="3.708" calcext:value-type="float">
            <text:p>3.708</text:p>
          </table:table-cell>
        </table:table-row>
        <table:table-row table:style-name="ro1">
          <table:table-cell office:value-type="float" office:value="63985" calcext:value-type="float">
            <text:p>63985</text:p>
          </table:table-cell>
          <table:table-cell office:value-type="float" office:value="5.144" calcext:value-type="float">
            <text:p>5.144</text:p>
          </table:table-cell>
        </table:table-row>
        <table:table-row table:style-name="ro1">
          <table:table-cell office:value-type="float" office:value="64060" calcext:value-type="float">
            <text:p>64060</text:p>
          </table:table-cell>
          <table:table-cell office:value-type="float" office:value="5.412" calcext:value-type="float">
            <text:p>5.412</text:p>
          </table:table-cell>
        </table:table-row>
        <table:table-row table:style-name="ro1">
          <table:table-cell office:value-type="float" office:value="64135" calcext:value-type="float">
            <text:p>64135</text:p>
          </table:table-cell>
          <table:table-cell office:value-type="float" office:value="3.188" calcext:value-type="float">
            <text:p>3.188</text:p>
          </table:table-cell>
        </table:table-row>
        <table:table-row table:style-name="ro1">
          <table:table-cell office:value-type="float" office:value="64210" calcext:value-type="float">
            <text:p>64210</text:p>
          </table:table-cell>
          <table:table-cell office:value-type="float" office:value="2.96" calcext:value-type="float">
            <text:p>2.96</text:p>
          </table:table-cell>
        </table:table-row>
        <table:table-row table:style-name="ro1">
          <table:table-cell office:value-type="float" office:value="64285" calcext:value-type="float">
            <text:p>64285</text:p>
          </table:table-cell>
          <table:table-cell office:value-type="float" office:value="8.132" calcext:value-type="float">
            <text:p>8.132</text:p>
          </table:table-cell>
        </table:table-row>
        <table:table-row table:style-name="ro1">
          <table:table-cell office:value-type="float" office:value="64360" calcext:value-type="float">
            <text:p>64360</text:p>
          </table:table-cell>
          <table:table-cell office:value-type="float" office:value="4.936" calcext:value-type="float">
            <text:p>4.936</text:p>
          </table:table-cell>
        </table:table-row>
        <table:table-row table:style-name="ro1">
          <table:table-cell office:value-type="float" office:value="64435" calcext:value-type="float">
            <text:p>64435</text:p>
          </table:table-cell>
          <table:table-cell office:value-type="float" office:value="13.824" calcext:value-type="float">
            <text:p>13.824</text:p>
          </table:table-cell>
        </table:table-row>
        <table:table-row table:style-name="ro1">
          <table:table-cell office:value-type="float" office:value="64510" calcext:value-type="float">
            <text:p>64510</text:p>
          </table:table-cell>
          <table:table-cell office:value-type="float" office:value="13.436" calcext:value-type="float">
            <text:p>13.436</text:p>
          </table:table-cell>
        </table:table-row>
        <table:table-row table:style-name="ro1">
          <table:table-cell office:value-type="float" office:value="64585" calcext:value-type="float">
            <text:p>64585</text:p>
          </table:table-cell>
          <table:table-cell office:value-type="float" office:value="12.952" calcext:value-type="float">
            <text:p>12.952</text:p>
          </table:table-cell>
        </table:table-row>
        <table:table-row table:style-name="ro1">
          <table:table-cell office:value-type="float" office:value="64660" calcext:value-type="float">
            <text:p>64660</text:p>
          </table:table-cell>
          <table:table-cell office:value-type="float" office:value="12.776" calcext:value-type="float">
            <text:p>12.776</text:p>
          </table:table-cell>
        </table:table-row>
        <table:table-row table:style-name="ro1">
          <table:table-cell office:value-type="float" office:value="64735" calcext:value-type="float">
            <text:p>64735</text:p>
          </table:table-cell>
          <table:table-cell office:value-type="float" office:value="12.296" calcext:value-type="float">
            <text:p>12.296</text:p>
          </table:table-cell>
        </table:table-row>
        <table:table-row table:style-name="ro1">
          <table:table-cell office:value-type="float" office:value="64810" calcext:value-type="float">
            <text:p>64810</text:p>
          </table:table-cell>
          <table:table-cell office:value-type="float" office:value="2.04" calcext:value-type="float">
            <text:p>2.04</text:p>
          </table:table-cell>
        </table:table-row>
        <table:table-row table:style-name="ro1">
          <table:table-cell office:value-type="float" office:value="64885" calcext:value-type="float">
            <text:p>64885</text:p>
          </table:table-cell>
          <table:table-cell office:value-type="float" office:value="12.448" calcext:value-type="float">
            <text:p>12.448</text:p>
          </table:table-cell>
        </table:table-row>
        <table:table-row table:style-name="ro1">
          <table:table-cell office:value-type="float" office:value="64960" calcext:value-type="float">
            <text:p>64960</text:p>
          </table:table-cell>
          <table:table-cell office:value-type="float" office:value="2.272" calcext:value-type="float">
            <text:p>2.272</text:p>
          </table:table-cell>
        </table:table-row>
        <table:table-row table:style-name="ro1">
          <table:table-cell office:value-type="float" office:value="65035" calcext:value-type="float">
            <text:p>65035</text:p>
          </table:table-cell>
          <table:table-cell office:value-type="float" office:value="6.4" calcext:value-type="float">
            <text:p>6.4</text:p>
          </table:table-cell>
        </table:table-row>
        <table:table-row table:style-name="ro1">
          <table:table-cell office:value-type="float" office:value="65110" calcext:value-type="float">
            <text:p>65110</text:p>
          </table:table-cell>
          <table:table-cell office:value-type="float" office:value="3.988" calcext:value-type="float">
            <text:p>3.988</text:p>
          </table:table-cell>
        </table:table-row>
        <table:table-row table:style-name="ro1">
          <table:table-cell office:value-type="float" office:value="65185" calcext:value-type="float">
            <text:p>65185</text:p>
          </table:table-cell>
          <table:table-cell office:value-type="float" office:value="9.2" calcext:value-type="float">
            <text:p>9.2</text:p>
          </table:table-cell>
        </table:table-row>
        <table:table-row table:style-name="ro1">
          <table:table-cell office:value-type="float" office:value="65260" calcext:value-type="float">
            <text:p>65260</text:p>
          </table:table-cell>
          <table:table-cell office:value-type="float" office:value="4.664" calcext:value-type="float">
            <text:p>4.664</text:p>
          </table:table-cell>
        </table:table-row>
        <table:table-row table:style-name="ro1">
          <table:table-cell office:value-type="float" office:value="65335" calcext:value-type="float">
            <text:p>65335</text:p>
          </table:table-cell>
          <table:table-cell office:value-type="float" office:value="11.144" calcext:value-type="float">
            <text:p>11.144</text:p>
          </table:table-cell>
        </table:table-row>
        <table:table-row table:style-name="ro1">
          <table:table-cell office:value-type="float" office:value="65410" calcext:value-type="float">
            <text:p>65410</text:p>
          </table:table-cell>
          <table:table-cell office:value-type="float" office:value="5.568" calcext:value-type="float">
            <text:p>5.568</text:p>
          </table:table-cell>
        </table:table-row>
        <table:table-row table:style-name="ro1">
          <table:table-cell office:value-type="float" office:value="65485" calcext:value-type="float">
            <text:p>65485</text:p>
          </table:table-cell>
          <table:table-cell office:value-type="float" office:value="17.112" calcext:value-type="float">
            <text:p>17.112</text:p>
          </table:table-cell>
        </table:table-row>
        <table:table-row table:style-name="ro1">
          <table:table-cell office:value-type="float" office:value="65560" calcext:value-type="float">
            <text:p>65560</text:p>
          </table:table-cell>
          <table:table-cell office:value-type="float" office:value="3.628" calcext:value-type="float">
            <text:p>3.628</text:p>
          </table:table-cell>
        </table:table-row>
        <table:table-row table:style-name="ro1">
          <table:table-cell office:value-type="float" office:value="65635" calcext:value-type="float">
            <text:p>65635</text:p>
          </table:table-cell>
          <table:table-cell office:value-type="float" office:value="17.028" calcext:value-type="float">
            <text:p>17.028</text:p>
          </table:table-cell>
        </table:table-row>
        <table:table-row table:style-name="ro1">
          <table:table-cell office:value-type="float" office:value="65710" calcext:value-type="float">
            <text:p>65710</text:p>
          </table:table-cell>
          <table:table-cell office:value-type="float" office:value="13.08" calcext:value-type="float">
            <text:p>13.08</text:p>
          </table:table-cell>
        </table:table-row>
        <table:table-row table:style-name="ro1">
          <table:table-cell office:value-type="float" office:value="65785" calcext:value-type="float">
            <text:p>65785</text:p>
          </table:table-cell>
          <table:table-cell office:value-type="float" office:value="4.016" calcext:value-type="float">
            <text:p>4.016</text:p>
          </table:table-cell>
        </table:table-row>
        <table:table-row table:style-name="ro1">
          <table:table-cell office:value-type="float" office:value="65860" calcext:value-type="float">
            <text:p>65860</text:p>
          </table:table-cell>
          <table:table-cell office:value-type="float" office:value="16.848" calcext:value-type="float">
            <text:p>16.848</text:p>
          </table:table-cell>
        </table:table-row>
        <table:table-row table:style-name="ro1">
          <table:table-cell office:value-type="float" office:value="65935" calcext:value-type="float">
            <text:p>65935</text:p>
          </table:table-cell>
          <table:table-cell office:value-type="float" office:value="4.252" calcext:value-type="float">
            <text:p>4.252</text:p>
          </table:table-cell>
        </table:table-row>
        <table:table-row table:style-name="ro1">
          <table:table-cell office:value-type="float" office:value="66010" calcext:value-type="float">
            <text:p>66010</text:p>
          </table:table-cell>
          <table:table-cell office:value-type="float" office:value="13.32" calcext:value-type="float">
            <text:p>13.32</text:p>
          </table:table-cell>
        </table:table-row>
        <table:table-row table:style-name="ro1">
          <table:table-cell office:value-type="float" office:value="66085" calcext:value-type="float">
            <text:p>66085</text:p>
          </table:table-cell>
          <table:table-cell office:value-type="float" office:value="4.176" calcext:value-type="float">
            <text:p>4.176</text:p>
          </table:table-cell>
        </table:table-row>
        <table:table-row table:style-name="ro1">
          <table:table-cell office:value-type="float" office:value="66160" calcext:value-type="float">
            <text:p>66160</text:p>
          </table:table-cell>
          <table:table-cell office:value-type="float" office:value="13.596" calcext:value-type="float">
            <text:p>13.596</text:p>
          </table:table-cell>
        </table:table-row>
        <table:table-row table:style-name="ro1">
          <table:table-cell office:value-type="float" office:value="66235" calcext:value-type="float">
            <text:p>66235</text:p>
          </table:table-cell>
          <table:table-cell office:value-type="float" office:value="12.796" calcext:value-type="float">
            <text:p>12.796</text:p>
          </table:table-cell>
        </table:table-row>
        <table:table-row table:style-name="ro1">
          <table:table-cell office:value-type="float" office:value="66310" calcext:value-type="float">
            <text:p>66310</text:p>
          </table:table-cell>
          <table:table-cell office:value-type="float" office:value="9.38" calcext:value-type="float">
            <text:p>9.38</text:p>
          </table:table-cell>
        </table:table-row>
        <table:table-row table:style-name="ro1">
          <table:table-cell office:value-type="float" office:value="66385" calcext:value-type="float">
            <text:p>66385</text:p>
          </table:table-cell>
          <table:table-cell office:value-type="float" office:value="9.12" calcext:value-type="float">
            <text:p>9.12</text:p>
          </table:table-cell>
        </table:table-row>
        <table:table-row table:style-name="ro1">
          <table:table-cell office:value-type="float" office:value="66460" calcext:value-type="float">
            <text:p>66460</text:p>
          </table:table-cell>
          <table:table-cell office:value-type="float" office:value="3.216" calcext:value-type="float">
            <text:p>3.216</text:p>
          </table:table-cell>
        </table:table-row>
        <table:table-row table:style-name="ro1">
          <table:table-cell office:value-type="float" office:value="66535" calcext:value-type="float">
            <text:p>66535</text:p>
          </table:table-cell>
          <table:table-cell office:value-type="float" office:value="10.556" calcext:value-type="float">
            <text:p>10.556</text:p>
          </table:table-cell>
        </table:table-row>
        <table:table-row table:style-name="ro1">
          <table:table-cell office:value-type="float" office:value="66610" calcext:value-type="float">
            <text:p>66610</text:p>
          </table:table-cell>
          <table:table-cell office:value-type="float" office:value="4.724" calcext:value-type="float">
            <text:p>4.724</text:p>
          </table:table-cell>
        </table:table-row>
        <table:table-row table:style-name="ro1">
          <table:table-cell office:value-type="float" office:value="66685" calcext:value-type="float">
            <text:p>66685</text:p>
          </table:table-cell>
          <table:table-cell office:value-type="float" office:value="10.044" calcext:value-type="float">
            <text:p>10.044</text:p>
          </table:table-cell>
        </table:table-row>
        <table:table-row table:style-name="ro1">
          <table:table-cell office:value-type="float" office:value="66760" calcext:value-type="float">
            <text:p>66760</text:p>
          </table:table-cell>
          <table:table-cell office:value-type="float" office:value="12.988" calcext:value-type="float">
            <text:p>12.988</text:p>
          </table:table-cell>
        </table:table-row>
        <table:table-row table:style-name="ro1">
          <table:table-cell office:value-type="float" office:value="66835" calcext:value-type="float">
            <text:p>66835</text:p>
          </table:table-cell>
          <table:table-cell office:value-type="float" office:value="10.204" calcext:value-type="float">
            <text:p>10.204</text:p>
          </table:table-cell>
        </table:table-row>
        <table:table-row table:style-name="ro1">
          <table:table-cell office:value-type="float" office:value="66910" calcext:value-type="float">
            <text:p>66910</text:p>
          </table:table-cell>
          <table:table-cell office:value-type="float" office:value="14.032" calcext:value-type="float">
            <text:p>14.032</text:p>
          </table:table-cell>
        </table:table-row>
        <table:table-row table:style-name="ro1">
          <table:table-cell office:value-type="float" office:value="66985" calcext:value-type="float">
            <text:p>66985</text:p>
          </table:table-cell>
          <table:table-cell office:value-type="float" office:value="2.98" calcext:value-type="float">
            <text:p>2.98</text:p>
          </table:table-cell>
        </table:table-row>
        <table:table-row table:style-name="ro1">
          <table:table-cell office:value-type="float" office:value="67060" calcext:value-type="float">
            <text:p>67060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office:value-type="float" office:value="67135" calcext:value-type="float">
            <text:p>67135</text:p>
          </table:table-cell>
          <table:table-cell office:value-type="float" office:value="8.536" calcext:value-type="float">
            <text:p>8.536</text:p>
          </table:table-cell>
        </table:table-row>
        <table:table-row table:style-name="ro1">
          <table:table-cell office:value-type="float" office:value="67210" calcext:value-type="float">
            <text:p>67210</text:p>
          </table:table-cell>
          <table:table-cell office:value-type="float" office:value="5.572" calcext:value-type="float">
            <text:p>5.572</text:p>
          </table:table-cell>
        </table:table-row>
        <table:table-row table:style-name="ro1">
          <table:table-cell office:value-type="float" office:value="67285" calcext:value-type="float">
            <text:p>67285</text:p>
          </table:table-cell>
          <table:table-cell office:value-type="float" office:value="10.504" calcext:value-type="float">
            <text:p>10.504</text:p>
          </table:table-cell>
        </table:table-row>
        <table:table-row table:style-name="ro1">
          <table:table-cell office:value-type="float" office:value="67360" calcext:value-type="float">
            <text:p>67360</text:p>
          </table:table-cell>
          <table:table-cell office:value-type="float" office:value="12.272" calcext:value-type="float">
            <text:p>12.272</text:p>
          </table:table-cell>
        </table:table-row>
        <table:table-row table:style-name="ro1">
          <table:table-cell office:value-type="float" office:value="67435" calcext:value-type="float">
            <text:p>67435</text:p>
          </table:table-cell>
          <table:table-cell office:value-type="float" office:value="1.904" calcext:value-type="float">
            <text:p>1.904</text:p>
          </table:table-cell>
        </table:table-row>
        <table:table-row table:style-name="ro1">
          <table:table-cell office:value-type="float" office:value="67510" calcext:value-type="float">
            <text:p>67510</text:p>
          </table:table-cell>
          <table:table-cell office:value-type="float" office:value="11.072" calcext:value-type="float">
            <text:p>11.072</text:p>
          </table:table-cell>
        </table:table-row>
        <table:table-row table:style-name="ro1">
          <table:table-cell office:value-type="float" office:value="67585" calcext:value-type="float">
            <text:p>67585</text:p>
          </table:table-cell>
          <table:table-cell office:value-type="float" office:value="4.824" calcext:value-type="float">
            <text:p>4.824</text:p>
          </table:table-cell>
        </table:table-row>
        <table:table-row table:style-name="ro1">
          <table:table-cell office:value-type="float" office:value="67660" calcext:value-type="float">
            <text:p>67660</text:p>
          </table:table-cell>
          <table:table-cell office:value-type="float" office:value="11.084" calcext:value-type="float">
            <text:p>11.084</text:p>
          </table:table-cell>
        </table:table-row>
        <table:table-row table:style-name="ro1">
          <table:table-cell office:value-type="float" office:value="67735" calcext:value-type="float">
            <text:p>67735</text:p>
          </table:table-cell>
          <table:table-cell office:value-type="float" office:value="7.184" calcext:value-type="float">
            <text:p>7.184</text:p>
          </table:table-cell>
        </table:table-row>
        <table:table-row table:style-name="ro1">
          <table:table-cell office:value-type="float" office:value="67810" calcext:value-type="float">
            <text:p>67810</text:p>
          </table:table-cell>
          <table:table-cell office:value-type="float" office:value="6.664" calcext:value-type="float">
            <text:p>6.664</text:p>
          </table:table-cell>
        </table:table-row>
        <table:table-row table:style-name="ro1">
          <table:table-cell office:value-type="float" office:value="67885" calcext:value-type="float">
            <text:p>67885</text:p>
          </table:table-cell>
          <table:table-cell office:value-type="float" office:value="7.764" calcext:value-type="float">
            <text:p>7.764</text:p>
          </table:table-cell>
        </table:table-row>
        <table:table-row table:style-name="ro1">
          <table:table-cell office:value-type="float" office:value="67960" calcext:value-type="float">
            <text:p>67960</text:p>
          </table:table-cell>
          <table:table-cell office:value-type="float" office:value="7.468" calcext:value-type="float">
            <text:p>7.468</text:p>
          </table:table-cell>
        </table:table-row>
        <table:table-row table:style-name="ro1">
          <table:table-cell office:value-type="float" office:value="68035" calcext:value-type="float">
            <text:p>68035</text:p>
          </table:table-cell>
          <table:table-cell office:value-type="float" office:value="7.816" calcext:value-type="float">
            <text:p>7.816</text:p>
          </table:table-cell>
        </table:table-row>
        <table:table-row table:style-name="ro1">
          <table:table-cell office:value-type="float" office:value="68110" calcext:value-type="float">
            <text:p>68110</text:p>
          </table:table-cell>
          <table:table-cell office:value-type="float" office:value="2.484" calcext:value-type="float">
            <text:p>2.484</text:p>
          </table:table-cell>
        </table:table-row>
        <table:table-row table:style-name="ro1">
          <table:table-cell office:value-type="float" office:value="68185" calcext:value-type="float">
            <text:p>68185</text:p>
          </table:table-cell>
          <table:table-cell office:value-type="float" office:value="3.52" calcext:value-type="float">
            <text:p>3.52</text:p>
          </table:table-cell>
        </table:table-row>
        <table:table-row table:style-name="ro1">
          <table:table-cell office:value-type="float" office:value="68260" calcext:value-type="float">
            <text:p>68260</text:p>
          </table:table-cell>
          <table:table-cell office:value-type="float" office:value="7.992" calcext:value-type="float">
            <text:p>7.992</text:p>
          </table:table-cell>
        </table:table-row>
        <table:table-row table:style-name="ro1">
          <table:table-cell office:value-type="float" office:value="68335" calcext:value-type="float">
            <text:p>68335</text:p>
          </table:table-cell>
          <table:table-cell office:value-type="float" office:value="10.092" calcext:value-type="float">
            <text:p>10.092</text:p>
          </table:table-cell>
        </table:table-row>
        <table:table-row table:style-name="ro1">
          <table:table-cell office:value-type="float" office:value="68410" calcext:value-type="float">
            <text:p>68410</text:p>
          </table:table-cell>
          <table:table-cell office:value-type="float" office:value="8.4" calcext:value-type="float">
            <text:p>8.4</text:p>
          </table:table-cell>
        </table:table-row>
        <table:table-row table:style-name="ro1">
          <table:table-cell office:value-type="float" office:value="68485" calcext:value-type="float">
            <text:p>68485</text:p>
          </table:table-cell>
          <table:table-cell office:value-type="float" office:value="2.72" calcext:value-type="float">
            <text:p>2.72</text:p>
          </table:table-cell>
        </table:table-row>
        <table:table-row table:style-name="ro1">
          <table:table-cell office:value-type="float" office:value="68560" calcext:value-type="float">
            <text:p>68560</text:p>
          </table:table-cell>
          <table:table-cell office:value-type="float" office:value="16.004" calcext:value-type="float">
            <text:p>16.004</text:p>
          </table:table-cell>
        </table:table-row>
        <table:table-row table:style-name="ro1">
          <table:table-cell office:value-type="float" office:value="68635" calcext:value-type="float">
            <text:p>68635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68710" calcext:value-type="float">
            <text:p>68710</text:p>
          </table:table-cell>
          <table:table-cell office:value-type="float" office:value="13.656" calcext:value-type="float">
            <text:p>13.656</text:p>
          </table:table-cell>
        </table:table-row>
        <table:table-row table:style-name="ro1">
          <table:table-cell office:value-type="float" office:value="68785" calcext:value-type="float">
            <text:p>68785</text:p>
          </table:table-cell>
          <table:table-cell office:value-type="float" office:value="13.976" calcext:value-type="float">
            <text:p>13.976</text:p>
          </table:table-cell>
        </table:table-row>
        <table:table-row table:style-name="ro1">
          <table:table-cell office:value-type="float" office:value="68860" calcext:value-type="float">
            <text:p>68860</text:p>
          </table:table-cell>
          <table:table-cell office:value-type="float" office:value="12.252" calcext:value-type="float">
            <text:p>12.252</text:p>
          </table:table-cell>
        </table:table-row>
        <table:table-row table:style-name="ro1">
          <table:table-cell office:value-type="float" office:value="68935" calcext:value-type="float">
            <text:p>68935</text:p>
          </table:table-cell>
          <table:table-cell office:value-type="float" office:value="15.58" calcext:value-type="float">
            <text:p>15.58</text:p>
          </table:table-cell>
        </table:table-row>
        <table:table-row table:style-name="ro1">
          <table:table-cell office:value-type="float" office:value="69010" calcext:value-type="float">
            <text:p>69010</text:p>
          </table:table-cell>
          <table:table-cell office:value-type="float" office:value="13.428" calcext:value-type="float">
            <text:p>13.428</text:p>
          </table:table-cell>
        </table:table-row>
        <table:table-row table:style-name="ro1">
          <table:table-cell office:value-type="float" office:value="69085" calcext:value-type="float">
            <text:p>69085</text:p>
          </table:table-cell>
          <table:table-cell office:value-type="float" office:value="11.724" calcext:value-type="float">
            <text:p>11.724</text:p>
          </table:table-cell>
        </table:table-row>
        <table:table-row table:style-name="ro1">
          <table:table-cell office:value-type="float" office:value="69160" calcext:value-type="float">
            <text:p>69160</text:p>
          </table:table-cell>
          <table:table-cell office:value-type="float" office:value="8.196" calcext:value-type="float">
            <text:p>8.196</text:p>
          </table:table-cell>
        </table:table-row>
        <table:table-row table:style-name="ro1">
          <table:table-cell office:value-type="float" office:value="69235" calcext:value-type="float">
            <text:p>69235</text:p>
          </table:table-cell>
          <table:table-cell office:value-type="float" office:value="6.312" calcext:value-type="float">
            <text:p>6.312</text:p>
          </table:table-cell>
        </table:table-row>
        <table:table-row table:style-name="ro1">
          <table:table-cell office:value-type="float" office:value="69310" calcext:value-type="float">
            <text:p>69310</text:p>
          </table:table-cell>
          <table:table-cell office:value-type="float" office:value="11.636" calcext:value-type="float">
            <text:p>11.636</text:p>
          </table:table-cell>
        </table:table-row>
        <table:table-row table:style-name="ro1">
          <table:table-cell office:value-type="float" office:value="69385" calcext:value-type="float">
            <text:p>69385</text:p>
          </table:table-cell>
          <table:table-cell office:value-type="float" office:value="15.94" calcext:value-type="float">
            <text:p>15.94</text:p>
          </table:table-cell>
        </table:table-row>
        <table:table-row table:style-name="ro1">
          <table:table-cell office:value-type="float" office:value="69460" calcext:value-type="float">
            <text:p>69460</text:p>
          </table:table-cell>
          <table:table-cell office:value-type="float" office:value="1.832" calcext:value-type="float">
            <text:p>1.832</text:p>
          </table:table-cell>
        </table:table-row>
        <table:table-row table:style-name="ro1">
          <table:table-cell office:value-type="float" office:value="69535" calcext:value-type="float">
            <text:p>69535</text:p>
          </table:table-cell>
          <table:table-cell office:value-type="float" office:value="3.416" calcext:value-type="float">
            <text:p>3.416</text:p>
          </table:table-cell>
        </table:table-row>
        <table:table-row table:style-name="ro1">
          <table:table-cell office:value-type="float" office:value="69610" calcext:value-type="float">
            <text:p>69610</text:p>
          </table:table-cell>
          <table:table-cell office:value-type="float" office:value="16.44" calcext:value-type="float">
            <text:p>16.44</text:p>
          </table:table-cell>
        </table:table-row>
        <table:table-row table:style-name="ro1">
          <table:table-cell office:value-type="float" office:value="69685" calcext:value-type="float">
            <text:p>69685</text:p>
          </table:table-cell>
          <table:table-cell office:value-type="float" office:value="14.536" calcext:value-type="float">
            <text:p>14.536</text:p>
          </table:table-cell>
        </table:table-row>
        <table:table-row table:style-name="ro1">
          <table:table-cell office:value-type="float" office:value="69760" calcext:value-type="float">
            <text:p>69760</text:p>
          </table:table-cell>
          <table:table-cell office:value-type="float" office:value="16.956" calcext:value-type="float">
            <text:p>16.956</text:p>
          </table:table-cell>
        </table:table-row>
        <table:table-row table:style-name="ro1">
          <table:table-cell office:value-type="float" office:value="69835" calcext:value-type="float">
            <text:p>69835</text:p>
          </table:table-cell>
          <table:table-cell office:value-type="float" office:value="4.316" calcext:value-type="float">
            <text:p>4.316</text:p>
          </table:table-cell>
        </table:table-row>
        <table:table-row table:style-name="ro1">
          <table:table-cell office:value-type="float" office:value="69910" calcext:value-type="float">
            <text:p>69910</text:p>
          </table:table-cell>
          <table:table-cell office:value-type="float" office:value="12.628" calcext:value-type="float">
            <text:p>12.628</text:p>
          </table:table-cell>
        </table:table-row>
        <table:table-row table:style-name="ro1">
          <table:table-cell office:value-type="float" office:value="69985" calcext:value-type="float">
            <text:p>69985</text:p>
          </table:table-cell>
          <table:table-cell office:value-type="float" office:value="14.84" calcext:value-type="float">
            <text:p>14.84</text:p>
          </table:table-cell>
        </table:table-row>
        <table:table-row table:style-name="ro1">
          <table:table-cell office:value-type="float" office:value="70060" calcext:value-type="float">
            <text:p>70060</text:p>
          </table:table-cell>
          <table:table-cell office:value-type="float" office:value="9.812" calcext:value-type="float">
            <text:p>9.812</text:p>
          </table:table-cell>
        </table:table-row>
        <table:table-row table:style-name="ro1">
          <table:table-cell office:value-type="float" office:value="70135" calcext:value-type="float">
            <text:p>70135</text:p>
          </table:table-cell>
          <table:table-cell office:value-type="float" office:value="7.532" calcext:value-type="float">
            <text:p>7.532</text:p>
          </table:table-cell>
        </table:table-row>
        <table:table-row table:style-name="ro1">
          <table:table-cell office:value-type="float" office:value="70210" calcext:value-type="float">
            <text:p>70210</text:p>
          </table:table-cell>
          <table:table-cell office:value-type="float" office:value="14.888" calcext:value-type="float">
            <text:p>14.888</text:p>
          </table:table-cell>
        </table:table-row>
        <table:table-row table:style-name="ro1">
          <table:table-cell office:value-type="float" office:value="70285" calcext:value-type="float">
            <text:p>70285</text:p>
          </table:table-cell>
          <table:table-cell office:value-type="float" office:value="10.896" calcext:value-type="float">
            <text:p>10.896</text:p>
          </table:table-cell>
        </table:table-row>
        <table:table-row table:style-name="ro1">
          <table:table-cell office:value-type="float" office:value="70360" calcext:value-type="float">
            <text:p>70360</text:p>
          </table:table-cell>
          <table:table-cell office:value-type="float" office:value="10.072" calcext:value-type="float">
            <text:p>10.072</text:p>
          </table:table-cell>
        </table:table-row>
        <table:table-row table:style-name="ro1">
          <table:table-cell office:value-type="float" office:value="70435" calcext:value-type="float">
            <text:p>70435</text:p>
          </table:table-cell>
          <table:table-cell office:value-type="float" office:value="18.052" calcext:value-type="float">
            <text:p>18.052</text:p>
          </table:table-cell>
        </table:table-row>
        <table:table-row table:style-name="ro1">
          <table:table-cell office:value-type="float" office:value="70510" calcext:value-type="float">
            <text:p>70510</text:p>
          </table:table-cell>
          <table:table-cell office:value-type="float" office:value="17.008" calcext:value-type="float">
            <text:p>17.008</text:p>
          </table:table-cell>
        </table:table-row>
        <table:table-row table:style-name="ro1">
          <table:table-cell office:value-type="float" office:value="70585" calcext:value-type="float">
            <text:p>70585</text:p>
          </table:table-cell>
          <table:table-cell office:value-type="float" office:value="15.964" calcext:value-type="float">
            <text:p>15.964</text:p>
          </table:table-cell>
        </table:table-row>
        <table:table-row table:style-name="ro1">
          <table:table-cell office:value-type="float" office:value="70660" calcext:value-type="float">
            <text:p>70660</text:p>
          </table:table-cell>
          <table:table-cell office:value-type="float" office:value="15.336" calcext:value-type="float">
            <text:p>15.336</text:p>
          </table:table-cell>
        </table:table-row>
        <table:table-row table:style-name="ro1">
          <table:table-cell office:value-type="float" office:value="70735" calcext:value-type="float">
            <text:p>70735</text:p>
          </table:table-cell>
          <table:table-cell office:value-type="float" office:value="13.388" calcext:value-type="float">
            <text:p>13.388</text:p>
          </table:table-cell>
        </table:table-row>
        <table:table-row table:style-name="ro1">
          <table:table-cell office:value-type="float" office:value="70810" calcext:value-type="float">
            <text:p>70810</text:p>
          </table:table-cell>
          <table:table-cell office:value-type="float" office:value="8.996" calcext:value-type="float">
            <text:p>8.996</text:p>
          </table:table-cell>
        </table:table-row>
        <table:table-row table:style-name="ro1">
          <table:table-cell office:value-type="float" office:value="70885" calcext:value-type="float">
            <text:p>70885</text:p>
          </table:table-cell>
          <table:table-cell office:value-type="float" office:value="10.704" calcext:value-type="float">
            <text:p>10.704</text:p>
          </table:table-cell>
        </table:table-row>
        <table:table-row table:style-name="ro1">
          <table:table-cell office:value-type="float" office:value="70960" calcext:value-type="float">
            <text:p>70960</text:p>
          </table:table-cell>
          <table:table-cell office:value-type="float" office:value="15.712" calcext:value-type="float">
            <text:p>15.712</text:p>
          </table:table-cell>
        </table:table-row>
        <table:table-row table:style-name="ro1">
          <table:table-cell office:value-type="float" office:value="71035" calcext:value-type="float">
            <text:p>71035</text:p>
          </table:table-cell>
          <table:table-cell office:value-type="float" office:value="1.924" calcext:value-type="float">
            <text:p>1.924</text:p>
          </table:table-cell>
        </table:table-row>
        <table:table-row table:style-name="ro1">
          <table:table-cell office:value-type="float" office:value="71110" calcext:value-type="float">
            <text:p>71110</text:p>
          </table:table-cell>
          <table:table-cell office:value-type="float" office:value="17.636" calcext:value-type="float">
            <text:p>17.636</text:p>
          </table:table-cell>
        </table:table-row>
        <table:table-row table:style-name="ro1">
          <table:table-cell office:value-type="float" office:value="71185" calcext:value-type="float">
            <text:p>71185</text:p>
          </table:table-cell>
          <table:table-cell office:value-type="float" office:value="7.228" calcext:value-type="float">
            <text:p>7.228</text:p>
          </table:table-cell>
        </table:table-row>
        <table:table-row table:style-name="ro1">
          <table:table-cell office:value-type="float" office:value="71260" calcext:value-type="float">
            <text:p>71260</text:p>
          </table:table-cell>
          <table:table-cell office:value-type="float" office:value="8.772" calcext:value-type="float">
            <text:p>8.772</text:p>
          </table:table-cell>
        </table:table-row>
        <table:table-row table:style-name="ro1">
          <table:table-cell office:value-type="float" office:value="71335" calcext:value-type="float">
            <text:p>71335</text:p>
          </table:table-cell>
          <table:table-cell office:value-type="float" office:value="9.536" calcext:value-type="float">
            <text:p>9.536</text:p>
          </table:table-cell>
        </table:table-row>
        <table:table-row table:style-name="ro1">
          <table:table-cell office:value-type="float" office:value="71410" calcext:value-type="float">
            <text:p>71410</text:p>
          </table:table-cell>
          <table:table-cell office:value-type="float" office:value="9.512" calcext:value-type="float">
            <text:p>9.512</text:p>
          </table:table-cell>
        </table:table-row>
        <table:table-row table:style-name="ro1">
          <table:table-cell office:value-type="float" office:value="71485" calcext:value-type="float">
            <text:p>71485</text:p>
          </table:table-cell>
          <table:table-cell office:value-type="float" office:value="14.008" calcext:value-type="float">
            <text:p>14.008</text:p>
          </table:table-cell>
        </table:table-row>
        <table:table-row table:style-name="ro1">
          <table:table-cell office:value-type="float" office:value="71560" calcext:value-type="float">
            <text:p>71560</text:p>
          </table:table-cell>
          <table:table-cell office:value-type="float" office:value="2.416" calcext:value-type="float">
            <text:p>2.416</text:p>
          </table:table-cell>
        </table:table-row>
        <table:table-row table:style-name="ro1">
          <table:table-cell office:value-type="float" office:value="71635" calcext:value-type="float">
            <text:p>71635</text:p>
          </table:table-cell>
          <table:table-cell office:value-type="float" office:value="8.076" calcext:value-type="float">
            <text:p>8.076</text:p>
          </table:table-cell>
        </table:table-row>
        <table:table-row table:style-name="ro1">
          <table:table-cell office:value-type="float" office:value="71710" calcext:value-type="float">
            <text:p>71710</text:p>
          </table:table-cell>
          <table:table-cell office:value-type="float" office:value="15.532" calcext:value-type="float">
            <text:p>15.532</text:p>
          </table:table-cell>
        </table:table-row>
        <table:table-row table:style-name="ro1">
          <table:table-cell office:value-type="float" office:value="71785" calcext:value-type="float">
            <text:p>71785</text:p>
          </table:table-cell>
          <table:table-cell office:value-type="float" office:value="9.252" calcext:value-type="float">
            <text:p>9.252</text:p>
          </table:table-cell>
        </table:table-row>
        <table:table-row table:style-name="ro1">
          <table:table-cell office:value-type="float" office:value="71860" calcext:value-type="float">
            <text:p>71860</text:p>
          </table:table-cell>
          <table:table-cell office:value-type="float" office:value="5.06" calcext:value-type="float">
            <text:p>5.06</text:p>
          </table:table-cell>
        </table:table-row>
        <table:table-row table:style-name="ro1">
          <table:table-cell office:value-type="float" office:value="71935" calcext:value-type="float">
            <text:p>71935</text:p>
          </table:table-cell>
          <table:table-cell office:value-type="float" office:value="8.388" calcext:value-type="float">
            <text:p>8.388</text:p>
          </table:table-cell>
        </table:table-row>
        <table:table-row table:style-name="ro1">
          <table:table-cell office:value-type="float" office:value="72010" calcext:value-type="float">
            <text:p>72010</text:p>
          </table:table-cell>
          <table:table-cell office:value-type="float" office:value="2.128" calcext:value-type="float">
            <text:p>2.128</text:p>
          </table:table-cell>
        </table:table-row>
        <table:table-row table:style-name="ro1">
          <table:table-cell office:value-type="float" office:value="72085" calcext:value-type="float">
            <text:p>72085</text:p>
          </table:table-cell>
          <table:table-cell office:value-type="float" office:value="11.236" calcext:value-type="float">
            <text:p>11.236</text:p>
          </table:table-cell>
        </table:table-row>
        <table:table-row table:style-name="ro1">
          <table:table-cell office:value-type="float" office:value="72160" calcext:value-type="float">
            <text:p>72160</text:p>
          </table:table-cell>
          <table:table-cell office:value-type="float" office:value="15.58" calcext:value-type="float">
            <text:p>15.58</text:p>
          </table:table-cell>
        </table:table-row>
        <table:table-row table:style-name="ro1">
          <table:table-cell office:value-type="float" office:value="72235" calcext:value-type="float">
            <text:p>72235</text:p>
          </table:table-cell>
          <table:table-cell office:value-type="float" office:value="8.028" calcext:value-type="float">
            <text:p>8.028</text:p>
          </table:table-cell>
        </table:table-row>
        <table:table-row table:style-name="ro1">
          <table:table-cell office:value-type="float" office:value="72310" calcext:value-type="float">
            <text:p>72310</text:p>
          </table:table-cell>
          <table:table-cell office:value-type="float" office:value="12.012" calcext:value-type="float">
            <text:p>12.012</text:p>
          </table:table-cell>
        </table:table-row>
        <table:table-row table:style-name="ro1">
          <table:table-cell office:value-type="float" office:value="72385" calcext:value-type="float">
            <text:p>72385</text:p>
          </table:table-cell>
          <table:table-cell office:value-type="float" office:value="1.892" calcext:value-type="float">
            <text:p>1.892</text:p>
          </table:table-cell>
        </table:table-row>
        <table:table-row table:style-name="ro1">
          <table:table-cell office:value-type="float" office:value="72460" calcext:value-type="float">
            <text:p>72460</text:p>
          </table:table-cell>
          <table:table-cell office:value-type="float" office:value="3.764" calcext:value-type="float">
            <text:p>3.764</text:p>
          </table:table-cell>
        </table:table-row>
        <table:table-row table:style-name="ro1">
          <table:table-cell office:value-type="float" office:value="72535" calcext:value-type="float">
            <text:p>72535</text:p>
          </table:table-cell>
          <table:table-cell office:value-type="float" office:value="8.788" calcext:value-type="float">
            <text:p>8.788</text:p>
          </table:table-cell>
        </table:table-row>
        <table:table-row table:style-name="ro1">
          <table:table-cell office:value-type="float" office:value="72610" calcext:value-type="float">
            <text:p>72610</text:p>
          </table:table-cell>
          <table:table-cell office:value-type="float" office:value="5.708" calcext:value-type="float">
            <text:p>5.708</text:p>
          </table:table-cell>
        </table:table-row>
        <table:table-row table:style-name="ro1">
          <table:table-cell office:value-type="float" office:value="72685" calcext:value-type="float">
            <text:p>72685</text:p>
          </table:table-cell>
          <table:table-cell office:value-type="float" office:value="15.84" calcext:value-type="float">
            <text:p>15.84</text:p>
          </table:table-cell>
        </table:table-row>
        <table:table-row table:style-name="ro1">
          <table:table-cell office:value-type="float" office:value="72760" calcext:value-type="float">
            <text:p>72760</text:p>
          </table:table-cell>
          <table:table-cell office:value-type="float" office:value="4.816" calcext:value-type="float">
            <text:p>4.816</text:p>
          </table:table-cell>
        </table:table-row>
        <table:table-row table:style-name="ro1">
          <table:table-cell office:value-type="float" office:value="72835" calcext:value-type="float">
            <text:p>72835</text:p>
          </table:table-cell>
          <table:table-cell office:value-type="float" office:value="14.212" calcext:value-type="float">
            <text:p>14.212</text:p>
          </table:table-cell>
        </table:table-row>
        <table:table-row table:style-name="ro1">
          <table:table-cell office:value-type="float" office:value="72910" calcext:value-type="float">
            <text:p>72910</text:p>
          </table:table-cell>
          <table:table-cell office:value-type="float" office:value="9.788" calcext:value-type="float">
            <text:p>9.788</text:p>
          </table:table-cell>
        </table:table-row>
        <table:table-row table:style-name="ro1">
          <table:table-cell office:value-type="float" office:value="72985" calcext:value-type="float">
            <text:p>72985</text:p>
          </table:table-cell>
          <table:table-cell office:value-type="float" office:value="4.936" calcext:value-type="float">
            <text:p>4.936</text:p>
          </table:table-cell>
        </table:table-row>
        <table:table-row table:style-name="ro1">
          <table:table-cell office:value-type="float" office:value="73060" calcext:value-type="float">
            <text:p>73060</text:p>
          </table:table-cell>
          <table:table-cell office:value-type="float" office:value="3.252" calcext:value-type="float">
            <text:p>3.252</text:p>
          </table:table-cell>
        </table:table-row>
        <table:table-row table:style-name="ro1">
          <table:table-cell office:value-type="float" office:value="73135" calcext:value-type="float">
            <text:p>73135</text:p>
          </table:table-cell>
          <table:table-cell office:value-type="float" office:value="6.004" calcext:value-type="float">
            <text:p>6.004</text:p>
          </table:table-cell>
        </table:table-row>
        <table:table-row table:style-name="ro1">
          <table:table-cell office:value-type="float" office:value="73210" calcext:value-type="float">
            <text:p>73210</text:p>
          </table:table-cell>
          <table:table-cell office:value-type="float" office:value="5.636" calcext:value-type="float">
            <text:p>5.636</text:p>
          </table:table-cell>
        </table:table-row>
        <table:table-row table:style-name="ro1">
          <table:table-cell office:value-type="float" office:value="73285" calcext:value-type="float">
            <text:p>73285</text:p>
          </table:table-cell>
          <table:table-cell office:value-type="float" office:value="3.012" calcext:value-type="float">
            <text:p>3.012</text:p>
          </table:table-cell>
        </table:table-row>
        <table:table-row table:style-name="ro1">
          <table:table-cell office:value-type="float" office:value="73360" calcext:value-type="float">
            <text:p>73360</text:p>
          </table:table-cell>
          <table:table-cell office:value-type="float" office:value="2.792" calcext:value-type="float">
            <text:p>2.792</text:p>
          </table:table-cell>
        </table:table-row>
        <table:table-row table:style-name="ro1">
          <table:table-cell office:value-type="float" office:value="73435" calcext:value-type="float">
            <text:p>73435</text:p>
          </table:table-cell>
          <table:table-cell office:value-type="float" office:value="14.836" calcext:value-type="float">
            <text:p>14.836</text:p>
          </table:table-cell>
        </table:table-row>
        <table:table-row table:style-name="ro1">
          <table:table-cell office:value-type="float" office:value="73510" calcext:value-type="float">
            <text:p>73510</text:p>
          </table:table-cell>
          <table:table-cell office:value-type="float" office:value="17.2" calcext:value-type="float">
            <text:p>17.2</text:p>
          </table:table-cell>
        </table:table-row>
        <table:table-row table:style-name="ro1">
          <table:table-cell office:value-type="float" office:value="73585" calcext:value-type="float">
            <text:p>73585</text:p>
          </table:table-cell>
          <table:table-cell office:value-type="float" office:value="6.512" calcext:value-type="float">
            <text:p>6.512</text:p>
          </table:table-cell>
        </table:table-row>
        <table:table-row table:style-name="ro1">
          <table:table-cell office:value-type="float" office:value="73660" calcext:value-type="float">
            <text:p>73660</text:p>
          </table:table-cell>
          <table:table-cell office:value-type="float" office:value="16.452" calcext:value-type="float">
            <text:p>16.452</text:p>
          </table:table-cell>
        </table:table-row>
        <table:table-row table:style-name="ro1">
          <table:table-cell office:value-type="float" office:value="73735" calcext:value-type="float">
            <text:p>73735</text:p>
          </table:table-cell>
          <table:table-cell office:value-type="float" office:value="5.572" calcext:value-type="float">
            <text:p>5.572</text:p>
          </table:table-cell>
        </table:table-row>
        <table:table-row table:style-name="ro1">
          <table:table-cell office:value-type="float" office:value="73810" calcext:value-type="float">
            <text:p>73810</text:p>
          </table:table-cell>
          <table:table-cell office:value-type="float" office:value="4.084" calcext:value-type="float">
            <text:p>4.084</text:p>
          </table:table-cell>
        </table:table-row>
        <table:table-row table:style-name="ro1">
          <table:table-cell office:value-type="float" office:value="73885" calcext:value-type="float">
            <text:p>73885</text:p>
          </table:table-cell>
          <table:table-cell office:value-type="float" office:value="19.108" calcext:value-type="float">
            <text:p>19.108</text:p>
          </table:table-cell>
        </table:table-row>
        <table:table-row table:style-name="ro1">
          <table:table-cell office:value-type="float" office:value="73960" calcext:value-type="float">
            <text:p>73960</text:p>
          </table:table-cell>
          <table:table-cell office:value-type="float" office:value="10.824" calcext:value-type="float">
            <text:p>10.824</text:p>
          </table:table-cell>
        </table:table-row>
        <table:table-row table:style-name="ro1">
          <table:table-cell office:value-type="float" office:value="74035" calcext:value-type="float">
            <text:p>74035</text:p>
          </table:table-cell>
          <table:table-cell office:value-type="float" office:value="8.696" calcext:value-type="float">
            <text:p>8.696</text:p>
          </table:table-cell>
        </table:table-row>
        <table:table-row table:style-name="ro1">
          <table:table-cell office:value-type="float" office:value="74110" calcext:value-type="float">
            <text:p>74110</text:p>
          </table:table-cell>
          <table:table-cell office:value-type="float" office:value="18.488" calcext:value-type="float">
            <text:p>18.488</text:p>
          </table:table-cell>
        </table:table-row>
        <table:table-row table:style-name="ro1">
          <table:table-cell office:value-type="float" office:value="74185" calcext:value-type="float">
            <text:p>74185</text:p>
          </table:table-cell>
          <table:table-cell office:value-type="float" office:value="20.06" calcext:value-type="float">
            <text:p>20.06</text:p>
          </table:table-cell>
        </table:table-row>
        <table:table-row table:style-name="ro1">
          <table:table-cell office:value-type="float" office:value="74260" calcext:value-type="float">
            <text:p>74260</text:p>
          </table:table-cell>
          <table:table-cell office:value-type="float" office:value="4.524" calcext:value-type="float">
            <text:p>4.524</text:p>
          </table:table-cell>
        </table:table-row>
        <table:table-row table:style-name="ro1">
          <table:table-cell office:value-type="float" office:value="74335" calcext:value-type="float">
            <text:p>74335</text:p>
          </table:table-cell>
          <table:table-cell office:value-type="float" office:value="20.884" calcext:value-type="float">
            <text:p>20.884</text:p>
          </table:table-cell>
        </table:table-row>
        <table:table-row table:style-name="ro1">
          <table:table-cell office:value-type="float" office:value="74410" calcext:value-type="float">
            <text:p>74410</text:p>
          </table:table-cell>
          <table:table-cell office:value-type="float" office:value="11.108" calcext:value-type="float">
            <text:p>11.108</text:p>
          </table:table-cell>
        </table:table-row>
        <table:table-row table:style-name="ro1">
          <table:table-cell office:value-type="float" office:value="74485" calcext:value-type="float">
            <text:p>74485</text:p>
          </table:table-cell>
          <table:table-cell office:value-type="float" office:value="9.392" calcext:value-type="float">
            <text:p>9.392</text:p>
          </table:table-cell>
        </table:table-row>
        <table:table-row table:style-name="ro1">
          <table:table-cell office:value-type="float" office:value="74560" calcext:value-type="float">
            <text:p>74560</text:p>
          </table:table-cell>
          <table:table-cell office:value-type="float" office:value="7.58" calcext:value-type="float">
            <text:p>7.58</text:p>
          </table:table-cell>
        </table:table-row>
        <table:table-row table:style-name="ro1">
          <table:table-cell office:value-type="float" office:value="74635" calcext:value-type="float">
            <text:p>74635</text:p>
          </table:table-cell>
          <table:table-cell office:value-type="float" office:value="19.904" calcext:value-type="float">
            <text:p>19.904</text:p>
          </table:table-cell>
        </table:table-row>
        <table:table-row table:style-name="ro1">
          <table:table-cell office:value-type="float" office:value="74710" calcext:value-type="float">
            <text:p>74710</text:p>
          </table:table-cell>
          <table:table-cell office:value-type="float" office:value="4.688" calcext:value-type="float">
            <text:p>4.688</text:p>
          </table:table-cell>
        </table:table-row>
        <table:table-row table:style-name="ro1">
          <table:table-cell office:value-type="float" office:value="74785" calcext:value-type="float">
            <text:p>74785</text:p>
          </table:table-cell>
          <table:table-cell office:value-type="float" office:value="5.024" calcext:value-type="float">
            <text:p>5.024</text:p>
          </table:table-cell>
        </table:table-row>
        <table:table-row table:style-name="ro1">
          <table:table-cell office:value-type="float" office:value="74860" calcext:value-type="float">
            <text:p>74860</text:p>
          </table:table-cell>
          <table:table-cell office:value-type="float" office:value="13.308" calcext:value-type="float">
            <text:p>13.308</text:p>
          </table:table-cell>
        </table:table-row>
        <table:table-row table:style-name="ro1">
          <table:table-cell office:value-type="float" office:value="74935" calcext:value-type="float">
            <text:p>74935</text:p>
          </table:table-cell>
          <table:table-cell office:value-type="float" office:value="7.196" calcext:value-type="float">
            <text:p>7.196</text:p>
          </table:table-cell>
        </table:table-row>
        <table:table-row table:style-name="ro1">
          <table:table-cell office:value-type="float" office:value="75010" calcext:value-type="float">
            <text:p>75010</text:p>
          </table:table-cell>
          <table:table-cell office:value-type="float" office:value="3.616" calcext:value-type="float">
            <text:p>3.616</text:p>
          </table:table-cell>
        </table:table-row>
        <table:table-row table:style-name="ro1">
          <table:table-cell office:value-type="float" office:value="75085" calcext:value-type="float">
            <text:p>75085</text:p>
          </table:table-cell>
          <table:table-cell office:value-type="float" office:value="20.464" calcext:value-type="float">
            <text:p>20.464</text:p>
          </table:table-cell>
        </table:table-row>
        <table:table-row table:style-name="ro1">
          <table:table-cell office:value-type="float" office:value="75160" calcext:value-type="float">
            <text:p>75160</text:p>
          </table:table-cell>
          <table:table-cell office:value-type="float" office:value="3.356" calcext:value-type="float">
            <text:p>3.356</text:p>
          </table:table-cell>
        </table:table-row>
        <table:table-row table:style-name="ro1">
          <table:table-cell office:value-type="float" office:value="75235" calcext:value-type="float">
            <text:p>75235</text:p>
          </table:table-cell>
          <table:table-cell office:value-type="float" office:value="21.576" calcext:value-type="float">
            <text:p>21.576</text:p>
          </table:table-cell>
        </table:table-row>
        <table:table-row table:style-name="ro1">
          <table:table-cell office:value-type="float" office:value="75310" calcext:value-type="float">
            <text:p>75310</text:p>
          </table:table-cell>
          <table:table-cell office:value-type="float" office:value="13.476" calcext:value-type="float">
            <text:p>13.476</text:p>
          </table:table-cell>
        </table:table-row>
        <table:table-row table:style-name="ro1">
          <table:table-cell office:value-type="float" office:value="75385" calcext:value-type="float">
            <text:p>75385</text:p>
          </table:table-cell>
          <table:table-cell office:value-type="float" office:value="6.132" calcext:value-type="float">
            <text:p>6.132</text:p>
          </table:table-cell>
        </table:table-row>
        <table:table-row table:style-name="ro1">
          <table:table-cell office:value-type="float" office:value="75460" calcext:value-type="float">
            <text:p>75460</text:p>
          </table:table-cell>
          <table:table-cell office:value-type="float" office:value="21.748" calcext:value-type="float">
            <text:p>21.748</text:p>
          </table:table-cell>
        </table:table-row>
        <table:table-row table:style-name="ro1">
          <table:table-cell office:value-type="float" office:value="75535" calcext:value-type="float">
            <text:p>75535</text:p>
          </table:table-cell>
          <table:table-cell office:value-type="float" office:value="5.944" calcext:value-type="float">
            <text:p>5.944</text:p>
          </table:table-cell>
        </table:table-row>
        <table:table-row table:style-name="ro1">
          <table:table-cell office:value-type="float" office:value="75610" calcext:value-type="float">
            <text:p>75610</text:p>
          </table:table-cell>
          <table:table-cell office:value-type="float" office:value="11.392" calcext:value-type="float">
            <text:p>11.392</text:p>
          </table:table-cell>
        </table:table-row>
        <table:table-row table:style-name="ro1">
          <table:table-cell office:value-type="float" office:value="75685" calcext:value-type="float">
            <text:p>75685</text:p>
          </table:table-cell>
          <table:table-cell office:value-type="float" office:value="16.132" calcext:value-type="float">
            <text:p>16.132</text:p>
          </table:table-cell>
        </table:table-row>
        <table:table-row table:style-name="ro1">
          <table:table-cell office:value-type="float" office:value="75760" calcext:value-type="float">
            <text:p>75760</text:p>
          </table:table-cell>
          <table:table-cell office:value-type="float" office:value="9.628" calcext:value-type="float">
            <text:p>9.628</text:p>
          </table:table-cell>
        </table:table-row>
        <table:table-row table:style-name="ro1">
          <table:table-cell office:value-type="float" office:value="75835" calcext:value-type="float">
            <text:p>75835</text:p>
          </table:table-cell>
          <table:table-cell office:value-type="float" office:value="4.892" calcext:value-type="float">
            <text:p>4.892</text:p>
          </table:table-cell>
        </table:table-row>
        <table:table-row table:style-name="ro1">
          <table:table-cell office:value-type="float" office:value="75910" calcext:value-type="float">
            <text:p>75910</text:p>
          </table:table-cell>
          <table:table-cell office:value-type="float" office:value="13.928" calcext:value-type="float">
            <text:p>13.928</text:p>
          </table:table-cell>
        </table:table-row>
        <table:table-row table:style-name="ro1">
          <table:table-cell office:value-type="float" office:value="75985" calcext:value-type="float">
            <text:p>75985</text:p>
          </table:table-cell>
          <table:table-cell office:value-type="float" office:value="17.36" calcext:value-type="float">
            <text:p>17.36</text:p>
          </table:table-cell>
        </table:table-row>
        <table:table-row table:style-name="ro1">
          <table:table-cell office:value-type="float" office:value="76060" calcext:value-type="float">
            <text:p>76060</text:p>
          </table:table-cell>
          <table:table-cell office:value-type="float" office:value="10.98" calcext:value-type="float">
            <text:p>10.98</text:p>
          </table:table-cell>
        </table:table-row>
        <table:table-row table:style-name="ro1">
          <table:table-cell office:value-type="float" office:value="76135" calcext:value-type="float">
            <text:p>76135</text:p>
          </table:table-cell>
          <table:table-cell office:value-type="float" office:value="8.5" calcext:value-type="float">
            <text:p>8.5</text:p>
          </table:table-cell>
        </table:table-row>
        <table:table-row table:style-name="ro1">
          <table:table-cell office:value-type="float" office:value="76210" calcext:value-type="float">
            <text:p>76210</text:p>
          </table:table-cell>
          <table:table-cell office:value-type="float" office:value="13.1" calcext:value-type="float">
            <text:p>13.1</text:p>
          </table:table-cell>
        </table:table-row>
        <table:table-row table:style-name="ro1">
          <table:table-cell office:value-type="float" office:value="76285" calcext:value-type="float">
            <text:p>76285</text:p>
          </table:table-cell>
          <table:table-cell office:value-type="float" office:value="4.9" calcext:value-type="float">
            <text:p>4.9</text:p>
          </table:table-cell>
        </table:table-row>
        <table:table-row table:style-name="ro1">
          <table:table-cell office:value-type="float" office:value="76360" calcext:value-type="float">
            <text:p>76360</text:p>
          </table:table-cell>
          <table:table-cell office:value-type="float" office:value="15.292" calcext:value-type="float">
            <text:p>15.292</text:p>
          </table:table-cell>
        </table:table-row>
        <table:table-row table:style-name="ro1">
          <table:table-cell office:value-type="float" office:value="76435" calcext:value-type="float">
            <text:p>76435</text:p>
          </table:table-cell>
          <table:table-cell office:value-type="float" office:value="3.036" calcext:value-type="float">
            <text:p>3.036</text:p>
          </table:table-cell>
        </table:table-row>
        <table:table-row table:style-name="ro1">
          <table:table-cell office:value-type="float" office:value="76510" calcext:value-type="float">
            <text:p>76510</text:p>
          </table:table-cell>
          <table:table-cell office:value-type="float" office:value="6.96" calcext:value-type="float">
            <text:p>6.96</text:p>
          </table:table-cell>
        </table:table-row>
        <table:table-row table:style-name="ro1">
          <table:table-cell office:value-type="float" office:value="76585" calcext:value-type="float">
            <text:p>76585</text:p>
          </table:table-cell>
          <table:table-cell office:value-type="float" office:value="4.688" calcext:value-type="float">
            <text:p>4.688</text:p>
          </table:table-cell>
        </table:table-row>
        <table:table-row table:style-name="ro1">
          <table:table-cell office:value-type="float" office:value="76660" calcext:value-type="float">
            <text:p>76660</text:p>
          </table:table-cell>
          <table:table-cell office:value-type="float" office:value="2.404" calcext:value-type="float">
            <text:p>2.404</text:p>
          </table:table-cell>
        </table:table-row>
        <table:table-row table:style-name="ro1">
          <table:table-cell office:value-type="float" office:value="76735" calcext:value-type="float">
            <text:p>76735</text:p>
          </table:table-cell>
          <table:table-cell office:value-type="float" office:value="17.456" calcext:value-type="float">
            <text:p>17.456</text:p>
          </table:table-cell>
        </table:table-row>
        <table:table-row table:style-name="ro1">
          <table:table-cell office:value-type="float" office:value="76810" calcext:value-type="float">
            <text:p>76810</text:p>
          </table:table-cell>
          <table:table-cell office:value-type="float" office:value="3.344" calcext:value-type="float">
            <text:p>3.344</text:p>
          </table:table-cell>
        </table:table-row>
        <table:table-row table:style-name="ro1">
          <table:table-cell office:value-type="float" office:value="76885" calcext:value-type="float">
            <text:p>76885</text:p>
          </table:table-cell>
          <table:table-cell office:value-type="float" office:value="7.876" calcext:value-type="float">
            <text:p>7.876</text:p>
          </table:table-cell>
        </table:table-row>
        <table:table-row table:style-name="ro1">
          <table:table-cell office:value-type="float" office:value="76960" calcext:value-type="float">
            <text:p>76960</text:p>
          </table:table-cell>
          <table:table-cell office:value-type="float" office:value="6.376" calcext:value-type="float">
            <text:p>6.376</text:p>
          </table:table-cell>
        </table:table-row>
        <table:table-row table:style-name="ro1">
          <table:table-cell office:value-type="float" office:value="77035" calcext:value-type="float">
            <text:p>77035</text:p>
          </table:table-cell>
          <table:table-cell office:value-type="float" office:value="13.076" calcext:value-type="float">
            <text:p>13.076</text:p>
          </table:table-cell>
        </table:table-row>
        <table:table-row table:style-name="ro1">
          <table:table-cell office:value-type="float" office:value="77110" calcext:value-type="float">
            <text:p>77110</text:p>
          </table:table-cell>
          <table:table-cell office:value-type="float" office:value="21.612" calcext:value-type="float">
            <text:p>21.612</text:p>
          </table:table-cell>
        </table:table-row>
        <table:table-row table:style-name="ro1">
          <table:table-cell office:value-type="float" office:value="77185" calcext:value-type="float">
            <text:p>77185</text:p>
          </table:table-cell>
          <table:table-cell office:value-type="float" office:value="18.008" calcext:value-type="float">
            <text:p>18.008</text:p>
          </table:table-cell>
        </table:table-row>
        <table:table-row table:style-name="ro1">
          <table:table-cell office:value-type="float" office:value="77260" calcext:value-type="float">
            <text:p>77260</text:p>
          </table:table-cell>
          <table:table-cell office:value-type="float" office:value="21.624" calcext:value-type="float">
            <text:p>21.624</text:p>
          </table:table-cell>
        </table:table-row>
        <table:table-row table:style-name="ro1">
          <table:table-cell office:value-type="float" office:value="77335" calcext:value-type="float">
            <text:p>77335</text:p>
          </table:table-cell>
          <table:table-cell office:value-type="float" office:value="2.348" calcext:value-type="float">
            <text:p>2.348</text:p>
          </table:table-cell>
        </table:table-row>
        <table:table-row table:style-name="ro1">
          <table:table-cell office:value-type="float" office:value="77410" calcext:value-type="float">
            <text:p>77410</text:p>
          </table:table-cell>
          <table:table-cell office:value-type="float" office:value="3.056" calcext:value-type="float">
            <text:p>3.056</text:p>
          </table:table-cell>
        </table:table-row>
        <table:table-row table:style-name="ro1">
          <table:table-cell office:value-type="float" office:value="77485" calcext:value-type="float">
            <text:p>77485</text:p>
          </table:table-cell>
          <table:table-cell office:value-type="float" office:value="9.92" calcext:value-type="float">
            <text:p>9.92</text:p>
          </table:table-cell>
        </table:table-row>
        <table:table-row table:style-name="ro1">
          <table:table-cell office:value-type="float" office:value="77560" calcext:value-type="float">
            <text:p>77560</text:p>
          </table:table-cell>
          <table:table-cell office:value-type="float" office:value="3.456" calcext:value-type="float">
            <text:p>3.456</text:p>
          </table:table-cell>
        </table:table-row>
        <table:table-row table:style-name="ro1">
          <table:table-cell office:value-type="float" office:value="77635" calcext:value-type="float">
            <text:p>77635</text:p>
          </table:table-cell>
          <table:table-cell office:value-type="float" office:value="6.02" calcext:value-type="float">
            <text:p>6.02</text:p>
          </table:table-cell>
        </table:table-row>
        <table:table-row table:style-name="ro1">
          <table:table-cell office:value-type="float" office:value="77710" calcext:value-type="float">
            <text:p>77710</text:p>
          </table:table-cell>
          <table:table-cell office:value-type="float" office:value="21.944" calcext:value-type="float">
            <text:p>21.944</text:p>
          </table:table-cell>
        </table:table-row>
        <table:table-row table:style-name="ro1">
          <table:table-cell office:value-type="float" office:value="77785" calcext:value-type="float">
            <text:p>77785</text:p>
          </table:table-cell>
          <table:table-cell office:value-type="float" office:value="22.18" calcext:value-type="float">
            <text:p>22.18</text:p>
          </table:table-cell>
        </table:table-row>
        <table:table-row table:style-name="ro1">
          <table:table-cell office:value-type="float" office:value="77860" calcext:value-type="float">
            <text:p>77860</text:p>
          </table:table-cell>
          <table:table-cell office:value-type="float" office:value="6.068" calcext:value-type="float">
            <text:p>6.068</text:p>
          </table:table-cell>
        </table:table-row>
        <table:table-row table:style-name="ro1">
          <table:table-cell office:value-type="float" office:value="77935" calcext:value-type="float">
            <text:p>77935</text:p>
          </table:table-cell>
          <table:table-cell office:value-type="float" office:value="3.916" calcext:value-type="float">
            <text:p>3.916</text:p>
          </table:table-cell>
        </table:table-row>
        <table:table-row table:style-name="ro1">
          <table:table-cell office:value-type="float" office:value="78010" calcext:value-type="float">
            <text:p>78010</text:p>
          </table:table-cell>
          <table:table-cell office:value-type="float" office:value="7.384" calcext:value-type="float">
            <text:p>7.384</text:p>
          </table:table-cell>
        </table:table-row>
        <table:table-row table:style-name="ro1">
          <table:table-cell office:value-type="float" office:value="78085" calcext:value-type="float">
            <text:p>78085</text:p>
          </table:table-cell>
          <table:table-cell office:value-type="float" office:value="2.752" calcext:value-type="float">
            <text:p>2.752</text:p>
          </table:table-cell>
        </table:table-row>
        <table:table-row table:style-name="ro1">
          <table:table-cell office:value-type="float" office:value="78160" calcext:value-type="float">
            <text:p>78160</text:p>
          </table:table-cell>
          <table:table-cell office:value-type="float" office:value="20.24" calcext:value-type="float">
            <text:p>20.24</text:p>
          </table:table-cell>
        </table:table-row>
        <table:table-row table:style-name="ro1">
          <table:table-cell office:value-type="float" office:value="78235" calcext:value-type="float">
            <text:p>78235</text:p>
          </table:table-cell>
          <table:table-cell office:value-type="float" office:value="10.3" calcext:value-type="float">
            <text:p>10.3</text:p>
          </table:table-cell>
        </table:table-row>
        <table:table-row table:style-name="ro1">
          <table:table-cell office:value-type="float" office:value="78310" calcext:value-type="float">
            <text:p>78310</text:p>
          </table:table-cell>
          <table:table-cell office:value-type="float" office:value="8.536" calcext:value-type="float">
            <text:p>8.536</text:p>
          </table:table-cell>
        </table:table-row>
        <table:table-row table:style-name="ro1">
          <table:table-cell office:value-type="float" office:value="78385" calcext:value-type="float">
            <text:p>78385</text:p>
          </table:table-cell>
          <table:table-cell office:value-type="float" office:value="3.248" calcext:value-type="float">
            <text:p>3.248</text:p>
          </table:table-cell>
        </table:table-row>
        <table:table-row table:style-name="ro1">
          <table:table-cell office:value-type="float" office:value="78460" calcext:value-type="float">
            <text:p>78460</text:p>
          </table:table-cell>
          <table:table-cell office:value-type="float" office:value="13.148" calcext:value-type="float">
            <text:p>13.148</text:p>
          </table:table-cell>
        </table:table-row>
        <table:table-row table:style-name="ro1">
          <table:table-cell office:value-type="float" office:value="78535" calcext:value-type="float">
            <text:p>78535</text:p>
          </table:table-cell>
          <table:table-cell office:value-type="float" office:value="13.56" calcext:value-type="float">
            <text:p>13.56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float" office:value="19.844" calcext:value-type="float">
            <text:p>19.844</text:p>
          </table:table-cell>
        </table:table-row>
        <table:table-row table:style-name="ro1">
          <table:table-cell office:value-type="float" office:value="78685" calcext:value-type="float">
            <text:p>78685</text:p>
          </table:table-cell>
          <table:table-cell office:value-type="float" office:value="22.16" calcext:value-type="float">
            <text:p>22.16</text:p>
          </table:table-cell>
        </table:table-row>
        <table:table-row table:style-name="ro1">
          <table:table-cell office:value-type="float" office:value="78760" calcext:value-type="float">
            <text:p>78760</text:p>
          </table:table-cell>
          <table:table-cell office:value-type="float" office:value="3.644" calcext:value-type="float">
            <text:p>3.644</text:p>
          </table:table-cell>
        </table:table-row>
        <table:table-row table:style-name="ro1">
          <table:table-cell office:value-type="float" office:value="78835" calcext:value-type="float">
            <text:p>78835</text:p>
          </table:table-cell>
          <table:table-cell office:value-type="float" office:value="5.476" calcext:value-type="float">
            <text:p>5.476</text:p>
          </table:table-cell>
        </table:table-row>
        <table:table-row table:style-name="ro1">
          <table:table-cell office:value-type="float" office:value="78910" calcext:value-type="float">
            <text:p>78910</text:p>
          </table:table-cell>
          <table:table-cell office:value-type="float" office:value="8.796" calcext:value-type="float">
            <text:p>8.796</text:p>
          </table:table-cell>
        </table:table-row>
        <table:table-row table:style-name="ro1">
          <table:table-cell office:value-type="float" office:value="78985" calcext:value-type="float">
            <text:p>78985</text:p>
          </table:table-cell>
          <table:table-cell office:value-type="float" office:value="17.176" calcext:value-type="float">
            <text:p>17.176</text:p>
          </table:table-cell>
        </table:table-row>
        <table:table-row table:style-name="ro1">
          <table:table-cell office:value-type="float" office:value="79060" calcext:value-type="float">
            <text:p>79060</text:p>
          </table:table-cell>
          <table:table-cell office:value-type="float" office:value="16.092" calcext:value-type="float">
            <text:p>16.092</text:p>
          </table:table-cell>
        </table:table-row>
        <table:table-row table:style-name="ro1">
          <table:table-cell office:value-type="float" office:value="79135" calcext:value-type="float">
            <text:p>79135</text:p>
          </table:table-cell>
          <table:table-cell office:value-type="float" office:value="3.376" calcext:value-type="float">
            <text:p>3.376</text:p>
          </table:table-cell>
        </table:table-row>
        <table:table-row table:style-name="ro1">
          <table:table-cell office:value-type="float" office:value="79210" calcext:value-type="float">
            <text:p>79210</text:p>
          </table:table-cell>
          <table:table-cell office:value-type="float" office:value="10.364" calcext:value-type="float">
            <text:p>10.364</text:p>
          </table:table-cell>
        </table:table-row>
        <table:table-row table:style-name="ro1">
          <table:table-cell office:value-type="float" office:value="79285" calcext:value-type="float">
            <text:p>79285</text:p>
          </table:table-cell>
          <table:table-cell office:value-type="float" office:value="8.364" calcext:value-type="float">
            <text:p>8.364</text:p>
          </table:table-cell>
        </table:table-row>
        <table:table-row table:style-name="ro1">
          <table:table-cell office:value-type="float" office:value="79360" calcext:value-type="float">
            <text:p>79360</text:p>
          </table:table-cell>
          <table:table-cell office:value-type="float" office:value="9.696" calcext:value-type="float">
            <text:p>9.696</text:p>
          </table:table-cell>
        </table:table-row>
        <table:table-row table:style-name="ro1">
          <table:table-cell office:value-type="float" office:value="79435" calcext:value-type="float">
            <text:p>79435</text:p>
          </table:table-cell>
          <table:table-cell office:value-type="float" office:value="18.016" calcext:value-type="float">
            <text:p>18.016</text:p>
          </table:table-cell>
        </table:table-row>
        <table:table-row table:style-name="ro1">
          <table:table-cell office:value-type="float" office:value="79510" calcext:value-type="float">
            <text:p>79510</text:p>
          </table:table-cell>
          <table:table-cell office:value-type="float" office:value="6.44" calcext:value-type="float">
            <text:p>6.44</text:p>
          </table:table-cell>
        </table:table-row>
        <table:table-row table:style-name="ro1">
          <table:table-cell office:value-type="float" office:value="79585" calcext:value-type="float">
            <text:p>79585</text:p>
          </table:table-cell>
          <table:table-cell office:value-type="float" office:value="5.704" calcext:value-type="float">
            <text:p>5.704</text:p>
          </table:table-cell>
        </table:table-row>
        <table:table-row table:style-name="ro1">
          <table:table-cell office:value-type="float" office:value="79660" calcext:value-type="float">
            <text:p>79660</text:p>
          </table:table-cell>
          <table:table-cell office:value-type="float" office:value="2.748" calcext:value-type="float">
            <text:p>2.748</text:p>
          </table:table-cell>
        </table:table-row>
        <table:table-row table:style-name="ro1">
          <table:table-cell office:value-type="float" office:value="79735" calcext:value-type="float">
            <text:p>79735</text:p>
          </table:table-cell>
          <table:table-cell office:value-type="float" office:value="2.464" calcext:value-type="float">
            <text:p>2.464</text:p>
          </table:table-cell>
        </table:table-row>
        <table:table-row table:style-name="ro1">
          <table:table-cell office:value-type="float" office:value="79810" calcext:value-type="float">
            <text:p>79810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float" office:value="79885" calcext:value-type="float">
            <text:p>79885</text:p>
          </table:table-cell>
          <table:table-cell office:value-type="float" office:value="21.308" calcext:value-type="float">
            <text:p>21.308</text:p>
          </table:table-cell>
        </table:table-row>
        <table:table-row table:style-name="ro1">
          <table:table-cell office:value-type="float" office:value="79960" calcext:value-type="float">
            <text:p>79960</text:p>
          </table:table-cell>
          <table:table-cell office:value-type="float" office:value="4.032" calcext:value-type="float">
            <text:p>4.032</text:p>
          </table:table-cell>
        </table:table-row>
        <table:table-row table:style-name="ro1">
          <table:table-cell office:value-type="float" office:value="80035" calcext:value-type="float">
            <text:p>80035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80110" calcext:value-type="float">
            <text:p>80110</text:p>
          </table:table-cell>
          <table:table-cell office:value-type="float" office:value="19.236" calcext:value-type="float">
            <text:p>19.236</text:p>
          </table:table-cell>
        </table:table-row>
        <table:table-row table:style-name="ro1">
          <table:table-cell office:value-type="float" office:value="80185" calcext:value-type="float">
            <text:p>80185</text:p>
          </table:table-cell>
          <table:table-cell office:value-type="float" office:value="11.84" calcext:value-type="float">
            <text:p>11.84</text:p>
          </table:table-cell>
        </table:table-row>
        <table:table-row table:style-name="ro1">
          <table:table-cell office:value-type="float" office:value="80260" calcext:value-type="float">
            <text:p>80260</text:p>
          </table:table-cell>
          <table:table-cell office:value-type="float" office:value="13.196" calcext:value-type="float">
            <text:p>13.196</text:p>
          </table:table-cell>
        </table:table-row>
        <table:table-row table:style-name="ro1">
          <table:table-cell office:value-type="float" office:value="80335" calcext:value-type="float">
            <text:p>80335</text:p>
          </table:table-cell>
          <table:table-cell office:value-type="float" office:value="3.048" calcext:value-type="float">
            <text:p>3.048</text:p>
          </table:table-cell>
        </table:table-row>
        <table:table-row table:style-name="ro1">
          <table:table-cell office:value-type="float" office:value="80410" calcext:value-type="float">
            <text:p>80410</text:p>
          </table:table-cell>
          <table:table-cell office:value-type="float" office:value="2.748" calcext:value-type="float">
            <text:p>2.748</text:p>
          </table:table-cell>
        </table:table-row>
        <table:table-row table:style-name="ro1">
          <table:table-cell office:value-type="float" office:value="80485" calcext:value-type="float">
            <text:p>80485</text:p>
          </table:table-cell>
          <table:table-cell office:value-type="float" office:value="2.532" calcext:value-type="float">
            <text:p>2.532</text:p>
          </table:table-cell>
        </table:table-row>
        <table:table-row table:style-name="ro1">
          <table:table-cell office:value-type="float" office:value="80560" calcext:value-type="float">
            <text:p>80560</text:p>
          </table:table-cell>
          <table:table-cell office:value-type="float" office:value="12.728" calcext:value-type="float">
            <text:p>12.728</text:p>
          </table:table-cell>
        </table:table-row>
        <table:table-row table:style-name="ro1">
          <table:table-cell office:value-type="float" office:value="80635" calcext:value-type="float">
            <text:p>80635</text:p>
          </table:table-cell>
          <table:table-cell office:value-type="float" office:value="8.788" calcext:value-type="float">
            <text:p>8.788</text:p>
          </table:table-cell>
        </table:table-row>
        <table:table-row table:style-name="ro1">
          <table:table-cell office:value-type="float" office:value="80710" calcext:value-type="float">
            <text:p>80710</text:p>
          </table:table-cell>
          <table:table-cell office:value-type="float" office:value="22.816" calcext:value-type="float">
            <text:p>22.816</text:p>
          </table:table-cell>
        </table:table-row>
        <table:table-row table:style-name="ro1">
          <table:table-cell office:value-type="float" office:value="80785" calcext:value-type="float">
            <text:p>80785</text:p>
          </table:table-cell>
          <table:table-cell office:value-type="float" office:value="16.752" calcext:value-type="float">
            <text:p>16.752</text:p>
          </table:table-cell>
        </table:table-row>
        <table:table-row table:style-name="ro1">
          <table:table-cell office:value-type="float" office:value="80860" calcext:value-type="float">
            <text:p>80860</text:p>
          </table:table-cell>
          <table:table-cell office:value-type="float" office:value="8.776" calcext:value-type="float">
            <text:p>8.776</text:p>
          </table:table-cell>
        </table:table-row>
        <table:table-row table:style-name="ro1">
          <table:table-cell office:value-type="float" office:value="80935" calcext:value-type="float">
            <text:p>80935</text:p>
          </table:table-cell>
          <table:table-cell office:value-type="float" office:value="5.176" calcext:value-type="float">
            <text:p>5.176</text:p>
          </table:table-cell>
        </table:table-row>
        <table:table-row table:style-name="ro1">
          <table:table-cell office:value-type="float" office:value="81010" calcext:value-type="float">
            <text:p>81010</text:p>
          </table:table-cell>
          <table:table-cell office:value-type="float" office:value="4.568" calcext:value-type="float">
            <text:p>4.568</text:p>
          </table:table-cell>
        </table:table-row>
        <table:table-row table:style-name="ro1">
          <table:table-cell office:value-type="float" office:value="81085" calcext:value-type="float">
            <text:p>81085</text:p>
          </table:table-cell>
          <table:table-cell office:value-type="float" office:value="2.48" calcext:value-type="float">
            <text:p>2.48</text:p>
          </table:table-cell>
        </table:table-row>
        <table:table-row table:style-name="ro1">
          <table:table-cell office:value-type="float" office:value="81160" calcext:value-type="float">
            <text:p>81160</text:p>
          </table:table-cell>
          <table:table-cell office:value-type="float" office:value="21.056" calcext:value-type="float">
            <text:p>21.056</text:p>
          </table:table-cell>
        </table:table-row>
        <table:table-row table:style-name="ro1">
          <table:table-cell office:value-type="float" office:value="81235" calcext:value-type="float">
            <text:p>81235</text:p>
          </table:table-cell>
          <table:table-cell office:value-type="float" office:value="22.86" calcext:value-type="float">
            <text:p>22.86</text:p>
          </table:table-cell>
        </table:table-row>
        <table:table-row table:style-name="ro1">
          <table:table-cell office:value-type="float" office:value="81310" calcext:value-type="float">
            <text:p>81310</text:p>
          </table:table-cell>
          <table:table-cell office:value-type="float" office:value="14.636" calcext:value-type="float">
            <text:p>14.636</text:p>
          </table:table-cell>
        </table:table-row>
        <table:table-row table:style-name="ro1">
          <table:table-cell office:value-type="float" office:value="81385" calcext:value-type="float">
            <text:p>81385</text:p>
          </table:table-cell>
          <table:table-cell office:value-type="float" office:value="19.556" calcext:value-type="float">
            <text:p>19.556</text:p>
          </table:table-cell>
        </table:table-row>
        <table:table-row table:style-name="ro1">
          <table:table-cell office:value-type="float" office:value="81460" calcext:value-type="float">
            <text:p>81460</text:p>
          </table:table-cell>
          <table:table-cell office:value-type="float" office:value="12.104" calcext:value-type="float">
            <text:p>12.104</text:p>
          </table:table-cell>
        </table:table-row>
        <table:table-row table:style-name="ro1">
          <table:table-cell office:value-type="float" office:value="81535" calcext:value-type="float">
            <text:p>81535</text:p>
          </table:table-cell>
          <table:table-cell office:value-type="float" office:value="16.808" calcext:value-type="float">
            <text:p>16.808</text:p>
          </table:table-cell>
        </table:table-row>
        <table:table-row table:style-name="ro1">
          <table:table-cell office:value-type="float" office:value="81610" calcext:value-type="float">
            <text:p>81610</text:p>
          </table:table-cell>
          <table:table-cell office:value-type="float" office:value="5.48" calcext:value-type="float">
            <text:p>5.48</text:p>
          </table:table-cell>
        </table:table-row>
        <table:table-row table:style-name="ro1">
          <table:table-cell office:value-type="float" office:value="81685" calcext:value-type="float">
            <text:p>81685</text:p>
          </table:table-cell>
          <table:table-cell office:value-type="float" office:value="21.984" calcext:value-type="float">
            <text:p>21.984</text:p>
          </table:table-cell>
        </table:table-row>
        <table:table-row table:style-name="ro1">
          <table:table-cell office:value-type="float" office:value="81760" calcext:value-type="float">
            <text:p>81760</text:p>
          </table:table-cell>
          <table:table-cell office:value-type="float" office:value="11.36" calcext:value-type="float">
            <text:p>11.36</text:p>
          </table:table-cell>
        </table:table-row>
        <table:table-row table:style-name="ro1">
          <table:table-cell office:value-type="float" office:value="81835" calcext:value-type="float">
            <text:p>81835</text:p>
          </table:table-cell>
          <table:table-cell office:value-type="float" office:value="19.616" calcext:value-type="float">
            <text:p>19.616</text:p>
          </table:table-cell>
        </table:table-row>
        <table:table-row table:style-name="ro1">
          <table:table-cell office:value-type="float" office:value="81910" calcext:value-type="float">
            <text:p>81910</text:p>
          </table:table-cell>
          <table:table-cell office:value-type="float" office:value="13.436" calcext:value-type="float">
            <text:p>13.436</text:p>
          </table:table-cell>
        </table:table-row>
        <table:table-row table:style-name="ro1">
          <table:table-cell office:value-type="float" office:value="81985" calcext:value-type="float">
            <text:p>81985</text:p>
          </table:table-cell>
          <table:table-cell office:value-type="float" office:value="11.888" calcext:value-type="float">
            <text:p>11.888</text:p>
          </table:table-cell>
        </table:table-row>
        <table:table-row table:style-name="ro1">
          <table:table-cell office:value-type="float" office:value="82060" calcext:value-type="float">
            <text:p>82060</text:p>
          </table:table-cell>
          <table:table-cell office:value-type="float" office:value="20.236" calcext:value-type="float">
            <text:p>20.236</text:p>
          </table:table-cell>
        </table:table-row>
        <table:table-row table:style-name="ro1">
          <table:table-cell office:value-type="float" office:value="82135" calcext:value-type="float">
            <text:p>82135</text:p>
          </table:table-cell>
          <table:table-cell office:value-type="float" office:value="14.396" calcext:value-type="float">
            <text:p>14.396</text:p>
          </table:table-cell>
        </table:table-row>
        <table:table-row table:style-name="ro1">
          <table:table-cell office:value-type="float" office:value="82210" calcext:value-type="float">
            <text:p>82210</text:p>
          </table:table-cell>
          <table:table-cell office:value-type="float" office:value="9.364" calcext:value-type="float">
            <text:p>9.364</text:p>
          </table:table-cell>
        </table:table-row>
        <table:table-row table:style-name="ro1">
          <table:table-cell office:value-type="float" office:value="82285" calcext:value-type="float">
            <text:p>82285</text:p>
          </table:table-cell>
          <table:table-cell office:value-type="float" office:value="25.528" calcext:value-type="float">
            <text:p>25.528</text:p>
          </table:table-cell>
        </table:table-row>
        <table:table-row table:style-name="ro1">
          <table:table-cell office:value-type="float" office:value="82360" calcext:value-type="float">
            <text:p>82360</text:p>
          </table:table-cell>
          <table:table-cell office:value-type="float" office:value="20.932" calcext:value-type="float">
            <text:p>20.932</text:p>
          </table:table-cell>
        </table:table-row>
        <table:table-row table:style-name="ro1">
          <table:table-cell office:value-type="float" office:value="82435" calcext:value-type="float">
            <text:p>82435</text:p>
          </table:table-cell>
          <table:table-cell office:value-type="float" office:value="14.804" calcext:value-type="float">
            <text:p>14.804</text:p>
          </table:table-cell>
        </table:table-row>
        <table:table-row table:style-name="ro1">
          <table:table-cell office:value-type="float" office:value="82510" calcext:value-type="float">
            <text:p>82510</text:p>
          </table:table-cell>
          <table:table-cell office:value-type="float" office:value="4.936" calcext:value-type="float">
            <text:p>4.936</text:p>
          </table:table-cell>
        </table:table-row>
        <table:table-row table:style-name="ro1">
          <table:table-cell office:value-type="float" office:value="82585" calcext:value-type="float">
            <text:p>82585</text:p>
          </table:table-cell>
          <table:table-cell office:value-type="float" office:value="6.092" calcext:value-type="float">
            <text:p>6.092</text:p>
          </table:table-cell>
        </table:table-row>
        <table:table-row table:style-name="ro1">
          <table:table-cell office:value-type="float" office:value="82660" calcext:value-type="float">
            <text:p>82660</text:p>
          </table:table-cell>
          <table:table-cell office:value-type="float" office:value="22.728" calcext:value-type="float">
            <text:p>22.728</text:p>
          </table:table-cell>
        </table:table-row>
        <table:table-row table:style-name="ro1">
          <table:table-cell office:value-type="float" office:value="82735" calcext:value-type="float">
            <text:p>82735</text:p>
          </table:table-cell>
          <table:table-cell office:value-type="float" office:value="4.628" calcext:value-type="float">
            <text:p>4.628</text:p>
          </table:table-cell>
        </table:table-row>
        <table:table-row table:style-name="ro1">
          <table:table-cell office:value-type="float" office:value="82810" calcext:value-type="float">
            <text:p>82810</text:p>
          </table:table-cell>
          <table:table-cell office:value-type="float" office:value="9.476" calcext:value-type="float">
            <text:p>9.476</text:p>
          </table:table-cell>
        </table:table-row>
        <table:table-row table:style-name="ro1">
          <table:table-cell office:value-type="float" office:value="82885" calcext:value-type="float">
            <text:p>82885</text:p>
          </table:table-cell>
          <table:table-cell office:value-type="float" office:value="23.56" calcext:value-type="float">
            <text:p>23.56</text:p>
          </table:table-cell>
        </table:table-row>
        <table:table-row table:style-name="ro1">
          <table:table-cell office:value-type="float" office:value="82960" calcext:value-type="float">
            <text:p>82960</text:p>
          </table:table-cell>
          <table:table-cell office:value-type="float" office:value="7.584" calcext:value-type="float">
            <text:p>7.584</text:p>
          </table:table-cell>
        </table:table-row>
        <table:table-row table:style-name="ro1">
          <table:table-cell office:value-type="float" office:value="83035" calcext:value-type="float">
            <text:p>83035</text:p>
          </table:table-cell>
          <table:table-cell office:value-type="float" office:value="7.084" calcext:value-type="float">
            <text:p>7.084</text:p>
          </table:table-cell>
        </table:table-row>
        <table:table-row table:style-name="ro1">
          <table:table-cell office:value-type="float" office:value="83110" calcext:value-type="float">
            <text:p>83110</text:p>
          </table:table-cell>
          <table:table-cell office:value-type="float" office:value="3.368" calcext:value-type="float">
            <text:p>3.368</text:p>
          </table:table-cell>
        </table:table-row>
        <table:table-row table:style-name="ro1">
          <table:table-cell office:value-type="float" office:value="83185" calcext:value-type="float">
            <text:p>83185</text:p>
          </table:table-cell>
          <table:table-cell office:value-type="float" office:value="16.676" calcext:value-type="float">
            <text:p>16.676</text:p>
          </table:table-cell>
        </table:table-row>
        <table:table-row table:style-name="ro1">
          <table:table-cell office:value-type="float" office:value="83260" calcext:value-type="float">
            <text:p>83260</text:p>
          </table:table-cell>
          <table:table-cell office:value-type="float" office:value="8.968" calcext:value-type="float">
            <text:p>8.968</text:p>
          </table:table-cell>
        </table:table-row>
        <table:table-row table:style-name="ro1">
          <table:table-cell office:value-type="float" office:value="83335" calcext:value-type="float">
            <text:p>83335</text:p>
          </table:table-cell>
          <table:table-cell office:value-type="float" office:value="19.3" calcext:value-type="float">
            <text:p>19.3</text:p>
          </table:table-cell>
        </table:table-row>
        <table:table-row table:style-name="ro1">
          <table:table-cell office:value-type="float" office:value="83410" calcext:value-type="float">
            <text:p>83410</text:p>
          </table:table-cell>
          <table:table-cell office:value-type="float" office:value="24.48" calcext:value-type="float">
            <text:p>24.48</text:p>
          </table:table-cell>
        </table:table-row>
        <table:table-row table:style-name="ro1">
          <table:table-cell office:value-type="float" office:value="83485" calcext:value-type="float">
            <text:p>83485</text:p>
          </table:table-cell>
          <table:table-cell office:value-type="float" office:value="24.564" calcext:value-type="float">
            <text:p>24.564</text:p>
          </table:table-cell>
        </table:table-row>
        <table:table-row table:style-name="ro1">
          <table:table-cell office:value-type="float" office:value="83560" calcext:value-type="float">
            <text:p>83560</text:p>
          </table:table-cell>
          <table:table-cell office:value-type="float" office:value="3.56" calcext:value-type="float">
            <text:p>3.56</text:p>
          </table:table-cell>
        </table:table-row>
        <table:table-row table:style-name="ro1">
          <table:table-cell office:value-type="float" office:value="83635" calcext:value-type="float">
            <text:p>83635</text:p>
          </table:table-cell>
          <table:table-cell office:value-type="float" office:value="17.86" calcext:value-type="float">
            <text:p>17.86</text:p>
          </table:table-cell>
        </table:table-row>
        <table:table-row table:style-name="ro1">
          <table:table-cell office:value-type="float" office:value="83710" calcext:value-type="float">
            <text:p>83710</text:p>
          </table:table-cell>
          <table:table-cell office:value-type="float" office:value="12.604" calcext:value-type="float">
            <text:p>12.604</text:p>
          </table:table-cell>
        </table:table-row>
        <table:table-row table:style-name="ro1">
          <table:table-cell office:value-type="float" office:value="83785" calcext:value-type="float">
            <text:p>83785</text:p>
          </table:table-cell>
          <table:table-cell office:value-type="float" office:value="3.112" calcext:value-type="float">
            <text:p>3.112</text:p>
          </table:table-cell>
        </table:table-row>
        <table:table-row table:style-name="ro1">
          <table:table-cell office:value-type="float" office:value="83860" calcext:value-type="float">
            <text:p>83860</text:p>
          </table:table-cell>
          <table:table-cell office:value-type="float" office:value="13.428" calcext:value-type="float">
            <text:p>13.428</text:p>
          </table:table-cell>
        </table:table-row>
        <table:table-row table:style-name="ro1">
          <table:table-cell office:value-type="float" office:value="83935" calcext:value-type="float">
            <text:p>83935</text:p>
          </table:table-cell>
          <table:table-cell office:value-type="float" office:value="10.928" calcext:value-type="float">
            <text:p>10.928</text:p>
          </table:table-cell>
        </table:table-row>
        <table:table-row table:style-name="ro1">
          <table:table-cell office:value-type="float" office:value="84010" calcext:value-type="float">
            <text:p>84010</text:p>
          </table:table-cell>
          <table:table-cell office:value-type="float" office:value="19.34" calcext:value-type="float">
            <text:p>19.34</text:p>
          </table:table-cell>
        </table:table-row>
        <table:table-row table:style-name="ro1">
          <table:table-cell office:value-type="float" office:value="84085" calcext:value-type="float">
            <text:p>84085</text:p>
          </table:table-cell>
          <table:table-cell office:value-type="float" office:value="2.988" calcext:value-type="float">
            <text:p>2.988</text:p>
          </table:table-cell>
        </table:table-row>
        <table:table-row table:style-name="ro1">
          <table:table-cell office:value-type="float" office:value="84160" calcext:value-type="float">
            <text:p>84160</text:p>
          </table:table-cell>
          <table:table-cell office:value-type="float" office:value="21.644" calcext:value-type="float">
            <text:p>21.644</text:p>
          </table:table-cell>
        </table:table-row>
        <table:table-row table:style-name="ro1">
          <table:table-cell office:value-type="float" office:value="84235" calcext:value-type="float">
            <text:p>84235</text:p>
          </table:table-cell>
          <table:table-cell office:value-type="float" office:value="26.532" calcext:value-type="float">
            <text:p>26.532</text:p>
          </table:table-cell>
        </table:table-row>
        <table:table-row table:style-name="ro1">
          <table:table-cell office:value-type="float" office:value="84310" calcext:value-type="float">
            <text:p>84310</text:p>
          </table:table-cell>
          <table:table-cell office:value-type="float" office:value="4.296" calcext:value-type="float">
            <text:p>4.296</text:p>
          </table:table-cell>
        </table:table-row>
        <table:table-row table:style-name="ro1">
          <table:table-cell office:value-type="float" office:value="84385" calcext:value-type="float">
            <text:p>84385</text:p>
          </table:table-cell>
          <table:table-cell office:value-type="float" office:value="10.356" calcext:value-type="float">
            <text:p>10.356</text:p>
          </table:table-cell>
        </table:table-row>
        <table:table-row table:style-name="ro1">
          <table:table-cell office:value-type="float" office:value="84460" calcext:value-type="float">
            <text:p>84460</text:p>
          </table:table-cell>
          <table:table-cell office:value-type="float" office:value="11.26" calcext:value-type="float">
            <text:p>11.26</text:p>
          </table:table-cell>
        </table:table-row>
        <table:table-row table:style-name="ro1">
          <table:table-cell office:value-type="float" office:value="84535" calcext:value-type="float">
            <text:p>84535</text:p>
          </table:table-cell>
          <table:table-cell office:value-type="float" office:value="5.344" calcext:value-type="float">
            <text:p>5.344</text:p>
          </table:table-cell>
        </table:table-row>
        <table:table-row table:style-name="ro1">
          <table:table-cell office:value-type="float" office:value="84610" calcext:value-type="float">
            <text:p>84610</text:p>
          </table:table-cell>
          <table:table-cell office:value-type="float" office:value="12.1" calcext:value-type="float">
            <text:p>12.1</text:p>
          </table:table-cell>
        </table:table-row>
        <table:table-row table:style-name="ro1">
          <table:table-cell office:value-type="float" office:value="84685" calcext:value-type="float">
            <text:p>84685</text:p>
          </table:table-cell>
          <table:table-cell office:value-type="float" office:value="7.508" calcext:value-type="float">
            <text:p>7.508</text:p>
          </table:table-cell>
        </table:table-row>
        <table:table-row table:style-name="ro1">
          <table:table-cell office:value-type="float" office:value="84760" calcext:value-type="float">
            <text:p>84760</text:p>
          </table:table-cell>
          <table:table-cell office:value-type="float" office:value="19.808" calcext:value-type="float">
            <text:p>19.808</text:p>
          </table:table-cell>
        </table:table-row>
        <table:table-row table:style-name="ro1">
          <table:table-cell office:value-type="float" office:value="84835" calcext:value-type="float">
            <text:p>84835</text:p>
          </table:table-cell>
          <table:table-cell office:value-type="float" office:value="14.468" calcext:value-type="float">
            <text:p>14.468</text:p>
          </table:table-cell>
        </table:table-row>
        <table:table-row table:style-name="ro1">
          <table:table-cell office:value-type="float" office:value="84910" calcext:value-type="float">
            <text:p>84910</text:p>
          </table:table-cell>
          <table:table-cell office:value-type="float" office:value="13.152" calcext:value-type="float">
            <text:p>13.152</text:p>
          </table:table-cell>
        </table:table-row>
        <table:table-row table:style-name="ro1">
          <table:table-cell office:value-type="float" office:value="84985" calcext:value-type="float">
            <text:p>84985</text:p>
          </table:table-cell>
          <table:table-cell office:value-type="float" office:value="21.648" calcext:value-type="float">
            <text:p>21.648</text:p>
          </table:table-cell>
        </table:table-row>
        <table:table-row table:style-name="ro1">
          <table:table-cell office:value-type="float" office:value="85060" calcext:value-type="float">
            <text:p>85060</text:p>
          </table:table-cell>
          <table:table-cell office:value-type="float" office:value="16.732" calcext:value-type="float">
            <text:p>16.732</text:p>
          </table:table-cell>
        </table:table-row>
        <table:table-row table:style-name="ro1">
          <table:table-cell office:value-type="float" office:value="85135" calcext:value-type="float">
            <text:p>85135</text:p>
          </table:table-cell>
          <table:table-cell office:value-type="float" office:value="11.676" calcext:value-type="float">
            <text:p>11.676</text:p>
          </table:table-cell>
        </table:table-row>
        <table:table-row table:style-name="ro1">
          <table:table-cell office:value-type="float" office:value="85210" calcext:value-type="float">
            <text:p>85210</text:p>
          </table:table-cell>
          <table:table-cell office:value-type="float" office:value="5.1" calcext:value-type="float">
            <text:p>5.1</text:p>
          </table:table-cell>
        </table:table-row>
        <table:table-row table:style-name="ro1">
          <table:table-cell office:value-type="float" office:value="85285" calcext:value-type="float">
            <text:p>85285</text:p>
          </table:table-cell>
          <table:table-cell office:value-type="float" office:value="30.356" calcext:value-type="float">
            <text:p>30.356</text:p>
          </table:table-cell>
        </table:table-row>
        <table:table-row table:style-name="ro1">
          <table:table-cell office:value-type="float" office:value="85360" calcext:value-type="float">
            <text:p>85360</text:p>
          </table:table-cell>
          <table:table-cell office:value-type="float" office:value="6.876" calcext:value-type="float">
            <text:p>6.876</text:p>
          </table:table-cell>
        </table:table-row>
        <table:table-row table:style-name="ro1">
          <table:table-cell office:value-type="float" office:value="85435" calcext:value-type="float">
            <text:p>85435</text:p>
          </table:table-cell>
          <table:table-cell office:value-type="float" office:value="26.932" calcext:value-type="float">
            <text:p>26.932</text:p>
          </table:table-cell>
        </table:table-row>
        <table:table-row table:style-name="ro1">
          <table:table-cell office:value-type="float" office:value="85510" calcext:value-type="float">
            <text:p>85510</text:p>
          </table:table-cell>
          <table:table-cell office:value-type="float" office:value="28.32" calcext:value-type="float">
            <text:p>28.32</text:p>
          </table:table-cell>
        </table:table-row>
        <table:table-row table:style-name="ro1">
          <table:table-cell office:value-type="float" office:value="85585" calcext:value-type="float">
            <text:p>85585</text:p>
          </table:table-cell>
          <table:table-cell office:value-type="float" office:value="23.448" calcext:value-type="float">
            <text:p>23.448</text:p>
          </table:table-cell>
        </table:table-row>
        <table:table-row table:style-name="ro1">
          <table:table-cell office:value-type="float" office:value="85660" calcext:value-type="float">
            <text:p>85660</text:p>
          </table:table-cell>
          <table:table-cell office:value-type="float" office:value="14.56" calcext:value-type="float">
            <text:p>14.56</text:p>
          </table:table-cell>
        </table:table-row>
        <table:table-row table:style-name="ro1">
          <table:table-cell office:value-type="float" office:value="85735" calcext:value-type="float">
            <text:p>85735</text:p>
          </table:table-cell>
          <table:table-cell office:value-type="float" office:value="20.636" calcext:value-type="float">
            <text:p>20.636</text:p>
          </table:table-cell>
        </table:table-row>
        <table:table-row table:style-name="ro1">
          <table:table-cell office:value-type="float" office:value="85810" calcext:value-type="float">
            <text:p>85810</text:p>
          </table:table-cell>
          <table:table-cell office:value-type="float" office:value="3.636" calcext:value-type="float">
            <text:p>3.636</text:p>
          </table:table-cell>
        </table:table-row>
        <table:table-row table:style-name="ro1">
          <table:table-cell office:value-type="float" office:value="85885" calcext:value-type="float">
            <text:p>85885</text:p>
          </table:table-cell>
          <table:table-cell office:value-type="float" office:value="8.244" calcext:value-type="float">
            <text:p>8.244</text:p>
          </table:table-cell>
        </table:table-row>
        <table:table-row table:style-name="ro1">
          <table:table-cell office:value-type="float" office:value="85960" calcext:value-type="float">
            <text:p>85960</text:p>
          </table:table-cell>
          <table:table-cell office:value-type="float" office:value="4.028" calcext:value-type="float">
            <text:p>4.028</text:p>
          </table:table-cell>
        </table:table-row>
        <table:table-row table:style-name="ro1">
          <table:table-cell office:value-type="float" office:value="86035" calcext:value-type="float">
            <text:p>86035</text:p>
          </table:table-cell>
          <table:table-cell office:value-type="float" office:value="27.244" calcext:value-type="float">
            <text:p>27.244</text:p>
          </table:table-cell>
        </table:table-row>
        <table:table-row table:style-name="ro1">
          <table:table-cell office:value-type="float" office:value="86110" calcext:value-type="float">
            <text:p>86110</text:p>
          </table:table-cell>
          <table:table-cell office:value-type="float" office:value="27.528" calcext:value-type="float">
            <text:p>27.528</text:p>
          </table:table-cell>
        </table:table-row>
        <table:table-row table:style-name="ro1">
          <table:table-cell office:value-type="float" office:value="86185" calcext:value-type="float">
            <text:p>86185</text:p>
          </table:table-cell>
          <table:table-cell office:value-type="float" office:value="26.984" calcext:value-type="float">
            <text:p>26.984</text:p>
          </table:table-cell>
        </table:table-row>
        <table:table-row table:style-name="ro1">
          <table:table-cell office:value-type="float" office:value="86260" calcext:value-type="float">
            <text:p>86260</text:p>
          </table:table-cell>
          <table:table-cell office:value-type="float" office:value="15.748" calcext:value-type="float">
            <text:p>15.748</text:p>
          </table:table-cell>
        </table:table-row>
        <table:table-row table:style-name="ro1">
          <table:table-cell office:value-type="float" office:value="86335" calcext:value-type="float">
            <text:p>86335</text:p>
          </table:table-cell>
          <table:table-cell office:value-type="float" office:value="14.328" calcext:value-type="float">
            <text:p>14.328</text:p>
          </table:table-cell>
        </table:table-row>
        <table:table-row table:style-name="ro1">
          <table:table-cell office:value-type="float" office:value="86410" calcext:value-type="float">
            <text:p>86410</text:p>
          </table:table-cell>
          <table:table-cell office:value-type="float" office:value="20.312" calcext:value-type="float">
            <text:p>20.312</text:p>
          </table:table-cell>
        </table:table-row>
        <table:table-row table:style-name="ro1">
          <table:table-cell office:value-type="float" office:value="86485" calcext:value-type="float">
            <text:p>86485</text:p>
          </table:table-cell>
          <table:table-cell office:value-type="float" office:value="3.724" calcext:value-type="float">
            <text:p>3.724</text:p>
          </table:table-cell>
        </table:table-row>
        <table:table-row table:style-name="ro1">
          <table:table-cell office:value-type="float" office:value="86560" calcext:value-type="float">
            <text:p>86560</text:p>
          </table:table-cell>
          <table:table-cell office:value-type="float" office:value="7.448" calcext:value-type="float">
            <text:p>7.448</text:p>
          </table:table-cell>
        </table:table-row>
        <table:table-row table:style-name="ro1">
          <table:table-cell office:value-type="float" office:value="86635" calcext:value-type="float">
            <text:p>86635</text:p>
          </table:table-cell>
          <table:table-cell office:value-type="float" office:value="3.028" calcext:value-type="float">
            <text:p>3.028</text:p>
          </table:table-cell>
        </table:table-row>
        <table:table-row table:style-name="ro1">
          <table:table-cell office:value-type="float" office:value="86710" calcext:value-type="float">
            <text:p>86710</text:p>
          </table:table-cell>
          <table:table-cell office:value-type="float" office:value="7.332" calcext:value-type="float">
            <text:p>7.332</text:p>
          </table:table-cell>
        </table:table-row>
        <table:table-row table:style-name="ro1">
          <table:table-cell office:value-type="float" office:value="86785" calcext:value-type="float">
            <text:p>86785</text:p>
          </table:table-cell>
          <table:table-cell office:value-type="float" office:value="11.204" calcext:value-type="float">
            <text:p>11.204</text:p>
          </table:table-cell>
        </table:table-row>
        <table:table-row table:style-name="ro1">
          <table:table-cell office:value-type="float" office:value="86860" calcext:value-type="float">
            <text:p>86860</text:p>
          </table:table-cell>
          <table:table-cell office:value-type="float" office:value="13.068" calcext:value-type="float">
            <text:p>13.068</text:p>
          </table:table-cell>
        </table:table-row>
        <table:table-row table:style-name="ro1">
          <table:table-cell office:value-type="float" office:value="86935" calcext:value-type="float">
            <text:p>86935</text:p>
          </table:table-cell>
          <table:table-cell office:value-type="float" office:value="26.908" calcext:value-type="float">
            <text:p>26.908</text:p>
          </table:table-cell>
        </table:table-row>
        <table:table-row table:style-name="ro1">
          <table:table-cell office:value-type="float" office:value="87010" calcext:value-type="float">
            <text:p>87010</text:p>
          </table:table-cell>
          <table:table-cell office:value-type="float" office:value="3.104" calcext:value-type="float">
            <text:p>3.104</text:p>
          </table:table-cell>
        </table:table-row>
        <table:table-row table:style-name="ro1">
          <table:table-cell office:value-type="float" office:value="87085" calcext:value-type="float">
            <text:p>87085</text:p>
          </table:table-cell>
          <table:table-cell office:value-type="float" office:value="16.504" calcext:value-type="float">
            <text:p>16.504</text:p>
          </table:table-cell>
        </table:table-row>
        <table:table-row table:style-name="ro1">
          <table:table-cell office:value-type="float" office:value="87160" calcext:value-type="float">
            <text:p>87160</text:p>
          </table:table-cell>
          <table:table-cell office:value-type="float" office:value="29.208" calcext:value-type="float">
            <text:p>29.208</text:p>
          </table:table-cell>
        </table:table-row>
        <table:table-row table:style-name="ro1">
          <table:table-cell office:value-type="float" office:value="87235" calcext:value-type="float">
            <text:p>87235</text:p>
          </table:table-cell>
          <table:table-cell office:value-type="float" office:value="16.284" calcext:value-type="float">
            <text:p>16.284</text:p>
          </table:table-cell>
        </table:table-row>
        <table:table-row table:style-name="ro1">
          <table:table-cell office:value-type="float" office:value="87310" calcext:value-type="float">
            <text:p>87310</text:p>
          </table:table-cell>
          <table:table-cell office:value-type="float" office:value="24.832" calcext:value-type="float">
            <text:p>24.832</text:p>
          </table:table-cell>
        </table:table-row>
        <table:table-row table:style-name="ro1">
          <table:table-cell office:value-type="float" office:value="87385" calcext:value-type="float">
            <text:p>87385</text:p>
          </table:table-cell>
          <table:table-cell office:value-type="float" office:value="19.396" calcext:value-type="float">
            <text:p>19.396</text:p>
          </table:table-cell>
        </table:table-row>
        <table:table-row table:style-name="ro1">
          <table:table-cell office:value-type="float" office:value="87460" calcext:value-type="float">
            <text:p>87460</text:p>
          </table:table-cell>
          <table:table-cell office:value-type="float" office:value="28.54" calcext:value-type="float">
            <text:p>28.54</text:p>
          </table:table-cell>
        </table:table-row>
        <table:table-row table:style-name="ro1">
          <table:table-cell office:value-type="float" office:value="87535" calcext:value-type="float">
            <text:p>87535</text:p>
          </table:table-cell>
          <table:table-cell office:value-type="float" office:value="28.444" calcext:value-type="float">
            <text:p>28.444</text:p>
          </table:table-cell>
        </table:table-row>
        <table:table-row table:style-name="ro1">
          <table:table-cell office:value-type="float" office:value="87610" calcext:value-type="float">
            <text:p>87610</text:p>
          </table:table-cell>
          <table:table-cell office:value-type="float" office:value="17.528" calcext:value-type="float">
            <text:p>17.528</text:p>
          </table:table-cell>
        </table:table-row>
        <table:table-row table:style-name="ro1">
          <table:table-cell office:value-type="float" office:value="87685" calcext:value-type="float">
            <text:p>87685</text:p>
          </table:table-cell>
          <table:table-cell office:value-type="float" office:value="22.184" calcext:value-type="float">
            <text:p>22.184</text:p>
          </table:table-cell>
        </table:table-row>
        <table:table-row table:style-name="ro1">
          <table:table-cell office:value-type="float" office:value="87760" calcext:value-type="float">
            <text:p>87760</text:p>
          </table:table-cell>
          <table:table-cell office:value-type="float" office:value="9.492" calcext:value-type="float">
            <text:p>9.492</text:p>
          </table:table-cell>
        </table:table-row>
        <table:table-row table:style-name="ro1">
          <table:table-cell office:value-type="float" office:value="87835" calcext:value-type="float">
            <text:p>87835</text:p>
          </table:table-cell>
          <table:table-cell office:value-type="float" office:value="17.712" calcext:value-type="float">
            <text:p>17.712</text:p>
          </table:table-cell>
        </table:table-row>
        <table:table-row table:style-name="ro1">
          <table:table-cell office:value-type="float" office:value="87910" calcext:value-type="float">
            <text:p>87910</text:p>
          </table:table-cell>
          <table:table-cell office:value-type="float" office:value="5.824" calcext:value-type="float">
            <text:p>5.824</text:p>
          </table:table-cell>
        </table:table-row>
        <table:table-row table:style-name="ro1">
          <table:table-cell office:value-type="float" office:value="87985" calcext:value-type="float">
            <text:p>87985</text:p>
          </table:table-cell>
          <table:table-cell office:value-type="float" office:value="26.568" calcext:value-type="float">
            <text:p>26.568</text:p>
          </table:table-cell>
        </table:table-row>
        <table:table-row table:style-name="ro1">
          <table:table-cell office:value-type="float" office:value="88060" calcext:value-type="float">
            <text:p>88060</text:p>
          </table:table-cell>
          <table:table-cell office:value-type="float" office:value="7.936" calcext:value-type="float">
            <text:p>7.936</text:p>
          </table:table-cell>
        </table:table-row>
        <table:table-row table:style-name="ro1">
          <table:table-cell office:value-type="float" office:value="88135" calcext:value-type="float">
            <text:p>88135</text:p>
          </table:table-cell>
          <table:table-cell office:value-type="float" office:value="4.52" calcext:value-type="float">
            <text:p>4.52</text:p>
          </table:table-cell>
        </table:table-row>
        <table:table-row table:style-name="ro1">
          <table:table-cell office:value-type="float" office:value="88210" calcext:value-type="float">
            <text:p>88210</text:p>
          </table:table-cell>
          <table:table-cell office:value-type="float" office:value="15.476" calcext:value-type="float">
            <text:p>15.476</text:p>
          </table:table-cell>
        </table:table-row>
        <table:table-row table:style-name="ro1">
          <table:table-cell office:value-type="float" office:value="88285" calcext:value-type="float">
            <text:p>88285</text:p>
          </table:table-cell>
          <table:table-cell office:value-type="float" office:value="3.616" calcext:value-type="float">
            <text:p>3.616</text:p>
          </table:table-cell>
        </table:table-row>
        <table:table-row table:style-name="ro1">
          <table:table-cell office:value-type="float" office:value="88360" calcext:value-type="float">
            <text:p>88360</text:p>
          </table:table-cell>
          <table:table-cell office:value-type="float" office:value="21.592" calcext:value-type="float">
            <text:p>21.592</text:p>
          </table:table-cell>
        </table:table-row>
        <table:table-row table:style-name="ro1">
          <table:table-cell office:value-type="float" office:value="88435" calcext:value-type="float">
            <text:p>88435</text:p>
          </table:table-cell>
          <table:table-cell office:value-type="float" office:value="23.724" calcext:value-type="float">
            <text:p>23.724</text:p>
          </table:table-cell>
        </table:table-row>
        <table:table-row table:style-name="ro1">
          <table:table-cell office:value-type="float" office:value="88510" calcext:value-type="float">
            <text:p>88510</text:p>
          </table:table-cell>
          <table:table-cell office:value-type="float" office:value="21.74" calcext:value-type="float">
            <text:p>21.74</text:p>
          </table:table-cell>
        </table:table-row>
        <table:table-row table:style-name="ro1">
          <table:table-cell office:value-type="float" office:value="88585" calcext:value-type="float">
            <text:p>88585</text:p>
          </table:table-cell>
          <table:table-cell office:value-type="float" office:value="17.36" calcext:value-type="float">
            <text:p>17.36</text:p>
          </table:table-cell>
        </table:table-row>
        <table:table-row table:style-name="ro1">
          <table:table-cell office:value-type="float" office:value="88660" calcext:value-type="float">
            <text:p>88660</text:p>
          </table:table-cell>
          <table:table-cell office:value-type="float" office:value="11.72" calcext:value-type="float">
            <text:p>11.72</text:p>
          </table:table-cell>
        </table:table-row>
        <table:table-row table:style-name="ro1">
          <table:table-cell office:value-type="float" office:value="88735" calcext:value-type="float">
            <text:p>88735</text:p>
          </table:table-cell>
          <table:table-cell office:value-type="float" office:value="9.188" calcext:value-type="float">
            <text:p>9.188</text:p>
          </table:table-cell>
        </table:table-row>
        <table:table-row table:style-name="ro1">
          <table:table-cell office:value-type="float" office:value="88810" calcext:value-type="float">
            <text:p>88810</text:p>
          </table:table-cell>
          <table:table-cell office:value-type="float" office:value="9.848" calcext:value-type="float">
            <text:p>9.848</text:p>
          </table:table-cell>
        </table:table-row>
        <table:table-row table:style-name="ro1">
          <table:table-cell office:value-type="float" office:value="88885" calcext:value-type="float">
            <text:p>88885</text:p>
          </table:table-cell>
          <table:table-cell office:value-type="float" office:value="23.804" calcext:value-type="float">
            <text:p>23.804</text:p>
          </table:table-cell>
        </table:table-row>
        <table:table-row table:style-name="ro1">
          <table:table-cell office:value-type="float" office:value="88960" calcext:value-type="float">
            <text:p>88960</text:p>
          </table:table-cell>
          <table:table-cell office:value-type="float" office:value="16.196" calcext:value-type="float">
            <text:p>16.196</text:p>
          </table:table-cell>
        </table:table-row>
        <table:table-row table:style-name="ro1">
          <table:table-cell office:value-type="float" office:value="89035" calcext:value-type="float">
            <text:p>89035</text:p>
          </table:table-cell>
          <table:table-cell office:value-type="float" office:value="3.64" calcext:value-type="float">
            <text:p>3.64</text:p>
          </table:table-cell>
        </table:table-row>
        <table:table-row table:style-name="ro1">
          <table:table-cell office:value-type="float" office:value="89110" calcext:value-type="float">
            <text:p>89110</text:p>
          </table:table-cell>
          <table:table-cell office:value-type="float" office:value="8.792" calcext:value-type="float">
            <text:p>8.792</text:p>
          </table:table-cell>
        </table:table-row>
        <table:table-row table:style-name="ro1">
          <table:table-cell office:value-type="float" office:value="89185" calcext:value-type="float">
            <text:p>89185</text:p>
          </table:table-cell>
          <table:table-cell office:value-type="float" office:value="29.316" calcext:value-type="float">
            <text:p>29.316</text:p>
          </table:table-cell>
        </table:table-row>
        <table:table-row table:style-name="ro1">
          <table:table-cell office:value-type="float" office:value="89260" calcext:value-type="float">
            <text:p>89260</text:p>
          </table:table-cell>
          <table:table-cell office:value-type="float" office:value="5.4" calcext:value-type="float">
            <text:p>5.4</text:p>
          </table:table-cell>
        </table:table-row>
        <table:table-row table:style-name="ro1">
          <table:table-cell office:value-type="float" office:value="89335" calcext:value-type="float">
            <text:p>89335</text:p>
          </table:table-cell>
          <table:table-cell office:value-type="float" office:value="11.728" calcext:value-type="float">
            <text:p>11.728</text:p>
          </table:table-cell>
        </table:table-row>
        <table:table-row table:style-name="ro1">
          <table:table-cell office:value-type="float" office:value="89410" calcext:value-type="float">
            <text:p>89410</text:p>
          </table:table-cell>
          <table:table-cell office:value-type="float" office:value="10.376" calcext:value-type="float">
            <text:p>10.376</text:p>
          </table:table-cell>
        </table:table-row>
        <table:table-row table:style-name="ro1">
          <table:table-cell office:value-type="float" office:value="89485" calcext:value-type="float">
            <text:p>89485</text:p>
          </table:table-cell>
          <table:table-cell office:value-type="float" office:value="16.056" calcext:value-type="float">
            <text:p>16.056</text:p>
          </table:table-cell>
        </table:table-row>
        <table:table-row table:style-name="ro1">
          <table:table-cell office:value-type="float" office:value="89560" calcext:value-type="float">
            <text:p>89560</text:p>
          </table:table-cell>
          <table:table-cell office:value-type="float" office:value="13.04" calcext:value-type="float">
            <text:p>13.04</text:p>
          </table:table-cell>
        </table:table-row>
        <table:table-row table:style-name="ro1">
          <table:table-cell office:value-type="float" office:value="89635" calcext:value-type="float">
            <text:p>89635</text:p>
          </table:table-cell>
          <table:table-cell office:value-type="float" office:value="24.216" calcext:value-type="float">
            <text:p>24.216</text:p>
          </table:table-cell>
        </table:table-row>
        <table:table-row table:style-name="ro1">
          <table:table-cell office:value-type="float" office:value="89710" calcext:value-type="float">
            <text:p>89710</text:p>
          </table:table-cell>
          <table:table-cell office:value-type="float" office:value="4.18" calcext:value-type="float">
            <text:p>4.18</text:p>
          </table:table-cell>
        </table:table-row>
        <table:table-row table:style-name="ro1">
          <table:table-cell office:value-type="float" office:value="89785" calcext:value-type="float">
            <text:p>89785</text:p>
          </table:table-cell>
          <table:table-cell office:value-type="float" office:value="26.648" calcext:value-type="float">
            <text:p>26.648</text:p>
          </table:table-cell>
        </table:table-row>
        <table:table-row table:style-name="ro1">
          <table:table-cell office:value-type="float" office:value="89860" calcext:value-type="float">
            <text:p>89860</text:p>
          </table:table-cell>
          <table:table-cell office:value-type="float" office:value="6.304" calcext:value-type="float">
            <text:p>6.304</text:p>
          </table:table-cell>
        </table:table-row>
        <table:table-row table:style-name="ro1">
          <table:table-cell office:value-type="float" office:value="89935" calcext:value-type="float">
            <text:p>89935</text:p>
          </table:table-cell>
          <table:table-cell office:value-type="float" office:value="12.032" calcext:value-type="float">
            <text:p>12.032</text:p>
          </table:table-cell>
        </table:table-row>
        <table:table-row table:style-name="ro1">
          <table:table-cell office:value-type="float" office:value="90010" calcext:value-type="float">
            <text:p>90010</text:p>
          </table:table-cell>
          <table:table-cell office:value-type="float" office:value="12.8" calcext:value-type="float">
            <text:p>12.8</text:p>
          </table:table-cell>
        </table:table-row>
        <table:table-row table:style-name="ro1">
          <table:table-cell office:value-type="float" office:value="90085" calcext:value-type="float">
            <text:p>90085</text:p>
          </table:table-cell>
          <table:table-cell office:value-type="float" office:value="5.272" calcext:value-type="float">
            <text:p>5.272</text:p>
          </table:table-cell>
        </table:table-row>
        <table:table-row table:style-name="ro1">
          <table:table-cell office:value-type="float" office:value="90160" calcext:value-type="float">
            <text:p>90160</text:p>
          </table:table-cell>
          <table:table-cell office:value-type="float" office:value="5.816" calcext:value-type="float">
            <text:p>5.816</text:p>
          </table:table-cell>
        </table:table-row>
        <table:table-row table:style-name="ro1">
          <table:table-cell office:value-type="float" office:value="90235" calcext:value-type="float">
            <text:p>90235</text:p>
          </table:table-cell>
          <table:table-cell office:value-type="float" office:value="13.724" calcext:value-type="float">
            <text:p>13.724</text:p>
          </table:table-cell>
        </table:table-row>
        <table:table-row table:style-name="ro1">
          <table:table-cell office:value-type="float" office:value="90310" calcext:value-type="float">
            <text:p>90310</text:p>
          </table:table-cell>
          <table:table-cell office:value-type="float" office:value="15.144" calcext:value-type="float">
            <text:p>15.144</text:p>
          </table:table-cell>
        </table:table-row>
        <table:table-row table:style-name="ro1">
          <table:table-cell office:value-type="float" office:value="90385" calcext:value-type="float">
            <text:p>90385</text:p>
          </table:table-cell>
          <table:table-cell office:value-type="float" office:value="2.976" calcext:value-type="float">
            <text:p>2.976</text:p>
          </table:table-cell>
        </table:table-row>
        <table:table-row table:style-name="ro1">
          <table:table-cell office:value-type="float" office:value="90460" calcext:value-type="float">
            <text:p>90460</text:p>
          </table:table-cell>
          <table:table-cell office:value-type="float" office:value="6.584" calcext:value-type="float">
            <text:p>6.584</text:p>
          </table:table-cell>
        </table:table-row>
        <table:table-row table:style-name="ro1">
          <table:table-cell office:value-type="float" office:value="90535" calcext:value-type="float">
            <text:p>90535</text:p>
          </table:table-cell>
          <table:table-cell office:value-type="float" office:value="7.18" calcext:value-type="float">
            <text:p>7.18</text:p>
          </table:table-cell>
        </table:table-row>
        <table:table-row table:style-name="ro1">
          <table:table-cell office:value-type="float" office:value="90610" calcext:value-type="float">
            <text:p>90610</text:p>
          </table:table-cell>
          <table:table-cell office:value-type="float" office:value="3.86" calcext:value-type="float">
            <text:p>3.86</text:p>
          </table:table-cell>
        </table:table-row>
        <table:table-row table:style-name="ro1">
          <table:table-cell office:value-type="float" office:value="90685" calcext:value-type="float">
            <text:p>90685</text:p>
          </table:table-cell>
          <table:table-cell office:value-type="float" office:value="3.22" calcext:value-type="float">
            <text:p>3.22</text:p>
          </table:table-cell>
        </table:table-row>
        <table:table-row table:style-name="ro1">
          <table:table-cell office:value-type="float" office:value="90760" calcext:value-type="float">
            <text:p>90760</text:p>
          </table:table-cell>
          <table:table-cell office:value-type="float" office:value="9.08" calcext:value-type="float">
            <text:p>9.08</text:p>
          </table:table-cell>
        </table:table-row>
        <table:table-row table:style-name="ro1">
          <table:table-cell office:value-type="float" office:value="90835" calcext:value-type="float">
            <text:p>90835</text:p>
          </table:table-cell>
          <table:table-cell office:value-type="float" office:value="30.164" calcext:value-type="float">
            <text:p>30.164</text:p>
          </table:table-cell>
        </table:table-row>
        <table:table-row table:style-name="ro1">
          <table:table-cell office:value-type="float" office:value="90910" calcext:value-type="float">
            <text:p>90910</text:p>
          </table:table-cell>
          <table:table-cell office:value-type="float" office:value="5.688" calcext:value-type="float">
            <text:p>5.688</text:p>
          </table:table-cell>
        </table:table-row>
        <table:table-row table:style-name="ro1">
          <table:table-cell office:value-type="float" office:value="90985" calcext:value-type="float">
            <text:p>90985</text:p>
          </table:table-cell>
          <table:table-cell office:value-type="float" office:value="11.944" calcext:value-type="float">
            <text:p>11.944</text:p>
          </table:table-cell>
        </table:table-row>
        <table:table-row table:style-name="ro1">
          <table:table-cell office:value-type="float" office:value="91060" calcext:value-type="float">
            <text:p>91060</text:p>
          </table:table-cell>
          <table:table-cell office:value-type="float" office:value="3.528" calcext:value-type="float">
            <text:p>3.528</text:p>
          </table:table-cell>
        </table:table-row>
        <table:table-row table:style-name="ro1">
          <table:table-cell office:value-type="float" office:value="91135" calcext:value-type="float">
            <text:p>91135</text:p>
          </table:table-cell>
          <table:table-cell office:value-type="float" office:value="7.556" calcext:value-type="float">
            <text:p>7.556</text:p>
          </table:table-cell>
        </table:table-row>
        <table:table-row table:style-name="ro1">
          <table:table-cell office:value-type="float" office:value="91210" calcext:value-type="float">
            <text:p>91210</text:p>
          </table:table-cell>
          <table:table-cell office:value-type="float" office:value="18.58" calcext:value-type="float">
            <text:p>18.58</text:p>
          </table:table-cell>
        </table:table-row>
        <table:table-row table:style-name="ro1">
          <table:table-cell office:value-type="float" office:value="91285" calcext:value-type="float">
            <text:p>91285</text:p>
          </table:table-cell>
          <table:table-cell office:value-type="float" office:value="10.52" calcext:value-type="float">
            <text:p>10.52</text:p>
          </table:table-cell>
        </table:table-row>
        <table:table-row table:style-name="ro1">
          <table:table-cell office:value-type="float" office:value="91360" calcext:value-type="float">
            <text:p>91360</text:p>
          </table:table-cell>
          <table:table-cell office:value-type="float" office:value="5.66" calcext:value-type="float">
            <text:p>5.66</text:p>
          </table:table-cell>
        </table:table-row>
        <table:table-row table:style-name="ro1">
          <table:table-cell office:value-type="float" office:value="91435" calcext:value-type="float">
            <text:p>91435</text:p>
          </table:table-cell>
          <table:table-cell office:value-type="float" office:value="5.32" calcext:value-type="float">
            <text:p>5.32</text:p>
          </table:table-cell>
        </table:table-row>
        <table:table-row table:style-name="ro1">
          <table:table-cell office:value-type="float" office:value="91510" calcext:value-type="float">
            <text:p>91510</text:p>
          </table:table-cell>
          <table:table-cell office:value-type="float" office:value="20.604" calcext:value-type="float">
            <text:p>20.604</text:p>
          </table:table-cell>
        </table:table-row>
        <table:table-row table:style-name="ro1">
          <table:table-cell office:value-type="float" office:value="91585" calcext:value-type="float">
            <text:p>91585</text:p>
          </table:table-cell>
          <table:table-cell office:value-type="float" office:value="8.216" calcext:value-type="float">
            <text:p>8.216</text:p>
          </table:table-cell>
        </table:table-row>
        <table:table-row table:style-name="ro1">
          <table:table-cell office:value-type="float" office:value="91660" calcext:value-type="float">
            <text:p>91660</text:p>
          </table:table-cell>
          <table:table-cell office:value-type="float" office:value="3.44" calcext:value-type="float">
            <text:p>3.44</text:p>
          </table:table-cell>
        </table:table-row>
        <table:table-row table:style-name="ro1">
          <table:table-cell office:value-type="float" office:value="91735" calcext:value-type="float">
            <text:p>91735</text:p>
          </table:table-cell>
          <table:table-cell office:value-type="float" office:value="17.084" calcext:value-type="float">
            <text:p>17.084</text:p>
          </table:table-cell>
        </table:table-row>
        <table:table-row table:style-name="ro1">
          <table:table-cell office:value-type="float" office:value="91810" calcext:value-type="float">
            <text:p>91810</text:p>
          </table:table-cell>
          <table:table-cell office:value-type="float" office:value="7.592" calcext:value-type="float">
            <text:p>7.592</text:p>
          </table:table-cell>
        </table:table-row>
        <table:table-row table:style-name="ro1">
          <table:table-cell office:value-type="float" office:value="91885" calcext:value-type="float">
            <text:p>91885</text:p>
          </table:table-cell>
          <table:table-cell office:value-type="float" office:value="4.548" calcext:value-type="float">
            <text:p>4.548</text:p>
          </table:table-cell>
        </table:table-row>
        <table:table-row table:style-name="ro1">
          <table:table-cell office:value-type="float" office:value="91960" calcext:value-type="float">
            <text:p>91960</text:p>
          </table:table-cell>
          <table:table-cell office:value-type="float" office:value="6.36" calcext:value-type="float">
            <text:p>6.36</text:p>
          </table:table-cell>
        </table:table-row>
        <table:table-row table:style-name="ro1">
          <table:table-cell office:value-type="float" office:value="92035" calcext:value-type="float">
            <text:p>92035</text:p>
          </table:table-cell>
          <table:table-cell office:value-type="float" office:value="18.568" calcext:value-type="float">
            <text:p>18.568</text:p>
          </table:table-cell>
        </table:table-row>
        <table:table-row table:style-name="ro1">
          <table:table-cell office:value-type="float" office:value="92110" calcext:value-type="float">
            <text:p>92110</text:p>
          </table:table-cell>
          <table:table-cell office:value-type="float" office:value="6.712" calcext:value-type="float">
            <text:p>6.712</text:p>
          </table:table-cell>
        </table:table-row>
        <table:table-row table:style-name="ro1">
          <table:table-cell office:value-type="float" office:value="92185" calcext:value-type="float">
            <text:p>92185</text:p>
          </table:table-cell>
          <table:table-cell office:value-type="float" office:value="20.264" calcext:value-type="float">
            <text:p>20.264</text:p>
          </table:table-cell>
        </table:table-row>
        <table:table-row table:style-name="ro1">
          <table:table-cell office:value-type="float" office:value="92260" calcext:value-type="float">
            <text:p>92260</text:p>
          </table:table-cell>
          <table:table-cell office:value-type="float" office:value="16.992" calcext:value-type="float">
            <text:p>16.992</text:p>
          </table:table-cell>
        </table:table-row>
        <table:table-row table:style-name="ro1">
          <table:table-cell office:value-type="float" office:value="92335" calcext:value-type="float">
            <text:p>92335</text:p>
          </table:table-cell>
          <table:table-cell office:value-type="float" office:value="29.448" calcext:value-type="float">
            <text:p>29.448</text:p>
          </table:table-cell>
        </table:table-row>
        <table:table-row table:style-name="ro1">
          <table:table-cell office:value-type="float" office:value="92410" calcext:value-type="float">
            <text:p>92410</text:p>
          </table:table-cell>
          <table:table-cell office:value-type="float" office:value="10.396" calcext:value-type="float">
            <text:p>10.396</text:p>
          </table:table-cell>
        </table:table-row>
        <table:table-row table:style-name="ro1">
          <table:table-cell office:value-type="float" office:value="92485" calcext:value-type="float">
            <text:p>92485</text:p>
          </table:table-cell>
          <table:table-cell office:value-type="float" office:value="35.984" calcext:value-type="float">
            <text:p>35.984</text:p>
          </table:table-cell>
        </table:table-row>
        <table:table-row table:style-name="ro1">
          <table:table-cell office:value-type="float" office:value="92560" calcext:value-type="float">
            <text:p>92560</text:p>
          </table:table-cell>
          <table:table-cell office:value-type="float" office:value="36.44" calcext:value-type="float">
            <text:p>36.44</text:p>
          </table:table-cell>
        </table:table-row>
        <table:table-row table:style-name="ro1">
          <table:table-cell office:value-type="float" office:value="92635" calcext:value-type="float">
            <text:p>92635</text:p>
          </table:table-cell>
          <table:table-cell office:value-type="float" office:value="6.552" calcext:value-type="float">
            <text:p>6.552</text:p>
          </table:table-cell>
        </table:table-row>
        <table:table-row table:style-name="ro1">
          <table:table-cell office:value-type="float" office:value="92710" calcext:value-type="float">
            <text:p>92710</text:p>
          </table:table-cell>
          <table:table-cell office:value-type="float" office:value="35.192" calcext:value-type="float">
            <text:p>35.192</text:p>
          </table:table-cell>
        </table:table-row>
        <table:table-row table:style-name="ro1">
          <table:table-cell office:value-type="float" office:value="92785" calcext:value-type="float">
            <text:p>92785</text:p>
          </table:table-cell>
          <table:table-cell office:value-type="float" office:value="22.32" calcext:value-type="float">
            <text:p>22.32</text:p>
          </table:table-cell>
        </table:table-row>
        <table:table-row table:style-name="ro1">
          <table:table-cell office:value-type="float" office:value="92860" calcext:value-type="float">
            <text:p>92860</text:p>
          </table:table-cell>
          <table:table-cell office:value-type="float" office:value="15.612" calcext:value-type="float">
            <text:p>15.612</text:p>
          </table:table-cell>
        </table:table-row>
        <table:table-row table:style-name="ro1">
          <table:table-cell office:value-type="float" office:value="92935" calcext:value-type="float">
            <text:p>92935</text:p>
          </table:table-cell>
          <table:table-cell office:value-type="float" office:value="18.828" calcext:value-type="float">
            <text:p>18.828</text:p>
          </table:table-cell>
        </table:table-row>
        <table:table-row table:style-name="ro1">
          <table:table-cell office:value-type="float" office:value="93010" calcext:value-type="float">
            <text:p>93010</text:p>
          </table:table-cell>
          <table:table-cell office:value-type="float" office:value="3.376" calcext:value-type="float">
            <text:p>3.376</text:p>
          </table:table-cell>
        </table:table-row>
        <table:table-row table:style-name="ro1">
          <table:table-cell office:value-type="float" office:value="93085" calcext:value-type="float">
            <text:p>93085</text:p>
          </table:table-cell>
          <table:table-cell office:value-type="float" office:value="21.092" calcext:value-type="float">
            <text:p>21.092</text:p>
          </table:table-cell>
        </table:table-row>
        <table:table-row table:style-name="ro1">
          <table:table-cell office:value-type="float" office:value="93160" calcext:value-type="float">
            <text:p>93160</text:p>
          </table:table-cell>
          <table:table-cell office:value-type="float" office:value="37.864" calcext:value-type="float">
            <text:p>37.864</text:p>
          </table:table-cell>
        </table:table-row>
        <table:table-row table:style-name="ro1">
          <table:table-cell office:value-type="float" office:value="93235" calcext:value-type="float">
            <text:p>93235</text:p>
          </table:table-cell>
          <table:table-cell office:value-type="float" office:value="36.66" calcext:value-type="float">
            <text:p>36.66</text:p>
          </table:table-cell>
        </table:table-row>
        <table:table-row table:style-name="ro1">
          <table:table-cell office:value-type="float" office:value="93310" calcext:value-type="float">
            <text:p>93310</text:p>
          </table:table-cell>
          <table:table-cell office:value-type="float" office:value="14.268" calcext:value-type="float">
            <text:p>14.268</text:p>
          </table:table-cell>
        </table:table-row>
        <table:table-row table:style-name="ro1">
          <table:table-cell office:value-type="float" office:value="93385" calcext:value-type="float">
            <text:p>93385</text:p>
          </table:table-cell>
          <table:table-cell office:value-type="float" office:value="22.04" calcext:value-type="float">
            <text:p>22.04</text:p>
          </table:table-cell>
        </table:table-row>
        <table:table-row table:style-name="ro1">
          <table:table-cell office:value-type="float" office:value="93460" calcext:value-type="float">
            <text:p>9346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1-21T16:48:41.654450514</dc:date>
    <meta:editing-duration>PT5M4S</meta:editing-duration>
    <meta:editing-cycles>1</meta:editing-cycles>
    <meta:document-statistic meta:table-count="1" meta:cell-count="2495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201cm" svg:y="4.201cm" style:legend-expansion="high" chart:style-name="ch2"/>
        <chart:plot-area chart:style-name="ch3" table:cell-range-address="tempos.A1:tempos.B1247" chart:data-source-has-labels="both" svg:x="0.32cm" svg:y="0.18cm" svg:width="12.561cm" svg:height="8.64cm">
          <chartooo:coordinate-region svg:x="0.941cm" svg:y="0.18cm" svg:width="11.94cm" svg:height="7.256cm"/>
          <chart:axis chart:dimension="x" chart:name="primary-x" chart:style-name="ch4" chartooo:axis-type="auto">
            <chartooo:date-scale/>
            <chart:categories table:cell-range-address="tempos.A2:tempos.A124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empos.B2:tempos.B1247" chart:label-cell-address="tempos.B1:tempos.B1" chart:class="chart:line">
            <chart:data-point chart:repeated="124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o (s)</text:p>
                <draw:g>
                  <svg:desc>tempos.B1:tempos.B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tempos.A2:tempos.A1247</svg:desc>
                </draw:g>
              </table:table-cell>
              <table:table-cell office:value-type="float" office:value="0">
                <text:p>0</text:p>
                <draw:g>
                  <svg:desc>tempos.B2:tempos.B1247</svg:desc>
                </draw:g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float" office:value="235">
                <text:p>235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85">
                <text:p>385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float" office:value="535">
                <text:p>535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float" office:value="610">
                <text:p>610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float" office:value="685">
                <text:p>685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float" office:value="760">
                <text:p>7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35">
                <text:p>8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10">
                <text:p>9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85">
                <text:p>985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float" office:value="1060">
                <text:p>1060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float" office:value="1135">
                <text:p>11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10">
                <text:p>1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85">
                <text:p>1285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float" office:value="1360">
                <text:p>1360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float" office:value="1435">
                <text:p>1435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float" office:value="1510">
                <text:p>1510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float" office:value="1585">
                <text:p>1585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float" office:value="1660">
                <text:p>1660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float" office:value="1735">
                <text:p>1735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float" office:value="1810">
                <text:p>1810</text:p>
              </table:table-cell>
              <table:table-cell office:value-type="float" office:value="0.032">
                <text:p>0.032</text:p>
              </table:table-cell>
            </table:table-row>
            <table:table-row>
              <table:table-cell office:value-type="float" office:value="1885">
                <text:p>1885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1960">
                <text:p>1960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float" office:value="2035">
                <text:p>2035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2110">
                <text:p>2110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float" office:value="2185">
                <text:p>2185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float" office:value="2260">
                <text:p>2260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float" office:value="2335">
                <text:p>2335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float" office:value="2410">
                <text:p>2410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float" office:value="2485">
                <text:p>2485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float" office:value="2560">
                <text:p>2560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float" office:value="2635">
                <text:p>2635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float" office:value="2710">
                <text:p>2710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2785">
                <text:p>2785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2860">
                <text:p>2860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float" office:value="2935">
                <text:p>2935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float" office:value="3010">
                <text:p>301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3085">
                <text:p>3085</text:p>
              </table:table-cell>
              <table:table-cell office:value-type="float" office:value="0.032">
                <text:p>0.032</text:p>
              </table:table-cell>
            </table:table-row>
            <table:table-row>
              <table:table-cell office:value-type="float" office:value="3160">
                <text:p>3160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float" office:value="3235">
                <text:p>3235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float" office:value="3310">
                <text:p>3310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float" office:value="3385">
                <text:p>3385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float" office:value="3460">
                <text:p>3460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float" office:value="3535">
                <text:p>3535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float" office:value="3610">
                <text:p>3610</text:p>
              </table:table-cell>
              <table:table-cell office:value-type="float" office:value="0.032">
                <text:p>0.032</text:p>
              </table:table-cell>
            </table:table-row>
            <table:table-row>
              <table:table-cell office:value-type="float" office:value="3685">
                <text:p>3685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float" office:value="3760">
                <text:p>3760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float" office:value="3835">
                <text:p>3835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3910">
                <text:p>391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3985">
                <text:p>3985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float" office:value="4060">
                <text:p>4060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float" office:value="4135">
                <text:p>4135</text:p>
              </table:table-cell>
              <table:table-cell office:value-type="float" office:value="0.052">
                <text:p>0.052</text:p>
              </table:table-cell>
            </table:table-row>
            <table:table-row>
              <table:table-cell office:value-type="float" office:value="4210">
                <text:p>4210</text:p>
              </table:table-cell>
              <table:table-cell office:value-type="float" office:value="0.032">
                <text:p>0.032</text:p>
              </table:table-cell>
            </table:table-row>
            <table:table-row>
              <table:table-cell office:value-type="float" office:value="4285">
                <text:p>4285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float" office:value="4360">
                <text:p>4360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float" office:value="4435">
                <text:p>4435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4510">
                <text:p>4510</text:p>
              </table:table-cell>
              <table:table-cell office:value-type="float" office:value="0.064">
                <text:p>0.064</text:p>
              </table:table-cell>
            </table:table-row>
            <table:table-row>
              <table:table-cell office:value-type="float" office:value="4585">
                <text:p>4585</text:p>
              </table:table-cell>
              <table:table-cell office:value-type="float" office:value="0.032">
                <text:p>0.032</text:p>
              </table:table-cell>
            </table:table-row>
            <table:table-row>
              <table:table-cell office:value-type="float" office:value="4660">
                <text:p>4660</text:p>
              </table:table-cell>
              <table:table-cell office:value-type="float" office:value="0.032">
                <text:p>0.032</text:p>
              </table:table-cell>
            </table:table-row>
            <table:table-row>
              <table:table-cell office:value-type="float" office:value="4735">
                <text:p>4735</text:p>
              </table:table-cell>
              <table:table-cell office:value-type="float" office:value="0.052">
                <text:p>0.052</text:p>
              </table:table-cell>
            </table:table-row>
            <table:table-row>
              <table:table-cell office:value-type="float" office:value="4810">
                <text:p>4810</text:p>
              </table:table-cell>
              <table:table-cell office:value-type="float" office:value="0.052">
                <text:p>0.052</text:p>
              </table:table-cell>
            </table:table-row>
            <table:table-row>
              <table:table-cell office:value-type="float" office:value="4885">
                <text:p>4885</text:p>
              </table:table-cell>
              <table:table-cell office:value-type="float" office:value="0.044">
                <text:p>0.044</text:p>
              </table:table-cell>
            </table:table-row>
            <table:table-row>
              <table:table-cell office:value-type="float" office:value="4960">
                <text:p>4960</text:p>
              </table:table-cell>
              <table:table-cell office:value-type="float" office:value="0.076">
                <text:p>0.076</text:p>
              </table:table-cell>
            </table:table-row>
            <table:table-row>
              <table:table-cell office:value-type="float" office:value="5035">
                <text:p>5035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5110">
                <text:p>5110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5185">
                <text:p>5185</text:p>
              </table:table-cell>
              <table:table-cell office:value-type="float" office:value="0.068">
                <text:p>0.068</text:p>
              </table:table-cell>
            </table:table-row>
            <table:table-row>
              <table:table-cell office:value-type="float" office:value="5260">
                <text:p>5260</text:p>
              </table:table-cell>
              <table:table-cell office:value-type="float" office:value="0.044">
                <text:p>0.044</text:p>
              </table:table-cell>
            </table:table-row>
            <table:table-row>
              <table:table-cell office:value-type="float" office:value="5335">
                <text:p>5335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5410">
                <text:p>5410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5485">
                <text:p>5485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float" office:value="5560">
                <text:p>5560</text:p>
              </table:table-cell>
              <table:table-cell office:value-type="float" office:value="0.076">
                <text:p>0.076</text:p>
              </table:table-cell>
            </table:table-row>
            <table:table-row>
              <table:table-cell office:value-type="float" office:value="5635">
                <text:p>5635</text:p>
              </table:table-cell>
              <table:table-cell office:value-type="float" office:value="0.084">
                <text:p>0.084</text:p>
              </table:table-cell>
            </table:table-row>
            <table:table-row>
              <table:table-cell office:value-type="float" office:value="5710">
                <text:p>5710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float" office:value="5785">
                <text:p>5785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float" office:value="5860">
                <text:p>5860</text:p>
              </table:table-cell>
              <table:table-cell office:value-type="float" office:value="0.072">
                <text:p>0.072</text:p>
              </table:table-cell>
            </table:table-row>
            <table:table-row>
              <table:table-cell office:value-type="float" office:value="5935">
                <text:p>5935</text:p>
              </table:table-cell>
              <table:table-cell office:value-type="float" office:value="0.108">
                <text:p>0.108</text:p>
              </table:table-cell>
            </table:table-row>
            <table:table-row>
              <table:table-cell office:value-type="float" office:value="6010">
                <text:p>6010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float" office:value="6085">
                <text:p>6085</text:p>
              </table:table-cell>
              <table:table-cell office:value-type="float" office:value="0.032">
                <text:p>0.032</text:p>
              </table:table-cell>
            </table:table-row>
            <table:table-row>
              <table:table-cell office:value-type="float" office:value="6160">
                <text:p>6160</text:p>
              </table:table-cell>
              <table:table-cell office:value-type="float" office:value="0.064">
                <text:p>0.064</text:p>
              </table:table-cell>
            </table:table-row>
            <table:table-row>
              <table:table-cell office:value-type="float" office:value="6235">
                <text:p>6235</text:p>
              </table:table-cell>
              <table:table-cell office:value-type="float" office:value="0.048">
                <text:p>0.048</text:p>
              </table:table-cell>
            </table:table-row>
            <table:table-row>
              <table:table-cell office:value-type="float" office:value="6310">
                <text:p>631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6385">
                <text:p>6385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6460">
                <text:p>6460</text:p>
              </table:table-cell>
              <table:table-cell office:value-type="float" office:value="0.108">
                <text:p>0.108</text:p>
              </table:table-cell>
            </table:table-row>
            <table:table-row>
              <table:table-cell office:value-type="float" office:value="6535">
                <text:p>6535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float" office:value="6610">
                <text:p>6610</text:p>
              </table:table-cell>
              <table:table-cell office:value-type="float" office:value="0.056">
                <text:p>0.056</text:p>
              </table:table-cell>
            </table:table-row>
            <table:table-row>
              <table:table-cell office:value-type="float" office:value="6685">
                <text:p>6685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6760">
                <text:p>6760</text:p>
              </table:table-cell>
              <table:table-cell office:value-type="float" office:value="0.032">
                <text:p>0.032</text:p>
              </table:table-cell>
            </table:table-row>
            <table:table-row>
              <table:table-cell office:value-type="float" office:value="6835">
                <text:p>6835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float" office:value="6910">
                <text:p>6910</text:p>
              </table:table-cell>
              <table:table-cell office:value-type="float" office:value="0.072">
                <text:p>0.072</text:p>
              </table:table-cell>
            </table:table-row>
            <table:table-row>
              <table:table-cell office:value-type="float" office:value="6985">
                <text:p>6985</text:p>
              </table:table-cell>
              <table:table-cell office:value-type="float" office:value="0.136">
                <text:p>0.136</text:p>
              </table:table-cell>
            </table:table-row>
            <table:table-row>
              <table:table-cell office:value-type="float" office:value="7060">
                <text:p>706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7135">
                <text:p>7135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float" office:value="7210">
                <text:p>721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7285">
                <text:p>7285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7360">
                <text:p>7360</text:p>
              </table:table-cell>
              <table:table-cell office:value-type="float" office:value="0.064">
                <text:p>0.064</text:p>
              </table:table-cell>
            </table:table-row>
            <table:table-row>
              <table:table-cell office:value-type="float" office:value="7435">
                <text:p>7435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float" office:value="7510">
                <text:p>7510</text:p>
              </table:table-cell>
              <table:table-cell office:value-type="float" office:value="0.136">
                <text:p>0.136</text:p>
              </table:table-cell>
            </table:table-row>
            <table:table-row>
              <table:table-cell office:value-type="float" office:value="7585">
                <text:p>7585</text:p>
              </table:table-cell>
              <table:table-cell office:value-type="float" office:value="0.164">
                <text:p>0.164</text:p>
              </table:table-cell>
            </table:table-row>
            <table:table-row>
              <table:table-cell office:value-type="float" office:value="7660">
                <text:p>766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7735">
                <text:p>7735</text:p>
              </table:table-cell>
              <table:table-cell office:value-type="float" office:value="0.188">
                <text:p>0.188</text:p>
              </table:table-cell>
            </table:table-row>
            <table:table-row>
              <table:table-cell office:value-type="float" office:value="7810">
                <text:p>781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7885">
                <text:p>7885</text:p>
              </table:table-cell>
              <table:table-cell office:value-type="float" office:value="0.148">
                <text:p>0.148</text:p>
              </table:table-cell>
            </table:table-row>
            <table:table-row>
              <table:table-cell office:value-type="float" office:value="7960">
                <text:p>7960</text:p>
              </table:table-cell>
              <table:table-cell office:value-type="float" office:value="0.064">
                <text:p>0.064</text:p>
              </table:table-cell>
            </table:table-row>
            <table:table-row>
              <table:table-cell office:value-type="float" office:value="8035">
                <text:p>803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8110">
                <text:p>8110</text:p>
              </table:table-cell>
              <table:table-cell office:value-type="float" office:value="0.184">
                <text:p>0.184</text:p>
              </table:table-cell>
            </table:table-row>
            <table:table-row>
              <table:table-cell office:value-type="float" office:value="8185">
                <text:p>8185</text:p>
              </table:table-cell>
              <table:table-cell office:value-type="float" office:value="0.072">
                <text:p>0.072</text:p>
              </table:table-cell>
            </table:table-row>
            <table:table-row>
              <table:table-cell office:value-type="float" office:value="8260">
                <text:p>8260</text:p>
              </table:table-cell>
              <table:table-cell office:value-type="float" office:value="0.164">
                <text:p>0.164</text:p>
              </table:table-cell>
            </table:table-row>
            <table:table-row>
              <table:table-cell office:value-type="float" office:value="8335">
                <text:p>8335</text:p>
              </table:table-cell>
              <table:table-cell office:value-type="float" office:value="0.108">
                <text:p>0.108</text:p>
              </table:table-cell>
            </table:table-row>
            <table:table-row>
              <table:table-cell office:value-type="float" office:value="8410">
                <text:p>8410</text:p>
              </table:table-cell>
              <table:table-cell office:value-type="float" office:value="0.156">
                <text:p>0.156</text:p>
              </table:table-cell>
            </table:table-row>
            <table:table-row>
              <table:table-cell office:value-type="float" office:value="8485">
                <text:p>8485</text:p>
              </table:table-cell>
              <table:table-cell office:value-type="float" office:value="0.168">
                <text:p>0.168</text:p>
              </table:table-cell>
            </table:table-row>
            <table:table-row>
              <table:table-cell office:value-type="float" office:value="8560">
                <text:p>8560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float" office:value="8635">
                <text:p>8635</text:p>
              </table:table-cell>
              <table:table-cell office:value-type="float" office:value="0.092">
                <text:p>0.092</text:p>
              </table:table-cell>
            </table:table-row>
            <table:table-row>
              <table:table-cell office:value-type="float" office:value="8710">
                <text:p>8710</text:p>
              </table:table-cell>
              <table:table-cell office:value-type="float" office:value="0.128">
                <text:p>0.128</text:p>
              </table:table-cell>
            </table:table-row>
            <table:table-row>
              <table:table-cell office:value-type="float" office:value="8785">
                <text:p>8785</text:p>
              </table:table-cell>
              <table:table-cell office:value-type="float" office:value="0.116">
                <text:p>0.116</text:p>
              </table:table-cell>
            </table:table-row>
            <table:table-row>
              <table:table-cell office:value-type="float" office:value="8860">
                <text:p>8860</text:p>
              </table:table-cell>
              <table:table-cell office:value-type="float" office:value="0.052">
                <text:p>0.052</text:p>
              </table:table-cell>
            </table:table-row>
            <table:table-row>
              <table:table-cell office:value-type="float" office:value="8935">
                <text:p>893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9010">
                <text:p>9010</text:p>
              </table:table-cell>
              <table:table-cell office:value-type="float" office:value="0.032">
                <text:p>0.032</text:p>
              </table:table-cell>
            </table:table-row>
            <table:table-row>
              <table:table-cell office:value-type="float" office:value="9085">
                <text:p>9085</text:p>
              </table:table-cell>
              <table:table-cell office:value-type="float" office:value="0.036">
                <text:p>0.036</text:p>
              </table:table-cell>
            </table:table-row>
            <table:table-row>
              <table:table-cell office:value-type="float" office:value="9160">
                <text:p>9160</text:p>
              </table:table-cell>
              <table:table-cell office:value-type="float" office:value="0.104">
                <text:p>0.104</text:p>
              </table:table-cell>
            </table:table-row>
            <table:table-row>
              <table:table-cell office:value-type="float" office:value="9235">
                <text:p>9235</text:p>
              </table:table-cell>
              <table:table-cell office:value-type="float" office:value="0.268">
                <text:p>0.268</text:p>
              </table:table-cell>
            </table:table-row>
            <table:table-row>
              <table:table-cell office:value-type="float" office:value="9310">
                <text:p>9310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9385">
                <text:p>9385</text:p>
              </table:table-cell>
              <table:table-cell office:value-type="float" office:value="0.072">
                <text:p>0.072</text:p>
              </table:table-cell>
            </table:table-row>
            <table:table-row>
              <table:table-cell office:value-type="float" office:value="9460">
                <text:p>9460</text:p>
              </table:table-cell>
              <table:table-cell office:value-type="float" office:value="0.208">
                <text:p>0.208</text:p>
              </table:table-cell>
            </table:table-row>
            <table:table-row>
              <table:table-cell office:value-type="float" office:value="9535">
                <text:p>9535</text:p>
              </table:table-cell>
              <table:table-cell office:value-type="float" office:value="0.044">
                <text:p>0.044</text:p>
              </table:table-cell>
            </table:table-row>
            <table:table-row>
              <table:table-cell office:value-type="float" office:value="9610">
                <text:p>9610</text:p>
              </table:table-cell>
              <table:table-cell office:value-type="float" office:value="0.172">
                <text:p>0.172</text:p>
              </table:table-cell>
            </table:table-row>
            <table:table-row>
              <table:table-cell office:value-type="float" office:value="9685">
                <text:p>9685</text:p>
              </table:table-cell>
              <table:table-cell office:value-type="float" office:value="0.168">
                <text:p>0.168</text:p>
              </table:table-cell>
            </table:table-row>
            <table:table-row>
              <table:table-cell office:value-type="float" office:value="9760">
                <text:p>9760</text:p>
              </table:table-cell>
              <table:table-cell office:value-type="float" office:value="0.112">
                <text:p>0.112</text:p>
              </table:table-cell>
            </table:table-row>
            <table:table-row>
              <table:table-cell office:value-type="float" office:value="9835">
                <text:p>9835</text:p>
              </table:table-cell>
              <table:table-cell office:value-type="float" office:value="0.144">
                <text:p>0.144</text:p>
              </table:table-cell>
            </table:table-row>
            <table:table-row>
              <table:table-cell office:value-type="float" office:value="9910">
                <text:p>9910</text:p>
              </table:table-cell>
              <table:table-cell office:value-type="float" office:value="0.208">
                <text:p>0.208</text:p>
              </table:table-cell>
            </table:table-row>
            <table:table-row>
              <table:table-cell office:value-type="float" office:value="9985">
                <text:p>998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10060">
                <text:p>10060</text:p>
              </table:table-cell>
              <table:table-cell office:value-type="float" office:value="0.324">
                <text:p>0.324</text:p>
              </table:table-cell>
            </table:table-row>
            <table:table-row>
              <table:table-cell office:value-type="float" office:value="10135">
                <text:p>10135</text:p>
              </table:table-cell>
              <table:table-cell office:value-type="float" office:value="0.112">
                <text:p>0.112</text:p>
              </table:table-cell>
            </table:table-row>
            <table:table-row>
              <table:table-cell office:value-type="float" office:value="10210">
                <text:p>10210</text:p>
              </table:table-cell>
              <table:table-cell office:value-type="float" office:value="0.252">
                <text:p>0.252</text:p>
              </table:table-cell>
            </table:table-row>
            <table:table-row>
              <table:table-cell office:value-type="float" office:value="10285">
                <text:p>10285</text:p>
              </table:table-cell>
              <table:table-cell office:value-type="float" office:value="0.092">
                <text:p>0.092</text:p>
              </table:table-cell>
            </table:table-row>
            <table:table-row>
              <table:table-cell office:value-type="float" office:value="10360">
                <text:p>1036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float" office:value="10435">
                <text:p>10435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float" office:value="10510">
                <text:p>10510</text:p>
              </table:table-cell>
              <table:table-cell office:value-type="float" office:value="0.268">
                <text:p>0.268</text:p>
              </table:table-cell>
            </table:table-row>
            <table:table-row>
              <table:table-cell office:value-type="float" office:value="10585">
                <text:p>10585</text:p>
              </table:table-cell>
              <table:table-cell office:value-type="float" office:value="0.328">
                <text:p>0.328</text:p>
              </table:table-cell>
            </table:table-row>
            <table:table-row>
              <table:table-cell office:value-type="float" office:value="10660">
                <text:p>10660</text:p>
              </table:table-cell>
              <table:table-cell office:value-type="float" office:value="0.336">
                <text:p>0.336</text:p>
              </table:table-cell>
            </table:table-row>
            <table:table-row>
              <table:table-cell office:value-type="float" office:value="10735">
                <text:p>10735</text:p>
              </table:table-cell>
              <table:table-cell office:value-type="float" office:value="0.044">
                <text:p>0.044</text:p>
              </table:table-cell>
            </table:table-row>
            <table:table-row>
              <table:table-cell office:value-type="float" office:value="10810">
                <text:p>10810</text:p>
              </table:table-cell>
              <table:table-cell office:value-type="float" office:value="0.352">
                <text:p>0.352</text:p>
              </table:table-cell>
            </table:table-row>
            <table:table-row>
              <table:table-cell office:value-type="float" office:value="10885">
                <text:p>10885</text:p>
              </table:table-cell>
              <table:table-cell office:value-type="float" office:value="0.296">
                <text:p>0.296</text:p>
              </table:table-cell>
            </table:table-row>
            <table:table-row>
              <table:table-cell office:value-type="float" office:value="10960">
                <text:p>10960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11035">
                <text:p>11035</text:p>
              </table:table-cell>
              <table:table-cell office:value-type="float" office:value="0.304">
                <text:p>0.304</text:p>
              </table:table-cell>
            </table:table-row>
            <table:table-row>
              <table:table-cell office:value-type="float" office:value="11110">
                <text:p>11110</text:p>
              </table:table-cell>
              <table:table-cell office:value-type="float" office:value="0.356">
                <text:p>0.356</text:p>
              </table:table-cell>
            </table:table-row>
            <table:table-row>
              <table:table-cell office:value-type="float" office:value="11185">
                <text:p>11185</text:p>
              </table:table-cell>
              <table:table-cell office:value-type="float" office:value="0.052">
                <text:p>0.052</text:p>
              </table:table-cell>
            </table:table-row>
            <table:table-row>
              <table:table-cell office:value-type="float" office:value="11260">
                <text:p>11260</text:p>
              </table:table-cell>
              <table:table-cell office:value-type="float" office:value="0.244">
                <text:p>0.244</text:p>
              </table:table-cell>
            </table:table-row>
            <table:table-row>
              <table:table-cell office:value-type="float" office:value="11335">
                <text:p>11335</text:p>
              </table:table-cell>
              <table:table-cell office:value-type="float" office:value="0.412">
                <text:p>0.412</text:p>
              </table:table-cell>
            </table:table-row>
            <table:table-row>
              <table:table-cell office:value-type="float" office:value="11410">
                <text:p>11410</text:p>
              </table:table-cell>
              <table:table-cell office:value-type="float" office:value="0.184">
                <text:p>0.184</text:p>
              </table:table-cell>
            </table:table-row>
            <table:table-row>
              <table:table-cell office:value-type="float" office:value="11485">
                <text:p>11485</text:p>
              </table:table-cell>
              <table:table-cell office:value-type="float" office:value="0.156">
                <text:p>0.156</text:p>
              </table:table-cell>
            </table:table-row>
            <table:table-row>
              <table:table-cell office:value-type="float" office:value="11560">
                <text:p>11560</text:p>
              </table:table-cell>
              <table:table-cell office:value-type="float" office:value="0.284">
                <text:p>0.284</text:p>
              </table:table-cell>
            </table:table-row>
            <table:table-row>
              <table:table-cell office:value-type="float" office:value="11635">
                <text:p>11635</text:p>
              </table:table-cell>
              <table:table-cell office:value-type="float" office:value="0.056">
                <text:p>0.056</text:p>
              </table:table-cell>
            </table:table-row>
            <table:table-row>
              <table:table-cell office:value-type="float" office:value="11710">
                <text:p>11710</text:p>
              </table:table-cell>
              <table:table-cell office:value-type="float" office:value="0.388">
                <text:p>0.388</text:p>
              </table:table-cell>
            </table:table-row>
            <table:table-row>
              <table:table-cell office:value-type="float" office:value="11785">
                <text:p>11785</text:p>
              </table:table-cell>
              <table:table-cell office:value-type="float" office:value="0.064">
                <text:p>0.064</text:p>
              </table:table-cell>
            </table:table-row>
            <table:table-row>
              <table:table-cell office:value-type="float" office:value="11860">
                <text:p>11860</text:p>
              </table:table-cell>
              <table:table-cell office:value-type="float" office:value="0.296">
                <text:p>0.296</text:p>
              </table:table-cell>
            </table:table-row>
            <table:table-row>
              <table:table-cell office:value-type="float" office:value="11935">
                <text:p>11935</text:p>
              </table:table-cell>
              <table:table-cell office:value-type="float" office:value="0.156">
                <text:p>0.156</text:p>
              </table:table-cell>
            </table:table-row>
            <table:table-row>
              <table:table-cell office:value-type="float" office:value="12010">
                <text:p>12010</text:p>
              </table:table-cell>
              <table:table-cell office:value-type="float" office:value="0.344">
                <text:p>0.344</text:p>
              </table:table-cell>
            </table:table-row>
            <table:table-row>
              <table:table-cell office:value-type="float" office:value="12085">
                <text:p>12085</text:p>
              </table:table-cell>
              <table:table-cell office:value-type="float" office:value="0.336">
                <text:p>0.336</text:p>
              </table:table-cell>
            </table:table-row>
            <table:table-row>
              <table:table-cell office:value-type="float" office:value="12160">
                <text:p>12160</text:p>
              </table:table-cell>
              <table:table-cell office:value-type="float" office:value="0.468">
                <text:p>0.468</text:p>
              </table:table-cell>
            </table:table-row>
            <table:table-row>
              <table:table-cell office:value-type="float" office:value="12235">
                <text:p>12235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float" office:value="12310">
                <text:p>12310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float" office:value="12385">
                <text:p>12385</text:p>
              </table:table-cell>
              <table:table-cell office:value-type="float" office:value="0.376">
                <text:p>0.376</text:p>
              </table:table-cell>
            </table:table-row>
            <table:table-row>
              <table:table-cell office:value-type="float" office:value="12460">
                <text:p>12460</text:p>
              </table:table-cell>
              <table:table-cell office:value-type="float" office:value="0.288">
                <text:p>0.288</text:p>
              </table:table-cell>
            </table:table-row>
            <table:table-row>
              <table:table-cell office:value-type="float" office:value="12535">
                <text:p>12535</text:p>
              </table:table-cell>
              <table:table-cell office:value-type="float" office:value="0.068">
                <text:p>0.068</text:p>
              </table:table-cell>
            </table:table-row>
            <table:table-row>
              <table:table-cell office:value-type="float" office:value="12610">
                <text:p>1261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12685">
                <text:p>12685</text:p>
              </table:table-cell>
              <table:table-cell office:value-type="float" office:value="0.384">
                <text:p>0.384</text:p>
              </table:table-cell>
            </table:table-row>
            <table:table-row>
              <table:table-cell office:value-type="float" office:value="12760">
                <text:p>12760</text:p>
              </table:table-cell>
              <table:table-cell office:value-type="float" office:value="0.344">
                <text:p>0.344</text:p>
              </table:table-cell>
            </table:table-row>
            <table:table-row>
              <table:table-cell office:value-type="float" office:value="12835">
                <text:p>12835</text:p>
              </table:table-cell>
              <table:table-cell office:value-type="float" office:value="0.324">
                <text:p>0.324</text:p>
              </table:table-cell>
            </table:table-row>
            <table:table-row>
              <table:table-cell office:value-type="float" office:value="12910">
                <text:p>1291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12985">
                <text:p>12985</text:p>
              </table:table-cell>
              <table:table-cell office:value-type="float" office:value="0.232">
                <text:p>0.232</text:p>
              </table:table-cell>
            </table:table-row>
            <table:table-row>
              <table:table-cell office:value-type="float" office:value="13060">
                <text:p>13060</text:p>
              </table:table-cell>
              <table:table-cell office:value-type="float" office:value="0.536">
                <text:p>0.536</text:p>
              </table:table-cell>
            </table:table-row>
            <table:table-row>
              <table:table-cell office:value-type="float" office:value="13135">
                <text:p>13135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float" office:value="13210">
                <text:p>13210</text:p>
              </table:table-cell>
              <table:table-cell office:value-type="float" office:value="0.092">
                <text:p>0.092</text:p>
              </table:table-cell>
            </table:table-row>
            <table:table-row>
              <table:table-cell office:value-type="float" office:value="13285">
                <text:p>13285</text:p>
              </table:table-cell>
              <table:table-cell office:value-type="float" office:value="0.336">
                <text:p>0.336</text:p>
              </table:table-cell>
            </table:table-row>
            <table:table-row>
              <table:table-cell office:value-type="float" office:value="13360">
                <text:p>13360</text:p>
              </table:table-cell>
              <table:table-cell office:value-type="float" office:value="0.248">
                <text:p>0.248</text:p>
              </table:table-cell>
            </table:table-row>
            <table:table-row>
              <table:table-cell office:value-type="float" office:value="13435">
                <text:p>13435</text:p>
              </table:table-cell>
              <table:table-cell office:value-type="float" office:value="0.244">
                <text:p>0.244</text:p>
              </table:table-cell>
            </table:table-row>
            <table:table-row>
              <table:table-cell office:value-type="float" office:value="13510">
                <text:p>13510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float" office:value="13585">
                <text:p>13585</text:p>
              </table:table-cell>
              <table:table-cell office:value-type="float" office:value="0.192">
                <text:p>0.192</text:p>
              </table:table-cell>
            </table:table-row>
            <table:table-row>
              <table:table-cell office:value-type="float" office:value="13660">
                <text:p>13660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13735">
                <text:p>13735</text:p>
              </table:table-cell>
              <table:table-cell office:value-type="float" office:value="0.508">
                <text:p>0.508</text:p>
              </table:table-cell>
            </table:table-row>
            <table:table-row>
              <table:table-cell office:value-type="float" office:value="13810">
                <text:p>1381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13885">
                <text:p>1388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13960">
                <text:p>13960</text:p>
              </table:table-cell>
              <table:table-cell office:value-type="float" office:value="0.544">
                <text:p>0.544</text:p>
              </table:table-cell>
            </table:table-row>
            <table:table-row>
              <table:table-cell office:value-type="float" office:value="14035">
                <text:p>14035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float" office:value="14110">
                <text:p>14110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float" office:value="14185">
                <text:p>14185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14260">
                <text:p>1426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float" office:value="14335">
                <text:p>14335</text:p>
              </table:table-cell>
              <table:table-cell office:value-type="float" office:value="0.516">
                <text:p>0.516</text:p>
              </table:table-cell>
            </table:table-row>
            <table:table-row>
              <table:table-cell office:value-type="float" office:value="14410">
                <text:p>14410</text:p>
              </table:table-cell>
              <table:table-cell office:value-type="float" office:value="0.236">
                <text:p>0.236</text:p>
              </table:table-cell>
            </table:table-row>
            <table:table-row>
              <table:table-cell office:value-type="float" office:value="14485">
                <text:p>14485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14560">
                <text:p>14560</text:p>
              </table:table-cell>
              <table:table-cell office:value-type="float" office:value="0.536">
                <text:p>0.536</text:p>
              </table:table-cell>
            </table:table-row>
            <table:table-row>
              <table:table-cell office:value-type="float" office:value="14635">
                <text:p>14635</text:p>
              </table:table-cell>
              <table:table-cell office:value-type="float" office:value="0.152">
                <text:p>0.152</text:p>
              </table:table-cell>
            </table:table-row>
            <table:table-row>
              <table:table-cell office:value-type="float" office:value="14710">
                <text:p>14710</text:p>
              </table:table-cell>
              <table:table-cell office:value-type="float" office:value="0.164">
                <text:p>0.164</text:p>
              </table:table-cell>
            </table:table-row>
            <table:table-row>
              <table:table-cell office:value-type="float" office:value="14785">
                <text:p>14785</text:p>
              </table:table-cell>
              <table:table-cell office:value-type="float" office:value="0.312">
                <text:p>0.312</text:p>
              </table:table-cell>
            </table:table-row>
            <table:table-row>
              <table:table-cell office:value-type="float" office:value="14860">
                <text:p>14860</text:p>
              </table:table-cell>
              <table:table-cell office:value-type="float" office:value="0.488">
                <text:p>0.488</text:p>
              </table:table-cell>
            </table:table-row>
            <table:table-row>
              <table:table-cell office:value-type="float" office:value="14935">
                <text:p>14935</text:p>
              </table:table-cell>
              <table:table-cell office:value-type="float" office:value="0.444">
                <text:p>0.444</text:p>
              </table:table-cell>
            </table:table-row>
            <table:table-row>
              <table:table-cell office:value-type="float" office:value="15010">
                <text:p>1501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15085">
                <text:p>15085</text:p>
              </table:table-cell>
              <table:table-cell office:value-type="float" office:value="0.344">
                <text:p>0.344</text:p>
              </table:table-cell>
            </table:table-row>
            <table:table-row>
              <table:table-cell office:value-type="float" office:value="15160">
                <text:p>15160</text:p>
              </table:table-cell>
              <table:table-cell office:value-type="float" office:value="0.664">
                <text:p>0.664</text:p>
              </table:table-cell>
            </table:table-row>
            <table:table-row>
              <table:table-cell office:value-type="float" office:value="15235">
                <text:p>15235</text:p>
              </table:table-cell>
              <table:table-cell office:value-type="float" office:value="0.192">
                <text:p>0.192</text:p>
              </table:table-cell>
            </table:table-row>
            <table:table-row>
              <table:table-cell office:value-type="float" office:value="15310">
                <text:p>15310</text:p>
              </table:table-cell>
              <table:table-cell office:value-type="float" office:value="0.228">
                <text:p>0.228</text:p>
              </table:table-cell>
            </table:table-row>
            <table:table-row>
              <table:table-cell office:value-type="float" office:value="15385">
                <text:p>15385</text:p>
              </table:table-cell>
              <table:table-cell office:value-type="float" office:value="0.292">
                <text:p>0.292</text:p>
              </table:table-cell>
            </table:table-row>
            <table:table-row>
              <table:table-cell office:value-type="float" office:value="15460">
                <text:p>1546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15535">
                <text:p>15535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float" office:value="15610">
                <text:p>15610</text:p>
              </table:table-cell>
              <table:table-cell office:value-type="float" office:value="0.548">
                <text:p>0.548</text:p>
              </table:table-cell>
            </table:table-row>
            <table:table-row>
              <table:table-cell office:value-type="float" office:value="15685">
                <text:p>15685</text:p>
              </table:table-cell>
              <table:table-cell office:value-type="float" office:value="0.788">
                <text:p>0.788</text:p>
              </table:table-cell>
            </table:table-row>
            <table:table-row>
              <table:table-cell office:value-type="float" office:value="15760">
                <text:p>15760</text:p>
              </table:table-cell>
              <table:table-cell office:value-type="float" office:value="0.732">
                <text:p>0.732</text:p>
              </table:table-cell>
            </table:table-row>
            <table:table-row>
              <table:table-cell office:value-type="float" office:value="15835">
                <text:p>15835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float" office:value="15910">
                <text:p>15910</text:p>
              </table:table-cell>
              <table:table-cell office:value-type="float" office:value="0.592">
                <text:p>0.592</text:p>
              </table:table-cell>
            </table:table-row>
            <table:table-row>
              <table:table-cell office:value-type="float" office:value="15985">
                <text:p>15985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float" office:value="16060">
                <text:p>16060</text:p>
              </table:table-cell>
              <table:table-cell office:value-type="float" office:value="0.656">
                <text:p>0.656</text:p>
              </table:table-cell>
            </table:table-row>
            <table:table-row>
              <table:table-cell office:value-type="float" office:value="16135">
                <text:p>16135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float" office:value="16210">
                <text:p>16210</text:p>
              </table:table-cell>
              <table:table-cell office:value-type="float" office:value="0.284">
                <text:p>0.284</text:p>
              </table:table-cell>
            </table:table-row>
            <table:table-row>
              <table:table-cell office:value-type="float" office:value="16285">
                <text:p>16285</text:p>
              </table:table-cell>
              <table:table-cell office:value-type="float" office:value="0.816">
                <text:p>0.816</text:p>
              </table:table-cell>
            </table:table-row>
            <table:table-row>
              <table:table-cell office:value-type="float" office:value="16360">
                <text:p>16360</text:p>
              </table:table-cell>
              <table:table-cell office:value-type="float" office:value="0.668">
                <text:p>0.668</text:p>
              </table:table-cell>
            </table:table-row>
            <table:table-row>
              <table:table-cell office:value-type="float" office:value="16435">
                <text:p>16435</text:p>
              </table:table-cell>
              <table:table-cell office:value-type="float" office:value="0.868">
                <text:p>0.868</text:p>
              </table:table-cell>
            </table:table-row>
            <table:table-row>
              <table:table-cell office:value-type="float" office:value="16510">
                <text:p>16510</text:p>
              </table:table-cell>
              <table:table-cell office:value-type="float" office:value="0.548">
                <text:p>0.548</text:p>
              </table:table-cell>
            </table:table-row>
            <table:table-row>
              <table:table-cell office:value-type="float" office:value="16585">
                <text:p>16585</text:p>
              </table:table-cell>
              <table:table-cell office:value-type="float" office:value="0.428">
                <text:p>0.428</text:p>
              </table:table-cell>
            </table:table-row>
            <table:table-row>
              <table:table-cell office:value-type="float" office:value="16660">
                <text:p>16660</text:p>
              </table:table-cell>
              <table:table-cell office:value-type="float" office:value="0.648">
                <text:p>0.648</text:p>
              </table:table-cell>
            </table:table-row>
            <table:table-row>
              <table:table-cell office:value-type="float" office:value="16735">
                <text:p>16735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float" office:value="16810">
                <text:p>16810</text:p>
              </table:table-cell>
              <table:table-cell office:value-type="float" office:value="0.736">
                <text:p>0.736</text:p>
              </table:table-cell>
            </table:table-row>
            <table:table-row>
              <table:table-cell office:value-type="float" office:value="16885">
                <text:p>16885</text:p>
              </table:table-cell>
              <table:table-cell office:value-type="float" office:value="0.616">
                <text:p>0.616</text:p>
              </table:table-cell>
            </table:table-row>
            <table:table-row>
              <table:table-cell office:value-type="float" office:value="16960">
                <text:p>16960</text:p>
              </table:table-cell>
              <table:table-cell office:value-type="float" office:value="0.764">
                <text:p>0.764</text:p>
              </table:table-cell>
            </table:table-row>
            <table:table-row>
              <table:table-cell office:value-type="float" office:value="17035">
                <text:p>17035</text:p>
              </table:table-cell>
              <table:table-cell office:value-type="float" office:value="0.852">
                <text:p>0.852</text:p>
              </table:table-cell>
            </table:table-row>
            <table:table-row>
              <table:table-cell office:value-type="float" office:value="17110">
                <text:p>17110</text:p>
              </table:table-cell>
              <table:table-cell office:value-type="float" office:value="0.288">
                <text:p>0.288</text:p>
              </table:table-cell>
            </table:table-row>
            <table:table-row>
              <table:table-cell office:value-type="float" office:value="17185">
                <text:p>17185</text:p>
              </table:table-cell>
              <table:table-cell office:value-type="float" office:value="0.688">
                <text:p>0.688</text:p>
              </table:table-cell>
            </table:table-row>
            <table:table-row>
              <table:table-cell office:value-type="float" office:value="17260">
                <text:p>17260</text:p>
              </table:table-cell>
              <table:table-cell office:value-type="float" office:value="0.672">
                <text:p>0.672</text:p>
              </table:table-cell>
            </table:table-row>
            <table:table-row>
              <table:table-cell office:value-type="float" office:value="17335">
                <text:p>17335</text:p>
              </table:table-cell>
              <table:table-cell office:value-type="float" office:value="0.576">
                <text:p>0.576</text:p>
              </table:table-cell>
            </table:table-row>
            <table:table-row>
              <table:table-cell office:value-type="float" office:value="17410">
                <text:p>17410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float" office:value="17485">
                <text:p>17485</text:p>
              </table:table-cell>
              <table:table-cell office:value-type="float" office:value="0.388">
                <text:p>0.388</text:p>
              </table:table-cell>
            </table:table-row>
            <table:table-row>
              <table:table-cell office:value-type="float" office:value="17560">
                <text:p>17560</text:p>
              </table:table-cell>
              <table:table-cell office:value-type="float" office:value="0.132">
                <text:p>0.132</text:p>
              </table:table-cell>
            </table:table-row>
            <table:table-row>
              <table:table-cell office:value-type="float" office:value="17635">
                <text:p>17635</text:p>
              </table:table-cell>
              <table:table-cell office:value-type="float" office:value="0.292">
                <text:p>0.292</text:p>
              </table:table-cell>
            </table:table-row>
            <table:table-row>
              <table:table-cell office:value-type="float" office:value="17710">
                <text:p>17710</text:p>
              </table:table-cell>
              <table:table-cell office:value-type="float" office:value="0.416">
                <text:p>0.416</text:p>
              </table:table-cell>
            </table:table-row>
            <table:table-row>
              <table:table-cell office:value-type="float" office:value="17785">
                <text:p>17785</text:p>
              </table:table-cell>
              <table:table-cell office:value-type="float" office:value="0.148">
                <text:p>0.148</text:p>
              </table:table-cell>
            </table:table-row>
            <table:table-row>
              <table:table-cell office:value-type="float" office:value="17860">
                <text:p>17860</text:p>
              </table:table-cell>
              <table:table-cell office:value-type="float" office:value="0.668">
                <text:p>0.668</text:p>
              </table:table-cell>
            </table:table-row>
            <table:table-row>
              <table:table-cell office:value-type="float" office:value="17935">
                <text:p>17935</text:p>
              </table:table-cell>
              <table:table-cell office:value-type="float" office:value="0.564">
                <text:p>0.564</text:p>
              </table:table-cell>
            </table:table-row>
            <table:table-row>
              <table:table-cell office:value-type="float" office:value="18010">
                <text:p>18010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float" office:value="18085">
                <text:p>18085</text:p>
              </table:table-cell>
              <table:table-cell office:value-type="float" office:value="0.848">
                <text:p>0.848</text:p>
              </table:table-cell>
            </table:table-row>
            <table:table-row>
              <table:table-cell office:value-type="float" office:value="18160">
                <text:p>18160</text:p>
              </table:table-cell>
              <table:table-cell office:value-type="float" office:value="0.264">
                <text:p>0.264</text:p>
              </table:table-cell>
            </table:table-row>
            <table:table-row>
              <table:table-cell office:value-type="float" office:value="18235">
                <text:p>18235</text:p>
              </table:table-cell>
              <table:table-cell office:value-type="float" office:value="0.224">
                <text:p>0.224</text:p>
              </table:table-cell>
            </table:table-row>
            <table:table-row>
              <table:table-cell office:value-type="float" office:value="18310">
                <text:p>18310</text:p>
              </table:table-cell>
              <table:table-cell office:value-type="float" office:value="0.348">
                <text:p>0.348</text:p>
              </table:table-cell>
            </table:table-row>
            <table:table-row>
              <table:table-cell office:value-type="float" office:value="18385">
                <text:p>18385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18460">
                <text:p>18460</text:p>
              </table:table-cell>
              <table:table-cell office:value-type="float" office:value="0.604">
                <text:p>0.604</text:p>
              </table:table-cell>
            </table:table-row>
            <table:table-row>
              <table:table-cell office:value-type="float" office:value="18535">
                <text:p>18535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float" office:value="18610">
                <text:p>18610</text:p>
              </table:table-cell>
              <table:table-cell office:value-type="float" office:value="0.464">
                <text:p>0.464</text:p>
              </table:table-cell>
            </table:table-row>
            <table:table-row>
              <table:table-cell office:value-type="float" office:value="18685">
                <text:p>18685</text:p>
              </table:table-cell>
              <table:table-cell office:value-type="float" office:value="0.236">
                <text:p>0.236</text:p>
              </table:table-cell>
            </table:table-row>
            <table:table-row>
              <table:table-cell office:value-type="float" office:value="18760">
                <text:p>18760</text:p>
              </table:table-cell>
              <table:table-cell office:value-type="float" office:value="0.364">
                <text:p>0.364</text:p>
              </table:table-cell>
            </table:table-row>
            <table:table-row>
              <table:table-cell office:value-type="float" office:value="18835">
                <text:p>18835</text:p>
              </table:table-cell>
              <table:table-cell office:value-type="float" office:value="1.112">
                <text:p>1.112</text:p>
              </table:table-cell>
            </table:table-row>
            <table:table-row>
              <table:table-cell office:value-type="float" office:value="18910">
                <text:p>1891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18985">
                <text:p>18985</text:p>
              </table:table-cell>
              <table:table-cell office:value-type="float" office:value="0.832">
                <text:p>0.832</text:p>
              </table:table-cell>
            </table:table-row>
            <table:table-row>
              <table:table-cell office:value-type="float" office:value="19060">
                <text:p>19060</text:p>
              </table:table-cell>
              <table:table-cell office:value-type="float" office:value="0.204">
                <text:p>0.204</text:p>
              </table:table-cell>
            </table:table-row>
            <table:table-row>
              <table:table-cell office:value-type="float" office:value="19135">
                <text:p>19135</text:p>
              </table:table-cell>
              <table:table-cell office:value-type="float" office:value="0.744">
                <text:p>0.744</text:p>
              </table:table-cell>
            </table:table-row>
            <table:table-row>
              <table:table-cell office:value-type="float" office:value="19210">
                <text:p>19210</text:p>
              </table:table-cell>
              <table:table-cell office:value-type="float" office:value="1.116">
                <text:p>1.116</text:p>
              </table:table-cell>
            </table:table-row>
            <table:table-row>
              <table:table-cell office:value-type="float" office:value="19285">
                <text:p>19285</text:p>
              </table:table-cell>
              <table:table-cell office:value-type="float" office:value="0.912">
                <text:p>0.912</text:p>
              </table:table-cell>
            </table:table-row>
            <table:table-row>
              <table:table-cell office:value-type="float" office:value="19360">
                <text:p>19360</text:p>
              </table:table-cell>
              <table:table-cell office:value-type="float" office:value="0.152">
                <text:p>0.152</text:p>
              </table:table-cell>
            </table:table-row>
            <table:table-row>
              <table:table-cell office:value-type="float" office:value="19435">
                <text:p>19435</text:p>
              </table:table-cell>
              <table:table-cell office:value-type="float" office:value="0.828">
                <text:p>0.828</text:p>
              </table:table-cell>
            </table:table-row>
            <table:table-row>
              <table:table-cell office:value-type="float" office:value="19510">
                <text:p>19510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19585">
                <text:p>19585</text:p>
              </table:table-cell>
              <table:table-cell office:value-type="float" office:value="0.428">
                <text:p>0.428</text:p>
              </table:table-cell>
            </table:table-row>
            <table:table-row>
              <table:table-cell office:value-type="float" office:value="19660">
                <text:p>19660</text:p>
              </table:table-cell>
              <table:table-cell office:value-type="float" office:value="0.488">
                <text:p>0.488</text:p>
              </table:table-cell>
            </table:table-row>
            <table:table-row>
              <table:table-cell office:value-type="float" office:value="19735">
                <text:p>19735</text:p>
              </table:table-cell>
              <table:table-cell office:value-type="float" office:value="0.392">
                <text:p>0.392</text:p>
              </table:table-cell>
            </table:table-row>
            <table:table-row>
              <table:table-cell office:value-type="float" office:value="19810">
                <text:p>19810</text:p>
              </table:table-cell>
              <table:table-cell office:value-type="float" office:value="0.732">
                <text:p>0.732</text:p>
              </table:table-cell>
            </table:table-row>
            <table:table-row>
              <table:table-cell office:value-type="float" office:value="19885">
                <text:p>19885</text:p>
              </table:table-cell>
              <table:table-cell office:value-type="float" office:value="0.716">
                <text:p>0.716</text:p>
              </table:table-cell>
            </table:table-row>
            <table:table-row>
              <table:table-cell office:value-type="float" office:value="19960">
                <text:p>19960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float" office:value="20035">
                <text:p>20035</text:p>
              </table:table-cell>
              <table:table-cell office:value-type="float" office:value="0.748">
                <text:p>0.748</text:p>
              </table:table-cell>
            </table:table-row>
            <table:table-row>
              <table:table-cell office:value-type="float" office:value="20110">
                <text:p>20110</text:p>
              </table:table-cell>
              <table:table-cell office:value-type="float" office:value="0.392">
                <text:p>0.392</text:p>
              </table:table-cell>
            </table:table-row>
            <table:table-row>
              <table:table-cell office:value-type="float" office:value="20185">
                <text:p>20185</text:p>
              </table:table-cell>
              <table:table-cell office:value-type="float" office:value="1.068">
                <text:p>1.068</text:p>
              </table:table-cell>
            </table:table-row>
            <table:table-row>
              <table:table-cell office:value-type="float" office:value="20260">
                <text:p>20260</text:p>
              </table:table-cell>
              <table:table-cell office:value-type="float" office:value="0.696">
                <text:p>0.696</text:p>
              </table:table-cell>
            </table:table-row>
            <table:table-row>
              <table:table-cell office:value-type="float" office:value="20335">
                <text:p>20335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20410">
                <text:p>20410</text:p>
              </table:table-cell>
              <table:table-cell office:value-type="float" office:value="1.068">
                <text:p>1.068</text:p>
              </table:table-cell>
            </table:table-row>
            <table:table-row>
              <table:table-cell office:value-type="float" office:value="20485">
                <text:p>20485</text:p>
              </table:table-cell>
              <table:table-cell office:value-type="float" office:value="0.168">
                <text:p>0.168</text:p>
              </table:table-cell>
            </table:table-row>
            <table:table-row>
              <table:table-cell office:value-type="float" office:value="20560">
                <text:p>20560</text:p>
              </table:table-cell>
              <table:table-cell office:value-type="float" office:value="0.648">
                <text:p>0.648</text:p>
              </table:table-cell>
            </table:table-row>
            <table:table-row>
              <table:table-cell office:value-type="float" office:value="20635">
                <text:p>20635</text:p>
              </table:table-cell>
              <table:table-cell office:value-type="float" office:value="0.352">
                <text:p>0.352</text:p>
              </table:table-cell>
            </table:table-row>
            <table:table-row>
              <table:table-cell office:value-type="float" office:value="20710">
                <text:p>20710</text:p>
              </table:table-cell>
              <table:table-cell office:value-type="float" office:value="0.212">
                <text:p>0.212</text:p>
              </table:table-cell>
            </table:table-row>
            <table:table-row>
              <table:table-cell office:value-type="float" office:value="20785">
                <text:p>20785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float" office:value="20860">
                <text:p>20860</text:p>
              </table:table-cell>
              <table:table-cell office:value-type="float" office:value="1.264">
                <text:p>1.264</text:p>
              </table:table-cell>
            </table:table-row>
            <table:table-row>
              <table:table-cell office:value-type="float" office:value="20935">
                <text:p>20935</text:p>
              </table:table-cell>
              <table:table-cell office:value-type="float" office:value="1.052">
                <text:p>1.052</text:p>
              </table:table-cell>
            </table:table-row>
            <table:table-row>
              <table:table-cell office:value-type="float" office:value="21010">
                <text:p>21010</text:p>
              </table:table-cell>
              <table:table-cell office:value-type="float" office:value="0.656">
                <text:p>0.656</text:p>
              </table:table-cell>
            </table:table-row>
            <table:table-row>
              <table:table-cell office:value-type="float" office:value="21085">
                <text:p>21085</text:p>
              </table:table-cell>
              <table:table-cell office:value-type="float" office:value="0.168">
                <text:p>0.168</text:p>
              </table:table-cell>
            </table:table-row>
            <table:table-row>
              <table:table-cell office:value-type="float" office:value="21160">
                <text:p>2116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float" office:value="21235">
                <text:p>21235</text:p>
              </table:table-cell>
              <table:table-cell office:value-type="float" office:value="0.676">
                <text:p>0.676</text:p>
              </table:table-cell>
            </table:table-row>
            <table:table-row>
              <table:table-cell office:value-type="float" office:value="21310">
                <text:p>21310</text:p>
              </table:table-cell>
              <table:table-cell office:value-type="float" office:value="0.748">
                <text:p>0.748</text:p>
              </table:table-cell>
            </table:table-row>
            <table:table-row>
              <table:table-cell office:value-type="float" office:value="21385">
                <text:p>21385</text:p>
              </table:table-cell>
              <table:table-cell office:value-type="float" office:value="0.536">
                <text:p>0.536</text:p>
              </table:table-cell>
            </table:table-row>
            <table:table-row>
              <table:table-cell office:value-type="float" office:value="21460">
                <text:p>21460</text:p>
              </table:table-cell>
              <table:table-cell office:value-type="float" office:value="0.496">
                <text:p>0.496</text:p>
              </table:table-cell>
            </table:table-row>
            <table:table-row>
              <table:table-cell office:value-type="float" office:value="21535">
                <text:p>21535</text:p>
              </table:table-cell>
              <table:table-cell office:value-type="float" office:value="0.664">
                <text:p>0.664</text:p>
              </table:table-cell>
            </table:table-row>
            <table:table-row>
              <table:table-cell office:value-type="float" office:value="21610">
                <text:p>21610</text:p>
              </table:table-cell>
              <table:table-cell office:value-type="float" office:value="0.424">
                <text:p>0.424</text:p>
              </table:table-cell>
            </table:table-row>
            <table:table-row>
              <table:table-cell office:value-type="float" office:value="21685">
                <text:p>21685</text:p>
              </table:table-cell>
              <table:table-cell office:value-type="float" office:value="1.052">
                <text:p>1.052</text:p>
              </table:table-cell>
            </table:table-row>
            <table:table-row>
              <table:table-cell office:value-type="float" office:value="21760">
                <text:p>21760</text:p>
              </table:table-cell>
              <table:table-cell office:value-type="float" office:value="1.272">
                <text:p>1.272</text:p>
              </table:table-cell>
            </table:table-row>
            <table:table-row>
              <table:table-cell office:value-type="float" office:value="21835">
                <text:p>21835</text:p>
              </table:table-cell>
              <table:table-cell office:value-type="float" office:value="0.948">
                <text:p>0.948</text:p>
              </table:table-cell>
            </table:table-row>
            <table:table-row>
              <table:table-cell office:value-type="float" office:value="21910">
                <text:p>21910</text:p>
              </table:table-cell>
              <table:table-cell office:value-type="float" office:value="0.816">
                <text:p>0.816</text:p>
              </table:table-cell>
            </table:table-row>
            <table:table-row>
              <table:table-cell office:value-type="float" office:value="21985">
                <text:p>21985</text:p>
              </table:table-cell>
              <table:table-cell office:value-type="float" office:value="1.48">
                <text:p>1.48</text:p>
              </table:table-cell>
            </table:table-row>
            <table:table-row>
              <table:table-cell office:value-type="float" office:value="22060">
                <text:p>22060</text:p>
              </table:table-cell>
              <table:table-cell office:value-type="float" office:value="1.304">
                <text:p>1.304</text:p>
              </table:table-cell>
            </table:table-row>
            <table:table-row>
              <table:table-cell office:value-type="float" office:value="22135">
                <text:p>22135</text:p>
              </table:table-cell>
              <table:table-cell office:value-type="float" office:value="1.116">
                <text:p>1.116</text:p>
              </table:table-cell>
            </table:table-row>
            <table:table-row>
              <table:table-cell office:value-type="float" office:value="22210">
                <text:p>22210</text:p>
              </table:table-cell>
              <table:table-cell office:value-type="float" office:value="1.188">
                <text:p>1.188</text:p>
              </table:table-cell>
            </table:table-row>
            <table:table-row>
              <table:table-cell office:value-type="float" office:value="22285">
                <text:p>22285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float" office:value="22360">
                <text:p>22360</text:p>
              </table:table-cell>
              <table:table-cell office:value-type="float" office:value="0.952">
                <text:p>0.952</text:p>
              </table:table-cell>
            </table:table-row>
            <table:table-row>
              <table:table-cell office:value-type="float" office:value="22435">
                <text:p>22435</text:p>
              </table:table-cell>
              <table:table-cell office:value-type="float" office:value="0.364">
                <text:p>0.364</text:p>
              </table:table-cell>
            </table:table-row>
            <table:table-row>
              <table:table-cell office:value-type="float" office:value="22510">
                <text:p>22510</text:p>
              </table:table-cell>
              <table:table-cell office:value-type="float" office:value="1.496">
                <text:p>1.496</text:p>
              </table:table-cell>
            </table:table-row>
            <table:table-row>
              <table:table-cell office:value-type="float" office:value="22585">
                <text:p>22585</text:p>
              </table:table-cell>
              <table:table-cell office:value-type="float" office:value="0.808">
                <text:p>0.808</text:p>
              </table:table-cell>
            </table:table-row>
            <table:table-row>
              <table:table-cell office:value-type="float" office:value="22660">
                <text:p>22660</text:p>
              </table:table-cell>
              <table:table-cell office:value-type="float" office:value="1.604">
                <text:p>1.604</text:p>
              </table:table-cell>
            </table:table-row>
            <table:table-row>
              <table:table-cell office:value-type="float" office:value="22735">
                <text:p>2273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22810">
                <text:p>2281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22885">
                <text:p>22885</text:p>
              </table:table-cell>
              <table:table-cell office:value-type="float" office:value="0.288">
                <text:p>0.288</text:p>
              </table:table-cell>
            </table:table-row>
            <table:table-row>
              <table:table-cell office:value-type="float" office:value="22960">
                <text:p>22960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float" office:value="23035">
                <text:p>23035</text:p>
              </table:table-cell>
              <table:table-cell office:value-type="float" office:value="1.552">
                <text:p>1.552</text:p>
              </table:table-cell>
            </table:table-row>
            <table:table-row>
              <table:table-cell office:value-type="float" office:value="23110">
                <text:p>23110</text:p>
              </table:table-cell>
              <table:table-cell office:value-type="float" office:value="0.984">
                <text:p>0.984</text:p>
              </table:table-cell>
            </table:table-row>
            <table:table-row>
              <table:table-cell office:value-type="float" office:value="23185">
                <text:p>23185</text:p>
              </table:table-cell>
              <table:table-cell office:value-type="float" office:value="0.284">
                <text:p>0.284</text:p>
              </table:table-cell>
            </table:table-row>
            <table:table-row>
              <table:table-cell office:value-type="float" office:value="23260">
                <text:p>2326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23335">
                <text:p>23335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23410">
                <text:p>23410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float" office:value="23485">
                <text:p>23485</text:p>
              </table:table-cell>
              <table:table-cell office:value-type="float" office:value="0.448">
                <text:p>0.448</text:p>
              </table:table-cell>
            </table:table-row>
            <table:table-row>
              <table:table-cell office:value-type="float" office:value="23560">
                <text:p>23560</text:p>
              </table:table-cell>
              <table:table-cell office:value-type="float" office:value="0.636">
                <text:p>0.636</text:p>
              </table:table-cell>
            </table:table-row>
            <table:table-row>
              <table:table-cell office:value-type="float" office:value="23635">
                <text:p>23635</text:p>
              </table:table-cell>
              <table:table-cell office:value-type="float" office:value="0.288">
                <text:p>0.288</text:p>
              </table:table-cell>
            </table:table-row>
            <table:table-row>
              <table:table-cell office:value-type="float" office:value="23710">
                <text:p>23710</text:p>
              </table:table-cell>
              <table:table-cell office:value-type="float" office:value="1.588">
                <text:p>1.588</text:p>
              </table:table-cell>
            </table:table-row>
            <table:table-row>
              <table:table-cell office:value-type="float" office:value="23785">
                <text:p>23785</text:p>
              </table:table-cell>
              <table:table-cell office:value-type="float" office:value="1.436">
                <text:p>1.436</text:p>
              </table:table-cell>
            </table:table-row>
            <table:table-row>
              <table:table-cell office:value-type="float" office:value="23860">
                <text:p>23860</text:p>
              </table:table-cell>
              <table:table-cell office:value-type="float" office:value="1.148">
                <text:p>1.148</text:p>
              </table:table-cell>
            </table:table-row>
            <table:table-row>
              <table:table-cell office:value-type="float" office:value="23935">
                <text:p>23935</text:p>
              </table:table-cell>
              <table:table-cell office:value-type="float" office:value="1.836">
                <text:p>1.836</text:p>
              </table:table-cell>
            </table:table-row>
            <table:table-row>
              <table:table-cell office:value-type="float" office:value="24010">
                <text:p>24010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float" office:value="24085">
                <text:p>24085</text:p>
              </table:table-cell>
              <table:table-cell office:value-type="float" office:value="1.464">
                <text:p>1.464</text:p>
              </table:table-cell>
            </table:table-row>
            <table:table-row>
              <table:table-cell office:value-type="float" office:value="24160">
                <text:p>24160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float" office:value="24235">
                <text:p>24235</text:p>
              </table:table-cell>
              <table:table-cell office:value-type="float" office:value="1.272">
                <text:p>1.272</text:p>
              </table:table-cell>
            </table:table-row>
            <table:table-row>
              <table:table-cell office:value-type="float" office:value="24310">
                <text:p>24310</text:p>
              </table:table-cell>
              <table:table-cell office:value-type="float" office:value="1.548">
                <text:p>1.548</text:p>
              </table:table-cell>
            </table:table-row>
            <table:table-row>
              <table:table-cell office:value-type="float" office:value="24385">
                <text:p>24385</text:p>
              </table:table-cell>
              <table:table-cell office:value-type="float" office:value="0.492">
                <text:p>0.492</text:p>
              </table:table-cell>
            </table:table-row>
            <table:table-row>
              <table:table-cell office:value-type="float" office:value="24460">
                <text:p>24460</text:p>
              </table:table-cell>
              <table:table-cell office:value-type="float" office:value="0.472">
                <text:p>0.472</text:p>
              </table:table-cell>
            </table:table-row>
            <table:table-row>
              <table:table-cell office:value-type="float" office:value="24535">
                <text:p>24535</text:p>
              </table:table-cell>
              <table:table-cell office:value-type="float" office:value="1.56">
                <text:p>1.56</text:p>
              </table:table-cell>
            </table:table-row>
            <table:table-row>
              <table:table-cell office:value-type="float" office:value="24610">
                <text:p>24610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24685">
                <text:p>24685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float" office:value="24760">
                <text:p>24760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float" office:value="24835">
                <text:p>24835</text:p>
              </table:table-cell>
              <table:table-cell office:value-type="float" office:value="0.528">
                <text:p>0.528</text:p>
              </table:table-cell>
            </table:table-row>
            <table:table-row>
              <table:table-cell office:value-type="float" office:value="24910">
                <text:p>2491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24985">
                <text:p>24985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float" office:value="25060">
                <text:p>25060</text:p>
              </table:table-cell>
              <table:table-cell office:value-type="float" office:value="1.384">
                <text:p>1.384</text:p>
              </table:table-cell>
            </table:table-row>
            <table:table-row>
              <table:table-cell office:value-type="float" office:value="25135">
                <text:p>25135</text:p>
              </table:table-cell>
              <table:table-cell office:value-type="float" office:value="1.952">
                <text:p>1.952</text:p>
              </table:table-cell>
            </table:table-row>
            <table:table-row>
              <table:table-cell office:value-type="float" office:value="25210">
                <text:p>25210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25285">
                <text:p>25285</text:p>
              </table:table-cell>
              <table:table-cell office:value-type="float" office:value="1.272">
                <text:p>1.272</text:p>
              </table:table-cell>
            </table:table-row>
            <table:table-row>
              <table:table-cell office:value-type="float" office:value="25360">
                <text:p>25360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float" office:value="25435">
                <text:p>25435</text:p>
              </table:table-cell>
              <table:table-cell office:value-type="float" office:value="0.596">
                <text:p>0.596</text:p>
              </table:table-cell>
            </table:table-row>
            <table:table-row>
              <table:table-cell office:value-type="float" office:value="25510">
                <text:p>25510</text:p>
              </table:table-cell>
              <table:table-cell office:value-type="float" office:value="1.548">
                <text:p>1.548</text:p>
              </table:table-cell>
            </table:table-row>
            <table:table-row>
              <table:table-cell office:value-type="float" office:value="25585">
                <text:p>25585</text:p>
              </table:table-cell>
              <table:table-cell office:value-type="float" office:value="0.704">
                <text:p>0.704</text:p>
              </table:table-cell>
            </table:table-row>
            <table:table-row>
              <table:table-cell office:value-type="float" office:value="25660">
                <text:p>25660</text:p>
              </table:table-cell>
              <table:table-cell office:value-type="float" office:value="1.764">
                <text:p>1.764</text:p>
              </table:table-cell>
            </table:table-row>
            <table:table-row>
              <table:table-cell office:value-type="float" office:value="25735">
                <text:p>25735</text:p>
              </table:table-cell>
              <table:table-cell office:value-type="float" office:value="2.116">
                <text:p>2.116</text:p>
              </table:table-cell>
            </table:table-row>
            <table:table-row>
              <table:table-cell office:value-type="float" office:value="25810">
                <text:p>25810</text:p>
              </table:table-cell>
              <table:table-cell office:value-type="float" office:value="0.312">
                <text:p>0.312</text:p>
              </table:table-cell>
            </table:table-row>
            <table:table-row>
              <table:table-cell office:value-type="float" office:value="25885">
                <text:p>25885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25960">
                <text:p>25960</text:p>
              </table:table-cell>
              <table:table-cell office:value-type="float" office:value="1.244">
                <text:p>1.244</text:p>
              </table:table-cell>
            </table:table-row>
            <table:table-row>
              <table:table-cell office:value-type="float" office:value="26035">
                <text:p>26035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26110">
                <text:p>26110</text:p>
              </table:table-cell>
              <table:table-cell office:value-type="float" office:value="1.064">
                <text:p>1.064</text:p>
              </table:table-cell>
            </table:table-row>
            <table:table-row>
              <table:table-cell office:value-type="float" office:value="26185">
                <text:p>26185</text:p>
              </table:table-cell>
              <table:table-cell office:value-type="float" office:value="2.188">
                <text:p>2.188</text:p>
              </table:table-cell>
            </table:table-row>
            <table:table-row>
              <table:table-cell office:value-type="float" office:value="26260">
                <text:p>26260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float" office:value="26335">
                <text:p>26335</text:p>
              </table:table-cell>
              <table:table-cell office:value-type="float" office:value="1.004">
                <text:p>1.004</text:p>
              </table:table-cell>
            </table:table-row>
            <table:table-row>
              <table:table-cell office:value-type="float" office:value="26410">
                <text:p>26410</text:p>
              </table:table-cell>
              <table:table-cell office:value-type="float" office:value="1.664">
                <text:p>1.664</text:p>
              </table:table-cell>
            </table:table-row>
            <table:table-row>
              <table:table-cell office:value-type="float" office:value="26485">
                <text:p>26485</text:p>
              </table:table-cell>
              <table:table-cell office:value-type="float" office:value="2.284">
                <text:p>2.284</text:p>
              </table:table-cell>
            </table:table-row>
            <table:table-row>
              <table:table-cell office:value-type="float" office:value="26560">
                <text:p>26560</text:p>
              </table:table-cell>
              <table:table-cell office:value-type="float" office:value="0.368">
                <text:p>0.368</text:p>
              </table:table-cell>
            </table:table-row>
            <table:table-row>
              <table:table-cell office:value-type="float" office:value="26635">
                <text:p>26635</text:p>
              </table:table-cell>
              <table:table-cell office:value-type="float" office:value="0.584">
                <text:p>0.584</text:p>
              </table:table-cell>
            </table:table-row>
            <table:table-row>
              <table:table-cell office:value-type="float" office:value="26710">
                <text:p>26710</text:p>
              </table:table-cell>
              <table:table-cell office:value-type="float" office:value="1.656">
                <text:p>1.656</text:p>
              </table:table-cell>
            </table:table-row>
            <table:table-row>
              <table:table-cell office:value-type="float" office:value="26785">
                <text:p>26785</text:p>
              </table:table-cell>
              <table:table-cell office:value-type="float" office:value="0.848">
                <text:p>0.848</text:p>
              </table:table-cell>
            </table:table-row>
            <table:table-row>
              <table:table-cell office:value-type="float" office:value="26860">
                <text:p>26860</text:p>
              </table:table-cell>
              <table:table-cell office:value-type="float" office:value="0.976">
                <text:p>0.976</text:p>
              </table:table-cell>
            </table:table-row>
            <table:table-row>
              <table:table-cell office:value-type="float" office:value="26935">
                <text:p>26935</text:p>
              </table:table-cell>
              <table:table-cell office:value-type="float" office:value="1.528">
                <text:p>1.528</text:p>
              </table:table-cell>
            </table:table-row>
            <table:table-row>
              <table:table-cell office:value-type="float" office:value="27010">
                <text:p>27010</text:p>
              </table:table-cell>
              <table:table-cell office:value-type="float" office:value="1.772">
                <text:p>1.772</text:p>
              </table:table-cell>
            </table:table-row>
            <table:table-row>
              <table:table-cell office:value-type="float" office:value="27085">
                <text:p>27085</text:p>
              </table:table-cell>
              <table:table-cell office:value-type="float" office:value="1.688">
                <text:p>1.688</text:p>
              </table:table-cell>
            </table:table-row>
            <table:table-row>
              <table:table-cell office:value-type="float" office:value="27160">
                <text:p>27160</text:p>
              </table:table-cell>
              <table:table-cell office:value-type="float" office:value="0.424">
                <text:p>0.424</text:p>
              </table:table-cell>
            </table:table-row>
            <table:table-row>
              <table:table-cell office:value-type="float" office:value="27235">
                <text:p>27235</text:p>
              </table:table-cell>
              <table:table-cell office:value-type="float" office:value="0.868">
                <text:p>0.868</text:p>
              </table:table-cell>
            </table:table-row>
            <table:table-row>
              <table:table-cell office:value-type="float" office:value="27310">
                <text:p>27310</text:p>
              </table:table-cell>
              <table:table-cell office:value-type="float" office:value="1.904">
                <text:p>1.904</text:p>
              </table:table-cell>
            </table:table-row>
            <table:table-row>
              <table:table-cell office:value-type="float" office:value="27385">
                <text:p>27385</text:p>
              </table:table-cell>
              <table:table-cell office:value-type="float" office:value="0.508">
                <text:p>0.508</text:p>
              </table:table-cell>
            </table:table-row>
            <table:table-row>
              <table:table-cell office:value-type="float" office:value="27460">
                <text:p>27460</text:p>
              </table:table-cell>
              <table:table-cell office:value-type="float" office:value="2.36">
                <text:p>2.36</text:p>
              </table:table-cell>
            </table:table-row>
            <table:table-row>
              <table:table-cell office:value-type="float" office:value="27535">
                <text:p>27535</text:p>
              </table:table-cell>
              <table:table-cell office:value-type="float" office:value="1.484">
                <text:p>1.484</text:p>
              </table:table-cell>
            </table:table-row>
            <table:table-row>
              <table:table-cell office:value-type="float" office:value="27610">
                <text:p>27610</text:p>
              </table:table-cell>
              <table:table-cell office:value-type="float" office:value="0.284">
                <text:p>0.284</text:p>
              </table:table-cell>
            </table:table-row>
            <table:table-row>
              <table:table-cell office:value-type="float" office:value="27685">
                <text:p>27685</text:p>
              </table:table-cell>
              <table:table-cell office:value-type="float" office:value="2.516">
                <text:p>2.516</text:p>
              </table:table-cell>
            </table:table-row>
            <table:table-row>
              <table:table-cell office:value-type="float" office:value="27760">
                <text:p>27760</text:p>
              </table:table-cell>
              <table:table-cell office:value-type="float" office:value="1.524">
                <text:p>1.524</text:p>
              </table:table-cell>
            </table:table-row>
            <table:table-row>
              <table:table-cell office:value-type="float" office:value="27835">
                <text:p>27835</text:p>
              </table:table-cell>
              <table:table-cell office:value-type="float" office:value="1.544">
                <text:p>1.544</text:p>
              </table:table-cell>
            </table:table-row>
            <table:table-row>
              <table:table-cell office:value-type="float" office:value="27910">
                <text:p>27910</text:p>
              </table:table-cell>
              <table:table-cell office:value-type="float" office:value="2.492">
                <text:p>2.492</text:p>
              </table:table-cell>
            </table:table-row>
            <table:table-row>
              <table:table-cell office:value-type="float" office:value="27985">
                <text:p>27985</text:p>
              </table:table-cell>
              <table:table-cell office:value-type="float" office:value="1.656">
                <text:p>1.656</text:p>
              </table:table-cell>
            </table:table-row>
            <table:table-row>
              <table:table-cell office:value-type="float" office:value="28060">
                <text:p>28060</text:p>
              </table:table-cell>
              <table:table-cell office:value-type="float" office:value="2.128">
                <text:p>2.128</text:p>
              </table:table-cell>
            </table:table-row>
            <table:table-row>
              <table:table-cell office:value-type="float" office:value="28135">
                <text:p>28135</text:p>
              </table:table-cell>
              <table:table-cell office:value-type="float" office:value="0.976">
                <text:p>0.976</text:p>
              </table:table-cell>
            </table:table-row>
            <table:table-row>
              <table:table-cell office:value-type="float" office:value="28210">
                <text:p>28210</text:p>
              </table:table-cell>
              <table:table-cell office:value-type="float" office:value="2.516">
                <text:p>2.516</text:p>
              </table:table-cell>
            </table:table-row>
            <table:table-row>
              <table:table-cell office:value-type="float" office:value="28285">
                <text:p>28285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float" office:value="28360">
                <text:p>28360</text:p>
              </table:table-cell>
              <table:table-cell office:value-type="float" office:value="0.568">
                <text:p>0.568</text:p>
              </table:table-cell>
            </table:table-row>
            <table:table-row>
              <table:table-cell office:value-type="float" office:value="28435">
                <text:p>28435</text:p>
              </table:table-cell>
              <table:table-cell office:value-type="float" office:value="1.188">
                <text:p>1.188</text:p>
              </table:table-cell>
            </table:table-row>
            <table:table-row>
              <table:table-cell office:value-type="float" office:value="28510">
                <text:p>28510</text:p>
              </table:table-cell>
              <table:table-cell office:value-type="float" office:value="1.344">
                <text:p>1.344</text:p>
              </table:table-cell>
            </table:table-row>
            <table:table-row>
              <table:table-cell office:value-type="float" office:value="28585">
                <text:p>28585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float" office:value="28660">
                <text:p>28660</text:p>
              </table:table-cell>
              <table:table-cell office:value-type="float" office:value="0.664">
                <text:p>0.664</text:p>
              </table:table-cell>
            </table:table-row>
            <table:table-row>
              <table:table-cell office:value-type="float" office:value="28735">
                <text:p>28735</text:p>
              </table:table-cell>
              <table:table-cell office:value-type="float" office:value="0.544">
                <text:p>0.544</text:p>
              </table:table-cell>
            </table:table-row>
            <table:table-row>
              <table:table-cell office:value-type="float" office:value="28810">
                <text:p>28810</text:p>
              </table:table-cell>
              <table:table-cell office:value-type="float" office:value="1.804">
                <text:p>1.804</text:p>
              </table:table-cell>
            </table:table-row>
            <table:table-row>
              <table:table-cell office:value-type="float" office:value="28885">
                <text:p>28885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float" office:value="28960">
                <text:p>28960</text:p>
              </table:table-cell>
              <table:table-cell office:value-type="float" office:value="0.736">
                <text:p>0.736</text:p>
              </table:table-cell>
            </table:table-row>
            <table:table-row>
              <table:table-cell office:value-type="float" office:value="29035">
                <text:p>29035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29110">
                <text:p>29110</text:p>
              </table:table-cell>
              <table:table-cell office:value-type="float" office:value="2.332">
                <text:p>2.332</text:p>
              </table:table-cell>
            </table:table-row>
            <table:table-row>
              <table:table-cell office:value-type="float" office:value="29185">
                <text:p>29185</text:p>
              </table:table-cell>
              <table:table-cell office:value-type="float" office:value="1.396">
                <text:p>1.396</text:p>
              </table:table-cell>
            </table:table-row>
            <table:table-row>
              <table:table-cell office:value-type="float" office:value="29260">
                <text:p>29260</text:p>
              </table:table-cell>
              <table:table-cell office:value-type="float" office:value="0.428">
                <text:p>0.428</text:p>
              </table:table-cell>
            </table:table-row>
            <table:table-row>
              <table:table-cell office:value-type="float" office:value="29335">
                <text:p>29335</text:p>
              </table:table-cell>
              <table:table-cell office:value-type="float" office:value="0.912">
                <text:p>0.912</text:p>
              </table:table-cell>
            </table:table-row>
            <table:table-row>
              <table:table-cell office:value-type="float" office:value="29410">
                <text:p>29410</text:p>
              </table:table-cell>
              <table:table-cell office:value-type="float" office:value="1.312">
                <text:p>1.312</text:p>
              </table:table-cell>
            </table:table-row>
            <table:table-row>
              <table:table-cell office:value-type="float" office:value="29485">
                <text:p>29485</text:p>
              </table:table-cell>
              <table:table-cell office:value-type="float" office:value="2.812">
                <text:p>2.812</text:p>
              </table:table-cell>
            </table:table-row>
            <table:table-row>
              <table:table-cell office:value-type="float" office:value="29560">
                <text:p>29560</text:p>
              </table:table-cell>
              <table:table-cell office:value-type="float" office:value="0.492">
                <text:p>0.492</text:p>
              </table:table-cell>
            </table:table-row>
            <table:table-row>
              <table:table-cell office:value-type="float" office:value="29635">
                <text:p>29635</text:p>
              </table:table-cell>
              <table:table-cell office:value-type="float" office:value="2.58">
                <text:p>2.58</text:p>
              </table:table-cell>
            </table:table-row>
            <table:table-row>
              <table:table-cell office:value-type="float" office:value="29710">
                <text:p>2971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29785">
                <text:p>29785</text:p>
              </table:table-cell>
              <table:table-cell office:value-type="float" office:value="1.272">
                <text:p>1.272</text:p>
              </table:table-cell>
            </table:table-row>
            <table:table-row>
              <table:table-cell office:value-type="float" office:value="29860">
                <text:p>29860</text:p>
              </table:table-cell>
              <table:table-cell office:value-type="float" office:value="2.336">
                <text:p>2.336</text:p>
              </table:table-cell>
            </table:table-row>
            <table:table-row>
              <table:table-cell office:value-type="float" office:value="29935">
                <text:p>29935</text:p>
              </table:table-cell>
              <table:table-cell office:value-type="float" office:value="2.664">
                <text:p>2.664</text:p>
              </table:table-cell>
            </table:table-row>
            <table:table-row>
              <table:table-cell office:value-type="float" office:value="30010">
                <text:p>30010</text:p>
              </table:table-cell>
              <table:table-cell office:value-type="float" office:value="0.484">
                <text:p>0.484</text:p>
              </table:table-cell>
            </table:table-row>
            <table:table-row>
              <table:table-cell office:value-type="float" office:value="30085">
                <text:p>30085</text:p>
              </table:table-cell>
              <table:table-cell office:value-type="float" office:value="2.02">
                <text:p>2.02</text:p>
              </table:table-cell>
            </table:table-row>
            <table:table-row>
              <table:table-cell office:value-type="float" office:value="30160">
                <text:p>30160</text:p>
              </table:table-cell>
              <table:table-cell office:value-type="float" office:value="2.768">
                <text:p>2.768</text:p>
              </table:table-cell>
            </table:table-row>
            <table:table-row>
              <table:table-cell office:value-type="float" office:value="30235">
                <text:p>30235</text:p>
              </table:table-cell>
              <table:table-cell office:value-type="float" office:value="2.892">
                <text:p>2.892</text:p>
              </table:table-cell>
            </table:table-row>
            <table:table-row>
              <table:table-cell office:value-type="float" office:value="30310">
                <text:p>30310</text:p>
              </table:table-cell>
              <table:table-cell office:value-type="float" office:value="1.176">
                <text:p>1.176</text:p>
              </table:table-cell>
            </table:table-row>
            <table:table-row>
              <table:table-cell office:value-type="float" office:value="30385">
                <text:p>30385</text:p>
              </table:table-cell>
              <table:table-cell office:value-type="float" office:value="0.832">
                <text:p>0.832</text:p>
              </table:table-cell>
            </table:table-row>
            <table:table-row>
              <table:table-cell office:value-type="float" office:value="30460">
                <text:p>30460</text:p>
              </table:table-cell>
              <table:table-cell office:value-type="float" office:value="2.26">
                <text:p>2.26</text:p>
              </table:table-cell>
            </table:table-row>
            <table:table-row>
              <table:table-cell office:value-type="float" office:value="30535">
                <text:p>30535</text:p>
              </table:table-cell>
              <table:table-cell office:value-type="float" office:value="1.376">
                <text:p>1.376</text:p>
              </table:table-cell>
            </table:table-row>
            <table:table-row>
              <table:table-cell office:value-type="float" office:value="30610">
                <text:p>30610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float" office:value="30685">
                <text:p>30685</text:p>
              </table:table-cell>
              <table:table-cell office:value-type="float" office:value="2.812">
                <text:p>2.812</text:p>
              </table:table-cell>
            </table:table-row>
            <table:table-row>
              <table:table-cell office:value-type="float" office:value="30760">
                <text:p>3076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30835">
                <text:p>30835</text:p>
              </table:table-cell>
              <table:table-cell office:value-type="float" office:value="2.416">
                <text:p>2.416</text:p>
              </table:table-cell>
            </table:table-row>
            <table:table-row>
              <table:table-cell office:value-type="float" office:value="30910">
                <text:p>30910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float" office:value="30985">
                <text:p>30985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31060">
                <text:p>31060</text:p>
              </table:table-cell>
              <table:table-cell office:value-type="float" office:value="3.096">
                <text:p>3.096</text:p>
              </table:table-cell>
            </table:table-row>
            <table:table-row>
              <table:table-cell office:value-type="float" office:value="31135">
                <text:p>3113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31210">
                <text:p>31210</text:p>
              </table:table-cell>
              <table:table-cell office:value-type="float" office:value="0.408">
                <text:p>0.408</text:p>
              </table:table-cell>
            </table:table-row>
            <table:table-row>
              <table:table-cell office:value-type="float" office:value="31285">
                <text:p>31285</text:p>
              </table:table-cell>
              <table:table-cell office:value-type="float" office:value="0.968">
                <text:p>0.968</text:p>
              </table:table-cell>
            </table:table-row>
            <table:table-row>
              <table:table-cell office:value-type="float" office:value="31360">
                <text:p>31360</text:p>
              </table:table-cell>
              <table:table-cell office:value-type="float" office:value="2.016">
                <text:p>2.016</text:p>
              </table:table-cell>
            </table:table-row>
            <table:table-row>
              <table:table-cell office:value-type="float" office:value="31435">
                <text:p>31435</text:p>
              </table:table-cell>
              <table:table-cell office:value-type="float" office:value="2.38">
                <text:p>2.38</text:p>
              </table:table-cell>
            </table:table-row>
            <table:table-row>
              <table:table-cell office:value-type="float" office:value="31510">
                <text:p>31510</text:p>
              </table:table-cell>
              <table:table-cell office:value-type="float" office:value="1.58">
                <text:p>1.58</text:p>
              </table:table-cell>
            </table:table-row>
            <table:table-row>
              <table:table-cell office:value-type="float" office:value="31585">
                <text:p>31585</text:p>
              </table:table-cell>
              <table:table-cell office:value-type="float" office:value="1.988">
                <text:p>1.988</text:p>
              </table:table-cell>
            </table:table-row>
            <table:table-row>
              <table:table-cell office:value-type="float" office:value="31660">
                <text:p>31660</text:p>
              </table:table-cell>
              <table:table-cell office:value-type="float" office:value="1.244">
                <text:p>1.244</text:p>
              </table:table-cell>
            </table:table-row>
            <table:table-row>
              <table:table-cell office:value-type="float" office:value="31735">
                <text:p>31735</text:p>
              </table:table-cell>
              <table:table-cell office:value-type="float" office:value="0.868">
                <text:p>0.868</text:p>
              </table:table-cell>
            </table:table-row>
            <table:table-row>
              <table:table-cell office:value-type="float" office:value="31810">
                <text:p>31810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float" office:value="31885">
                <text:p>31885</text:p>
              </table:table-cell>
              <table:table-cell office:value-type="float" office:value="2.012">
                <text:p>2.012</text:p>
              </table:table-cell>
            </table:table-row>
            <table:table-row>
              <table:table-cell office:value-type="float" office:value="31960">
                <text:p>31960</text:p>
              </table:table-cell>
              <table:table-cell office:value-type="float" office:value="1.724">
                <text:p>1.724</text:p>
              </table:table-cell>
            </table:table-row>
            <table:table-row>
              <table:table-cell office:value-type="float" office:value="32035">
                <text:p>32035</text:p>
              </table:table-cell>
              <table:table-cell office:value-type="float" office:value="1.532">
                <text:p>1.532</text:p>
              </table:table-cell>
            </table:table-row>
            <table:table-row>
              <table:table-cell office:value-type="float" office:value="32110">
                <text:p>32110</text:p>
              </table:table-cell>
              <table:table-cell office:value-type="float" office:value="0.472">
                <text:p>0.472</text:p>
              </table:table-cell>
            </table:table-row>
            <table:table-row>
              <table:table-cell office:value-type="float" office:value="32185">
                <text:p>32185</text:p>
              </table:table-cell>
              <table:table-cell office:value-type="float" office:value="1.168">
                <text:p>1.168</text:p>
              </table:table-cell>
            </table:table-row>
            <table:table-row>
              <table:table-cell office:value-type="float" office:value="32260">
                <text:p>32260</text:p>
              </table:table-cell>
              <table:table-cell office:value-type="float" office:value="0.872">
                <text:p>0.872</text:p>
              </table:table-cell>
            </table:table-row>
            <table:table-row>
              <table:table-cell office:value-type="float" office:value="32335">
                <text:p>32335</text:p>
              </table:table-cell>
              <table:table-cell office:value-type="float" office:value="1.748">
                <text:p>1.748</text:p>
              </table:table-cell>
            </table:table-row>
            <table:table-row>
              <table:table-cell office:value-type="float" office:value="32410">
                <text:p>32410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32485">
                <text:p>32485</text:p>
              </table:table-cell>
              <table:table-cell office:value-type="float" office:value="2.988">
                <text:p>2.988</text:p>
              </table:table-cell>
            </table:table-row>
            <table:table-row>
              <table:table-cell office:value-type="float" office:value="32560">
                <text:p>32560</text:p>
              </table:table-cell>
              <table:table-cell office:value-type="float" office:value="2.568">
                <text:p>2.568</text:p>
              </table:table-cell>
            </table:table-row>
            <table:table-row>
              <table:table-cell office:value-type="float" office:value="32635">
                <text:p>32635</text:p>
              </table:table-cell>
              <table:table-cell office:value-type="float" office:value="1.336">
                <text:p>1.336</text:p>
              </table:table-cell>
            </table:table-row>
            <table:table-row>
              <table:table-cell office:value-type="float" office:value="32710">
                <text:p>32710</text:p>
              </table:table-cell>
              <table:table-cell office:value-type="float" office:value="0.468">
                <text:p>0.468</text:p>
              </table:table-cell>
            </table:table-row>
            <table:table-row>
              <table:table-cell office:value-type="float" office:value="32785">
                <text:p>32785</text:p>
              </table:table-cell>
              <table:table-cell office:value-type="float" office:value="1.328">
                <text:p>1.328</text:p>
              </table:table-cell>
            </table:table-row>
            <table:table-row>
              <table:table-cell office:value-type="float" office:value="32860">
                <text:p>32860</text:p>
              </table:table-cell>
              <table:table-cell office:value-type="float" office:value="0.444">
                <text:p>0.444</text:p>
              </table:table-cell>
            </table:table-row>
            <table:table-row>
              <table:table-cell office:value-type="float" office:value="32935">
                <text:p>32935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33010">
                <text:p>33010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float" office:value="33085">
                <text:p>33085</text:p>
              </table:table-cell>
              <table:table-cell office:value-type="float" office:value="2.196">
                <text:p>2.196</text:p>
              </table:table-cell>
            </table:table-row>
            <table:table-row>
              <table:table-cell office:value-type="float" office:value="33160">
                <text:p>33160</text:p>
              </table:table-cell>
              <table:table-cell office:value-type="float" office:value="2.436">
                <text:p>2.436</text:p>
              </table:table-cell>
            </table:table-row>
            <table:table-row>
              <table:table-cell office:value-type="float" office:value="33235">
                <text:p>33235</text:p>
              </table:table-cell>
              <table:table-cell office:value-type="float" office:value="0.708">
                <text:p>0.708</text:p>
              </table:table-cell>
            </table:table-row>
            <table:table-row>
              <table:table-cell office:value-type="float" office:value="33310">
                <text:p>33310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33385">
                <text:p>33385</text:p>
              </table:table-cell>
              <table:table-cell office:value-type="float" office:value="0.608">
                <text:p>0.608</text:p>
              </table:table-cell>
            </table:table-row>
            <table:table-row>
              <table:table-cell office:value-type="float" office:value="33460">
                <text:p>33460</text:p>
              </table:table-cell>
              <table:table-cell office:value-type="float" office:value="0.984">
                <text:p>0.984</text:p>
              </table:table-cell>
            </table:table-row>
            <table:table-row>
              <table:table-cell office:value-type="float" office:value="33535">
                <text:p>33535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float" office:value="33610">
                <text:p>33610</text:p>
              </table:table-cell>
              <table:table-cell office:value-type="float" office:value="2.016">
                <text:p>2.016</text:p>
              </table:table-cell>
            </table:table-row>
            <table:table-row>
              <table:table-cell office:value-type="float" office:value="33685">
                <text:p>33685</text:p>
              </table:table-cell>
              <table:table-cell office:value-type="float" office:value="2.068">
                <text:p>2.068</text:p>
              </table:table-cell>
            </table:table-row>
            <table:table-row>
              <table:table-cell office:value-type="float" office:value="33760">
                <text:p>33760</text:p>
              </table:table-cell>
              <table:table-cell office:value-type="float" office:value="3.404">
                <text:p>3.404</text:p>
              </table:table-cell>
            </table:table-row>
            <table:table-row>
              <table:table-cell office:value-type="float" office:value="33835">
                <text:p>33835</text:p>
              </table:table-cell>
              <table:table-cell office:value-type="float" office:value="3.708">
                <text:p>3.708</text:p>
              </table:table-cell>
            </table:table-row>
            <table:table-row>
              <table:table-cell office:value-type="float" office:value="33910">
                <text:p>33910</text:p>
              </table:table-cell>
              <table:table-cell office:value-type="float" office:value="2.204">
                <text:p>2.204</text:p>
              </table:table-cell>
            </table:table-row>
            <table:table-row>
              <table:table-cell office:value-type="float" office:value="33985">
                <text:p>33985</text:p>
              </table:table-cell>
              <table:table-cell office:value-type="float" office:value="1.304">
                <text:p>1.304</text:p>
              </table:table-cell>
            </table:table-row>
            <table:table-row>
              <table:table-cell office:value-type="float" office:value="34060">
                <text:p>34060</text:p>
              </table:table-cell>
              <table:table-cell office:value-type="float" office:value="3.772">
                <text:p>3.772</text:p>
              </table:table-cell>
            </table:table-row>
            <table:table-row>
              <table:table-cell office:value-type="float" office:value="34135">
                <text:p>34135</text:p>
              </table:table-cell>
              <table:table-cell office:value-type="float" office:value="3.016">
                <text:p>3.016</text:p>
              </table:table-cell>
            </table:table-row>
            <table:table-row>
              <table:table-cell office:value-type="float" office:value="34210">
                <text:p>34210</text:p>
              </table:table-cell>
              <table:table-cell office:value-type="float" office:value="0.656">
                <text:p>0.656</text:p>
              </table:table-cell>
            </table:table-row>
            <table:table-row>
              <table:table-cell office:value-type="float" office:value="34285">
                <text:p>34285</text:p>
              </table:table-cell>
              <table:table-cell office:value-type="float" office:value="2.352">
                <text:p>2.352</text:p>
              </table:table-cell>
            </table:table-row>
            <table:table-row>
              <table:table-cell office:value-type="float" office:value="34360">
                <text:p>34360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float" office:value="34435">
                <text:p>34435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34510">
                <text:p>34510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float" office:value="34585">
                <text:p>34585</text:p>
              </table:table-cell>
              <table:table-cell office:value-type="float" office:value="3.54">
                <text:p>3.54</text:p>
              </table:table-cell>
            </table:table-row>
            <table:table-row>
              <table:table-cell office:value-type="float" office:value="34660">
                <text:p>346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4735">
                <text:p>34735</text:p>
              </table:table-cell>
              <table:table-cell office:value-type="float" office:value="0.768">
                <text:p>0.768</text:p>
              </table:table-cell>
            </table:table-row>
            <table:table-row>
              <table:table-cell office:value-type="float" office:value="34810">
                <text:p>34810</text:p>
              </table:table-cell>
              <table:table-cell office:value-type="float" office:value="1.308">
                <text:p>1.308</text:p>
              </table:table-cell>
            </table:table-row>
            <table:table-row>
              <table:table-cell office:value-type="float" office:value="34885">
                <text:p>34885</text:p>
              </table:table-cell>
              <table:table-cell office:value-type="float" office:value="3.184">
                <text:p>3.184</text:p>
              </table:table-cell>
            </table:table-row>
            <table:table-row>
              <table:table-cell office:value-type="float" office:value="34960">
                <text:p>34960</text:p>
              </table:table-cell>
              <table:table-cell office:value-type="float" office:value="2.228">
                <text:p>2.228</text:p>
              </table:table-cell>
            </table:table-row>
            <table:table-row>
              <table:table-cell office:value-type="float" office:value="35035">
                <text:p>35035</text:p>
              </table:table-cell>
              <table:table-cell office:value-type="float" office:value="2.376">
                <text:p>2.376</text:p>
              </table:table-cell>
            </table:table-row>
            <table:table-row>
              <table:table-cell office:value-type="float" office:value="35110">
                <text:p>35110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35185">
                <text:p>35185</text:p>
              </table:table-cell>
              <table:table-cell office:value-type="float" office:value="1.532">
                <text:p>1.532</text:p>
              </table:table-cell>
            </table:table-row>
            <table:table-row>
              <table:table-cell office:value-type="float" office:value="35260">
                <text:p>35260</text:p>
              </table:table-cell>
              <table:table-cell office:value-type="float" office:value="2.792">
                <text:p>2.792</text:p>
              </table:table-cell>
            </table:table-row>
            <table:table-row>
              <table:table-cell office:value-type="float" office:value="35335">
                <text:p>35335</text:p>
              </table:table-cell>
              <table:table-cell office:value-type="float" office:value="4.364">
                <text:p>4.364</text:p>
              </table:table-cell>
            </table:table-row>
            <table:table-row>
              <table:table-cell office:value-type="float" office:value="35410">
                <text:p>35410</text:p>
              </table:table-cell>
              <table:table-cell office:value-type="float" office:value="1.808">
                <text:p>1.808</text:p>
              </table:table-cell>
            </table:table-row>
            <table:table-row>
              <table:table-cell office:value-type="float" office:value="35485">
                <text:p>35485</text:p>
              </table:table-cell>
              <table:table-cell office:value-type="float" office:value="1.916">
                <text:p>1.916</text:p>
              </table:table-cell>
            </table:table-row>
            <table:table-row>
              <table:table-cell office:value-type="float" office:value="35560">
                <text:p>35560</text:p>
              </table:table-cell>
              <table:table-cell office:value-type="float" office:value="0.672">
                <text:p>0.672</text:p>
              </table:table-cell>
            </table:table-row>
            <table:table-row>
              <table:table-cell office:value-type="float" office:value="35635">
                <text:p>35635</text:p>
              </table:table-cell>
              <table:table-cell office:value-type="float" office:value="1.38">
                <text:p>1.38</text:p>
              </table:table-cell>
            </table:table-row>
            <table:table-row>
              <table:table-cell office:value-type="float" office:value="35710">
                <text:p>35710</text:p>
              </table:table-cell>
              <table:table-cell office:value-type="float" office:value="3.388">
                <text:p>3.388</text:p>
              </table:table-cell>
            </table:table-row>
            <table:table-row>
              <table:table-cell office:value-type="float" office:value="35785">
                <text:p>35785</text:p>
              </table:table-cell>
              <table:table-cell office:value-type="float" office:value="2.012">
                <text:p>2.012</text:p>
              </table:table-cell>
            </table:table-row>
            <table:table-row>
              <table:table-cell office:value-type="float" office:value="35860">
                <text:p>35860</text:p>
              </table:table-cell>
              <table:table-cell office:value-type="float" office:value="3.108">
                <text:p>3.108</text:p>
              </table:table-cell>
            </table:table-row>
            <table:table-row>
              <table:table-cell office:value-type="float" office:value="35935">
                <text:p>35935</text:p>
              </table:table-cell>
              <table:table-cell office:value-type="float" office:value="3.132">
                <text:p>3.132</text:p>
              </table:table-cell>
            </table:table-row>
            <table:table-row>
              <table:table-cell office:value-type="float" office:value="36010">
                <text:p>36010</text:p>
              </table:table-cell>
              <table:table-cell office:value-type="float" office:value="0.912">
                <text:p>0.912</text:p>
              </table:table-cell>
            </table:table-row>
            <table:table-row>
              <table:table-cell office:value-type="float" office:value="36085">
                <text:p>36085</text:p>
              </table:table-cell>
              <table:table-cell office:value-type="float" office:value="1.004">
                <text:p>1.004</text:p>
              </table:table-cell>
            </table:table-row>
            <table:table-row>
              <table:table-cell office:value-type="float" office:value="36160">
                <text:p>36160</text:p>
              </table:table-cell>
              <table:table-cell office:value-type="float" office:value="1.736">
                <text:p>1.736</text:p>
              </table:table-cell>
            </table:table-row>
            <table:table-row>
              <table:table-cell office:value-type="float" office:value="36235">
                <text:p>36235</text:p>
              </table:table-cell>
              <table:table-cell office:value-type="float" office:value="1.752">
                <text:p>1.752</text:p>
              </table:table-cell>
            </table:table-row>
            <table:table-row>
              <table:table-cell office:value-type="float" office:value="36310">
                <text:p>36310</text:p>
              </table:table-cell>
              <table:table-cell office:value-type="float" office:value="2.304">
                <text:p>2.304</text:p>
              </table:table-cell>
            </table:table-row>
            <table:table-row>
              <table:table-cell office:value-type="float" office:value="36385">
                <text:p>36385</text:p>
              </table:table-cell>
              <table:table-cell office:value-type="float" office:value="1.536">
                <text:p>1.536</text:p>
              </table:table-cell>
            </table:table-row>
            <table:table-row>
              <table:table-cell office:value-type="float" office:value="36460">
                <text:p>36460</text:p>
              </table:table-cell>
              <table:table-cell office:value-type="float" office:value="3.528">
                <text:p>3.528</text:p>
              </table:table-cell>
            </table:table-row>
            <table:table-row>
              <table:table-cell office:value-type="float" office:value="36535">
                <text:p>36535</text:p>
              </table:table-cell>
              <table:table-cell office:value-type="float" office:value="3.24">
                <text:p>3.24</text:p>
              </table:table-cell>
            </table:table-row>
            <table:table-row>
              <table:table-cell office:value-type="float" office:value="36610">
                <text:p>36610</text:p>
              </table:table-cell>
              <table:table-cell office:value-type="float" office:value="3.432">
                <text:p>3.432</text:p>
              </table:table-cell>
            </table:table-row>
            <table:table-row>
              <table:table-cell office:value-type="float" office:value="36685">
                <text:p>36685</text:p>
              </table:table-cell>
              <table:table-cell office:value-type="float" office:value="2.84">
                <text:p>2.84</text:p>
              </table:table-cell>
            </table:table-row>
            <table:table-row>
              <table:table-cell office:value-type="float" office:value="36760">
                <text:p>36760</text:p>
              </table:table-cell>
              <table:table-cell office:value-type="float" office:value="2.34">
                <text:p>2.34</text:p>
              </table:table-cell>
            </table:table-row>
            <table:table-row>
              <table:table-cell office:value-type="float" office:value="36835">
                <text:p>36835</text:p>
              </table:table-cell>
              <table:table-cell office:value-type="float" office:value="4.276">
                <text:p>4.276</text:p>
              </table:table-cell>
            </table:table-row>
            <table:table-row>
              <table:table-cell office:value-type="float" office:value="36910">
                <text:p>36910</text:p>
              </table:table-cell>
              <table:table-cell office:value-type="float" office:value="1.616">
                <text:p>1.616</text:p>
              </table:table-cell>
            </table:table-row>
            <table:table-row>
              <table:table-cell office:value-type="float" office:value="36985">
                <text:p>36985</text:p>
              </table:table-cell>
              <table:table-cell office:value-type="float" office:value="3.904">
                <text:p>3.904</text:p>
              </table:table-cell>
            </table:table-row>
            <table:table-row>
              <table:table-cell office:value-type="float" office:value="37060">
                <text:p>37060</text:p>
              </table:table-cell>
              <table:table-cell office:value-type="float" office:value="1.568">
                <text:p>1.568</text:p>
              </table:table-cell>
            </table:table-row>
            <table:table-row>
              <table:table-cell office:value-type="float" office:value="37135">
                <text:p>37135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float" office:value="37210">
                <text:p>37210</text:p>
              </table:table-cell>
              <table:table-cell office:value-type="float" office:value="3.864">
                <text:p>3.864</text:p>
              </table:table-cell>
            </table:table-row>
            <table:table-row>
              <table:table-cell office:value-type="float" office:value="37285">
                <text:p>37285</text:p>
              </table:table-cell>
              <table:table-cell office:value-type="float" office:value="1.888">
                <text:p>1.888</text:p>
              </table:table-cell>
            </table:table-row>
            <table:table-row>
              <table:table-cell office:value-type="float" office:value="37360">
                <text:p>37360</text:p>
              </table:table-cell>
              <table:table-cell office:value-type="float" office:value="3.424">
                <text:p>3.424</text:p>
              </table:table-cell>
            </table:table-row>
            <table:table-row>
              <table:table-cell office:value-type="float" office:value="37435">
                <text:p>374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7510">
                <text:p>37510</text:p>
              </table:table-cell>
              <table:table-cell office:value-type="float" office:value="4.656">
                <text:p>4.656</text:p>
              </table:table-cell>
            </table:table-row>
            <table:table-row>
              <table:table-cell office:value-type="float" office:value="37585">
                <text:p>37585</text:p>
              </table:table-cell>
              <table:table-cell office:value-type="float" office:value="2.868">
                <text:p>2.868</text:p>
              </table:table-cell>
            </table:table-row>
            <table:table-row>
              <table:table-cell office:value-type="float" office:value="37660">
                <text:p>37660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float" office:value="37735">
                <text:p>37735</text:p>
              </table:table-cell>
              <table:table-cell office:value-type="float" office:value="2.164">
                <text:p>2.164</text:p>
              </table:table-cell>
            </table:table-row>
            <table:table-row>
              <table:table-cell office:value-type="float" office:value="37810">
                <text:p>37810</text:p>
              </table:table-cell>
              <table:table-cell office:value-type="float" office:value="4.696">
                <text:p>4.696</text:p>
              </table:table-cell>
            </table:table-row>
            <table:table-row>
              <table:table-cell office:value-type="float" office:value="37885">
                <text:p>37885</text:p>
              </table:table-cell>
              <table:table-cell office:value-type="float" office:value="1.584">
                <text:p>1.584</text:p>
              </table:table-cell>
            </table:table-row>
            <table:table-row>
              <table:table-cell office:value-type="float" office:value="37960">
                <text:p>37960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float" office:value="38035">
                <text:p>38035</text:p>
              </table:table-cell>
              <table:table-cell office:value-type="float" office:value="2.748">
                <text:p>2.748</text:p>
              </table:table-cell>
            </table:table-row>
            <table:table-row>
              <table:table-cell office:value-type="float" office:value="38110">
                <text:p>38110</text:p>
              </table:table-cell>
              <table:table-cell office:value-type="float" office:value="2.132">
                <text:p>2.132</text:p>
              </table:table-cell>
            </table:table-row>
            <table:table-row>
              <table:table-cell office:value-type="float" office:value="38185">
                <text:p>38185</text:p>
              </table:table-cell>
              <table:table-cell office:value-type="float" office:value="3.728">
                <text:p>3.728</text:p>
              </table:table-cell>
            </table:table-row>
            <table:table-row>
              <table:table-cell office:value-type="float" office:value="38260">
                <text:p>38260</text:p>
              </table:table-cell>
              <table:table-cell office:value-type="float" office:value="3.296">
                <text:p>3.296</text:p>
              </table:table-cell>
            </table:table-row>
            <table:table-row>
              <table:table-cell office:value-type="float" office:value="38335">
                <text:p>38335</text:p>
              </table:table-cell>
              <table:table-cell office:value-type="float" office:value="1.936">
                <text:p>1.936</text:p>
              </table:table-cell>
            </table:table-row>
            <table:table-row>
              <table:table-cell office:value-type="float" office:value="38410">
                <text:p>38410</text:p>
              </table:table-cell>
              <table:table-cell office:value-type="float" office:value="1.044">
                <text:p>1.044</text:p>
              </table:table-cell>
            </table:table-row>
            <table:table-row>
              <table:table-cell office:value-type="float" office:value="38485">
                <text:p>38485</text:p>
              </table:table-cell>
              <table:table-cell office:value-type="float" office:value="0.728">
                <text:p>0.728</text:p>
              </table:table-cell>
            </table:table-row>
            <table:table-row>
              <table:table-cell office:value-type="float" office:value="38560">
                <text:p>38560</text:p>
              </table:table-cell>
              <table:table-cell office:value-type="float" office:value="2.736">
                <text:p>2.736</text:p>
              </table:table-cell>
            </table:table-row>
            <table:table-row>
              <table:table-cell office:value-type="float" office:value="38635">
                <text:p>38635</text:p>
              </table:table-cell>
              <table:table-cell office:value-type="float" office:value="3.924">
                <text:p>3.924</text:p>
              </table:table-cell>
            </table:table-row>
            <table:table-row>
              <table:table-cell office:value-type="float" office:value="38710">
                <text:p>38710</text:p>
              </table:table-cell>
              <table:table-cell office:value-type="float" office:value="1.704">
                <text:p>1.704</text:p>
              </table:table-cell>
            </table:table-row>
            <table:table-row>
              <table:table-cell office:value-type="float" office:value="38785">
                <text:p>38785</text:p>
              </table:table-cell>
              <table:table-cell office:value-type="float" office:value="4.536">
                <text:p>4.536</text:p>
              </table:table-cell>
            </table:table-row>
            <table:table-row>
              <table:table-cell office:value-type="float" office:value="38860">
                <text:p>38860</text:p>
              </table:table-cell>
              <table:table-cell office:value-type="float" office:value="3.848">
                <text:p>3.848</text:p>
              </table:table-cell>
            </table:table-row>
            <table:table-row>
              <table:table-cell office:value-type="float" office:value="38935">
                <text:p>38935</text:p>
              </table:table-cell>
              <table:table-cell office:value-type="float" office:value="1.204">
                <text:p>1.204</text:p>
              </table:table-cell>
            </table:table-row>
            <table:table-row>
              <table:table-cell office:value-type="float" office:value="39010">
                <text:p>39010</text:p>
              </table:table-cell>
              <table:table-cell office:value-type="float" office:value="2.192">
                <text:p>2.192</text:p>
              </table:table-cell>
            </table:table-row>
            <table:table-row>
              <table:table-cell office:value-type="float" office:value="39085">
                <text:p>39085</text:p>
              </table:table-cell>
              <table:table-cell office:value-type="float" office:value="1.032">
                <text:p>1.032</text:p>
              </table:table-cell>
            </table:table-row>
            <table:table-row>
              <table:table-cell office:value-type="float" office:value="39160">
                <text:p>39160</text:p>
              </table:table-cell>
              <table:table-cell office:value-type="float" office:value="0.564">
                <text:p>0.564</text:p>
              </table:table-cell>
            </table:table-row>
            <table:table-row>
              <table:table-cell office:value-type="float" office:value="39235">
                <text:p>39235</text:p>
              </table:table-cell>
              <table:table-cell office:value-type="float" office:value="5.008">
                <text:p>5.008</text:p>
              </table:table-cell>
            </table:table-row>
            <table:table-row>
              <table:table-cell office:value-type="float" office:value="39310">
                <text:p>39310</text:p>
              </table:table-cell>
              <table:table-cell office:value-type="float" office:value="2.496">
                <text:p>2.496</text:p>
              </table:table-cell>
            </table:table-row>
            <table:table-row>
              <table:table-cell office:value-type="float" office:value="39385">
                <text:p>39385</text:p>
              </table:table-cell>
              <table:table-cell office:value-type="float" office:value="4.036">
                <text:p>4.036</text:p>
              </table:table-cell>
            </table:table-row>
            <table:table-row>
              <table:table-cell office:value-type="float" office:value="39460">
                <text:p>39460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39535">
                <text:p>39535</text:p>
              </table:table-cell>
              <table:table-cell office:value-type="float" office:value="4.076">
                <text:p>4.076</text:p>
              </table:table-cell>
            </table:table-row>
            <table:table-row>
              <table:table-cell office:value-type="float" office:value="39610">
                <text:p>39610</text:p>
              </table:table-cell>
              <table:table-cell office:value-type="float" office:value="4.34">
                <text:p>4.34</text:p>
              </table:table-cell>
            </table:table-row>
            <table:table-row>
              <table:table-cell office:value-type="float" office:value="39685">
                <text:p>39685</text:p>
              </table:table-cell>
              <table:table-cell office:value-type="float" office:value="4.64">
                <text:p>4.64</text:p>
              </table:table-cell>
            </table:table-row>
            <table:table-row>
              <table:table-cell office:value-type="float" office:value="39760">
                <text:p>3976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float" office:value="39835">
                <text:p>39835</text:p>
              </table:table-cell>
              <table:table-cell office:value-type="float" office:value="3.392">
                <text:p>3.392</text:p>
              </table:table-cell>
            </table:table-row>
            <table:table-row>
              <table:table-cell office:value-type="float" office:value="39910">
                <text:p>39910</text:p>
              </table:table-cell>
              <table:table-cell office:value-type="float" office:value="3.208">
                <text:p>3.208</text:p>
              </table:table-cell>
            </table:table-row>
            <table:table-row>
              <table:table-cell office:value-type="float" office:value="39985">
                <text:p>39985</text:p>
              </table:table-cell>
              <table:table-cell office:value-type="float" office:value="3.684">
                <text:p>3.684</text:p>
              </table:table-cell>
            </table:table-row>
            <table:table-row>
              <table:table-cell office:value-type="float" office:value="40060">
                <text:p>40060</text:p>
              </table:table-cell>
              <table:table-cell office:value-type="float" office:value="1.988">
                <text:p>1.988</text:p>
              </table:table-cell>
            </table:table-row>
            <table:table-row>
              <table:table-cell office:value-type="float" office:value="40135">
                <text:p>40135</text:p>
              </table:table-cell>
              <table:table-cell office:value-type="float" office:value="1.264">
                <text:p>1.264</text:p>
              </table:table-cell>
            </table:table-row>
            <table:table-row>
              <table:table-cell office:value-type="float" office:value="40210">
                <text:p>40210</text:p>
              </table:table-cell>
              <table:table-cell office:value-type="float" office:value="1.496">
                <text:p>1.496</text:p>
              </table:table-cell>
            </table:table-row>
            <table:table-row>
              <table:table-cell office:value-type="float" office:value="40285">
                <text:p>40285</text:p>
              </table:table-cell>
              <table:table-cell office:value-type="float" office:value="3.732">
                <text:p>3.732</text:p>
              </table:table-cell>
            </table:table-row>
            <table:table-row>
              <table:table-cell office:value-type="float" office:value="40360">
                <text:p>40360</text:p>
              </table:table-cell>
              <table:table-cell office:value-type="float" office:value="3.228">
                <text:p>3.228</text:p>
              </table:table-cell>
            </table:table-row>
            <table:table-row>
              <table:table-cell office:value-type="float" office:value="40435">
                <text:p>40435</text:p>
              </table:table-cell>
              <table:table-cell office:value-type="float" office:value="1.176">
                <text:p>1.176</text:p>
              </table:table-cell>
            </table:table-row>
            <table:table-row>
              <table:table-cell office:value-type="float" office:value="40510">
                <text:p>40510</text:p>
              </table:table-cell>
              <table:table-cell office:value-type="float" office:value="4.584">
                <text:p>4.584</text:p>
              </table:table-cell>
            </table:table-row>
            <table:table-row>
              <table:table-cell office:value-type="float" office:value="40585">
                <text:p>40585</text:p>
              </table:table-cell>
              <table:table-cell office:value-type="float" office:value="3.784">
                <text:p>3.784</text:p>
              </table:table-cell>
            </table:table-row>
            <table:table-row>
              <table:table-cell office:value-type="float" office:value="40660">
                <text:p>40660</text:p>
              </table:table-cell>
              <table:table-cell office:value-type="float" office:value="2.484">
                <text:p>2.484</text:p>
              </table:table-cell>
            </table:table-row>
            <table:table-row>
              <table:table-cell office:value-type="float" office:value="40735">
                <text:p>40735</text:p>
              </table:table-cell>
              <table:table-cell office:value-type="float" office:value="5.296">
                <text:p>5.296</text:p>
              </table:table-cell>
            </table:table-row>
            <table:table-row>
              <table:table-cell office:value-type="float" office:value="40810">
                <text:p>40810</text:p>
              </table:table-cell>
              <table:table-cell office:value-type="float" office:value="3.164">
                <text:p>3.164</text:p>
              </table:table-cell>
            </table:table-row>
            <table:table-row>
              <table:table-cell office:value-type="float" office:value="40885">
                <text:p>40885</text:p>
              </table:table-cell>
              <table:table-cell office:value-type="float" office:value="3.536">
                <text:p>3.536</text:p>
              </table:table-cell>
            </table:table-row>
            <table:table-row>
              <table:table-cell office:value-type="float" office:value="40960">
                <text:p>40960</text:p>
              </table:table-cell>
              <table:table-cell office:value-type="float" office:value="4.976">
                <text:p>4.976</text:p>
              </table:table-cell>
            </table:table-row>
            <table:table-row>
              <table:table-cell office:value-type="float" office:value="41035">
                <text:p>41035</text:p>
              </table:table-cell>
              <table:table-cell office:value-type="float" office:value="0.612">
                <text:p>0.612</text:p>
              </table:table-cell>
            </table:table-row>
            <table:table-row>
              <table:table-cell office:value-type="float" office:value="41110">
                <text:p>41110</text:p>
              </table:table-cell>
              <table:table-cell office:value-type="float" office:value="3.82">
                <text:p>3.82</text:p>
              </table:table-cell>
            </table:table-row>
            <table:table-row>
              <table:table-cell office:value-type="float" office:value="41185">
                <text:p>41185</text:p>
              </table:table-cell>
              <table:table-cell office:value-type="float" office:value="5.28">
                <text:p>5.28</text:p>
              </table:table-cell>
            </table:table-row>
            <table:table-row>
              <table:table-cell office:value-type="float" office:value="41260">
                <text:p>41260</text:p>
              </table:table-cell>
              <table:table-cell office:value-type="float" office:value="1.336">
                <text:p>1.336</text:p>
              </table:table-cell>
            </table:table-row>
            <table:table-row>
              <table:table-cell office:value-type="float" office:value="41335">
                <text:p>41335</text:p>
              </table:table-cell>
              <table:table-cell office:value-type="float" office:value="1.264">
                <text:p>1.264</text:p>
              </table:table-cell>
            </table:table-row>
            <table:table-row>
              <table:table-cell office:value-type="float" office:value="41410">
                <text:p>41410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float" office:value="41485">
                <text:p>41485</text:p>
              </table:table-cell>
              <table:table-cell office:value-type="float" office:value="5.616">
                <text:p>5.616</text:p>
              </table:table-cell>
            </table:table-row>
            <table:table-row>
              <table:table-cell office:value-type="float" office:value="41560">
                <text:p>41560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float" office:value="41635">
                <text:p>41635</text:p>
              </table:table-cell>
              <table:table-cell office:value-type="float" office:value="0.968">
                <text:p>0.968</text:p>
              </table:table-cell>
            </table:table-row>
            <table:table-row>
              <table:table-cell office:value-type="float" office:value="41710">
                <text:p>41710</text:p>
              </table:table-cell>
              <table:table-cell office:value-type="float" office:value="2.432">
                <text:p>2.432</text:p>
              </table:table-cell>
            </table:table-row>
            <table:table-row>
              <table:table-cell office:value-type="float" office:value="41785">
                <text:p>41785</text:p>
              </table:table-cell>
              <table:table-cell office:value-type="float" office:value="1.712">
                <text:p>1.712</text:p>
              </table:table-cell>
            </table:table-row>
            <table:table-row>
              <table:table-cell office:value-type="float" office:value="41860">
                <text:p>41860</text:p>
              </table:table-cell>
              <table:table-cell office:value-type="float" office:value="1.856">
                <text:p>1.856</text:p>
              </table:table-cell>
            </table:table-row>
            <table:table-row>
              <table:table-cell office:value-type="float" office:value="41935">
                <text:p>41935</text:p>
              </table:table-cell>
              <table:table-cell office:value-type="float" office:value="4.456">
                <text:p>4.456</text:p>
              </table:table-cell>
            </table:table-row>
            <table:table-row>
              <table:table-cell office:value-type="float" office:value="42010">
                <text:p>42010</text:p>
              </table:table-cell>
              <table:table-cell office:value-type="float" office:value="4.04">
                <text:p>4.04</text:p>
              </table:table-cell>
            </table:table-row>
            <table:table-row>
              <table:table-cell office:value-type="float" office:value="42085">
                <text:p>42085</text:p>
              </table:table-cell>
              <table:table-cell office:value-type="float" office:value="4.136">
                <text:p>4.136</text:p>
              </table:table-cell>
            </table:table-row>
            <table:table-row>
              <table:table-cell office:value-type="float" office:value="42160">
                <text:p>42160</text:p>
              </table:table-cell>
              <table:table-cell office:value-type="float" office:value="4.612">
                <text:p>4.612</text:p>
              </table:table-cell>
            </table:table-row>
            <table:table-row>
              <table:table-cell office:value-type="float" office:value="42235">
                <text:p>42235</text:p>
              </table:table-cell>
              <table:table-cell office:value-type="float" office:value="4.98">
                <text:p>4.98</text:p>
              </table:table-cell>
            </table:table-row>
            <table:table-row>
              <table:table-cell office:value-type="float" office:value="42310">
                <text:p>42310</text:p>
              </table:table-cell>
              <table:table-cell office:value-type="float" office:value="1.136">
                <text:p>1.136</text:p>
              </table:table-cell>
            </table:table-row>
            <table:table-row>
              <table:table-cell office:value-type="float" office:value="42385">
                <text:p>42385</text:p>
              </table:table-cell>
              <table:table-cell office:value-type="float" office:value="4.128">
                <text:p>4.128</text:p>
              </table:table-cell>
            </table:table-row>
            <table:table-row>
              <table:table-cell office:value-type="float" office:value="42460">
                <text:p>42460</text:p>
              </table:table-cell>
              <table:table-cell office:value-type="float" office:value="3.536">
                <text:p>3.536</text:p>
              </table:table-cell>
            </table:table-row>
            <table:table-row>
              <table:table-cell office:value-type="float" office:value="42535">
                <text:p>42535</text:p>
              </table:table-cell>
              <table:table-cell office:value-type="float" office:value="3.724">
                <text:p>3.724</text:p>
              </table:table-cell>
            </table:table-row>
            <table:table-row>
              <table:table-cell office:value-type="float" office:value="42610">
                <text:p>42610</text:p>
              </table:table-cell>
              <table:table-cell office:value-type="float" office:value="4.092">
                <text:p>4.092</text:p>
              </table:table-cell>
            </table:table-row>
            <table:table-row>
              <table:table-cell office:value-type="float" office:value="42685">
                <text:p>42685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float" office:value="42760">
                <text:p>42760</text:p>
              </table:table-cell>
              <table:table-cell office:value-type="float" office:value="2.744">
                <text:p>2.744</text:p>
              </table:table-cell>
            </table:table-row>
            <table:table-row>
              <table:table-cell office:value-type="float" office:value="42835">
                <text:p>42835</text:p>
              </table:table-cell>
              <table:table-cell office:value-type="float" office:value="0.696">
                <text:p>0.696</text:p>
              </table:table-cell>
            </table:table-row>
            <table:table-row>
              <table:table-cell office:value-type="float" office:value="42910">
                <text:p>42910</text:p>
              </table:table-cell>
              <table:table-cell office:value-type="float" office:value="1.328">
                <text:p>1.328</text:p>
              </table:table-cell>
            </table:table-row>
            <table:table-row>
              <table:table-cell office:value-type="float" office:value="42985">
                <text:p>42985</text:p>
              </table:table-cell>
              <table:table-cell office:value-type="float" office:value="5.64">
                <text:p>5.64</text:p>
              </table:table-cell>
            </table:table-row>
            <table:table-row>
              <table:table-cell office:value-type="float" office:value="43060">
                <text:p>43060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float" office:value="43135">
                <text:p>43135</text:p>
              </table:table-cell>
              <table:table-cell office:value-type="float" office:value="2.144">
                <text:p>2.144</text:p>
              </table:table-cell>
            </table:table-row>
            <table:table-row>
              <table:table-cell office:value-type="float" office:value="43210">
                <text:p>43210</text:p>
              </table:table-cell>
              <table:table-cell office:value-type="float" office:value="0.784">
                <text:p>0.784</text:p>
              </table:table-cell>
            </table:table-row>
            <table:table-row>
              <table:table-cell office:value-type="float" office:value="43285">
                <text:p>43285</text:p>
              </table:table-cell>
              <table:table-cell office:value-type="float" office:value="5.652">
                <text:p>5.652</text:p>
              </table:table-cell>
            </table:table-row>
            <table:table-row>
              <table:table-cell office:value-type="float" office:value="43360">
                <text:p>43360</text:p>
              </table:table-cell>
              <table:table-cell office:value-type="float" office:value="3.984">
                <text:p>3.984</text:p>
              </table:table-cell>
            </table:table-row>
            <table:table-row>
              <table:table-cell office:value-type="float" office:value="43435">
                <text:p>43435</text:p>
              </table:table-cell>
              <table:table-cell office:value-type="float" office:value="4.228">
                <text:p>4.228</text:p>
              </table:table-cell>
            </table:table-row>
            <table:table-row>
              <table:table-cell office:value-type="float" office:value="43510">
                <text:p>43510</text:p>
              </table:table-cell>
              <table:table-cell office:value-type="float" office:value="5.196">
                <text:p>5.196</text:p>
              </table:table-cell>
            </table:table-row>
            <table:table-row>
              <table:table-cell office:value-type="float" office:value="43585">
                <text:p>43585</text:p>
              </table:table-cell>
              <table:table-cell office:value-type="float" office:value="2.296">
                <text:p>2.296</text:p>
              </table:table-cell>
            </table:table-row>
            <table:table-row>
              <table:table-cell office:value-type="float" office:value="43660">
                <text:p>43660</text:p>
              </table:table-cell>
              <table:table-cell office:value-type="float" office:value="5.908">
                <text:p>5.908</text:p>
              </table:table-cell>
            </table:table-row>
            <table:table-row>
              <table:table-cell office:value-type="float" office:value="43735">
                <text:p>43735</text:p>
              </table:table-cell>
              <table:table-cell office:value-type="float" office:value="3.672">
                <text:p>3.672</text:p>
              </table:table-cell>
            </table:table-row>
            <table:table-row>
              <table:table-cell office:value-type="float" office:value="43810">
                <text:p>43810</text:p>
              </table:table-cell>
              <table:table-cell office:value-type="float" office:value="1.128">
                <text:p>1.128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5.424">
                <text:p>5.424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936">
                <text:p>0.936</text:p>
              </table:table-cell>
            </table:table-row>
            <table:table-row>
              <table:table-cell office:value-type="float" office:value="44035">
                <text:p>44035</text:p>
              </table:table-cell>
              <table:table-cell office:value-type="float" office:value="2.84">
                <text:p>2.84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3.676">
                <text:p>3.676</text:p>
              </table:table-cell>
            </table:table-row>
            <table:table-row>
              <table:table-cell office:value-type="float" office:value="44185">
                <text:p>44185</text:p>
              </table:table-cell>
              <table:table-cell office:value-type="float" office:value="3.656">
                <text:p>3.656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float" office:value="44335">
                <text:p>44335</text:p>
              </table:table-cell>
              <table:table-cell office:value-type="float" office:value="2.708">
                <text:p>2.708</text:p>
              </table:table-cell>
            </table:table-row>
            <table:table-row>
              <table:table-cell office:value-type="float" office:value="44410">
                <text:p>44410</text:p>
              </table:table-cell>
              <table:table-cell office:value-type="float" office:value="6.252">
                <text:p>6.252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4.628">
                <text:p>4.628</text:p>
              </table:table-cell>
            </table:table-row>
            <table:table-row>
              <table:table-cell office:value-type="float" office:value="44560">
                <text:p>44560</text:p>
              </table:table-cell>
              <table:table-cell office:value-type="float" office:value="3.804">
                <text:p>3.804</text:p>
              </table:table-cell>
            </table:table-row>
            <table:table-row>
              <table:table-cell office:value-type="float" office:value="44635">
                <text:p>44635</text:p>
              </table:table-cell>
              <table:table-cell office:value-type="float" office:value="2.312">
                <text:p>2.312</text:p>
              </table:table-cell>
            </table:table-row>
            <table:table-row>
              <table:table-cell office:value-type="float" office:value="44710">
                <text:p>44710</text:p>
              </table:table-cell>
              <table:table-cell office:value-type="float" office:value="6.12">
                <text:p>6.12</text:p>
              </table:table-cell>
            </table:table-row>
            <table:table-row>
              <table:table-cell office:value-type="float" office:value="44785">
                <text:p>44785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float" office:value="44860">
                <text:p>44860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float" office:value="44935">
                <text:p>44935</text:p>
              </table:table-cell>
              <table:table-cell office:value-type="float" office:value="6.048">
                <text:p>6.048</text:p>
              </table:table-cell>
            </table:table-row>
            <table:table-row>
              <table:table-cell office:value-type="float" office:value="45010">
                <text:p>45010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float" office:value="45085">
                <text:p>45085</text:p>
              </table:table-cell>
              <table:table-cell office:value-type="float" office:value="4.848">
                <text:p>4.848</text:p>
              </table:table-cell>
            </table:table-row>
            <table:table-row>
              <table:table-cell office:value-type="float" office:value="45160">
                <text:p>45160</text:p>
              </table:table-cell>
              <table:table-cell office:value-type="float" office:value="3.628">
                <text:p>3.628</text:p>
              </table:table-cell>
            </table:table-row>
            <table:table-row>
              <table:table-cell office:value-type="float" office:value="45235">
                <text:p>45235</text:p>
              </table:table-cell>
              <table:table-cell office:value-type="float" office:value="2.352">
                <text:p>2.352</text:p>
              </table:table-cell>
            </table:table-row>
            <table:table-row>
              <table:table-cell office:value-type="float" office:value="45310">
                <text:p>45310</text:p>
              </table:table-cell>
              <table:table-cell office:value-type="float" office:value="4.288">
                <text:p>4.288</text:p>
              </table:table-cell>
            </table:table-row>
            <table:table-row>
              <table:table-cell office:value-type="float" office:value="45385">
                <text:p>45385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float" office:value="45460">
                <text:p>45460</text:p>
              </table:table-cell>
              <table:table-cell office:value-type="float" office:value="3.364">
                <text:p>3.364</text:p>
              </table:table-cell>
            </table:table-row>
            <table:table-row>
              <table:table-cell office:value-type="float" office:value="45535">
                <text:p>45535</text:p>
              </table:table-cell>
              <table:table-cell office:value-type="float" office:value="2.716">
                <text:p>2.716</text:p>
              </table:table-cell>
            </table:table-row>
            <table:table-row>
              <table:table-cell office:value-type="float" office:value="45610">
                <text:p>45610</text:p>
              </table:table-cell>
              <table:table-cell office:value-type="float" office:value="1.072">
                <text:p>1.072</text:p>
              </table:table-cell>
            </table:table-row>
            <table:table-row>
              <table:table-cell office:value-type="float" office:value="45685">
                <text:p>45685</text:p>
              </table:table-cell>
              <table:table-cell office:value-type="float" office:value="6.74">
                <text:p>6.74</text:p>
              </table:table-cell>
            </table:table-row>
            <table:table-row>
              <table:table-cell office:value-type="float" office:value="45760">
                <text:p>45760</text:p>
              </table:table-cell>
              <table:table-cell office:value-type="float" office:value="5.068">
                <text:p>5.068</text:p>
              </table:table-cell>
            </table:table-row>
            <table:table-row>
              <table:table-cell office:value-type="float" office:value="45835">
                <text:p>4583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5910">
                <text:p>45910</text:p>
              </table:table-cell>
              <table:table-cell office:value-type="float" office:value="6.044">
                <text:p>6.044</text:p>
              </table:table-cell>
            </table:table-row>
            <table:table-row>
              <table:table-cell office:value-type="float" office:value="45985">
                <text:p>45985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float" office:value="46060">
                <text:p>46060</text:p>
              </table:table-cell>
              <table:table-cell office:value-type="float" office:value="6.44">
                <text:p>6.44</text:p>
              </table:table-cell>
            </table:table-row>
            <table:table-row>
              <table:table-cell office:value-type="float" office:value="46135">
                <text:p>46135</text:p>
              </table:table-cell>
              <table:table-cell office:value-type="float" office:value="2.456">
                <text:p>2.456</text:p>
              </table:table-cell>
            </table:table-row>
            <table:table-row>
              <table:table-cell office:value-type="float" office:value="46210">
                <text:p>46210</text:p>
              </table:table-cell>
              <table:table-cell office:value-type="float" office:value="1.484">
                <text:p>1.484</text:p>
              </table:table-cell>
            </table:table-row>
            <table:table-row>
              <table:table-cell office:value-type="float" office:value="46285">
                <text:p>46285</text:p>
              </table:table-cell>
              <table:table-cell office:value-type="float" office:value="2.676">
                <text:p>2.676</text:p>
              </table:table-cell>
            </table:table-row>
            <table:table-row>
              <table:table-cell office:value-type="float" office:value="46360">
                <text:p>46360</text:p>
              </table:table-cell>
              <table:table-cell office:value-type="float" office:value="3.536">
                <text:p>3.536</text:p>
              </table:table-cell>
            </table:table-row>
            <table:table-row>
              <table:table-cell office:value-type="float" office:value="46435">
                <text:p>46435</text:p>
              </table:table-cell>
              <table:table-cell office:value-type="float" office:value="0.872">
                <text:p>0.872</text:p>
              </table:table-cell>
            </table:table-row>
            <table:table-row>
              <table:table-cell office:value-type="float" office:value="46510">
                <text:p>46510</text:p>
              </table:table-cell>
              <table:table-cell office:value-type="float" office:value="1.588">
                <text:p>1.588</text:p>
              </table:table-cell>
            </table:table-row>
            <table:table-row>
              <table:table-cell office:value-type="float" office:value="46585">
                <text:p>46585</text:p>
              </table:table-cell>
              <table:table-cell office:value-type="float" office:value="2.148">
                <text:p>2.148</text:p>
              </table:table-cell>
            </table:table-row>
            <table:table-row>
              <table:table-cell office:value-type="float" office:value="46660">
                <text:p>46660</text:p>
              </table:table-cell>
              <table:table-cell office:value-type="float" office:value="1.112">
                <text:p>1.112</text:p>
              </table:table-cell>
            </table:table-row>
            <table:table-row>
              <table:table-cell office:value-type="float" office:value="46735">
                <text:p>46735</text:p>
              </table:table-cell>
              <table:table-cell office:value-type="float" office:value="4.604">
                <text:p>4.604</text:p>
              </table:table-cell>
            </table:table-row>
            <table:table-row>
              <table:table-cell office:value-type="float" office:value="46810">
                <text:p>46810</text:p>
              </table:table-cell>
              <table:table-cell office:value-type="float" office:value="4.648">
                <text:p>4.648</text:p>
              </table:table-cell>
            </table:table-row>
            <table:table-row>
              <table:table-cell office:value-type="float" office:value="46885">
                <text:p>46885</text:p>
              </table:table-cell>
              <table:table-cell office:value-type="float" office:value="3.524">
                <text:p>3.524</text:p>
              </table:table-cell>
            </table:table-row>
            <table:table-row>
              <table:table-cell office:value-type="float" office:value="46960">
                <text:p>46960</text:p>
              </table:table-cell>
              <table:table-cell office:value-type="float" office:value="7.252">
                <text:p>7.252</text:p>
              </table:table-cell>
            </table:table-row>
            <table:table-row>
              <table:table-cell office:value-type="float" office:value="47035">
                <text:p>47035</text:p>
              </table:table-cell>
              <table:table-cell office:value-type="float" office:value="5.588">
                <text:p>5.588</text:p>
              </table:table-cell>
            </table:table-row>
            <table:table-row>
              <table:table-cell office:value-type="float" office:value="47110">
                <text:p>47110</text:p>
              </table:table-cell>
              <table:table-cell office:value-type="float" office:value="3.872">
                <text:p>3.872</text:p>
              </table:table-cell>
            </table:table-row>
            <table:table-row>
              <table:table-cell office:value-type="float" office:value="47185">
                <text:p>47185</text:p>
              </table:table-cell>
              <table:table-cell office:value-type="float" office:value="1.596">
                <text:p>1.596</text:p>
              </table:table-cell>
            </table:table-row>
            <table:table-row>
              <table:table-cell office:value-type="float" office:value="47260">
                <text:p>47260</text:p>
              </table:table-cell>
              <table:table-cell office:value-type="float" office:value="3.924">
                <text:p>3.924</text:p>
              </table:table-cell>
            </table:table-row>
            <table:table-row>
              <table:table-cell office:value-type="float" office:value="47335">
                <text:p>47335</text:p>
              </table:table-cell>
              <table:table-cell office:value-type="float" office:value="6.244">
                <text:p>6.244</text:p>
              </table:table-cell>
            </table:table-row>
            <table:table-row>
              <table:table-cell office:value-type="float" office:value="47410">
                <text:p>47410</text:p>
              </table:table-cell>
              <table:table-cell office:value-type="float" office:value="2.368">
                <text:p>2.368</text:p>
              </table:table-cell>
            </table:table-row>
            <table:table-row>
              <table:table-cell office:value-type="float" office:value="47485">
                <text:p>47485</text:p>
              </table:table-cell>
              <table:table-cell office:value-type="float" office:value="6.124">
                <text:p>6.124</text:p>
              </table:table-cell>
            </table:table-row>
            <table:table-row>
              <table:table-cell office:value-type="float" office:value="47560">
                <text:p>47560</text:p>
              </table:table-cell>
              <table:table-cell office:value-type="float" office:value="2.916">
                <text:p>2.916</text:p>
              </table:table-cell>
            </table:table-row>
            <table:table-row>
              <table:table-cell office:value-type="float" office:value="47635">
                <text:p>47635</text:p>
              </table:table-cell>
              <table:table-cell office:value-type="float" office:value="4.244">
                <text:p>4.244</text:p>
              </table:table-cell>
            </table:table-row>
            <table:table-row>
              <table:table-cell office:value-type="float" office:value="47710">
                <text:p>47710</text:p>
              </table:table-cell>
              <table:table-cell office:value-type="float" office:value="2.964">
                <text:p>2.964</text:p>
              </table:table-cell>
            </table:table-row>
            <table:table-row>
              <table:table-cell office:value-type="float" office:value="47785">
                <text:p>47785</text:p>
              </table:table-cell>
              <table:table-cell office:value-type="float" office:value="2.644">
                <text:p>2.644</text:p>
              </table:table-cell>
            </table:table-row>
            <table:table-row>
              <table:table-cell office:value-type="float" office:value="47860">
                <text:p>47860</text:p>
              </table:table-cell>
              <table:table-cell office:value-type="float" office:value="3.084">
                <text:p>3.084</text:p>
              </table:table-cell>
            </table:table-row>
            <table:table-row>
              <table:table-cell office:value-type="float" office:value="47935">
                <text:p>47935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float" office:value="48010">
                <text:p>48010</text:p>
              </table:table-cell>
              <table:table-cell office:value-type="float" office:value="4.888">
                <text:p>4.888</text:p>
              </table:table-cell>
            </table:table-row>
            <table:table-row>
              <table:table-cell office:value-type="float" office:value="48085">
                <text:p>48085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float" office:value="48160">
                <text:p>48160</text:p>
              </table:table-cell>
              <table:table-cell office:value-type="float" office:value="3.264">
                <text:p>3.264</text:p>
              </table:table-cell>
            </table:table-row>
            <table:table-row>
              <table:table-cell office:value-type="float" office:value="48235">
                <text:p>48235</text:p>
              </table:table-cell>
              <table:table-cell office:value-type="float" office:value="4.332">
                <text:p>4.332</text:p>
              </table:table-cell>
            </table:table-row>
            <table:table-row>
              <table:table-cell office:value-type="float" office:value="48310">
                <text:p>48310</text:p>
              </table:table-cell>
              <table:table-cell office:value-type="float" office:value="2.444">
                <text:p>2.444</text:p>
              </table:table-cell>
            </table:table-row>
            <table:table-row>
              <table:table-cell office:value-type="float" office:value="48385">
                <text:p>48385</text:p>
              </table:table-cell>
              <table:table-cell office:value-type="float" office:value="5.14">
                <text:p>5.14</text:p>
              </table:table-cell>
            </table:table-row>
            <table:table-row>
              <table:table-cell office:value-type="float" office:value="48460">
                <text:p>48460</text:p>
              </table:table-cell>
              <table:table-cell office:value-type="float" office:value="5.74">
                <text:p>5.74</text:p>
              </table:table-cell>
            </table:table-row>
            <table:table-row>
              <table:table-cell office:value-type="float" office:value="48535">
                <text:p>48535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float" office:value="48610">
                <text:p>48610</text:p>
              </table:table-cell>
              <table:table-cell office:value-type="float" office:value="1.532">
                <text:p>1.532</text:p>
              </table:table-cell>
            </table:table-row>
            <table:table-row>
              <table:table-cell office:value-type="float" office:value="48685">
                <text:p>48685</text:p>
              </table:table-cell>
              <table:table-cell office:value-type="float" office:value="2.248">
                <text:p>2.248</text:p>
              </table:table-cell>
            </table:table-row>
            <table:table-row>
              <table:table-cell office:value-type="float" office:value="48760">
                <text:p>48760</text:p>
              </table:table-cell>
              <table:table-cell office:value-type="float" office:value="2.512">
                <text:p>2.512</text:p>
              </table:table-cell>
            </table:table-row>
            <table:table-row>
              <table:table-cell office:value-type="float" office:value="48835">
                <text:p>48835</text:p>
              </table:table-cell>
              <table:table-cell office:value-type="float" office:value="2.088">
                <text:p>2.088</text:p>
              </table:table-cell>
            </table:table-row>
            <table:table-row>
              <table:table-cell office:value-type="float" office:value="48910">
                <text:p>48910</text:p>
              </table:table-cell>
              <table:table-cell office:value-type="float" office:value="3.32">
                <text:p>3.32</text:p>
              </table:table-cell>
            </table:table-row>
            <table:table-row>
              <table:table-cell office:value-type="float" office:value="48985">
                <text:p>48985</text:p>
              </table:table-cell>
              <table:table-cell office:value-type="float" office:value="2.324">
                <text:p>2.324</text:p>
              </table:table-cell>
            </table:table-row>
            <table:table-row>
              <table:table-cell office:value-type="float" office:value="49060">
                <text:p>49060</text:p>
              </table:table-cell>
              <table:table-cell office:value-type="float" office:value="5.58">
                <text:p>5.58</text:p>
              </table:table-cell>
            </table:table-row>
            <table:table-row>
              <table:table-cell office:value-type="float" office:value="49135">
                <text:p>49135</text:p>
              </table:table-cell>
              <table:table-cell office:value-type="float" office:value="3.732">
                <text:p>3.732</text:p>
              </table:table-cell>
            </table:table-row>
            <table:table-row>
              <table:table-cell office:value-type="float" office:value="49210">
                <text:p>49210</text:p>
              </table:table-cell>
              <table:table-cell office:value-type="float" office:value="1.016">
                <text:p>1.016</text:p>
              </table:table-cell>
            </table:table-row>
            <table:table-row>
              <table:table-cell office:value-type="float" office:value="49285">
                <text:p>49285</text:p>
              </table:table-cell>
              <table:table-cell office:value-type="float" office:value="5.212">
                <text:p>5.212</text:p>
              </table:table-cell>
            </table:table-row>
            <table:table-row>
              <table:table-cell office:value-type="float" office:value="49360">
                <text:p>49360</text:p>
              </table:table-cell>
              <table:table-cell office:value-type="float" office:value="7.376">
                <text:p>7.376</text:p>
              </table:table-cell>
            </table:table-row>
            <table:table-row>
              <table:table-cell office:value-type="float" office:value="49435">
                <text:p>49435</text:p>
              </table:table-cell>
              <table:table-cell office:value-type="float" office:value="1.216">
                <text:p>1.216</text:p>
              </table:table-cell>
            </table:table-row>
            <table:table-row>
              <table:table-cell office:value-type="float" office:value="49510">
                <text:p>49510</text:p>
              </table:table-cell>
              <table:table-cell office:value-type="float" office:value="7.24">
                <text:p>7.24</text:p>
              </table:table-cell>
            </table:table-row>
            <table:table-row>
              <table:table-cell office:value-type="float" office:value="49585">
                <text:p>49585</text:p>
              </table:table-cell>
              <table:table-cell office:value-type="float" office:value="2.708">
                <text:p>2.708</text:p>
              </table:table-cell>
            </table:table-row>
            <table:table-row>
              <table:table-cell office:value-type="float" office:value="49660">
                <text:p>49660</text:p>
              </table:table-cell>
              <table:table-cell office:value-type="float" office:value="6.964">
                <text:p>6.964</text:p>
              </table:table-cell>
            </table:table-row>
            <table:table-row>
              <table:table-cell office:value-type="float" office:value="49735">
                <text:p>49735</text:p>
              </table:table-cell>
              <table:table-cell office:value-type="float" office:value="7.228">
                <text:p>7.228</text:p>
              </table:table-cell>
            </table:table-row>
            <table:table-row>
              <table:table-cell office:value-type="float" office:value="49810">
                <text:p>49810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float" office:value="49885">
                <text:p>49885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float" office:value="49960">
                <text:p>49960</text:p>
              </table:table-cell>
              <table:table-cell office:value-type="float" office:value="7.924">
                <text:p>7.924</text:p>
              </table:table-cell>
            </table:table-row>
            <table:table-row>
              <table:table-cell office:value-type="float" office:value="50035">
                <text:p>50035</text:p>
              </table:table-cell>
              <table:table-cell office:value-type="float" office:value="6.664">
                <text:p>6.664</text:p>
              </table:table-cell>
            </table:table-row>
            <table:table-row>
              <table:table-cell office:value-type="float" office:value="50110">
                <text:p>50110</text:p>
              </table:table-cell>
              <table:table-cell office:value-type="float" office:value="4.644">
                <text:p>4.644</text:p>
              </table:table-cell>
            </table:table-row>
            <table:table-row>
              <table:table-cell office:value-type="float" office:value="50185">
                <text:p>50185</text:p>
              </table:table-cell>
              <table:table-cell office:value-type="float" office:value="3.516">
                <text:p>3.516</text:p>
              </table:table-cell>
            </table:table-row>
            <table:table-row>
              <table:table-cell office:value-type="float" office:value="50260">
                <text:p>50260</text:p>
              </table:table-cell>
              <table:table-cell office:value-type="float" office:value="6.384">
                <text:p>6.384</text:p>
              </table:table-cell>
            </table:table-row>
            <table:table-row>
              <table:table-cell office:value-type="float" office:value="50335">
                <text:p>50335</text:p>
              </table:table-cell>
              <table:table-cell office:value-type="float" office:value="1.396">
                <text:p>1.396</text:p>
              </table:table-cell>
            </table:table-row>
            <table:table-row>
              <table:table-cell office:value-type="float" office:value="50410">
                <text:p>50410</text:p>
              </table:table-cell>
              <table:table-cell office:value-type="float" office:value="4.212">
                <text:p>4.212</text:p>
              </table:table-cell>
            </table:table-row>
            <table:table-row>
              <table:table-cell office:value-type="float" office:value="50485">
                <text:p>50485</text:p>
              </table:table-cell>
              <table:table-cell office:value-type="float" office:value="7.648">
                <text:p>7.648</text:p>
              </table:table-cell>
            </table:table-row>
            <table:table-row>
              <table:table-cell office:value-type="float" office:value="50560">
                <text:p>50560</text:p>
              </table:table-cell>
              <table:table-cell office:value-type="float" office:value="1.728">
                <text:p>1.728</text:p>
              </table:table-cell>
            </table:table-row>
            <table:table-row>
              <table:table-cell office:value-type="float" office:value="50635">
                <text:p>50635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float" office:value="50710">
                <text:p>50710</text:p>
              </table:table-cell>
              <table:table-cell office:value-type="float" office:value="7.04">
                <text:p>7.04</text:p>
              </table:table-cell>
            </table:table-row>
            <table:table-row>
              <table:table-cell office:value-type="float" office:value="50785">
                <text:p>50785</text:p>
              </table:table-cell>
              <table:table-cell office:value-type="float" office:value="6.812">
                <text:p>6.812</text:p>
              </table:table-cell>
            </table:table-row>
            <table:table-row>
              <table:table-cell office:value-type="float" office:value="50860">
                <text:p>50860</text:p>
              </table:table-cell>
              <table:table-cell office:value-type="float" office:value="1.532">
                <text:p>1.532</text:p>
              </table:table-cell>
            </table:table-row>
            <table:table-row>
              <table:table-cell office:value-type="float" office:value="50935">
                <text:p>50935</text:p>
              </table:table-cell>
              <table:table-cell office:value-type="float" office:value="3.404">
                <text:p>3.404</text:p>
              </table:table-cell>
            </table:table-row>
            <table:table-row>
              <table:table-cell office:value-type="float" office:value="51010">
                <text:p>51010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float" office:value="51085">
                <text:p>51085</text:p>
              </table:table-cell>
              <table:table-cell office:value-type="float" office:value="8.132">
                <text:p>8.132</text:p>
              </table:table-cell>
            </table:table-row>
            <table:table-row>
              <table:table-cell office:value-type="float" office:value="51160">
                <text:p>51160</text:p>
              </table:table-cell>
              <table:table-cell office:value-type="float" office:value="1.44">
                <text:p>1.44</text:p>
              </table:table-cell>
            </table:table-row>
            <table:table-row>
              <table:table-cell office:value-type="float" office:value="51235">
                <text:p>51235</text:p>
              </table:table-cell>
              <table:table-cell office:value-type="float" office:value="1.56">
                <text:p>1.56</text:p>
              </table:table-cell>
            </table:table-row>
            <table:table-row>
              <table:table-cell office:value-type="float" office:value="51310">
                <text:p>51310</text:p>
              </table:table-cell>
              <table:table-cell office:value-type="float" office:value="7.716">
                <text:p>7.716</text:p>
              </table:table-cell>
            </table:table-row>
            <table:table-row>
              <table:table-cell office:value-type="float" office:value="51385">
                <text:p>51385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51460">
                <text:p>51460</text:p>
              </table:table-cell>
              <table:table-cell office:value-type="float" office:value="5.14">
                <text:p>5.14</text:p>
              </table:table-cell>
            </table:table-row>
            <table:table-row>
              <table:table-cell office:value-type="float" office:value="51535">
                <text:p>51535</text:p>
              </table:table-cell>
              <table:table-cell office:value-type="float" office:value="4.424">
                <text:p>4.424</text:p>
              </table:table-cell>
            </table:table-row>
            <table:table-row>
              <table:table-cell office:value-type="float" office:value="51610">
                <text:p>51610</text:p>
              </table:table-cell>
              <table:table-cell office:value-type="float" office:value="8.288">
                <text:p>8.288</text:p>
              </table:table-cell>
            </table:table-row>
            <table:table-row>
              <table:table-cell office:value-type="float" office:value="51685">
                <text:p>51685</text:p>
              </table:table-cell>
              <table:table-cell office:value-type="float" office:value="0.992">
                <text:p>0.992</text:p>
              </table:table-cell>
            </table:table-row>
            <table:table-row>
              <table:table-cell office:value-type="float" office:value="51760">
                <text:p>51760</text:p>
              </table:table-cell>
              <table:table-cell office:value-type="float" office:value="4.156">
                <text:p>4.156</text:p>
              </table:table-cell>
            </table:table-row>
            <table:table-row>
              <table:table-cell office:value-type="float" office:value="51835">
                <text:p>51835</text:p>
              </table:table-cell>
              <table:table-cell office:value-type="float" office:value="8.28">
                <text:p>8.28</text:p>
              </table:table-cell>
            </table:table-row>
            <table:table-row>
              <table:table-cell office:value-type="float" office:value="51910">
                <text:p>51910</text:p>
              </table:table-cell>
              <table:table-cell office:value-type="float" office:value="4.752">
                <text:p>4.752</text:p>
              </table:table-cell>
            </table:table-row>
            <table:table-row>
              <table:table-cell office:value-type="float" office:value="51985">
                <text:p>51985</text:p>
              </table:table-cell>
              <table:table-cell office:value-type="float" office:value="4.444">
                <text:p>4.444</text:p>
              </table:table-cell>
            </table:table-row>
            <table:table-row>
              <table:table-cell office:value-type="float" office:value="52060">
                <text:p>52060</text:p>
              </table:table-cell>
              <table:table-cell office:value-type="float" office:value="4.072">
                <text:p>4.072</text:p>
              </table:table-cell>
            </table:table-row>
            <table:table-row>
              <table:table-cell office:value-type="float" office:value="52135">
                <text:p>52135</text:p>
              </table:table-cell>
              <table:table-cell office:value-type="float" office:value="5.036">
                <text:p>5.036</text:p>
              </table:table-cell>
            </table:table-row>
            <table:table-row>
              <table:table-cell office:value-type="float" office:value="52210">
                <text:p>52210</text:p>
              </table:table-cell>
              <table:table-cell office:value-type="float" office:value="7.644">
                <text:p>7.644</text:p>
              </table:table-cell>
            </table:table-row>
            <table:table-row>
              <table:table-cell office:value-type="float" office:value="52285">
                <text:p>5228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52360">
                <text:p>52360</text:p>
              </table:table-cell>
              <table:table-cell office:value-type="float" office:value="2.42">
                <text:p>2.42</text:p>
              </table:table-cell>
            </table:table-row>
            <table:table-row>
              <table:table-cell office:value-type="float" office:value="52435">
                <text:p>52435</text:p>
              </table:table-cell>
              <table:table-cell office:value-type="float" office:value="9.932">
                <text:p>9.932</text:p>
              </table:table-cell>
            </table:table-row>
            <table:table-row>
              <table:table-cell office:value-type="float" office:value="52510">
                <text:p>52510</text:p>
              </table:table-cell>
              <table:table-cell office:value-type="float" office:value="2.448">
                <text:p>2.448</text:p>
              </table:table-cell>
            </table:table-row>
            <table:table-row>
              <table:table-cell office:value-type="float" office:value="52585">
                <text:p>52585</text:p>
              </table:table-cell>
              <table:table-cell office:value-type="float" office:value="5.488">
                <text:p>5.488</text:p>
              </table:table-cell>
            </table:table-row>
            <table:table-row>
              <table:table-cell office:value-type="float" office:value="52660">
                <text:p>52660</text:p>
              </table:table-cell>
              <table:table-cell office:value-type="float" office:value="8.036">
                <text:p>8.036</text:p>
              </table:table-cell>
            </table:table-row>
            <table:table-row>
              <table:table-cell office:value-type="float" office:value="52735">
                <text:p>52735</text:p>
              </table:table-cell>
              <table:table-cell office:value-type="float" office:value="7.032">
                <text:p>7.032</text:p>
              </table:table-cell>
            </table:table-row>
            <table:table-row>
              <table:table-cell office:value-type="float" office:value="52810">
                <text:p>52810</text:p>
              </table:table-cell>
              <table:table-cell office:value-type="float" office:value="4.252">
                <text:p>4.252</text:p>
              </table:table-cell>
            </table:table-row>
            <table:table-row>
              <table:table-cell office:value-type="float" office:value="52885">
                <text:p>52885</text:p>
              </table:table-cell>
              <table:table-cell office:value-type="float" office:value="5.46">
                <text:p>5.46</text:p>
              </table:table-cell>
            </table:table-row>
            <table:table-row>
              <table:table-cell office:value-type="float" office:value="52960">
                <text:p>52960</text:p>
              </table:table-cell>
              <table:table-cell office:value-type="float" office:value="4.224">
                <text:p>4.224</text:p>
              </table:table-cell>
            </table:table-row>
            <table:table-row>
              <table:table-cell office:value-type="float" office:value="53035">
                <text:p>53035</text:p>
              </table:table-cell>
              <table:table-cell office:value-type="float" office:value="2.092">
                <text:p>2.092</text:p>
              </table:table-cell>
            </table:table-row>
            <table:table-row>
              <table:table-cell office:value-type="float" office:value="53110">
                <text:p>53110</text:p>
              </table:table-cell>
              <table:table-cell office:value-type="float" office:value="2.904">
                <text:p>2.904</text:p>
              </table:table-cell>
            </table:table-row>
            <table:table-row>
              <table:table-cell office:value-type="float" office:value="53185">
                <text:p>53185</text:p>
              </table:table-cell>
              <table:table-cell office:value-type="float" office:value="7.864">
                <text:p>7.864</text:p>
              </table:table-cell>
            </table:table-row>
            <table:table-row>
              <table:table-cell office:value-type="float" office:value="53260">
                <text:p>53260</text:p>
              </table:table-cell>
              <table:table-cell office:value-type="float" office:value="3.692">
                <text:p>3.692</text:p>
              </table:table-cell>
            </table:table-row>
            <table:table-row>
              <table:table-cell office:value-type="float" office:value="53335">
                <text:p>53335</text:p>
              </table:table-cell>
              <table:table-cell office:value-type="float" office:value="3.244">
                <text:p>3.244</text:p>
              </table:table-cell>
            </table:table-row>
            <table:table-row>
              <table:table-cell office:value-type="float" office:value="53410">
                <text:p>53410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53485">
                <text:p>53485</text:p>
              </table:table-cell>
              <table:table-cell office:value-type="float" office:value="1.248">
                <text:p>1.248</text:p>
              </table:table-cell>
            </table:table-row>
            <table:table-row>
              <table:table-cell office:value-type="float" office:value="53560">
                <text:p>53560</text:p>
              </table:table-cell>
              <table:table-cell office:value-type="float" office:value="1.068">
                <text:p>1.068</text:p>
              </table:table-cell>
            </table:table-row>
            <table:table-row>
              <table:table-cell office:value-type="float" office:value="53635">
                <text:p>53635</text:p>
              </table:table-cell>
              <table:table-cell office:value-type="float" office:value="5.492">
                <text:p>5.492</text:p>
              </table:table-cell>
            </table:table-row>
            <table:table-row>
              <table:table-cell office:value-type="float" office:value="53710">
                <text:p>53710</text:p>
              </table:table-cell>
              <table:table-cell office:value-type="float" office:value="4.896">
                <text:p>4.896</text:p>
              </table:table-cell>
            </table:table-row>
            <table:table-row>
              <table:table-cell office:value-type="float" office:value="53785">
                <text:p>53785</text:p>
              </table:table-cell>
              <table:table-cell office:value-type="float" office:value="7.856">
                <text:p>7.856</text:p>
              </table:table-cell>
            </table:table-row>
            <table:table-row>
              <table:table-cell office:value-type="float" office:value="53860">
                <text:p>53860</text:p>
              </table:table-cell>
              <table:table-cell office:value-type="float" office:value="5.56">
                <text:p>5.56</text:p>
              </table:table-cell>
            </table:table-row>
            <table:table-row>
              <table:table-cell office:value-type="float" office:value="53935">
                <text:p>53935</text:p>
              </table:table-cell>
              <table:table-cell office:value-type="float" office:value="5.872">
                <text:p>5.872</text:p>
              </table:table-cell>
            </table:table-row>
            <table:table-row>
              <table:table-cell office:value-type="float" office:value="54010">
                <text:p>54010</text:p>
              </table:table-cell>
              <table:table-cell office:value-type="float" office:value="8.396">
                <text:p>8.396</text:p>
              </table:table-cell>
            </table:table-row>
            <table:table-row>
              <table:table-cell office:value-type="float" office:value="54085">
                <text:p>54085</text:p>
              </table:table-cell>
              <table:table-cell office:value-type="float" office:value="5.748">
                <text:p>5.748</text:p>
              </table:table-cell>
            </table:table-row>
            <table:table-row>
              <table:table-cell office:value-type="float" office:value="54160">
                <text:p>54160</text:p>
              </table:table-cell>
              <table:table-cell office:value-type="float" office:value="9.66">
                <text:p>9.66</text:p>
              </table:table-cell>
            </table:table-row>
            <table:table-row>
              <table:table-cell office:value-type="float" office:value="54235">
                <text:p>54235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float" office:value="54310">
                <text:p>54310</text:p>
              </table:table-cell>
              <table:table-cell office:value-type="float" office:value="5.62">
                <text:p>5.62</text:p>
              </table:table-cell>
            </table:table-row>
            <table:table-row>
              <table:table-cell office:value-type="float" office:value="54385">
                <text:p>54385</text:p>
              </table:table-cell>
              <table:table-cell office:value-type="float" office:value="7.852">
                <text:p>7.852</text:p>
              </table:table-cell>
            </table:table-row>
            <table:table-row>
              <table:table-cell office:value-type="float" office:value="54460">
                <text:p>54460</text:p>
              </table:table-cell>
              <table:table-cell office:value-type="float" office:value="7.572">
                <text:p>7.572</text:p>
              </table:table-cell>
            </table:table-row>
            <table:table-row>
              <table:table-cell office:value-type="float" office:value="54535">
                <text:p>54535</text:p>
              </table:table-cell>
              <table:table-cell office:value-type="float" office:value="4.988">
                <text:p>4.988</text:p>
              </table:table-cell>
            </table:table-row>
            <table:table-row>
              <table:table-cell office:value-type="float" office:value="54610">
                <text:p>54610</text:p>
              </table:table-cell>
              <table:table-cell office:value-type="float" office:value="1.168">
                <text:p>1.168</text:p>
              </table:table-cell>
            </table:table-row>
            <table:table-row>
              <table:table-cell office:value-type="float" office:value="54685">
                <text:p>54685</text:p>
              </table:table-cell>
              <table:table-cell office:value-type="float" office:value="1.252">
                <text:p>1.252</text:p>
              </table:table-cell>
            </table:table-row>
            <table:table-row>
              <table:table-cell office:value-type="float" office:value="54760">
                <text:p>54760</text:p>
              </table:table-cell>
              <table:table-cell office:value-type="float" office:value="1.372">
                <text:p>1.372</text:p>
              </table:table-cell>
            </table:table-row>
            <table:table-row>
              <table:table-cell office:value-type="float" office:value="54835">
                <text:p>54835</text:p>
              </table:table-cell>
              <table:table-cell office:value-type="float" office:value="9.26">
                <text:p>9.26</text:p>
              </table:table-cell>
            </table:table-row>
            <table:table-row>
              <table:table-cell office:value-type="float" office:value="54910">
                <text:p>54910</text:p>
              </table:table-cell>
              <table:table-cell office:value-type="float" office:value="9.884">
                <text:p>9.884</text:p>
              </table:table-cell>
            </table:table-row>
            <table:table-row>
              <table:table-cell office:value-type="float" office:value="54985">
                <text:p>54985</text:p>
              </table:table-cell>
              <table:table-cell office:value-type="float" office:value="8.216">
                <text:p>8.216</text:p>
              </table:table-cell>
            </table:table-row>
            <table:table-row>
              <table:table-cell office:value-type="float" office:value="55060">
                <text:p>55060</text:p>
              </table:table-cell>
              <table:table-cell office:value-type="float" office:value="1.732">
                <text:p>1.732</text:p>
              </table:table-cell>
            </table:table-row>
            <table:table-row>
              <table:table-cell office:value-type="float" office:value="55135">
                <text:p>55135</text:p>
              </table:table-cell>
              <table:table-cell office:value-type="float" office:value="1.308">
                <text:p>1.308</text:p>
              </table:table-cell>
            </table:table-row>
            <table:table-row>
              <table:table-cell office:value-type="float" office:value="55210">
                <text:p>55210</text:p>
              </table:table-cell>
              <table:table-cell office:value-type="float" office:value="1.54">
                <text:p>1.54</text:p>
              </table:table-cell>
            </table:table-row>
            <table:table-row>
              <table:table-cell office:value-type="float" office:value="55285">
                <text:p>55285</text:p>
              </table:table-cell>
              <table:table-cell office:value-type="float" office:value="4.408">
                <text:p>4.408</text:p>
              </table:table-cell>
            </table:table-row>
            <table:table-row>
              <table:table-cell office:value-type="float" office:value="55360">
                <text:p>55360</text:p>
              </table:table-cell>
              <table:table-cell office:value-type="float" office:value="9.36">
                <text:p>9.36</text:p>
              </table:table-cell>
            </table:table-row>
            <table:table-row>
              <table:table-cell office:value-type="float" office:value="55435">
                <text:p>55435</text:p>
              </table:table-cell>
              <table:table-cell office:value-type="float" office:value="2.376">
                <text:p>2.376</text:p>
              </table:table-cell>
            </table:table-row>
            <table:table-row>
              <table:table-cell office:value-type="float" office:value="55510">
                <text:p>55510</text:p>
              </table:table-cell>
              <table:table-cell office:value-type="float" office:value="1.296">
                <text:p>1.296</text:p>
              </table:table-cell>
            </table:table-row>
            <table:table-row>
              <table:table-cell office:value-type="float" office:value="55585">
                <text:p>55585</text:p>
              </table:table-cell>
              <table:table-cell office:value-type="float" office:value="3.828">
                <text:p>3.828</text:p>
              </table:table-cell>
            </table:table-row>
            <table:table-row>
              <table:table-cell office:value-type="float" office:value="55660">
                <text:p>55660</text:p>
              </table:table-cell>
              <table:table-cell office:value-type="float" office:value="2.368">
                <text:p>2.368</text:p>
              </table:table-cell>
            </table:table-row>
            <table:table-row>
              <table:table-cell office:value-type="float" office:value="55735">
                <text:p>55735</text:p>
              </table:table-cell>
              <table:table-cell office:value-type="float" office:value="1.252">
                <text:p>1.252</text:p>
              </table:table-cell>
            </table:table-row>
            <table:table-row>
              <table:table-cell office:value-type="float" office:value="55810">
                <text:p>55810</text:p>
              </table:table-cell>
              <table:table-cell office:value-type="float" office:value="2.304">
                <text:p>2.304</text:p>
              </table:table-cell>
            </table:table-row>
            <table:table-row>
              <table:table-cell office:value-type="float" office:value="55885">
                <text:p>55885</text:p>
              </table:table-cell>
              <table:table-cell office:value-type="float" office:value="6.644">
                <text:p>6.644</text:p>
              </table:table-cell>
            </table:table-row>
            <table:table-row>
              <table:table-cell office:value-type="float" office:value="55960">
                <text:p>55960</text:p>
              </table:table-cell>
              <table:table-cell office:value-type="float" office:value="5.52">
                <text:p>5.52</text:p>
              </table:table-cell>
            </table:table-row>
            <table:table-row>
              <table:table-cell office:value-type="float" office:value="56035">
                <text:p>56035</text:p>
              </table:table-cell>
              <table:table-cell office:value-type="float" office:value="6.096">
                <text:p>6.096</text:p>
              </table:table-cell>
            </table:table-row>
            <table:table-row>
              <table:table-cell office:value-type="float" office:value="56110">
                <text:p>56110</text:p>
              </table:table-cell>
              <table:table-cell office:value-type="float" office:value="5.532">
                <text:p>5.532</text:p>
              </table:table-cell>
            </table:table-row>
            <table:table-row>
              <table:table-cell office:value-type="float" office:value="56185">
                <text:p>56185</text:p>
              </table:table-cell>
              <table:table-cell office:value-type="float" office:value="4.728">
                <text:p>4.728</text:p>
              </table:table-cell>
            </table:table-row>
            <table:table-row>
              <table:table-cell office:value-type="float" office:value="56260">
                <text:p>56260</text:p>
              </table:table-cell>
              <table:table-cell office:value-type="float" office:value="6.676">
                <text:p>6.676</text:p>
              </table:table-cell>
            </table:table-row>
            <table:table-row>
              <table:table-cell office:value-type="float" office:value="56335">
                <text:p>56335</text:p>
              </table:table-cell>
              <table:table-cell office:value-type="float" office:value="8.168">
                <text:p>8.168</text:p>
              </table:table-cell>
            </table:table-row>
            <table:table-row>
              <table:table-cell office:value-type="float" office:value="56410">
                <text:p>56410</text:p>
              </table:table-cell>
              <table:table-cell office:value-type="float" office:value="1.996">
                <text:p>1.996</text:p>
              </table:table-cell>
            </table:table-row>
            <table:table-row>
              <table:table-cell office:value-type="float" office:value="56485">
                <text:p>56485</text:p>
              </table:table-cell>
              <table:table-cell office:value-type="float" office:value="1.46">
                <text:p>1.46</text:p>
              </table:table-cell>
            </table:table-row>
            <table:table-row>
              <table:table-cell office:value-type="float" office:value="56560">
                <text:p>56560</text:p>
              </table:table-cell>
              <table:table-cell office:value-type="float" office:value="2.516">
                <text:p>2.516</text:p>
              </table:table-cell>
            </table:table-row>
            <table:table-row>
              <table:table-cell office:value-type="float" office:value="56635">
                <text:p>56635</text:p>
              </table:table-cell>
              <table:table-cell office:value-type="float" office:value="3.628">
                <text:p>3.628</text:p>
              </table:table-cell>
            </table:table-row>
            <table:table-row>
              <table:table-cell office:value-type="float" office:value="56710">
                <text:p>56710</text:p>
              </table:table-cell>
              <table:table-cell office:value-type="float" office:value="1.58">
                <text:p>1.58</text:p>
              </table:table-cell>
            </table:table-row>
            <table:table-row>
              <table:table-cell office:value-type="float" office:value="56785">
                <text:p>56785</text:p>
              </table:table-cell>
              <table:table-cell office:value-type="float" office:value="3.732">
                <text:p>3.732</text:p>
              </table:table-cell>
            </table:table-row>
            <table:table-row>
              <table:table-cell office:value-type="float" office:value="56860">
                <text:p>56860</text:p>
              </table:table-cell>
              <table:table-cell office:value-type="float" office:value="4.096">
                <text:p>4.096</text:p>
              </table:table-cell>
            </table:table-row>
            <table:table-row>
              <table:table-cell office:value-type="float" office:value="56935">
                <text:p>56935</text:p>
              </table:table-cell>
              <table:table-cell office:value-type="float" office:value="2.508">
                <text:p>2.508</text:p>
              </table:table-cell>
            </table:table-row>
            <table:table-row>
              <table:table-cell office:value-type="float" office:value="57010">
                <text:p>57010</text:p>
              </table:table-cell>
              <table:table-cell office:value-type="float" office:value="6.632">
                <text:p>6.632</text:p>
              </table:table-cell>
            </table:table-row>
            <table:table-row>
              <table:table-cell office:value-type="float" office:value="57085">
                <text:p>57085</text:p>
              </table:table-cell>
              <table:table-cell office:value-type="float" office:value="4.576">
                <text:p>4.576</text:p>
              </table:table-cell>
            </table:table-row>
            <table:table-row>
              <table:table-cell office:value-type="float" office:value="57160">
                <text:p>57160</text:p>
              </table:table-cell>
              <table:table-cell office:value-type="float" office:value="9.584">
                <text:p>9.584</text:p>
              </table:table-cell>
            </table:table-row>
            <table:table-row>
              <table:table-cell office:value-type="float" office:value="57235">
                <text:p>57235</text:p>
              </table:table-cell>
              <table:table-cell office:value-type="float" office:value="9.772">
                <text:p>9.772</text:p>
              </table:table-cell>
            </table:table-row>
            <table:table-row>
              <table:table-cell office:value-type="float" office:value="57310">
                <text:p>57310</text:p>
              </table:table-cell>
              <table:table-cell office:value-type="float" office:value="7.364">
                <text:p>7.364</text:p>
              </table:table-cell>
            </table:table-row>
            <table:table-row>
              <table:table-cell office:value-type="float" office:value="57385">
                <text:p>57385</text:p>
              </table:table-cell>
              <table:table-cell office:value-type="float" office:value="5.768">
                <text:p>5.768</text:p>
              </table:table-cell>
            </table:table-row>
            <table:table-row>
              <table:table-cell office:value-type="float" office:value="57460">
                <text:p>57460</text:p>
              </table:table-cell>
              <table:table-cell office:value-type="float" office:value="9.304">
                <text:p>9.304</text:p>
              </table:table-cell>
            </table:table-row>
            <table:table-row>
              <table:table-cell office:value-type="float" office:value="57535">
                <text:p>57535</text:p>
              </table:table-cell>
              <table:table-cell office:value-type="float" office:value="5.148">
                <text:p>5.148</text:p>
              </table:table-cell>
            </table:table-row>
            <table:table-row>
              <table:table-cell office:value-type="float" office:value="57610">
                <text:p>57610</text:p>
              </table:table-cell>
              <table:table-cell office:value-type="float" office:value="6.72">
                <text:p>6.72</text:p>
              </table:table-cell>
            </table:table-row>
            <table:table-row>
              <table:table-cell office:value-type="float" office:value="57685">
                <text:p>57685</text:p>
              </table:table-cell>
              <table:table-cell office:value-type="float" office:value="10.444">
                <text:p>10.444</text:p>
              </table:table-cell>
            </table:table-row>
            <table:table-row>
              <table:table-cell office:value-type="float" office:value="57760">
                <text:p>57760</text:p>
              </table:table-cell>
              <table:table-cell office:value-type="float" office:value="1.66">
                <text:p>1.66</text:p>
              </table:table-cell>
            </table:table-row>
            <table:table-row>
              <table:table-cell office:value-type="float" office:value="57835">
                <text:p>57835</text:p>
              </table:table-cell>
              <table:table-cell office:value-type="float" office:value="9.652">
                <text:p>9.652</text:p>
              </table:table-cell>
            </table:table-row>
            <table:table-row>
              <table:table-cell office:value-type="float" office:value="57910">
                <text:p>57910</text:p>
              </table:table-cell>
              <table:table-cell office:value-type="float" office:value="2.66">
                <text:p>2.66</text:p>
              </table:table-cell>
            </table:table-row>
            <table:table-row>
              <table:table-cell office:value-type="float" office:value="57985">
                <text:p>57985</text:p>
              </table:table-cell>
              <table:table-cell office:value-type="float" office:value="1.952">
                <text:p>1.952</text:p>
              </table:table-cell>
            </table:table-row>
            <table:table-row>
              <table:table-cell office:value-type="float" office:value="58060">
                <text:p>58060</text:p>
              </table:table-cell>
              <table:table-cell office:value-type="float" office:value="1.428">
                <text:p>1.428</text:p>
              </table:table-cell>
            </table:table-row>
            <table:table-row>
              <table:table-cell office:value-type="float" office:value="58135">
                <text:p>58135</text:p>
              </table:table-cell>
              <table:table-cell office:value-type="float" office:value="2.192">
                <text:p>2.192</text:p>
              </table:table-cell>
            </table:table-row>
            <table:table-row>
              <table:table-cell office:value-type="float" office:value="58210">
                <text:p>58210</text:p>
              </table:table-cell>
              <table:table-cell office:value-type="float" office:value="10.66">
                <text:p>10.66</text:p>
              </table:table-cell>
            </table:table-row>
            <table:table-row>
              <table:table-cell office:value-type="float" office:value="58285">
                <text:p>58285</text:p>
              </table:table-cell>
              <table:table-cell office:value-type="float" office:value="8.596">
                <text:p>8.596</text:p>
              </table:table-cell>
            </table:table-row>
            <table:table-row>
              <table:table-cell office:value-type="float" office:value="58360">
                <text:p>58360</text:p>
              </table:table-cell>
              <table:table-cell office:value-type="float" office:value="7.976">
                <text:p>7.976</text:p>
              </table:table-cell>
            </table:table-row>
            <table:table-row>
              <table:table-cell office:value-type="float" office:value="58435">
                <text:p>58435</text:p>
              </table:table-cell>
              <table:table-cell office:value-type="float" office:value="3.736">
                <text:p>3.736</text:p>
              </table:table-cell>
            </table:table-row>
            <table:table-row>
              <table:table-cell office:value-type="float" office:value="58510">
                <text:p>58510</text:p>
              </table:table-cell>
              <table:table-cell office:value-type="float" office:value="7.644">
                <text:p>7.644</text:p>
              </table:table-cell>
            </table:table-row>
            <table:table-row>
              <table:table-cell office:value-type="float" office:value="58585">
                <text:p>58585</text:p>
              </table:table-cell>
              <table:table-cell office:value-type="float" office:value="8.04">
                <text:p>8.04</text:p>
              </table:table-cell>
            </table:table-row>
            <table:table-row>
              <table:table-cell office:value-type="float" office:value="58660">
                <text:p>58660</text:p>
              </table:table-cell>
              <table:table-cell office:value-type="float" office:value="6.956">
                <text:p>6.956</text:p>
              </table:table-cell>
            </table:table-row>
            <table:table-row>
              <table:table-cell office:value-type="float" office:value="58735">
                <text:p>58735</text:p>
              </table:table-cell>
              <table:table-cell office:value-type="float" office:value="1.688">
                <text:p>1.688</text:p>
              </table:table-cell>
            </table:table-row>
            <table:table-row>
              <table:table-cell office:value-type="float" office:value="58810">
                <text:p>58810</text:p>
              </table:table-cell>
              <table:table-cell office:value-type="float" office:value="10.576">
                <text:p>10.576</text:p>
              </table:table-cell>
            </table:table-row>
            <table:table-row>
              <table:table-cell office:value-type="float" office:value="58885">
                <text:p>58885</text:p>
              </table:table-cell>
              <table:table-cell office:value-type="float" office:value="1.712">
                <text:p>1.712</text:p>
              </table:table-cell>
            </table:table-row>
            <table:table-row>
              <table:table-cell office:value-type="float" office:value="58960">
                <text:p>58960</text:p>
              </table:table-cell>
              <table:table-cell office:value-type="float" office:value="1.848">
                <text:p>1.848</text:p>
              </table:table-cell>
            </table:table-row>
            <table:table-row>
              <table:table-cell office:value-type="float" office:value="59035">
                <text:p>59035</text:p>
              </table:table-cell>
              <table:table-cell office:value-type="float" office:value="11.328">
                <text:p>11.328</text:p>
              </table:table-cell>
            </table:table-row>
            <table:table-row>
              <table:table-cell office:value-type="float" office:value="59110">
                <text:p>59110</text:p>
              </table:table-cell>
              <table:table-cell office:value-type="float" office:value="1.632">
                <text:p>1.632</text:p>
              </table:table-cell>
            </table:table-row>
            <table:table-row>
              <table:table-cell office:value-type="float" office:value="59185">
                <text:p>59185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float" office:value="59260">
                <text:p>59260</text:p>
              </table:table-cell>
              <table:table-cell office:value-type="float" office:value="5.376">
                <text:p>5.376</text:p>
              </table:table-cell>
            </table:table-row>
            <table:table-row>
              <table:table-cell office:value-type="float" office:value="59335">
                <text:p>59335</text:p>
              </table:table-cell>
              <table:table-cell office:value-type="float" office:value="6.872">
                <text:p>6.872</text:p>
              </table:table-cell>
            </table:table-row>
            <table:table-row>
              <table:table-cell office:value-type="float" office:value="59410">
                <text:p>59410</text:p>
              </table:table-cell>
              <table:table-cell office:value-type="float" office:value="11.612">
                <text:p>11.612</text:p>
              </table:table-cell>
            </table:table-row>
            <table:table-row>
              <table:table-cell office:value-type="float" office:value="59485">
                <text:p>59485</text:p>
              </table:table-cell>
              <table:table-cell office:value-type="float" office:value="5.28">
                <text:p>5.28</text:p>
              </table:table-cell>
            </table:table-row>
            <table:table-row>
              <table:table-cell office:value-type="float" office:value="59560">
                <text:p>59560</text:p>
              </table:table-cell>
              <table:table-cell office:value-type="float" office:value="8.052">
                <text:p>8.052</text:p>
              </table:table-cell>
            </table:table-row>
            <table:table-row>
              <table:table-cell office:value-type="float" office:value="59635">
                <text:p>59635</text:p>
              </table:table-cell>
              <table:table-cell office:value-type="float" office:value="2.232">
                <text:p>2.232</text:p>
              </table:table-cell>
            </table:table-row>
            <table:table-row>
              <table:table-cell office:value-type="float" office:value="59710">
                <text:p>59710</text:p>
              </table:table-cell>
              <table:table-cell office:value-type="float" office:value="8.148">
                <text:p>8.148</text:p>
              </table:table-cell>
            </table:table-row>
            <table:table-row>
              <table:table-cell office:value-type="float" office:value="59785">
                <text:p>59785</text:p>
              </table:table-cell>
              <table:table-cell office:value-type="float" office:value="9.176">
                <text:p>9.176</text:p>
              </table:table-cell>
            </table:table-row>
            <table:table-row>
              <table:table-cell office:value-type="float" office:value="59860">
                <text:p>59860</text:p>
              </table:table-cell>
              <table:table-cell office:value-type="float" office:value="9.796">
                <text:p>9.796</text:p>
              </table:table-cell>
            </table:table-row>
            <table:table-row>
              <table:table-cell office:value-type="float" office:value="59935">
                <text:p>59935</text:p>
              </table:table-cell>
              <table:table-cell office:value-type="float" office:value="7.752">
                <text:p>7.752</text:p>
              </table:table-cell>
            </table:table-row>
            <table:table-row>
              <table:table-cell office:value-type="float" office:value="60010">
                <text:p>60010</text:p>
              </table:table-cell>
              <table:table-cell office:value-type="float" office:value="4.404">
                <text:p>4.404</text:p>
              </table:table-cell>
            </table:table-row>
            <table:table-row>
              <table:table-cell office:value-type="float" office:value="60085">
                <text:p>60085</text:p>
              </table:table-cell>
              <table:table-cell office:value-type="float" office:value="7.996">
                <text:p>7.996</text:p>
              </table:table-cell>
            </table:table-row>
            <table:table-row>
              <table:table-cell office:value-type="float" office:value="60160">
                <text:p>60160</text:p>
              </table:table-cell>
              <table:table-cell office:value-type="float" office:value="9.408">
                <text:p>9.408</text:p>
              </table:table-cell>
            </table:table-row>
            <table:table-row>
              <table:table-cell office:value-type="float" office:value="60235">
                <text:p>60235</text:p>
              </table:table-cell>
              <table:table-cell office:value-type="float" office:value="10.868">
                <text:p>10.868</text:p>
              </table:table-cell>
            </table:table-row>
            <table:table-row>
              <table:table-cell office:value-type="float" office:value="60310">
                <text:p>60310</text:p>
              </table:table-cell>
              <table:table-cell office:value-type="float" office:value="5.656">
                <text:p>5.656</text:p>
              </table:table-cell>
            </table:table-row>
            <table:table-row>
              <table:table-cell office:value-type="float" office:value="60385">
                <text:p>60385</text:p>
              </table:table-cell>
              <table:table-cell office:value-type="float" office:value="1.352">
                <text:p>1.352</text:p>
              </table:table-cell>
            </table:table-row>
            <table:table-row>
              <table:table-cell office:value-type="float" office:value="60460">
                <text:p>60460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float" office:value="60535">
                <text:p>60535</text:p>
              </table:table-cell>
              <table:table-cell office:value-type="float" office:value="4.844">
                <text:p>4.844</text:p>
              </table:table-cell>
            </table:table-row>
            <table:table-row>
              <table:table-cell office:value-type="float" office:value="60610">
                <text:p>60610</text:p>
              </table:table-cell>
              <table:table-cell office:value-type="float" office:value="5.804">
                <text:p>5.804</text:p>
              </table:table-cell>
            </table:table-row>
            <table:table-row>
              <table:table-cell office:value-type="float" office:value="60685">
                <text:p>60685</text:p>
              </table:table-cell>
              <table:table-cell office:value-type="float" office:value="3.976">
                <text:p>3.976</text:p>
              </table:table-cell>
            </table:table-row>
            <table:table-row>
              <table:table-cell office:value-type="float" office:value="60760">
                <text:p>60760</text:p>
              </table:table-cell>
              <table:table-cell office:value-type="float" office:value="5.432">
                <text:p>5.432</text:p>
              </table:table-cell>
            </table:table-row>
            <table:table-row>
              <table:table-cell office:value-type="float" office:value="60835">
                <text:p>60835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float" office:value="60910">
                <text:p>60910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float" office:value="60985">
                <text:p>60985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float" office:value="61060">
                <text:p>61060</text:p>
              </table:table-cell>
              <table:table-cell office:value-type="float" office:value="4.76">
                <text:p>4.76</text:p>
              </table:table-cell>
            </table:table-row>
            <table:table-row>
              <table:table-cell office:value-type="float" office:value="61135">
                <text:p>61135</text:p>
              </table:table-cell>
              <table:table-cell office:value-type="float" office:value="7.484">
                <text:p>7.484</text:p>
              </table:table-cell>
            </table:table-row>
            <table:table-row>
              <table:table-cell office:value-type="float" office:value="61210">
                <text:p>61210</text:p>
              </table:table-cell>
              <table:table-cell office:value-type="float" office:value="10.488">
                <text:p>10.488</text:p>
              </table:table-cell>
            </table:table-row>
            <table:table-row>
              <table:table-cell office:value-type="float" office:value="61285">
                <text:p>61285</text:p>
              </table:table-cell>
              <table:table-cell office:value-type="float" office:value="5.148">
                <text:p>5.148</text:p>
              </table:table-cell>
            </table:table-row>
            <table:table-row>
              <table:table-cell office:value-type="float" office:value="61360">
                <text:p>61360</text:p>
              </table:table-cell>
              <table:table-cell office:value-type="float" office:value="9.524">
                <text:p>9.524</text:p>
              </table:table-cell>
            </table:table-row>
            <table:table-row>
              <table:table-cell office:value-type="float" office:value="61435">
                <text:p>61435</text:p>
              </table:table-cell>
              <table:table-cell office:value-type="float" office:value="9.988">
                <text:p>9.988</text:p>
              </table:table-cell>
            </table:table-row>
            <table:table-row>
              <table:table-cell office:value-type="float" office:value="61510">
                <text:p>61510</text:p>
              </table:table-cell>
              <table:table-cell office:value-type="float" office:value="3.772">
                <text:p>3.772</text:p>
              </table:table-cell>
            </table:table-row>
            <table:table-row>
              <table:table-cell office:value-type="float" office:value="61585">
                <text:p>61585</text:p>
              </table:table-cell>
              <table:table-cell office:value-type="float" office:value="5.644">
                <text:p>5.644</text:p>
              </table:table-cell>
            </table:table-row>
            <table:table-row>
              <table:table-cell office:value-type="float" office:value="61660">
                <text:p>61660</text:p>
              </table:table-cell>
              <table:table-cell office:value-type="float" office:value="15.532">
                <text:p>15.532</text:p>
              </table:table-cell>
            </table:table-row>
            <table:table-row>
              <table:table-cell office:value-type="float" office:value="61735">
                <text:p>61735</text:p>
              </table:table-cell>
              <table:table-cell office:value-type="float" office:value="11.964">
                <text:p>11.964</text:p>
              </table:table-cell>
            </table:table-row>
            <table:table-row>
              <table:table-cell office:value-type="float" office:value="61810">
                <text:p>61810</text:p>
              </table:table-cell>
              <table:table-cell office:value-type="float" office:value="12.812">
                <text:p>12.812</text:p>
              </table:table-cell>
            </table:table-row>
            <table:table-row>
              <table:table-cell office:value-type="float" office:value="61885">
                <text:p>61885</text:p>
              </table:table-cell>
              <table:table-cell office:value-type="float" office:value="4.236">
                <text:p>4.236</text:p>
              </table:table-cell>
            </table:table-row>
            <table:table-row>
              <table:table-cell office:value-type="float" office:value="61960">
                <text:p>61960</text:p>
              </table:table-cell>
              <table:table-cell office:value-type="float" office:value="11.284">
                <text:p>11.284</text:p>
              </table:table-cell>
            </table:table-row>
            <table:table-row>
              <table:table-cell office:value-type="float" office:value="62035">
                <text:p>62035</text:p>
              </table:table-cell>
              <table:table-cell office:value-type="float" office:value="7.708">
                <text:p>7.708</text:p>
              </table:table-cell>
            </table:table-row>
            <table:table-row>
              <table:table-cell office:value-type="float" office:value="62110">
                <text:p>62110</text:p>
              </table:table-cell>
              <table:table-cell office:value-type="float" office:value="13.66">
                <text:p>13.66</text:p>
              </table:table-cell>
            </table:table-row>
            <table:table-row>
              <table:table-cell office:value-type="float" office:value="62185">
                <text:p>62185</text:p>
              </table:table-cell>
              <table:table-cell office:value-type="float" office:value="2.892">
                <text:p>2.892</text:p>
              </table:table-cell>
            </table:table-row>
            <table:table-row>
              <table:table-cell office:value-type="float" office:value="62260">
                <text:p>62260</text:p>
              </table:table-cell>
              <table:table-cell office:value-type="float" office:value="10.896">
                <text:p>10.896</text:p>
              </table:table-cell>
            </table:table-row>
            <table:table-row>
              <table:table-cell office:value-type="float" office:value="62335">
                <text:p>62335</text:p>
              </table:table-cell>
              <table:table-cell office:value-type="float" office:value="4.252">
                <text:p>4.252</text:p>
              </table:table-cell>
            </table:table-row>
            <table:table-row>
              <table:table-cell office:value-type="float" office:value="62410">
                <text:p>62410</text:p>
              </table:table-cell>
              <table:table-cell office:value-type="float" office:value="13.508">
                <text:p>13.508</text:p>
              </table:table-cell>
            </table:table-row>
            <table:table-row>
              <table:table-cell office:value-type="float" office:value="62485">
                <text:p>62485</text:p>
              </table:table-cell>
              <table:table-cell office:value-type="float" office:value="6.496">
                <text:p>6.496</text:p>
              </table:table-cell>
            </table:table-row>
            <table:table-row>
              <table:table-cell office:value-type="float" office:value="62560">
                <text:p>62560</text:p>
              </table:table-cell>
              <table:table-cell office:value-type="float" office:value="4.764">
                <text:p>4.764</text:p>
              </table:table-cell>
            </table:table-row>
            <table:table-row>
              <table:table-cell office:value-type="float" office:value="62635">
                <text:p>62635</text:p>
              </table:table-cell>
              <table:table-cell office:value-type="float" office:value="2.184">
                <text:p>2.184</text:p>
              </table:table-cell>
            </table:table-row>
            <table:table-row>
              <table:table-cell office:value-type="float" office:value="62710">
                <text:p>62710</text:p>
              </table:table-cell>
              <table:table-cell office:value-type="float" office:value="5.428">
                <text:p>5.428</text:p>
              </table:table-cell>
            </table:table-row>
            <table:table-row>
              <table:table-cell office:value-type="float" office:value="62785">
                <text:p>62785</text:p>
              </table:table-cell>
              <table:table-cell office:value-type="float" office:value="5.072">
                <text:p>5.072</text:p>
              </table:table-cell>
            </table:table-row>
            <table:table-row>
              <table:table-cell office:value-type="float" office:value="62860">
                <text:p>62860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float" office:value="62935">
                <text:p>62935</text:p>
              </table:table-cell>
              <table:table-cell office:value-type="float" office:value="11.34">
                <text:p>11.34</text:p>
              </table:table-cell>
            </table:table-row>
            <table:table-row>
              <table:table-cell office:value-type="float" office:value="63010">
                <text:p>63010</text:p>
              </table:table-cell>
              <table:table-cell office:value-type="float" office:value="9.252">
                <text:p>9.252</text:p>
              </table:table-cell>
            </table:table-row>
            <table:table-row>
              <table:table-cell office:value-type="float" office:value="63085">
                <text:p>63085</text:p>
              </table:table-cell>
              <table:table-cell office:value-type="float" office:value="13.456">
                <text:p>13.456</text:p>
              </table:table-cell>
            </table:table-row>
            <table:table-row>
              <table:table-cell office:value-type="float" office:value="63160">
                <text:p>63160</text:p>
              </table:table-cell>
              <table:table-cell office:value-type="float" office:value="11.252">
                <text:p>11.252</text:p>
              </table:table-cell>
            </table:table-row>
            <table:table-row>
              <table:table-cell office:value-type="float" office:value="63235">
                <text:p>63235</text:p>
              </table:table-cell>
              <table:table-cell office:value-type="float" office:value="7.744">
                <text:p>7.744</text:p>
              </table:table-cell>
            </table:table-row>
            <table:table-row>
              <table:table-cell office:value-type="float" office:value="63310">
                <text:p>63310</text:p>
              </table:table-cell>
              <table:table-cell office:value-type="float" office:value="1.86">
                <text:p>1.86</text:p>
              </table:table-cell>
            </table:table-row>
            <table:table-row>
              <table:table-cell office:value-type="float" office:value="63385">
                <text:p>63385</text:p>
              </table:table-cell>
              <table:table-cell office:value-type="float" office:value="13.776">
                <text:p>13.776</text:p>
              </table:table-cell>
            </table:table-row>
            <table:table-row>
              <table:table-cell office:value-type="float" office:value="63460">
                <text:p>63460</text:p>
              </table:table-cell>
              <table:table-cell office:value-type="float" office:value="1.896">
                <text:p>1.896</text:p>
              </table:table-cell>
            </table:table-row>
            <table:table-row>
              <table:table-cell office:value-type="float" office:value="63535">
                <text:p>63535</text:p>
              </table:table-cell>
              <table:table-cell office:value-type="float" office:value="3.624">
                <text:p>3.624</text:p>
              </table:table-cell>
            </table:table-row>
            <table:table-row>
              <table:table-cell office:value-type="float" office:value="63610">
                <text:p>63610</text:p>
              </table:table-cell>
              <table:table-cell office:value-type="float" office:value="7.464">
                <text:p>7.464</text:p>
              </table:table-cell>
            </table:table-row>
            <table:table-row>
              <table:table-cell office:value-type="float" office:value="63685">
                <text:p>63685</text:p>
              </table:table-cell>
              <table:table-cell office:value-type="float" office:value="10.852">
                <text:p>10.852</text:p>
              </table:table-cell>
            </table:table-row>
            <table:table-row>
              <table:table-cell office:value-type="float" office:value="63760">
                <text:p>63760</text:p>
              </table:table-cell>
              <table:table-cell office:value-type="float" office:value="8.048">
                <text:p>8.048</text:p>
              </table:table-cell>
            </table:table-row>
            <table:table-row>
              <table:table-cell office:value-type="float" office:value="63835">
                <text:p>63835</text:p>
              </table:table-cell>
              <table:table-cell office:value-type="float" office:value="11.98">
                <text:p>11.98</text:p>
              </table:table-cell>
            </table:table-row>
            <table:table-row>
              <table:table-cell office:value-type="float" office:value="63910">
                <text:p>63910</text:p>
              </table:table-cell>
              <table:table-cell office:value-type="float" office:value="3.708">
                <text:p>3.708</text:p>
              </table:table-cell>
            </table:table-row>
            <table:table-row>
              <table:table-cell office:value-type="float" office:value="63985">
                <text:p>63985</text:p>
              </table:table-cell>
              <table:table-cell office:value-type="float" office:value="5.144">
                <text:p>5.144</text:p>
              </table:table-cell>
            </table:table-row>
            <table:table-row>
              <table:table-cell office:value-type="float" office:value="64060">
                <text:p>64060</text:p>
              </table:table-cell>
              <table:table-cell office:value-type="float" office:value="5.412">
                <text:p>5.412</text:p>
              </table:table-cell>
            </table:table-row>
            <table:table-row>
              <table:table-cell office:value-type="float" office:value="64135">
                <text:p>64135</text:p>
              </table:table-cell>
              <table:table-cell office:value-type="float" office:value="3.188">
                <text:p>3.188</text:p>
              </table:table-cell>
            </table:table-row>
            <table:table-row>
              <table:table-cell office:value-type="float" office:value="64210">
                <text:p>64210</text:p>
              </table:table-cell>
              <table:table-cell office:value-type="float" office:value="2.96">
                <text:p>2.96</text:p>
              </table:table-cell>
            </table:table-row>
            <table:table-row>
              <table:table-cell office:value-type="float" office:value="64285">
                <text:p>64285</text:p>
              </table:table-cell>
              <table:table-cell office:value-type="float" office:value="8.132">
                <text:p>8.132</text:p>
              </table:table-cell>
            </table:table-row>
            <table:table-row>
              <table:table-cell office:value-type="float" office:value="64360">
                <text:p>64360</text:p>
              </table:table-cell>
              <table:table-cell office:value-type="float" office:value="4.936">
                <text:p>4.936</text:p>
              </table:table-cell>
            </table:table-row>
            <table:table-row>
              <table:table-cell office:value-type="float" office:value="64435">
                <text:p>64435</text:p>
              </table:table-cell>
              <table:table-cell office:value-type="float" office:value="13.824">
                <text:p>13.824</text:p>
              </table:table-cell>
            </table:table-row>
            <table:table-row>
              <table:table-cell office:value-type="float" office:value="64510">
                <text:p>64510</text:p>
              </table:table-cell>
              <table:table-cell office:value-type="float" office:value="13.436">
                <text:p>13.436</text:p>
              </table:table-cell>
            </table:table-row>
            <table:table-row>
              <table:table-cell office:value-type="float" office:value="64585">
                <text:p>64585</text:p>
              </table:table-cell>
              <table:table-cell office:value-type="float" office:value="12.952">
                <text:p>12.952</text:p>
              </table:table-cell>
            </table:table-row>
            <table:table-row>
              <table:table-cell office:value-type="float" office:value="64660">
                <text:p>64660</text:p>
              </table:table-cell>
              <table:table-cell office:value-type="float" office:value="12.776">
                <text:p>12.776</text:p>
              </table:table-cell>
            </table:table-row>
            <table:table-row>
              <table:table-cell office:value-type="float" office:value="64735">
                <text:p>64735</text:p>
              </table:table-cell>
              <table:table-cell office:value-type="float" office:value="12.296">
                <text:p>12.296</text:p>
              </table:table-cell>
            </table:table-row>
            <table:table-row>
              <table:table-cell office:value-type="float" office:value="64810">
                <text:p>64810</text:p>
              </table:table-cell>
              <table:table-cell office:value-type="float" office:value="2.04">
                <text:p>2.04</text:p>
              </table:table-cell>
            </table:table-row>
            <table:table-row>
              <table:table-cell office:value-type="float" office:value="64885">
                <text:p>64885</text:p>
              </table:table-cell>
              <table:table-cell office:value-type="float" office:value="12.448">
                <text:p>12.448</text:p>
              </table:table-cell>
            </table:table-row>
            <table:table-row>
              <table:table-cell office:value-type="float" office:value="64960">
                <text:p>64960</text:p>
              </table:table-cell>
              <table:table-cell office:value-type="float" office:value="2.272">
                <text:p>2.272</text:p>
              </table:table-cell>
            </table:table-row>
            <table:table-row>
              <table:table-cell office:value-type="float" office:value="65035">
                <text:p>65035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float" office:value="65110">
                <text:p>65110</text:p>
              </table:table-cell>
              <table:table-cell office:value-type="float" office:value="3.988">
                <text:p>3.988</text:p>
              </table:table-cell>
            </table:table-row>
            <table:table-row>
              <table:table-cell office:value-type="float" office:value="65185">
                <text:p>65185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float" office:value="65260">
                <text:p>65260</text:p>
              </table:table-cell>
              <table:table-cell office:value-type="float" office:value="4.664">
                <text:p>4.664</text:p>
              </table:table-cell>
            </table:table-row>
            <table:table-row>
              <table:table-cell office:value-type="float" office:value="65335">
                <text:p>65335</text:p>
              </table:table-cell>
              <table:table-cell office:value-type="float" office:value="11.144">
                <text:p>11.144</text:p>
              </table:table-cell>
            </table:table-row>
            <table:table-row>
              <table:table-cell office:value-type="float" office:value="65410">
                <text:p>65410</text:p>
              </table:table-cell>
              <table:table-cell office:value-type="float" office:value="5.568">
                <text:p>5.568</text:p>
              </table:table-cell>
            </table:table-row>
            <table:table-row>
              <table:table-cell office:value-type="float" office:value="65485">
                <text:p>65485</text:p>
              </table:table-cell>
              <table:table-cell office:value-type="float" office:value="17.112">
                <text:p>17.112</text:p>
              </table:table-cell>
            </table:table-row>
            <table:table-row>
              <table:table-cell office:value-type="float" office:value="65560">
                <text:p>65560</text:p>
              </table:table-cell>
              <table:table-cell office:value-type="float" office:value="3.628">
                <text:p>3.628</text:p>
              </table:table-cell>
            </table:table-row>
            <table:table-row>
              <table:table-cell office:value-type="float" office:value="65635">
                <text:p>65635</text:p>
              </table:table-cell>
              <table:table-cell office:value-type="float" office:value="17.028">
                <text:p>17.028</text:p>
              </table:table-cell>
            </table:table-row>
            <table:table-row>
              <table:table-cell office:value-type="float" office:value="65710">
                <text:p>65710</text:p>
              </table:table-cell>
              <table:table-cell office:value-type="float" office:value="13.08">
                <text:p>13.08</text:p>
              </table:table-cell>
            </table:table-row>
            <table:table-row>
              <table:table-cell office:value-type="float" office:value="65785">
                <text:p>65785</text:p>
              </table:table-cell>
              <table:table-cell office:value-type="float" office:value="4.016">
                <text:p>4.016</text:p>
              </table:table-cell>
            </table:table-row>
            <table:table-row>
              <table:table-cell office:value-type="float" office:value="65860">
                <text:p>65860</text:p>
              </table:table-cell>
              <table:table-cell office:value-type="float" office:value="16.848">
                <text:p>16.848</text:p>
              </table:table-cell>
            </table:table-row>
            <table:table-row>
              <table:table-cell office:value-type="float" office:value="65935">
                <text:p>65935</text:p>
              </table:table-cell>
              <table:table-cell office:value-type="float" office:value="4.252">
                <text:p>4.252</text:p>
              </table:table-cell>
            </table:table-row>
            <table:table-row>
              <table:table-cell office:value-type="float" office:value="66010">
                <text:p>66010</text:p>
              </table:table-cell>
              <table:table-cell office:value-type="float" office:value="13.32">
                <text:p>13.32</text:p>
              </table:table-cell>
            </table:table-row>
            <table:table-row>
              <table:table-cell office:value-type="float" office:value="66085">
                <text:p>66085</text:p>
              </table:table-cell>
              <table:table-cell office:value-type="float" office:value="4.176">
                <text:p>4.176</text:p>
              </table:table-cell>
            </table:table-row>
            <table:table-row>
              <table:table-cell office:value-type="float" office:value="66160">
                <text:p>66160</text:p>
              </table:table-cell>
              <table:table-cell office:value-type="float" office:value="13.596">
                <text:p>13.596</text:p>
              </table:table-cell>
            </table:table-row>
            <table:table-row>
              <table:table-cell office:value-type="float" office:value="66235">
                <text:p>66235</text:p>
              </table:table-cell>
              <table:table-cell office:value-type="float" office:value="12.796">
                <text:p>12.796</text:p>
              </table:table-cell>
            </table:table-row>
            <table:table-row>
              <table:table-cell office:value-type="float" office:value="66310">
                <text:p>66310</text:p>
              </table:table-cell>
              <table:table-cell office:value-type="float" office:value="9.38">
                <text:p>9.38</text:p>
              </table:table-cell>
            </table:table-row>
            <table:table-row>
              <table:table-cell office:value-type="float" office:value="66385">
                <text:p>66385</text:p>
              </table:table-cell>
              <table:table-cell office:value-type="float" office:value="9.12">
                <text:p>9.12</text:p>
              </table:table-cell>
            </table:table-row>
            <table:table-row>
              <table:table-cell office:value-type="float" office:value="66460">
                <text:p>66460</text:p>
              </table:table-cell>
              <table:table-cell office:value-type="float" office:value="3.216">
                <text:p>3.216</text:p>
              </table:table-cell>
            </table:table-row>
            <table:table-row>
              <table:table-cell office:value-type="float" office:value="66535">
                <text:p>66535</text:p>
              </table:table-cell>
              <table:table-cell office:value-type="float" office:value="10.556">
                <text:p>10.556</text:p>
              </table:table-cell>
            </table:table-row>
            <table:table-row>
              <table:table-cell office:value-type="float" office:value="66610">
                <text:p>66610</text:p>
              </table:table-cell>
              <table:table-cell office:value-type="float" office:value="4.724">
                <text:p>4.724</text:p>
              </table:table-cell>
            </table:table-row>
            <table:table-row>
              <table:table-cell office:value-type="float" office:value="66685">
                <text:p>66685</text:p>
              </table:table-cell>
              <table:table-cell office:value-type="float" office:value="10.044">
                <text:p>10.044</text:p>
              </table:table-cell>
            </table:table-row>
            <table:table-row>
              <table:table-cell office:value-type="float" office:value="66760">
                <text:p>66760</text:p>
              </table:table-cell>
              <table:table-cell office:value-type="float" office:value="12.988">
                <text:p>12.988</text:p>
              </table:table-cell>
            </table:table-row>
            <table:table-row>
              <table:table-cell office:value-type="float" office:value="66835">
                <text:p>66835</text:p>
              </table:table-cell>
              <table:table-cell office:value-type="float" office:value="10.204">
                <text:p>10.204</text:p>
              </table:table-cell>
            </table:table-row>
            <table:table-row>
              <table:table-cell office:value-type="float" office:value="66910">
                <text:p>66910</text:p>
              </table:table-cell>
              <table:table-cell office:value-type="float" office:value="14.032">
                <text:p>14.032</text:p>
              </table:table-cell>
            </table:table-row>
            <table:table-row>
              <table:table-cell office:value-type="float" office:value="66985">
                <text:p>66985</text:p>
              </table:table-cell>
              <table:table-cell office:value-type="float" office:value="2.98">
                <text:p>2.98</text:p>
              </table:table-cell>
            </table:table-row>
            <table:table-row>
              <table:table-cell office:value-type="float" office:value="67060">
                <text:p>67060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float" office:value="67135">
                <text:p>67135</text:p>
              </table:table-cell>
              <table:table-cell office:value-type="float" office:value="8.536">
                <text:p>8.536</text:p>
              </table:table-cell>
            </table:table-row>
            <table:table-row>
              <table:table-cell office:value-type="float" office:value="67210">
                <text:p>67210</text:p>
              </table:table-cell>
              <table:table-cell office:value-type="float" office:value="5.572">
                <text:p>5.572</text:p>
              </table:table-cell>
            </table:table-row>
            <table:table-row>
              <table:table-cell office:value-type="float" office:value="67285">
                <text:p>67285</text:p>
              </table:table-cell>
              <table:table-cell office:value-type="float" office:value="10.504">
                <text:p>10.504</text:p>
              </table:table-cell>
            </table:table-row>
            <table:table-row>
              <table:table-cell office:value-type="float" office:value="67360">
                <text:p>67360</text:p>
              </table:table-cell>
              <table:table-cell office:value-type="float" office:value="12.272">
                <text:p>12.272</text:p>
              </table:table-cell>
            </table:table-row>
            <table:table-row>
              <table:table-cell office:value-type="float" office:value="67435">
                <text:p>67435</text:p>
              </table:table-cell>
              <table:table-cell office:value-type="float" office:value="1.904">
                <text:p>1.904</text:p>
              </table:table-cell>
            </table:table-row>
            <table:table-row>
              <table:table-cell office:value-type="float" office:value="67510">
                <text:p>67510</text:p>
              </table:table-cell>
              <table:table-cell office:value-type="float" office:value="11.072">
                <text:p>11.072</text:p>
              </table:table-cell>
            </table:table-row>
            <table:table-row>
              <table:table-cell office:value-type="float" office:value="67585">
                <text:p>67585</text:p>
              </table:table-cell>
              <table:table-cell office:value-type="float" office:value="4.824">
                <text:p>4.824</text:p>
              </table:table-cell>
            </table:table-row>
            <table:table-row>
              <table:table-cell office:value-type="float" office:value="67660">
                <text:p>67660</text:p>
              </table:table-cell>
              <table:table-cell office:value-type="float" office:value="11.084">
                <text:p>11.084</text:p>
              </table:table-cell>
            </table:table-row>
            <table:table-row>
              <table:table-cell office:value-type="float" office:value="67735">
                <text:p>67735</text:p>
              </table:table-cell>
              <table:table-cell office:value-type="float" office:value="7.184">
                <text:p>7.184</text:p>
              </table:table-cell>
            </table:table-row>
            <table:table-row>
              <table:table-cell office:value-type="float" office:value="67810">
                <text:p>67810</text:p>
              </table:table-cell>
              <table:table-cell office:value-type="float" office:value="6.664">
                <text:p>6.664</text:p>
              </table:table-cell>
            </table:table-row>
            <table:table-row>
              <table:table-cell office:value-type="float" office:value="67885">
                <text:p>67885</text:p>
              </table:table-cell>
              <table:table-cell office:value-type="float" office:value="7.764">
                <text:p>7.764</text:p>
              </table:table-cell>
            </table:table-row>
            <table:table-row>
              <table:table-cell office:value-type="float" office:value="67960">
                <text:p>67960</text:p>
              </table:table-cell>
              <table:table-cell office:value-type="float" office:value="7.468">
                <text:p>7.468</text:p>
              </table:table-cell>
            </table:table-row>
            <table:table-row>
              <table:table-cell office:value-type="float" office:value="68035">
                <text:p>68035</text:p>
              </table:table-cell>
              <table:table-cell office:value-type="float" office:value="7.816">
                <text:p>7.816</text:p>
              </table:table-cell>
            </table:table-row>
            <table:table-row>
              <table:table-cell office:value-type="float" office:value="68110">
                <text:p>68110</text:p>
              </table:table-cell>
              <table:table-cell office:value-type="float" office:value="2.484">
                <text:p>2.484</text:p>
              </table:table-cell>
            </table:table-row>
            <table:table-row>
              <table:table-cell office:value-type="float" office:value="68185">
                <text:p>68185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float" office:value="68260">
                <text:p>68260</text:p>
              </table:table-cell>
              <table:table-cell office:value-type="float" office:value="7.992">
                <text:p>7.992</text:p>
              </table:table-cell>
            </table:table-row>
            <table:table-row>
              <table:table-cell office:value-type="float" office:value="68335">
                <text:p>68335</text:p>
              </table:table-cell>
              <table:table-cell office:value-type="float" office:value="10.092">
                <text:p>10.092</text:p>
              </table:table-cell>
            </table:table-row>
            <table:table-row>
              <table:table-cell office:value-type="float" office:value="68410">
                <text:p>68410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float" office:value="68485">
                <text:p>68485</text:p>
              </table:table-cell>
              <table:table-cell office:value-type="float" office:value="2.72">
                <text:p>2.72</text:p>
              </table:table-cell>
            </table:table-row>
            <table:table-row>
              <table:table-cell office:value-type="float" office:value="68560">
                <text:p>68560</text:p>
              </table:table-cell>
              <table:table-cell office:value-type="float" office:value="16.004">
                <text:p>16.004</text:p>
              </table:table-cell>
            </table:table-row>
            <table:table-row>
              <table:table-cell office:value-type="float" office:value="68635">
                <text:p>68635</text:p>
              </table:table-cell>
              <table:table-cell office:value-type="float" office:value="16.14">
                <text:p>16.14</text:p>
              </table:table-cell>
            </table:table-row>
            <table:table-row>
              <table:table-cell office:value-type="float" office:value="68710">
                <text:p>68710</text:p>
              </table:table-cell>
              <table:table-cell office:value-type="float" office:value="13.656">
                <text:p>13.656</text:p>
              </table:table-cell>
            </table:table-row>
            <table:table-row>
              <table:table-cell office:value-type="float" office:value="68785">
                <text:p>68785</text:p>
              </table:table-cell>
              <table:table-cell office:value-type="float" office:value="13.976">
                <text:p>13.976</text:p>
              </table:table-cell>
            </table:table-row>
            <table:table-row>
              <table:table-cell office:value-type="float" office:value="68860">
                <text:p>68860</text:p>
              </table:table-cell>
              <table:table-cell office:value-type="float" office:value="12.252">
                <text:p>12.252</text:p>
              </table:table-cell>
            </table:table-row>
            <table:table-row>
              <table:table-cell office:value-type="float" office:value="68935">
                <text:p>68935</text:p>
              </table:table-cell>
              <table:table-cell office:value-type="float" office:value="15.58">
                <text:p>15.58</text:p>
              </table:table-cell>
            </table:table-row>
            <table:table-row>
              <table:table-cell office:value-type="float" office:value="69010">
                <text:p>69010</text:p>
              </table:table-cell>
              <table:table-cell office:value-type="float" office:value="13.428">
                <text:p>13.428</text:p>
              </table:table-cell>
            </table:table-row>
            <table:table-row>
              <table:table-cell office:value-type="float" office:value="69085">
                <text:p>69085</text:p>
              </table:table-cell>
              <table:table-cell office:value-type="float" office:value="11.724">
                <text:p>11.724</text:p>
              </table:table-cell>
            </table:table-row>
            <table:table-row>
              <table:table-cell office:value-type="float" office:value="69160">
                <text:p>69160</text:p>
              </table:table-cell>
              <table:table-cell office:value-type="float" office:value="8.196">
                <text:p>8.196</text:p>
              </table:table-cell>
            </table:table-row>
            <table:table-row>
              <table:table-cell office:value-type="float" office:value="69235">
                <text:p>69235</text:p>
              </table:table-cell>
              <table:table-cell office:value-type="float" office:value="6.312">
                <text:p>6.312</text:p>
              </table:table-cell>
            </table:table-row>
            <table:table-row>
              <table:table-cell office:value-type="float" office:value="69310">
                <text:p>69310</text:p>
              </table:table-cell>
              <table:table-cell office:value-type="float" office:value="11.636">
                <text:p>11.636</text:p>
              </table:table-cell>
            </table:table-row>
            <table:table-row>
              <table:table-cell office:value-type="float" office:value="69385">
                <text:p>69385</text:p>
              </table:table-cell>
              <table:table-cell office:value-type="float" office:value="15.94">
                <text:p>15.94</text:p>
              </table:table-cell>
            </table:table-row>
            <table:table-row>
              <table:table-cell office:value-type="float" office:value="69460">
                <text:p>69460</text:p>
              </table:table-cell>
              <table:table-cell office:value-type="float" office:value="1.832">
                <text:p>1.832</text:p>
              </table:table-cell>
            </table:table-row>
            <table:table-row>
              <table:table-cell office:value-type="float" office:value="69535">
                <text:p>69535</text:p>
              </table:table-cell>
              <table:table-cell office:value-type="float" office:value="3.416">
                <text:p>3.416</text:p>
              </table:table-cell>
            </table:table-row>
            <table:table-row>
              <table:table-cell office:value-type="float" office:value="69610">
                <text:p>69610</text:p>
              </table:table-cell>
              <table:table-cell office:value-type="float" office:value="16.44">
                <text:p>16.44</text:p>
              </table:table-cell>
            </table:table-row>
            <table:table-row>
              <table:table-cell office:value-type="float" office:value="69685">
                <text:p>69685</text:p>
              </table:table-cell>
              <table:table-cell office:value-type="float" office:value="14.536">
                <text:p>14.536</text:p>
              </table:table-cell>
            </table:table-row>
            <table:table-row>
              <table:table-cell office:value-type="float" office:value="69760">
                <text:p>69760</text:p>
              </table:table-cell>
              <table:table-cell office:value-type="float" office:value="16.956">
                <text:p>16.956</text:p>
              </table:table-cell>
            </table:table-row>
            <table:table-row>
              <table:table-cell office:value-type="float" office:value="69835">
                <text:p>69835</text:p>
              </table:table-cell>
              <table:table-cell office:value-type="float" office:value="4.316">
                <text:p>4.316</text:p>
              </table:table-cell>
            </table:table-row>
            <table:table-row>
              <table:table-cell office:value-type="float" office:value="69910">
                <text:p>69910</text:p>
              </table:table-cell>
              <table:table-cell office:value-type="float" office:value="12.628">
                <text:p>12.628</text:p>
              </table:table-cell>
            </table:table-row>
            <table:table-row>
              <table:table-cell office:value-type="float" office:value="69985">
                <text:p>69985</text:p>
              </table:table-cell>
              <table:table-cell office:value-type="float" office:value="14.84">
                <text:p>14.84</text:p>
              </table:table-cell>
            </table:table-row>
            <table:table-row>
              <table:table-cell office:value-type="float" office:value="70060">
                <text:p>70060</text:p>
              </table:table-cell>
              <table:table-cell office:value-type="float" office:value="9.812">
                <text:p>9.812</text:p>
              </table:table-cell>
            </table:table-row>
            <table:table-row>
              <table:table-cell office:value-type="float" office:value="70135">
                <text:p>70135</text:p>
              </table:table-cell>
              <table:table-cell office:value-type="float" office:value="7.532">
                <text:p>7.532</text:p>
              </table:table-cell>
            </table:table-row>
            <table:table-row>
              <table:table-cell office:value-type="float" office:value="70210">
                <text:p>70210</text:p>
              </table:table-cell>
              <table:table-cell office:value-type="float" office:value="14.888">
                <text:p>14.888</text:p>
              </table:table-cell>
            </table:table-row>
            <table:table-row>
              <table:table-cell office:value-type="float" office:value="70285">
                <text:p>70285</text:p>
              </table:table-cell>
              <table:table-cell office:value-type="float" office:value="10.896">
                <text:p>10.896</text:p>
              </table:table-cell>
            </table:table-row>
            <table:table-row>
              <table:table-cell office:value-type="float" office:value="70360">
                <text:p>70360</text:p>
              </table:table-cell>
              <table:table-cell office:value-type="float" office:value="10.072">
                <text:p>10.072</text:p>
              </table:table-cell>
            </table:table-row>
            <table:table-row>
              <table:table-cell office:value-type="float" office:value="70435">
                <text:p>70435</text:p>
              </table:table-cell>
              <table:table-cell office:value-type="float" office:value="18.052">
                <text:p>18.052</text:p>
              </table:table-cell>
            </table:table-row>
            <table:table-row>
              <table:table-cell office:value-type="float" office:value="70510">
                <text:p>70510</text:p>
              </table:table-cell>
              <table:table-cell office:value-type="float" office:value="17.008">
                <text:p>17.008</text:p>
              </table:table-cell>
            </table:table-row>
            <table:table-row>
              <table:table-cell office:value-type="float" office:value="70585">
                <text:p>70585</text:p>
              </table:table-cell>
              <table:table-cell office:value-type="float" office:value="15.964">
                <text:p>15.964</text:p>
              </table:table-cell>
            </table:table-row>
            <table:table-row>
              <table:table-cell office:value-type="float" office:value="70660">
                <text:p>70660</text:p>
              </table:table-cell>
              <table:table-cell office:value-type="float" office:value="15.336">
                <text:p>15.336</text:p>
              </table:table-cell>
            </table:table-row>
            <table:table-row>
              <table:table-cell office:value-type="float" office:value="70735">
                <text:p>70735</text:p>
              </table:table-cell>
              <table:table-cell office:value-type="float" office:value="13.388">
                <text:p>13.388</text:p>
              </table:table-cell>
            </table:table-row>
            <table:table-row>
              <table:table-cell office:value-type="float" office:value="70810">
                <text:p>70810</text:p>
              </table:table-cell>
              <table:table-cell office:value-type="float" office:value="8.996">
                <text:p>8.996</text:p>
              </table:table-cell>
            </table:table-row>
            <table:table-row>
              <table:table-cell office:value-type="float" office:value="70885">
                <text:p>70885</text:p>
              </table:table-cell>
              <table:table-cell office:value-type="float" office:value="10.704">
                <text:p>10.704</text:p>
              </table:table-cell>
            </table:table-row>
            <table:table-row>
              <table:table-cell office:value-type="float" office:value="70960">
                <text:p>70960</text:p>
              </table:table-cell>
              <table:table-cell office:value-type="float" office:value="15.712">
                <text:p>15.712</text:p>
              </table:table-cell>
            </table:table-row>
            <table:table-row>
              <table:table-cell office:value-type="float" office:value="71035">
                <text:p>71035</text:p>
              </table:table-cell>
              <table:table-cell office:value-type="float" office:value="1.924">
                <text:p>1.924</text:p>
              </table:table-cell>
            </table:table-row>
            <table:table-row>
              <table:table-cell office:value-type="float" office:value="71110">
                <text:p>71110</text:p>
              </table:table-cell>
              <table:table-cell office:value-type="float" office:value="17.636">
                <text:p>17.636</text:p>
              </table:table-cell>
            </table:table-row>
            <table:table-row>
              <table:table-cell office:value-type="float" office:value="71185">
                <text:p>71185</text:p>
              </table:table-cell>
              <table:table-cell office:value-type="float" office:value="7.228">
                <text:p>7.228</text:p>
              </table:table-cell>
            </table:table-row>
            <table:table-row>
              <table:table-cell office:value-type="float" office:value="71260">
                <text:p>71260</text:p>
              </table:table-cell>
              <table:table-cell office:value-type="float" office:value="8.772">
                <text:p>8.772</text:p>
              </table:table-cell>
            </table:table-row>
            <table:table-row>
              <table:table-cell office:value-type="float" office:value="71335">
                <text:p>71335</text:p>
              </table:table-cell>
              <table:table-cell office:value-type="float" office:value="9.536">
                <text:p>9.536</text:p>
              </table:table-cell>
            </table:table-row>
            <table:table-row>
              <table:table-cell office:value-type="float" office:value="71410">
                <text:p>71410</text:p>
              </table:table-cell>
              <table:table-cell office:value-type="float" office:value="9.512">
                <text:p>9.512</text:p>
              </table:table-cell>
            </table:table-row>
            <table:table-row>
              <table:table-cell office:value-type="float" office:value="71485">
                <text:p>71485</text:p>
              </table:table-cell>
              <table:table-cell office:value-type="float" office:value="14.008">
                <text:p>14.008</text:p>
              </table:table-cell>
            </table:table-row>
            <table:table-row>
              <table:table-cell office:value-type="float" office:value="71560">
                <text:p>71560</text:p>
              </table:table-cell>
              <table:table-cell office:value-type="float" office:value="2.416">
                <text:p>2.416</text:p>
              </table:table-cell>
            </table:table-row>
            <table:table-row>
              <table:table-cell office:value-type="float" office:value="71635">
                <text:p>71635</text:p>
              </table:table-cell>
              <table:table-cell office:value-type="float" office:value="8.076">
                <text:p>8.076</text:p>
              </table:table-cell>
            </table:table-row>
            <table:table-row>
              <table:table-cell office:value-type="float" office:value="71710">
                <text:p>71710</text:p>
              </table:table-cell>
              <table:table-cell office:value-type="float" office:value="15.532">
                <text:p>15.532</text:p>
              </table:table-cell>
            </table:table-row>
            <table:table-row>
              <table:table-cell office:value-type="float" office:value="71785">
                <text:p>71785</text:p>
              </table:table-cell>
              <table:table-cell office:value-type="float" office:value="9.252">
                <text:p>9.252</text:p>
              </table:table-cell>
            </table:table-row>
            <table:table-row>
              <table:table-cell office:value-type="float" office:value="71860">
                <text:p>71860</text:p>
              </table:table-cell>
              <table:table-cell office:value-type="float" office:value="5.06">
                <text:p>5.06</text:p>
              </table:table-cell>
            </table:table-row>
            <table:table-row>
              <table:table-cell office:value-type="float" office:value="71935">
                <text:p>71935</text:p>
              </table:table-cell>
              <table:table-cell office:value-type="float" office:value="8.388">
                <text:p>8.388</text:p>
              </table:table-cell>
            </table:table-row>
            <table:table-row>
              <table:table-cell office:value-type="float" office:value="72010">
                <text:p>72010</text:p>
              </table:table-cell>
              <table:table-cell office:value-type="float" office:value="2.128">
                <text:p>2.128</text:p>
              </table:table-cell>
            </table:table-row>
            <table:table-row>
              <table:table-cell office:value-type="float" office:value="72085">
                <text:p>72085</text:p>
              </table:table-cell>
              <table:table-cell office:value-type="float" office:value="11.236">
                <text:p>11.236</text:p>
              </table:table-cell>
            </table:table-row>
            <table:table-row>
              <table:table-cell office:value-type="float" office:value="72160">
                <text:p>72160</text:p>
              </table:table-cell>
              <table:table-cell office:value-type="float" office:value="15.58">
                <text:p>15.58</text:p>
              </table:table-cell>
            </table:table-row>
            <table:table-row>
              <table:table-cell office:value-type="float" office:value="72235">
                <text:p>72235</text:p>
              </table:table-cell>
              <table:table-cell office:value-type="float" office:value="8.028">
                <text:p>8.028</text:p>
              </table:table-cell>
            </table:table-row>
            <table:table-row>
              <table:table-cell office:value-type="float" office:value="72310">
                <text:p>72310</text:p>
              </table:table-cell>
              <table:table-cell office:value-type="float" office:value="12.012">
                <text:p>12.012</text:p>
              </table:table-cell>
            </table:table-row>
            <table:table-row>
              <table:table-cell office:value-type="float" office:value="72385">
                <text:p>72385</text:p>
              </table:table-cell>
              <table:table-cell office:value-type="float" office:value="1.892">
                <text:p>1.892</text:p>
              </table:table-cell>
            </table:table-row>
            <table:table-row>
              <table:table-cell office:value-type="float" office:value="72460">
                <text:p>72460</text:p>
              </table:table-cell>
              <table:table-cell office:value-type="float" office:value="3.764">
                <text:p>3.764</text:p>
              </table:table-cell>
            </table:table-row>
            <table:table-row>
              <table:table-cell office:value-type="float" office:value="72535">
                <text:p>72535</text:p>
              </table:table-cell>
              <table:table-cell office:value-type="float" office:value="8.788">
                <text:p>8.788</text:p>
              </table:table-cell>
            </table:table-row>
            <table:table-row>
              <table:table-cell office:value-type="float" office:value="72610">
                <text:p>72610</text:p>
              </table:table-cell>
              <table:table-cell office:value-type="float" office:value="5.708">
                <text:p>5.708</text:p>
              </table:table-cell>
            </table:table-row>
            <table:table-row>
              <table:table-cell office:value-type="float" office:value="72685">
                <text:p>72685</text:p>
              </table:table-cell>
              <table:table-cell office:value-type="float" office:value="15.84">
                <text:p>15.84</text:p>
              </table:table-cell>
            </table:table-row>
            <table:table-row>
              <table:table-cell office:value-type="float" office:value="72760">
                <text:p>72760</text:p>
              </table:table-cell>
              <table:table-cell office:value-type="float" office:value="4.816">
                <text:p>4.816</text:p>
              </table:table-cell>
            </table:table-row>
            <table:table-row>
              <table:table-cell office:value-type="float" office:value="72835">
                <text:p>72835</text:p>
              </table:table-cell>
              <table:table-cell office:value-type="float" office:value="14.212">
                <text:p>14.212</text:p>
              </table:table-cell>
            </table:table-row>
            <table:table-row>
              <table:table-cell office:value-type="float" office:value="72910">
                <text:p>72910</text:p>
              </table:table-cell>
              <table:table-cell office:value-type="float" office:value="9.788">
                <text:p>9.788</text:p>
              </table:table-cell>
            </table:table-row>
            <table:table-row>
              <table:table-cell office:value-type="float" office:value="72985">
                <text:p>72985</text:p>
              </table:table-cell>
              <table:table-cell office:value-type="float" office:value="4.936">
                <text:p>4.936</text:p>
              </table:table-cell>
            </table:table-row>
            <table:table-row>
              <table:table-cell office:value-type="float" office:value="73060">
                <text:p>73060</text:p>
              </table:table-cell>
              <table:table-cell office:value-type="float" office:value="3.252">
                <text:p>3.252</text:p>
              </table:table-cell>
            </table:table-row>
            <table:table-row>
              <table:table-cell office:value-type="float" office:value="73135">
                <text:p>73135</text:p>
              </table:table-cell>
              <table:table-cell office:value-type="float" office:value="6.004">
                <text:p>6.004</text:p>
              </table:table-cell>
            </table:table-row>
            <table:table-row>
              <table:table-cell office:value-type="float" office:value="73210">
                <text:p>73210</text:p>
              </table:table-cell>
              <table:table-cell office:value-type="float" office:value="5.636">
                <text:p>5.636</text:p>
              </table:table-cell>
            </table:table-row>
            <table:table-row>
              <table:table-cell office:value-type="float" office:value="73285">
                <text:p>73285</text:p>
              </table:table-cell>
              <table:table-cell office:value-type="float" office:value="3.012">
                <text:p>3.012</text:p>
              </table:table-cell>
            </table:table-row>
            <table:table-row>
              <table:table-cell office:value-type="float" office:value="73360">
                <text:p>73360</text:p>
              </table:table-cell>
              <table:table-cell office:value-type="float" office:value="2.792">
                <text:p>2.792</text:p>
              </table:table-cell>
            </table:table-row>
            <table:table-row>
              <table:table-cell office:value-type="float" office:value="73435">
                <text:p>73435</text:p>
              </table:table-cell>
              <table:table-cell office:value-type="float" office:value="14.836">
                <text:p>14.836</text:p>
              </table:table-cell>
            </table:table-row>
            <table:table-row>
              <table:table-cell office:value-type="float" office:value="73510">
                <text:p>73510</text:p>
              </table:table-cell>
              <table:table-cell office:value-type="float" office:value="17.2">
                <text:p>17.2</text:p>
              </table:table-cell>
            </table:table-row>
            <table:table-row>
              <table:table-cell office:value-type="float" office:value="73585">
                <text:p>73585</text:p>
              </table:table-cell>
              <table:table-cell office:value-type="float" office:value="6.512">
                <text:p>6.512</text:p>
              </table:table-cell>
            </table:table-row>
            <table:table-row>
              <table:table-cell office:value-type="float" office:value="73660">
                <text:p>73660</text:p>
              </table:table-cell>
              <table:table-cell office:value-type="float" office:value="16.452">
                <text:p>16.452</text:p>
              </table:table-cell>
            </table:table-row>
            <table:table-row>
              <table:table-cell office:value-type="float" office:value="73735">
                <text:p>73735</text:p>
              </table:table-cell>
              <table:table-cell office:value-type="float" office:value="5.572">
                <text:p>5.572</text:p>
              </table:table-cell>
            </table:table-row>
            <table:table-row>
              <table:table-cell office:value-type="float" office:value="73810">
                <text:p>73810</text:p>
              </table:table-cell>
              <table:table-cell office:value-type="float" office:value="4.084">
                <text:p>4.084</text:p>
              </table:table-cell>
            </table:table-row>
            <table:table-row>
              <table:table-cell office:value-type="float" office:value="73885">
                <text:p>73885</text:p>
              </table:table-cell>
              <table:table-cell office:value-type="float" office:value="19.108">
                <text:p>19.108</text:p>
              </table:table-cell>
            </table:table-row>
            <table:table-row>
              <table:table-cell office:value-type="float" office:value="73960">
                <text:p>73960</text:p>
              </table:table-cell>
              <table:table-cell office:value-type="float" office:value="10.824">
                <text:p>10.824</text:p>
              </table:table-cell>
            </table:table-row>
            <table:table-row>
              <table:table-cell office:value-type="float" office:value="74035">
                <text:p>74035</text:p>
              </table:table-cell>
              <table:table-cell office:value-type="float" office:value="8.696">
                <text:p>8.696</text:p>
              </table:table-cell>
            </table:table-row>
            <table:table-row>
              <table:table-cell office:value-type="float" office:value="74110">
                <text:p>74110</text:p>
              </table:table-cell>
              <table:table-cell office:value-type="float" office:value="18.488">
                <text:p>18.488</text:p>
              </table:table-cell>
            </table:table-row>
            <table:table-row>
              <table:table-cell office:value-type="float" office:value="74185">
                <text:p>74185</text:p>
              </table:table-cell>
              <table:table-cell office:value-type="float" office:value="20.06">
                <text:p>20.06</text:p>
              </table:table-cell>
            </table:table-row>
            <table:table-row>
              <table:table-cell office:value-type="float" office:value="74260">
                <text:p>74260</text:p>
              </table:table-cell>
              <table:table-cell office:value-type="float" office:value="4.524">
                <text:p>4.524</text:p>
              </table:table-cell>
            </table:table-row>
            <table:table-row>
              <table:table-cell office:value-type="float" office:value="74335">
                <text:p>74335</text:p>
              </table:table-cell>
              <table:table-cell office:value-type="float" office:value="20.884">
                <text:p>20.884</text:p>
              </table:table-cell>
            </table:table-row>
            <table:table-row>
              <table:table-cell office:value-type="float" office:value="74410">
                <text:p>74410</text:p>
              </table:table-cell>
              <table:table-cell office:value-type="float" office:value="11.108">
                <text:p>11.108</text:p>
              </table:table-cell>
            </table:table-row>
            <table:table-row>
              <table:table-cell office:value-type="float" office:value="74485">
                <text:p>74485</text:p>
              </table:table-cell>
              <table:table-cell office:value-type="float" office:value="9.392">
                <text:p>9.392</text:p>
              </table:table-cell>
            </table:table-row>
            <table:table-row>
              <table:table-cell office:value-type="float" office:value="74560">
                <text:p>74560</text:p>
              </table:table-cell>
              <table:table-cell office:value-type="float" office:value="7.58">
                <text:p>7.58</text:p>
              </table:table-cell>
            </table:table-row>
            <table:table-row>
              <table:table-cell office:value-type="float" office:value="74635">
                <text:p>74635</text:p>
              </table:table-cell>
              <table:table-cell office:value-type="float" office:value="19.904">
                <text:p>19.904</text:p>
              </table:table-cell>
            </table:table-row>
            <table:table-row>
              <table:table-cell office:value-type="float" office:value="74710">
                <text:p>74710</text:p>
              </table:table-cell>
              <table:table-cell office:value-type="float" office:value="4.688">
                <text:p>4.688</text:p>
              </table:table-cell>
            </table:table-row>
            <table:table-row>
              <table:table-cell office:value-type="float" office:value="74785">
                <text:p>74785</text:p>
              </table:table-cell>
              <table:table-cell office:value-type="float" office:value="5.024">
                <text:p>5.024</text:p>
              </table:table-cell>
            </table:table-row>
            <table:table-row>
              <table:table-cell office:value-type="float" office:value="74860">
                <text:p>74860</text:p>
              </table:table-cell>
              <table:table-cell office:value-type="float" office:value="13.308">
                <text:p>13.308</text:p>
              </table:table-cell>
            </table:table-row>
            <table:table-row>
              <table:table-cell office:value-type="float" office:value="74935">
                <text:p>74935</text:p>
              </table:table-cell>
              <table:table-cell office:value-type="float" office:value="7.196">
                <text:p>7.196</text:p>
              </table:table-cell>
            </table:table-row>
            <table:table-row>
              <table:table-cell office:value-type="float" office:value="75010">
                <text:p>75010</text:p>
              </table:table-cell>
              <table:table-cell office:value-type="float" office:value="3.616">
                <text:p>3.616</text:p>
              </table:table-cell>
            </table:table-row>
            <table:table-row>
              <table:table-cell office:value-type="float" office:value="75085">
                <text:p>75085</text:p>
              </table:table-cell>
              <table:table-cell office:value-type="float" office:value="20.464">
                <text:p>20.464</text:p>
              </table:table-cell>
            </table:table-row>
            <table:table-row>
              <table:table-cell office:value-type="float" office:value="75160">
                <text:p>75160</text:p>
              </table:table-cell>
              <table:table-cell office:value-type="float" office:value="3.356">
                <text:p>3.356</text:p>
              </table:table-cell>
            </table:table-row>
            <table:table-row>
              <table:table-cell office:value-type="float" office:value="75235">
                <text:p>75235</text:p>
              </table:table-cell>
              <table:table-cell office:value-type="float" office:value="21.576">
                <text:p>21.576</text:p>
              </table:table-cell>
            </table:table-row>
            <table:table-row>
              <table:table-cell office:value-type="float" office:value="75310">
                <text:p>75310</text:p>
              </table:table-cell>
              <table:table-cell office:value-type="float" office:value="13.476">
                <text:p>13.476</text:p>
              </table:table-cell>
            </table:table-row>
            <table:table-row>
              <table:table-cell office:value-type="float" office:value="75385">
                <text:p>75385</text:p>
              </table:table-cell>
              <table:table-cell office:value-type="float" office:value="6.132">
                <text:p>6.132</text:p>
              </table:table-cell>
            </table:table-row>
            <table:table-row>
              <table:table-cell office:value-type="float" office:value="75460">
                <text:p>75460</text:p>
              </table:table-cell>
              <table:table-cell office:value-type="float" office:value="21.748">
                <text:p>21.748</text:p>
              </table:table-cell>
            </table:table-row>
            <table:table-row>
              <table:table-cell office:value-type="float" office:value="75535">
                <text:p>75535</text:p>
              </table:table-cell>
              <table:table-cell office:value-type="float" office:value="5.944">
                <text:p>5.944</text:p>
              </table:table-cell>
            </table:table-row>
            <table:table-row>
              <table:table-cell office:value-type="float" office:value="75610">
                <text:p>75610</text:p>
              </table:table-cell>
              <table:table-cell office:value-type="float" office:value="11.392">
                <text:p>11.392</text:p>
              </table:table-cell>
            </table:table-row>
            <table:table-row>
              <table:table-cell office:value-type="float" office:value="75685">
                <text:p>75685</text:p>
              </table:table-cell>
              <table:table-cell office:value-type="float" office:value="16.132">
                <text:p>16.132</text:p>
              </table:table-cell>
            </table:table-row>
            <table:table-row>
              <table:table-cell office:value-type="float" office:value="75760">
                <text:p>75760</text:p>
              </table:table-cell>
              <table:table-cell office:value-type="float" office:value="9.628">
                <text:p>9.628</text:p>
              </table:table-cell>
            </table:table-row>
            <table:table-row>
              <table:table-cell office:value-type="float" office:value="75835">
                <text:p>75835</text:p>
              </table:table-cell>
              <table:table-cell office:value-type="float" office:value="4.892">
                <text:p>4.892</text:p>
              </table:table-cell>
            </table:table-row>
            <table:table-row>
              <table:table-cell office:value-type="float" office:value="75910">
                <text:p>75910</text:p>
              </table:table-cell>
              <table:table-cell office:value-type="float" office:value="13.928">
                <text:p>13.928</text:p>
              </table:table-cell>
            </table:table-row>
            <table:table-row>
              <table:table-cell office:value-type="float" office:value="75985">
                <text:p>75985</text:p>
              </table:table-cell>
              <table:table-cell office:value-type="float" office:value="17.36">
                <text:p>17.36</text:p>
              </table:table-cell>
            </table:table-row>
            <table:table-row>
              <table:table-cell office:value-type="float" office:value="76060">
                <text:p>76060</text:p>
              </table:table-cell>
              <table:table-cell office:value-type="float" office:value="10.98">
                <text:p>10.98</text:p>
              </table:table-cell>
            </table:table-row>
            <table:table-row>
              <table:table-cell office:value-type="float" office:value="76135">
                <text:p>76135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float" office:value="76210">
                <text:p>76210</text:p>
              </table:table-cell>
              <table:table-cell office:value-type="float" office:value="13.1">
                <text:p>13.1</text:p>
              </table:table-cell>
            </table:table-row>
            <table:table-row>
              <table:table-cell office:value-type="float" office:value="76285">
                <text:p>76285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float" office:value="76360">
                <text:p>76360</text:p>
              </table:table-cell>
              <table:table-cell office:value-type="float" office:value="15.292">
                <text:p>15.292</text:p>
              </table:table-cell>
            </table:table-row>
            <table:table-row>
              <table:table-cell office:value-type="float" office:value="76435">
                <text:p>76435</text:p>
              </table:table-cell>
              <table:table-cell office:value-type="float" office:value="3.036">
                <text:p>3.036</text:p>
              </table:table-cell>
            </table:table-row>
            <table:table-row>
              <table:table-cell office:value-type="float" office:value="76510">
                <text:p>76510</text:p>
              </table:table-cell>
              <table:table-cell office:value-type="float" office:value="6.96">
                <text:p>6.96</text:p>
              </table:table-cell>
            </table:table-row>
            <table:table-row>
              <table:table-cell office:value-type="float" office:value="76585">
                <text:p>76585</text:p>
              </table:table-cell>
              <table:table-cell office:value-type="float" office:value="4.688">
                <text:p>4.688</text:p>
              </table:table-cell>
            </table:table-row>
            <table:table-row>
              <table:table-cell office:value-type="float" office:value="76660">
                <text:p>76660</text:p>
              </table:table-cell>
              <table:table-cell office:value-type="float" office:value="2.404">
                <text:p>2.404</text:p>
              </table:table-cell>
            </table:table-row>
            <table:table-row>
              <table:table-cell office:value-type="float" office:value="76735">
                <text:p>76735</text:p>
              </table:table-cell>
              <table:table-cell office:value-type="float" office:value="17.456">
                <text:p>17.456</text:p>
              </table:table-cell>
            </table:table-row>
            <table:table-row>
              <table:table-cell office:value-type="float" office:value="76810">
                <text:p>76810</text:p>
              </table:table-cell>
              <table:table-cell office:value-type="float" office:value="3.344">
                <text:p>3.344</text:p>
              </table:table-cell>
            </table:table-row>
            <table:table-row>
              <table:table-cell office:value-type="float" office:value="76885">
                <text:p>76885</text:p>
              </table:table-cell>
              <table:table-cell office:value-type="float" office:value="7.876">
                <text:p>7.876</text:p>
              </table:table-cell>
            </table:table-row>
            <table:table-row>
              <table:table-cell office:value-type="float" office:value="76960">
                <text:p>76960</text:p>
              </table:table-cell>
              <table:table-cell office:value-type="float" office:value="6.376">
                <text:p>6.376</text:p>
              </table:table-cell>
            </table:table-row>
            <table:table-row>
              <table:table-cell office:value-type="float" office:value="77035">
                <text:p>77035</text:p>
              </table:table-cell>
              <table:table-cell office:value-type="float" office:value="13.076">
                <text:p>13.076</text:p>
              </table:table-cell>
            </table:table-row>
            <table:table-row>
              <table:table-cell office:value-type="float" office:value="77110">
                <text:p>77110</text:p>
              </table:table-cell>
              <table:table-cell office:value-type="float" office:value="21.612">
                <text:p>21.612</text:p>
              </table:table-cell>
            </table:table-row>
            <table:table-row>
              <table:table-cell office:value-type="float" office:value="77185">
                <text:p>77185</text:p>
              </table:table-cell>
              <table:table-cell office:value-type="float" office:value="18.008">
                <text:p>18.008</text:p>
              </table:table-cell>
            </table:table-row>
            <table:table-row>
              <table:table-cell office:value-type="float" office:value="77260">
                <text:p>77260</text:p>
              </table:table-cell>
              <table:table-cell office:value-type="float" office:value="21.624">
                <text:p>21.624</text:p>
              </table:table-cell>
            </table:table-row>
            <table:table-row>
              <table:table-cell office:value-type="float" office:value="77335">
                <text:p>77335</text:p>
              </table:table-cell>
              <table:table-cell office:value-type="float" office:value="2.348">
                <text:p>2.348</text:p>
              </table:table-cell>
            </table:table-row>
            <table:table-row>
              <table:table-cell office:value-type="float" office:value="77410">
                <text:p>77410</text:p>
              </table:table-cell>
              <table:table-cell office:value-type="float" office:value="3.056">
                <text:p>3.056</text:p>
              </table:table-cell>
            </table:table-row>
            <table:table-row>
              <table:table-cell office:value-type="float" office:value="77485">
                <text:p>77485</text:p>
              </table:table-cell>
              <table:table-cell office:value-type="float" office:value="9.92">
                <text:p>9.92</text:p>
              </table:table-cell>
            </table:table-row>
            <table:table-row>
              <table:table-cell office:value-type="float" office:value="77560">
                <text:p>77560</text:p>
              </table:table-cell>
              <table:table-cell office:value-type="float" office:value="3.456">
                <text:p>3.456</text:p>
              </table:table-cell>
            </table:table-row>
            <table:table-row>
              <table:table-cell office:value-type="float" office:value="77635">
                <text:p>77635</text:p>
              </table:table-cell>
              <table:table-cell office:value-type="float" office:value="6.02">
                <text:p>6.02</text:p>
              </table:table-cell>
            </table:table-row>
            <table:table-row>
              <table:table-cell office:value-type="float" office:value="77710">
                <text:p>77710</text:p>
              </table:table-cell>
              <table:table-cell office:value-type="float" office:value="21.944">
                <text:p>21.944</text:p>
              </table:table-cell>
            </table:table-row>
            <table:table-row>
              <table:table-cell office:value-type="float" office:value="77785">
                <text:p>77785</text:p>
              </table:table-cell>
              <table:table-cell office:value-type="float" office:value="22.18">
                <text:p>22.18</text:p>
              </table:table-cell>
            </table:table-row>
            <table:table-row>
              <table:table-cell office:value-type="float" office:value="77860">
                <text:p>77860</text:p>
              </table:table-cell>
              <table:table-cell office:value-type="float" office:value="6.068">
                <text:p>6.068</text:p>
              </table:table-cell>
            </table:table-row>
            <table:table-row>
              <table:table-cell office:value-type="float" office:value="77935">
                <text:p>77935</text:p>
              </table:table-cell>
              <table:table-cell office:value-type="float" office:value="3.916">
                <text:p>3.916</text:p>
              </table:table-cell>
            </table:table-row>
            <table:table-row>
              <table:table-cell office:value-type="float" office:value="78010">
                <text:p>78010</text:p>
              </table:table-cell>
              <table:table-cell office:value-type="float" office:value="7.384">
                <text:p>7.384</text:p>
              </table:table-cell>
            </table:table-row>
            <table:table-row>
              <table:table-cell office:value-type="float" office:value="78085">
                <text:p>78085</text:p>
              </table:table-cell>
              <table:table-cell office:value-type="float" office:value="2.752">
                <text:p>2.752</text:p>
              </table:table-cell>
            </table:table-row>
            <table:table-row>
              <table:table-cell office:value-type="float" office:value="78160">
                <text:p>78160</text:p>
              </table:table-cell>
              <table:table-cell office:value-type="float" office:value="20.24">
                <text:p>20.24</text:p>
              </table:table-cell>
            </table:table-row>
            <table:table-row>
              <table:table-cell office:value-type="float" office:value="78235">
                <text:p>78235</text:p>
              </table:table-cell>
              <table:table-cell office:value-type="float" office:value="10.3">
                <text:p>10.3</text:p>
              </table:table-cell>
            </table:table-row>
            <table:table-row>
              <table:table-cell office:value-type="float" office:value="78310">
                <text:p>78310</text:p>
              </table:table-cell>
              <table:table-cell office:value-type="float" office:value="8.536">
                <text:p>8.536</text:p>
              </table:table-cell>
            </table:table-row>
            <table:table-row>
              <table:table-cell office:value-type="float" office:value="78385">
                <text:p>78385</text:p>
              </table:table-cell>
              <table:table-cell office:value-type="float" office:value="3.248">
                <text:p>3.248</text:p>
              </table:table-cell>
            </table:table-row>
            <table:table-row>
              <table:table-cell office:value-type="float" office:value="78460">
                <text:p>78460</text:p>
              </table:table-cell>
              <table:table-cell office:value-type="float" office:value="13.148">
                <text:p>13.148</text:p>
              </table:table-cell>
            </table:table-row>
            <table:table-row>
              <table:table-cell office:value-type="float" office:value="78535">
                <text:p>78535</text:p>
              </table:table-cell>
              <table:table-cell office:value-type="float" office:value="13.56">
                <text:p>13.56</text:p>
              </table:table-cell>
            </table:table-row>
            <table:table-row>
              <table:table-cell office:value-type="float" office:value="78610">
                <text:p>78610</text:p>
              </table:table-cell>
              <table:table-cell office:value-type="float" office:value="19.844">
                <text:p>19.844</text:p>
              </table:table-cell>
            </table:table-row>
            <table:table-row>
              <table:table-cell office:value-type="float" office:value="78685">
                <text:p>78685</text:p>
              </table:table-cell>
              <table:table-cell office:value-type="float" office:value="22.16">
                <text:p>22.16</text:p>
              </table:table-cell>
            </table:table-row>
            <table:table-row>
              <table:table-cell office:value-type="float" office:value="78760">
                <text:p>78760</text:p>
              </table:table-cell>
              <table:table-cell office:value-type="float" office:value="3.644">
                <text:p>3.644</text:p>
              </table:table-cell>
            </table:table-row>
            <table:table-row>
              <table:table-cell office:value-type="float" office:value="78835">
                <text:p>78835</text:p>
              </table:table-cell>
              <table:table-cell office:value-type="float" office:value="5.476">
                <text:p>5.476</text:p>
              </table:table-cell>
            </table:table-row>
            <table:table-row>
              <table:table-cell office:value-type="float" office:value="78910">
                <text:p>78910</text:p>
              </table:table-cell>
              <table:table-cell office:value-type="float" office:value="8.796">
                <text:p>8.796</text:p>
              </table:table-cell>
            </table:table-row>
            <table:table-row>
              <table:table-cell office:value-type="float" office:value="78985">
                <text:p>78985</text:p>
              </table:table-cell>
              <table:table-cell office:value-type="float" office:value="17.176">
                <text:p>17.176</text:p>
              </table:table-cell>
            </table:table-row>
            <table:table-row>
              <table:table-cell office:value-type="float" office:value="79060">
                <text:p>79060</text:p>
              </table:table-cell>
              <table:table-cell office:value-type="float" office:value="16.092">
                <text:p>16.092</text:p>
              </table:table-cell>
            </table:table-row>
            <table:table-row>
              <table:table-cell office:value-type="float" office:value="79135">
                <text:p>79135</text:p>
              </table:table-cell>
              <table:table-cell office:value-type="float" office:value="3.376">
                <text:p>3.376</text:p>
              </table:table-cell>
            </table:table-row>
            <table:table-row>
              <table:table-cell office:value-type="float" office:value="79210">
                <text:p>79210</text:p>
              </table:table-cell>
              <table:table-cell office:value-type="float" office:value="10.364">
                <text:p>10.364</text:p>
              </table:table-cell>
            </table:table-row>
            <table:table-row>
              <table:table-cell office:value-type="float" office:value="79285">
                <text:p>79285</text:p>
              </table:table-cell>
              <table:table-cell office:value-type="float" office:value="8.364">
                <text:p>8.364</text:p>
              </table:table-cell>
            </table:table-row>
            <table:table-row>
              <table:table-cell office:value-type="float" office:value="79360">
                <text:p>79360</text:p>
              </table:table-cell>
              <table:table-cell office:value-type="float" office:value="9.696">
                <text:p>9.696</text:p>
              </table:table-cell>
            </table:table-row>
            <table:table-row>
              <table:table-cell office:value-type="float" office:value="79435">
                <text:p>79435</text:p>
              </table:table-cell>
              <table:table-cell office:value-type="float" office:value="18.016">
                <text:p>18.016</text:p>
              </table:table-cell>
            </table:table-row>
            <table:table-row>
              <table:table-cell office:value-type="float" office:value="79510">
                <text:p>79510</text:p>
              </table:table-cell>
              <table:table-cell office:value-type="float" office:value="6.44">
                <text:p>6.44</text:p>
              </table:table-cell>
            </table:table-row>
            <table:table-row>
              <table:table-cell office:value-type="float" office:value="79585">
                <text:p>79585</text:p>
              </table:table-cell>
              <table:table-cell office:value-type="float" office:value="5.704">
                <text:p>5.704</text:p>
              </table:table-cell>
            </table:table-row>
            <table:table-row>
              <table:table-cell office:value-type="float" office:value="79660">
                <text:p>79660</text:p>
              </table:table-cell>
              <table:table-cell office:value-type="float" office:value="2.748">
                <text:p>2.748</text:p>
              </table:table-cell>
            </table:table-row>
            <table:table-row>
              <table:table-cell office:value-type="float" office:value="79735">
                <text:p>79735</text:p>
              </table:table-cell>
              <table:table-cell office:value-type="float" office:value="2.464">
                <text:p>2.464</text:p>
              </table:table-cell>
            </table:table-row>
            <table:table-row>
              <table:table-cell office:value-type="float" office:value="79810">
                <text:p>79810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float" office:value="79885">
                <text:p>79885</text:p>
              </table:table-cell>
              <table:table-cell office:value-type="float" office:value="21.308">
                <text:p>21.308</text:p>
              </table:table-cell>
            </table:table-row>
            <table:table-row>
              <table:table-cell office:value-type="float" office:value="79960">
                <text:p>79960</text:p>
              </table:table-cell>
              <table:table-cell office:value-type="float" office:value="4.032">
                <text:p>4.032</text:p>
              </table:table-cell>
            </table:table-row>
            <table:table-row>
              <table:table-cell office:value-type="float" office:value="80035">
                <text:p>80035</text:p>
              </table:table-cell>
              <table:table-cell office:value-type="float" office:value="16.14">
                <text:p>16.14</text:p>
              </table:table-cell>
            </table:table-row>
            <table:table-row>
              <table:table-cell office:value-type="float" office:value="80110">
                <text:p>80110</text:p>
              </table:table-cell>
              <table:table-cell office:value-type="float" office:value="19.236">
                <text:p>19.236</text:p>
              </table:table-cell>
            </table:table-row>
            <table:table-row>
              <table:table-cell office:value-type="float" office:value="80185">
                <text:p>80185</text:p>
              </table:table-cell>
              <table:table-cell office:value-type="float" office:value="11.84">
                <text:p>11.84</text:p>
              </table:table-cell>
            </table:table-row>
            <table:table-row>
              <table:table-cell office:value-type="float" office:value="80260">
                <text:p>80260</text:p>
              </table:table-cell>
              <table:table-cell office:value-type="float" office:value="13.196">
                <text:p>13.196</text:p>
              </table:table-cell>
            </table:table-row>
            <table:table-row>
              <table:table-cell office:value-type="float" office:value="80335">
                <text:p>80335</text:p>
              </table:table-cell>
              <table:table-cell office:value-type="float" office:value="3.048">
                <text:p>3.048</text:p>
              </table:table-cell>
            </table:table-row>
            <table:table-row>
              <table:table-cell office:value-type="float" office:value="80410">
                <text:p>80410</text:p>
              </table:table-cell>
              <table:table-cell office:value-type="float" office:value="2.748">
                <text:p>2.748</text:p>
              </table:table-cell>
            </table:table-row>
            <table:table-row>
              <table:table-cell office:value-type="float" office:value="80485">
                <text:p>80485</text:p>
              </table:table-cell>
              <table:table-cell office:value-type="float" office:value="2.532">
                <text:p>2.532</text:p>
              </table:table-cell>
            </table:table-row>
            <table:table-row>
              <table:table-cell office:value-type="float" office:value="80560">
                <text:p>80560</text:p>
              </table:table-cell>
              <table:table-cell office:value-type="float" office:value="12.728">
                <text:p>12.728</text:p>
              </table:table-cell>
            </table:table-row>
            <table:table-row>
              <table:table-cell office:value-type="float" office:value="80635">
                <text:p>80635</text:p>
              </table:table-cell>
              <table:table-cell office:value-type="float" office:value="8.788">
                <text:p>8.788</text:p>
              </table:table-cell>
            </table:table-row>
            <table:table-row>
              <table:table-cell office:value-type="float" office:value="80710">
                <text:p>80710</text:p>
              </table:table-cell>
              <table:table-cell office:value-type="float" office:value="22.816">
                <text:p>22.816</text:p>
              </table:table-cell>
            </table:table-row>
            <table:table-row>
              <table:table-cell office:value-type="float" office:value="80785">
                <text:p>80785</text:p>
              </table:table-cell>
              <table:table-cell office:value-type="float" office:value="16.752">
                <text:p>16.752</text:p>
              </table:table-cell>
            </table:table-row>
            <table:table-row>
              <table:table-cell office:value-type="float" office:value="80860">
                <text:p>80860</text:p>
              </table:table-cell>
              <table:table-cell office:value-type="float" office:value="8.776">
                <text:p>8.776</text:p>
              </table:table-cell>
            </table:table-row>
            <table:table-row>
              <table:table-cell office:value-type="float" office:value="80935">
                <text:p>80935</text:p>
              </table:table-cell>
              <table:table-cell office:value-type="float" office:value="5.176">
                <text:p>5.176</text:p>
              </table:table-cell>
            </table:table-row>
            <table:table-row>
              <table:table-cell office:value-type="float" office:value="81010">
                <text:p>81010</text:p>
              </table:table-cell>
              <table:table-cell office:value-type="float" office:value="4.568">
                <text:p>4.568</text:p>
              </table:table-cell>
            </table:table-row>
            <table:table-row>
              <table:table-cell office:value-type="float" office:value="81085">
                <text:p>81085</text:p>
              </table:table-cell>
              <table:table-cell office:value-type="float" office:value="2.48">
                <text:p>2.48</text:p>
              </table:table-cell>
            </table:table-row>
            <table:table-row>
              <table:table-cell office:value-type="float" office:value="81160">
                <text:p>81160</text:p>
              </table:table-cell>
              <table:table-cell office:value-type="float" office:value="21.056">
                <text:p>21.056</text:p>
              </table:table-cell>
            </table:table-row>
            <table:table-row>
              <table:table-cell office:value-type="float" office:value="81235">
                <text:p>81235</text:p>
              </table:table-cell>
              <table:table-cell office:value-type="float" office:value="22.86">
                <text:p>22.86</text:p>
              </table:table-cell>
            </table:table-row>
            <table:table-row>
              <table:table-cell office:value-type="float" office:value="81310">
                <text:p>81310</text:p>
              </table:table-cell>
              <table:table-cell office:value-type="float" office:value="14.636">
                <text:p>14.636</text:p>
              </table:table-cell>
            </table:table-row>
            <table:table-row>
              <table:table-cell office:value-type="float" office:value="81385">
                <text:p>81385</text:p>
              </table:table-cell>
              <table:table-cell office:value-type="float" office:value="19.556">
                <text:p>19.556</text:p>
              </table:table-cell>
            </table:table-row>
            <table:table-row>
              <table:table-cell office:value-type="float" office:value="81460">
                <text:p>81460</text:p>
              </table:table-cell>
              <table:table-cell office:value-type="float" office:value="12.104">
                <text:p>12.104</text:p>
              </table:table-cell>
            </table:table-row>
            <table:table-row>
              <table:table-cell office:value-type="float" office:value="81535">
                <text:p>81535</text:p>
              </table:table-cell>
              <table:table-cell office:value-type="float" office:value="16.808">
                <text:p>16.808</text:p>
              </table:table-cell>
            </table:table-row>
            <table:table-row>
              <table:table-cell office:value-type="float" office:value="81610">
                <text:p>81610</text:p>
              </table:table-cell>
              <table:table-cell office:value-type="float" office:value="5.48">
                <text:p>5.48</text:p>
              </table:table-cell>
            </table:table-row>
            <table:table-row>
              <table:table-cell office:value-type="float" office:value="81685">
                <text:p>81685</text:p>
              </table:table-cell>
              <table:table-cell office:value-type="float" office:value="21.984">
                <text:p>21.984</text:p>
              </table:table-cell>
            </table:table-row>
            <table:table-row>
              <table:table-cell office:value-type="float" office:value="81760">
                <text:p>81760</text:p>
              </table:table-cell>
              <table:table-cell office:value-type="float" office:value="11.36">
                <text:p>11.36</text:p>
              </table:table-cell>
            </table:table-row>
            <table:table-row>
              <table:table-cell office:value-type="float" office:value="81835">
                <text:p>81835</text:p>
              </table:table-cell>
              <table:table-cell office:value-type="float" office:value="19.616">
                <text:p>19.616</text:p>
              </table:table-cell>
            </table:table-row>
            <table:table-row>
              <table:table-cell office:value-type="float" office:value="81910">
                <text:p>81910</text:p>
              </table:table-cell>
              <table:table-cell office:value-type="float" office:value="13.436">
                <text:p>13.436</text:p>
              </table:table-cell>
            </table:table-row>
            <table:table-row>
              <table:table-cell office:value-type="float" office:value="81985">
                <text:p>81985</text:p>
              </table:table-cell>
              <table:table-cell office:value-type="float" office:value="11.888">
                <text:p>11.888</text:p>
              </table:table-cell>
            </table:table-row>
            <table:table-row>
              <table:table-cell office:value-type="float" office:value="82060">
                <text:p>82060</text:p>
              </table:table-cell>
              <table:table-cell office:value-type="float" office:value="20.236">
                <text:p>20.236</text:p>
              </table:table-cell>
            </table:table-row>
            <table:table-row>
              <table:table-cell office:value-type="float" office:value="82135">
                <text:p>82135</text:p>
              </table:table-cell>
              <table:table-cell office:value-type="float" office:value="14.396">
                <text:p>14.396</text:p>
              </table:table-cell>
            </table:table-row>
            <table:table-row>
              <table:table-cell office:value-type="float" office:value="82210">
                <text:p>82210</text:p>
              </table:table-cell>
              <table:table-cell office:value-type="float" office:value="9.364">
                <text:p>9.364</text:p>
              </table:table-cell>
            </table:table-row>
            <table:table-row>
              <table:table-cell office:value-type="float" office:value="82285">
                <text:p>82285</text:p>
              </table:table-cell>
              <table:table-cell office:value-type="float" office:value="25.528">
                <text:p>25.528</text:p>
              </table:table-cell>
            </table:table-row>
            <table:table-row>
              <table:table-cell office:value-type="float" office:value="82360">
                <text:p>82360</text:p>
              </table:table-cell>
              <table:table-cell office:value-type="float" office:value="20.932">
                <text:p>20.932</text:p>
              </table:table-cell>
            </table:table-row>
            <table:table-row>
              <table:table-cell office:value-type="float" office:value="82435">
                <text:p>82435</text:p>
              </table:table-cell>
              <table:table-cell office:value-type="float" office:value="14.804">
                <text:p>14.804</text:p>
              </table:table-cell>
            </table:table-row>
            <table:table-row>
              <table:table-cell office:value-type="float" office:value="82510">
                <text:p>82510</text:p>
              </table:table-cell>
              <table:table-cell office:value-type="float" office:value="4.936">
                <text:p>4.936</text:p>
              </table:table-cell>
            </table:table-row>
            <table:table-row>
              <table:table-cell office:value-type="float" office:value="82585">
                <text:p>82585</text:p>
              </table:table-cell>
              <table:table-cell office:value-type="float" office:value="6.092">
                <text:p>6.092</text:p>
              </table:table-cell>
            </table:table-row>
            <table:table-row>
              <table:table-cell office:value-type="float" office:value="82660">
                <text:p>82660</text:p>
              </table:table-cell>
              <table:table-cell office:value-type="float" office:value="22.728">
                <text:p>22.728</text:p>
              </table:table-cell>
            </table:table-row>
            <table:table-row>
              <table:table-cell office:value-type="float" office:value="82735">
                <text:p>82735</text:p>
              </table:table-cell>
              <table:table-cell office:value-type="float" office:value="4.628">
                <text:p>4.628</text:p>
              </table:table-cell>
            </table:table-row>
            <table:table-row>
              <table:table-cell office:value-type="float" office:value="82810">
                <text:p>82810</text:p>
              </table:table-cell>
              <table:table-cell office:value-type="float" office:value="9.476">
                <text:p>9.476</text:p>
              </table:table-cell>
            </table:table-row>
            <table:table-row>
              <table:table-cell office:value-type="float" office:value="82885">
                <text:p>82885</text:p>
              </table:table-cell>
              <table:table-cell office:value-type="float" office:value="23.56">
                <text:p>23.56</text:p>
              </table:table-cell>
            </table:table-row>
            <table:table-row>
              <table:table-cell office:value-type="float" office:value="82960">
                <text:p>82960</text:p>
              </table:table-cell>
              <table:table-cell office:value-type="float" office:value="7.584">
                <text:p>7.584</text:p>
              </table:table-cell>
            </table:table-row>
            <table:table-row>
              <table:table-cell office:value-type="float" office:value="83035">
                <text:p>83035</text:p>
              </table:table-cell>
              <table:table-cell office:value-type="float" office:value="7.084">
                <text:p>7.084</text:p>
              </table:table-cell>
            </table:table-row>
            <table:table-row>
              <table:table-cell office:value-type="float" office:value="83110">
                <text:p>83110</text:p>
              </table:table-cell>
              <table:table-cell office:value-type="float" office:value="3.368">
                <text:p>3.368</text:p>
              </table:table-cell>
            </table:table-row>
            <table:table-row>
              <table:table-cell office:value-type="float" office:value="83185">
                <text:p>83185</text:p>
              </table:table-cell>
              <table:table-cell office:value-type="float" office:value="16.676">
                <text:p>16.676</text:p>
              </table:table-cell>
            </table:table-row>
            <table:table-row>
              <table:table-cell office:value-type="float" office:value="83260">
                <text:p>83260</text:p>
              </table:table-cell>
              <table:table-cell office:value-type="float" office:value="8.968">
                <text:p>8.968</text:p>
              </table:table-cell>
            </table:table-row>
            <table:table-row>
              <table:table-cell office:value-type="float" office:value="83335">
                <text:p>83335</text:p>
              </table:table-cell>
              <table:table-cell office:value-type="float" office:value="19.3">
                <text:p>19.3</text:p>
              </table:table-cell>
            </table:table-row>
            <table:table-row>
              <table:table-cell office:value-type="float" office:value="83410">
                <text:p>83410</text:p>
              </table:table-cell>
              <table:table-cell office:value-type="float" office:value="24.48">
                <text:p>24.48</text:p>
              </table:table-cell>
            </table:table-row>
            <table:table-row>
              <table:table-cell office:value-type="float" office:value="83485">
                <text:p>83485</text:p>
              </table:table-cell>
              <table:table-cell office:value-type="float" office:value="24.564">
                <text:p>24.564</text:p>
              </table:table-cell>
            </table:table-row>
            <table:table-row>
              <table:table-cell office:value-type="float" office:value="83560">
                <text:p>83560</text:p>
              </table:table-cell>
              <table:table-cell office:value-type="float" office:value="3.56">
                <text:p>3.56</text:p>
              </table:table-cell>
            </table:table-row>
            <table:table-row>
              <table:table-cell office:value-type="float" office:value="83635">
                <text:p>83635</text:p>
              </table:table-cell>
              <table:table-cell office:value-type="float" office:value="17.86">
                <text:p>17.86</text:p>
              </table:table-cell>
            </table:table-row>
            <table:table-row>
              <table:table-cell office:value-type="float" office:value="83710">
                <text:p>83710</text:p>
              </table:table-cell>
              <table:table-cell office:value-type="float" office:value="12.604">
                <text:p>12.604</text:p>
              </table:table-cell>
            </table:table-row>
            <table:table-row>
              <table:table-cell office:value-type="float" office:value="83785">
                <text:p>83785</text:p>
              </table:table-cell>
              <table:table-cell office:value-type="float" office:value="3.112">
                <text:p>3.112</text:p>
              </table:table-cell>
            </table:table-row>
            <table:table-row>
              <table:table-cell office:value-type="float" office:value="83860">
                <text:p>83860</text:p>
              </table:table-cell>
              <table:table-cell office:value-type="float" office:value="13.428">
                <text:p>13.428</text:p>
              </table:table-cell>
            </table:table-row>
            <table:table-row>
              <table:table-cell office:value-type="float" office:value="83935">
                <text:p>83935</text:p>
              </table:table-cell>
              <table:table-cell office:value-type="float" office:value="10.928">
                <text:p>10.928</text:p>
              </table:table-cell>
            </table:table-row>
            <table:table-row>
              <table:table-cell office:value-type="float" office:value="84010">
                <text:p>84010</text:p>
              </table:table-cell>
              <table:table-cell office:value-type="float" office:value="19.34">
                <text:p>19.34</text:p>
              </table:table-cell>
            </table:table-row>
            <table:table-row>
              <table:table-cell office:value-type="float" office:value="84085">
                <text:p>84085</text:p>
              </table:table-cell>
              <table:table-cell office:value-type="float" office:value="2.988">
                <text:p>2.988</text:p>
              </table:table-cell>
            </table:table-row>
            <table:table-row>
              <table:table-cell office:value-type="float" office:value="84160">
                <text:p>84160</text:p>
              </table:table-cell>
              <table:table-cell office:value-type="float" office:value="21.644">
                <text:p>21.644</text:p>
              </table:table-cell>
            </table:table-row>
            <table:table-row>
              <table:table-cell office:value-type="float" office:value="84235">
                <text:p>84235</text:p>
              </table:table-cell>
              <table:table-cell office:value-type="float" office:value="26.532">
                <text:p>26.532</text:p>
              </table:table-cell>
            </table:table-row>
            <table:table-row>
              <table:table-cell office:value-type="float" office:value="84310">
                <text:p>84310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float" office:value="84385">
                <text:p>84385</text:p>
              </table:table-cell>
              <table:table-cell office:value-type="float" office:value="10.356">
                <text:p>10.356</text:p>
              </table:table-cell>
            </table:table-row>
            <table:table-row>
              <table:table-cell office:value-type="float" office:value="84460">
                <text:p>84460</text:p>
              </table:table-cell>
              <table:table-cell office:value-type="float" office:value="11.26">
                <text:p>11.26</text:p>
              </table:table-cell>
            </table:table-row>
            <table:table-row>
              <table:table-cell office:value-type="float" office:value="84535">
                <text:p>84535</text:p>
              </table:table-cell>
              <table:table-cell office:value-type="float" office:value="5.344">
                <text:p>5.344</text:p>
              </table:table-cell>
            </table:table-row>
            <table:table-row>
              <table:table-cell office:value-type="float" office:value="84610">
                <text:p>84610</text:p>
              </table:table-cell>
              <table:table-cell office:value-type="float" office:value="12.1">
                <text:p>12.1</text:p>
              </table:table-cell>
            </table:table-row>
            <table:table-row>
              <table:table-cell office:value-type="float" office:value="84685">
                <text:p>84685</text:p>
              </table:table-cell>
              <table:table-cell office:value-type="float" office:value="7.508">
                <text:p>7.508</text:p>
              </table:table-cell>
            </table:table-row>
            <table:table-row>
              <table:table-cell office:value-type="float" office:value="84760">
                <text:p>84760</text:p>
              </table:table-cell>
              <table:table-cell office:value-type="float" office:value="19.808">
                <text:p>19.808</text:p>
              </table:table-cell>
            </table:table-row>
            <table:table-row>
              <table:table-cell office:value-type="float" office:value="84835">
                <text:p>84835</text:p>
              </table:table-cell>
              <table:table-cell office:value-type="float" office:value="14.468">
                <text:p>14.468</text:p>
              </table:table-cell>
            </table:table-row>
            <table:table-row>
              <table:table-cell office:value-type="float" office:value="84910">
                <text:p>84910</text:p>
              </table:table-cell>
              <table:table-cell office:value-type="float" office:value="13.152">
                <text:p>13.152</text:p>
              </table:table-cell>
            </table:table-row>
            <table:table-row>
              <table:table-cell office:value-type="float" office:value="84985">
                <text:p>84985</text:p>
              </table:table-cell>
              <table:table-cell office:value-type="float" office:value="21.648">
                <text:p>21.648</text:p>
              </table:table-cell>
            </table:table-row>
            <table:table-row>
              <table:table-cell office:value-type="float" office:value="85060">
                <text:p>85060</text:p>
              </table:table-cell>
              <table:table-cell office:value-type="float" office:value="16.732">
                <text:p>16.732</text:p>
              </table:table-cell>
            </table:table-row>
            <table:table-row>
              <table:table-cell office:value-type="float" office:value="85135">
                <text:p>85135</text:p>
              </table:table-cell>
              <table:table-cell office:value-type="float" office:value="11.676">
                <text:p>11.676</text:p>
              </table:table-cell>
            </table:table-row>
            <table:table-row>
              <table:table-cell office:value-type="float" office:value="85210">
                <text:p>85210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float" office:value="85285">
                <text:p>85285</text:p>
              </table:table-cell>
              <table:table-cell office:value-type="float" office:value="30.356">
                <text:p>30.356</text:p>
              </table:table-cell>
            </table:table-row>
            <table:table-row>
              <table:table-cell office:value-type="float" office:value="85360">
                <text:p>85360</text:p>
              </table:table-cell>
              <table:table-cell office:value-type="float" office:value="6.876">
                <text:p>6.876</text:p>
              </table:table-cell>
            </table:table-row>
            <table:table-row>
              <table:table-cell office:value-type="float" office:value="85435">
                <text:p>85435</text:p>
              </table:table-cell>
              <table:table-cell office:value-type="float" office:value="26.932">
                <text:p>26.932</text:p>
              </table:table-cell>
            </table:table-row>
            <table:table-row>
              <table:table-cell office:value-type="float" office:value="85510">
                <text:p>85510</text:p>
              </table:table-cell>
              <table:table-cell office:value-type="float" office:value="28.32">
                <text:p>28.32</text:p>
              </table:table-cell>
            </table:table-row>
            <table:table-row>
              <table:table-cell office:value-type="float" office:value="85585">
                <text:p>85585</text:p>
              </table:table-cell>
              <table:table-cell office:value-type="float" office:value="23.448">
                <text:p>23.448</text:p>
              </table:table-cell>
            </table:table-row>
            <table:table-row>
              <table:table-cell office:value-type="float" office:value="85660">
                <text:p>85660</text:p>
              </table:table-cell>
              <table:table-cell office:value-type="float" office:value="14.56">
                <text:p>14.56</text:p>
              </table:table-cell>
            </table:table-row>
            <table:table-row>
              <table:table-cell office:value-type="float" office:value="85735">
                <text:p>85735</text:p>
              </table:table-cell>
              <table:table-cell office:value-type="float" office:value="20.636">
                <text:p>20.636</text:p>
              </table:table-cell>
            </table:table-row>
            <table:table-row>
              <table:table-cell office:value-type="float" office:value="85810">
                <text:p>85810</text:p>
              </table:table-cell>
              <table:table-cell office:value-type="float" office:value="3.636">
                <text:p>3.636</text:p>
              </table:table-cell>
            </table:table-row>
            <table:table-row>
              <table:table-cell office:value-type="float" office:value="85885">
                <text:p>85885</text:p>
              </table:table-cell>
              <table:table-cell office:value-type="float" office:value="8.244">
                <text:p>8.244</text:p>
              </table:table-cell>
            </table:table-row>
            <table:table-row>
              <table:table-cell office:value-type="float" office:value="85960">
                <text:p>85960</text:p>
              </table:table-cell>
              <table:table-cell office:value-type="float" office:value="4.028">
                <text:p>4.028</text:p>
              </table:table-cell>
            </table:table-row>
            <table:table-row>
              <table:table-cell office:value-type="float" office:value="86035">
                <text:p>86035</text:p>
              </table:table-cell>
              <table:table-cell office:value-type="float" office:value="27.244">
                <text:p>27.244</text:p>
              </table:table-cell>
            </table:table-row>
            <table:table-row>
              <table:table-cell office:value-type="float" office:value="86110">
                <text:p>86110</text:p>
              </table:table-cell>
              <table:table-cell office:value-type="float" office:value="27.528">
                <text:p>27.528</text:p>
              </table:table-cell>
            </table:table-row>
            <table:table-row>
              <table:table-cell office:value-type="float" office:value="86185">
                <text:p>86185</text:p>
              </table:table-cell>
              <table:table-cell office:value-type="float" office:value="26.984">
                <text:p>26.984</text:p>
              </table:table-cell>
            </table:table-row>
            <table:table-row>
              <table:table-cell office:value-type="float" office:value="86260">
                <text:p>86260</text:p>
              </table:table-cell>
              <table:table-cell office:value-type="float" office:value="15.748">
                <text:p>15.748</text:p>
              </table:table-cell>
            </table:table-row>
            <table:table-row>
              <table:table-cell office:value-type="float" office:value="86335">
                <text:p>86335</text:p>
              </table:table-cell>
              <table:table-cell office:value-type="float" office:value="14.328">
                <text:p>14.328</text:p>
              </table:table-cell>
            </table:table-row>
            <table:table-row>
              <table:table-cell office:value-type="float" office:value="86410">
                <text:p>86410</text:p>
              </table:table-cell>
              <table:table-cell office:value-type="float" office:value="20.312">
                <text:p>20.312</text:p>
              </table:table-cell>
            </table:table-row>
            <table:table-row>
              <table:table-cell office:value-type="float" office:value="86485">
                <text:p>86485</text:p>
              </table:table-cell>
              <table:table-cell office:value-type="float" office:value="3.724">
                <text:p>3.724</text:p>
              </table:table-cell>
            </table:table-row>
            <table:table-row>
              <table:table-cell office:value-type="float" office:value="86560">
                <text:p>86560</text:p>
              </table:table-cell>
              <table:table-cell office:value-type="float" office:value="7.448">
                <text:p>7.448</text:p>
              </table:table-cell>
            </table:table-row>
            <table:table-row>
              <table:table-cell office:value-type="float" office:value="86635">
                <text:p>86635</text:p>
              </table:table-cell>
              <table:table-cell office:value-type="float" office:value="3.028">
                <text:p>3.028</text:p>
              </table:table-cell>
            </table:table-row>
            <table:table-row>
              <table:table-cell office:value-type="float" office:value="86710">
                <text:p>86710</text:p>
              </table:table-cell>
              <table:table-cell office:value-type="float" office:value="7.332">
                <text:p>7.332</text:p>
              </table:table-cell>
            </table:table-row>
            <table:table-row>
              <table:table-cell office:value-type="float" office:value="86785">
                <text:p>86785</text:p>
              </table:table-cell>
              <table:table-cell office:value-type="float" office:value="11.204">
                <text:p>11.204</text:p>
              </table:table-cell>
            </table:table-row>
            <table:table-row>
              <table:table-cell office:value-type="float" office:value="86860">
                <text:p>86860</text:p>
              </table:table-cell>
              <table:table-cell office:value-type="float" office:value="13.068">
                <text:p>13.068</text:p>
              </table:table-cell>
            </table:table-row>
            <table:table-row>
              <table:table-cell office:value-type="float" office:value="86935">
                <text:p>86935</text:p>
              </table:table-cell>
              <table:table-cell office:value-type="float" office:value="26.908">
                <text:p>26.908</text:p>
              </table:table-cell>
            </table:table-row>
            <table:table-row>
              <table:table-cell office:value-type="float" office:value="87010">
                <text:p>87010</text:p>
              </table:table-cell>
              <table:table-cell office:value-type="float" office:value="3.104">
                <text:p>3.104</text:p>
              </table:table-cell>
            </table:table-row>
            <table:table-row>
              <table:table-cell office:value-type="float" office:value="87085">
                <text:p>87085</text:p>
              </table:table-cell>
              <table:table-cell office:value-type="float" office:value="16.504">
                <text:p>16.504</text:p>
              </table:table-cell>
            </table:table-row>
            <table:table-row>
              <table:table-cell office:value-type="float" office:value="87160">
                <text:p>87160</text:p>
              </table:table-cell>
              <table:table-cell office:value-type="float" office:value="29.208">
                <text:p>29.208</text:p>
              </table:table-cell>
            </table:table-row>
            <table:table-row>
              <table:table-cell office:value-type="float" office:value="87235">
                <text:p>87235</text:p>
              </table:table-cell>
              <table:table-cell office:value-type="float" office:value="16.284">
                <text:p>16.284</text:p>
              </table:table-cell>
            </table:table-row>
            <table:table-row>
              <table:table-cell office:value-type="float" office:value="87310">
                <text:p>87310</text:p>
              </table:table-cell>
              <table:table-cell office:value-type="float" office:value="24.832">
                <text:p>24.832</text:p>
              </table:table-cell>
            </table:table-row>
            <table:table-row>
              <table:table-cell office:value-type="float" office:value="87385">
                <text:p>87385</text:p>
              </table:table-cell>
              <table:table-cell office:value-type="float" office:value="19.396">
                <text:p>19.396</text:p>
              </table:table-cell>
            </table:table-row>
            <table:table-row>
              <table:table-cell office:value-type="float" office:value="87460">
                <text:p>87460</text:p>
              </table:table-cell>
              <table:table-cell office:value-type="float" office:value="28.54">
                <text:p>28.54</text:p>
              </table:table-cell>
            </table:table-row>
            <table:table-row>
              <table:table-cell office:value-type="float" office:value="87535">
                <text:p>87535</text:p>
              </table:table-cell>
              <table:table-cell office:value-type="float" office:value="28.444">
                <text:p>28.444</text:p>
              </table:table-cell>
            </table:table-row>
            <table:table-row>
              <table:table-cell office:value-type="float" office:value="87610">
                <text:p>87610</text:p>
              </table:table-cell>
              <table:table-cell office:value-type="float" office:value="17.528">
                <text:p>17.528</text:p>
              </table:table-cell>
            </table:table-row>
            <table:table-row>
              <table:table-cell office:value-type="float" office:value="87685">
                <text:p>87685</text:p>
              </table:table-cell>
              <table:table-cell office:value-type="float" office:value="22.184">
                <text:p>22.184</text:p>
              </table:table-cell>
            </table:table-row>
            <table:table-row>
              <table:table-cell office:value-type="float" office:value="87760">
                <text:p>87760</text:p>
              </table:table-cell>
              <table:table-cell office:value-type="float" office:value="9.492">
                <text:p>9.492</text:p>
              </table:table-cell>
            </table:table-row>
            <table:table-row>
              <table:table-cell office:value-type="float" office:value="87835">
                <text:p>87835</text:p>
              </table:table-cell>
              <table:table-cell office:value-type="float" office:value="17.712">
                <text:p>17.712</text:p>
              </table:table-cell>
            </table:table-row>
            <table:table-row>
              <table:table-cell office:value-type="float" office:value="87910">
                <text:p>87910</text:p>
              </table:table-cell>
              <table:table-cell office:value-type="float" office:value="5.824">
                <text:p>5.824</text:p>
              </table:table-cell>
            </table:table-row>
            <table:table-row>
              <table:table-cell office:value-type="float" office:value="87985">
                <text:p>87985</text:p>
              </table:table-cell>
              <table:table-cell office:value-type="float" office:value="26.568">
                <text:p>26.568</text:p>
              </table:table-cell>
            </table:table-row>
            <table:table-row>
              <table:table-cell office:value-type="float" office:value="88060">
                <text:p>88060</text:p>
              </table:table-cell>
              <table:table-cell office:value-type="float" office:value="7.936">
                <text:p>7.936</text:p>
              </table:table-cell>
            </table:table-row>
            <table:table-row>
              <table:table-cell office:value-type="float" office:value="88135">
                <text:p>88135</text:p>
              </table:table-cell>
              <table:table-cell office:value-type="float" office:value="4.52">
                <text:p>4.52</text:p>
              </table:table-cell>
            </table:table-row>
            <table:table-row>
              <table:table-cell office:value-type="float" office:value="88210">
                <text:p>88210</text:p>
              </table:table-cell>
              <table:table-cell office:value-type="float" office:value="15.476">
                <text:p>15.476</text:p>
              </table:table-cell>
            </table:table-row>
            <table:table-row>
              <table:table-cell office:value-type="float" office:value="88285">
                <text:p>88285</text:p>
              </table:table-cell>
              <table:table-cell office:value-type="float" office:value="3.616">
                <text:p>3.616</text:p>
              </table:table-cell>
            </table:table-row>
            <table:table-row>
              <table:table-cell office:value-type="float" office:value="88360">
                <text:p>88360</text:p>
              </table:table-cell>
              <table:table-cell office:value-type="float" office:value="21.592">
                <text:p>21.592</text:p>
              </table:table-cell>
            </table:table-row>
            <table:table-row>
              <table:table-cell office:value-type="float" office:value="88435">
                <text:p>88435</text:p>
              </table:table-cell>
              <table:table-cell office:value-type="float" office:value="23.724">
                <text:p>23.724</text:p>
              </table:table-cell>
            </table:table-row>
            <table:table-row>
              <table:table-cell office:value-type="float" office:value="88510">
                <text:p>88510</text:p>
              </table:table-cell>
              <table:table-cell office:value-type="float" office:value="21.74">
                <text:p>21.74</text:p>
              </table:table-cell>
            </table:table-row>
            <table:table-row>
              <table:table-cell office:value-type="float" office:value="88585">
                <text:p>88585</text:p>
              </table:table-cell>
              <table:table-cell office:value-type="float" office:value="17.36">
                <text:p>17.36</text:p>
              </table:table-cell>
            </table:table-row>
            <table:table-row>
              <table:table-cell office:value-type="float" office:value="88660">
                <text:p>88660</text:p>
              </table:table-cell>
              <table:table-cell office:value-type="float" office:value="11.72">
                <text:p>11.72</text:p>
              </table:table-cell>
            </table:table-row>
            <table:table-row>
              <table:table-cell office:value-type="float" office:value="88735">
                <text:p>88735</text:p>
              </table:table-cell>
              <table:table-cell office:value-type="float" office:value="9.188">
                <text:p>9.188</text:p>
              </table:table-cell>
            </table:table-row>
            <table:table-row>
              <table:table-cell office:value-type="float" office:value="88810">
                <text:p>88810</text:p>
              </table:table-cell>
              <table:table-cell office:value-type="float" office:value="9.848">
                <text:p>9.848</text:p>
              </table:table-cell>
            </table:table-row>
            <table:table-row>
              <table:table-cell office:value-type="float" office:value="88885">
                <text:p>88885</text:p>
              </table:table-cell>
              <table:table-cell office:value-type="float" office:value="23.804">
                <text:p>23.804</text:p>
              </table:table-cell>
            </table:table-row>
            <table:table-row>
              <table:table-cell office:value-type="float" office:value="88960">
                <text:p>88960</text:p>
              </table:table-cell>
              <table:table-cell office:value-type="float" office:value="16.196">
                <text:p>16.196</text:p>
              </table:table-cell>
            </table:table-row>
            <table:table-row>
              <table:table-cell office:value-type="float" office:value="89035">
                <text:p>89035</text:p>
              </table:table-cell>
              <table:table-cell office:value-type="float" office:value="3.64">
                <text:p>3.64</text:p>
              </table:table-cell>
            </table:table-row>
            <table:table-row>
              <table:table-cell office:value-type="float" office:value="89110">
                <text:p>89110</text:p>
              </table:table-cell>
              <table:table-cell office:value-type="float" office:value="8.792">
                <text:p>8.792</text:p>
              </table:table-cell>
            </table:table-row>
            <table:table-row>
              <table:table-cell office:value-type="float" office:value="89185">
                <text:p>89185</text:p>
              </table:table-cell>
              <table:table-cell office:value-type="float" office:value="29.316">
                <text:p>29.316</text:p>
              </table:table-cell>
            </table:table-row>
            <table:table-row>
              <table:table-cell office:value-type="float" office:value="89260">
                <text:p>89260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float" office:value="89335">
                <text:p>89335</text:p>
              </table:table-cell>
              <table:table-cell office:value-type="float" office:value="11.728">
                <text:p>11.728</text:p>
              </table:table-cell>
            </table:table-row>
            <table:table-row>
              <table:table-cell office:value-type="float" office:value="89410">
                <text:p>89410</text:p>
              </table:table-cell>
              <table:table-cell office:value-type="float" office:value="10.376">
                <text:p>10.376</text:p>
              </table:table-cell>
            </table:table-row>
            <table:table-row>
              <table:table-cell office:value-type="float" office:value="89485">
                <text:p>89485</text:p>
              </table:table-cell>
              <table:table-cell office:value-type="float" office:value="16.056">
                <text:p>16.056</text:p>
              </table:table-cell>
            </table:table-row>
            <table:table-row>
              <table:table-cell office:value-type="float" office:value="89560">
                <text:p>89560</text:p>
              </table:table-cell>
              <table:table-cell office:value-type="float" office:value="13.04">
                <text:p>13.04</text:p>
              </table:table-cell>
            </table:table-row>
            <table:table-row>
              <table:table-cell office:value-type="float" office:value="89635">
                <text:p>89635</text:p>
              </table:table-cell>
              <table:table-cell office:value-type="float" office:value="24.216">
                <text:p>24.216</text:p>
              </table:table-cell>
            </table:table-row>
            <table:table-row>
              <table:table-cell office:value-type="float" office:value="89710">
                <text:p>89710</text:p>
              </table:table-cell>
              <table:table-cell office:value-type="float" office:value="4.18">
                <text:p>4.18</text:p>
              </table:table-cell>
            </table:table-row>
            <table:table-row>
              <table:table-cell office:value-type="float" office:value="89785">
                <text:p>89785</text:p>
              </table:table-cell>
              <table:table-cell office:value-type="float" office:value="26.648">
                <text:p>26.648</text:p>
              </table:table-cell>
            </table:table-row>
            <table:table-row>
              <table:table-cell office:value-type="float" office:value="89860">
                <text:p>89860</text:p>
              </table:table-cell>
              <table:table-cell office:value-type="float" office:value="6.304">
                <text:p>6.304</text:p>
              </table:table-cell>
            </table:table-row>
            <table:table-row>
              <table:table-cell office:value-type="float" office:value="89935">
                <text:p>89935</text:p>
              </table:table-cell>
              <table:table-cell office:value-type="float" office:value="12.032">
                <text:p>12.032</text:p>
              </table:table-cell>
            </table:table-row>
            <table:table-row>
              <table:table-cell office:value-type="float" office:value="90010">
                <text:p>90010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float" office:value="90085">
                <text:p>90085</text:p>
              </table:table-cell>
              <table:table-cell office:value-type="float" office:value="5.272">
                <text:p>5.272</text:p>
              </table:table-cell>
            </table:table-row>
            <table:table-row>
              <table:table-cell office:value-type="float" office:value="90160">
                <text:p>90160</text:p>
              </table:table-cell>
              <table:table-cell office:value-type="float" office:value="5.816">
                <text:p>5.816</text:p>
              </table:table-cell>
            </table:table-row>
            <table:table-row>
              <table:table-cell office:value-type="float" office:value="90235">
                <text:p>90235</text:p>
              </table:table-cell>
              <table:table-cell office:value-type="float" office:value="13.724">
                <text:p>13.724</text:p>
              </table:table-cell>
            </table:table-row>
            <table:table-row>
              <table:table-cell office:value-type="float" office:value="90310">
                <text:p>90310</text:p>
              </table:table-cell>
              <table:table-cell office:value-type="float" office:value="15.144">
                <text:p>15.144</text:p>
              </table:table-cell>
            </table:table-row>
            <table:table-row>
              <table:table-cell office:value-type="float" office:value="90385">
                <text:p>90385</text:p>
              </table:table-cell>
              <table:table-cell office:value-type="float" office:value="2.976">
                <text:p>2.976</text:p>
              </table:table-cell>
            </table:table-row>
            <table:table-row>
              <table:table-cell office:value-type="float" office:value="90460">
                <text:p>90460</text:p>
              </table:table-cell>
              <table:table-cell office:value-type="float" office:value="6.584">
                <text:p>6.584</text:p>
              </table:table-cell>
            </table:table-row>
            <table:table-row>
              <table:table-cell office:value-type="float" office:value="90535">
                <text:p>90535</text:p>
              </table:table-cell>
              <table:table-cell office:value-type="float" office:value="7.18">
                <text:p>7.18</text:p>
              </table:table-cell>
            </table:table-row>
            <table:table-row>
              <table:table-cell office:value-type="float" office:value="90610">
                <text:p>90610</text:p>
              </table:table-cell>
              <table:table-cell office:value-type="float" office:value="3.86">
                <text:p>3.86</text:p>
              </table:table-cell>
            </table:table-row>
            <table:table-row>
              <table:table-cell office:value-type="float" office:value="90685">
                <text:p>90685</text:p>
              </table:table-cell>
              <table:table-cell office:value-type="float" office:value="3.22">
                <text:p>3.22</text:p>
              </table:table-cell>
            </table:table-row>
            <table:table-row>
              <table:table-cell office:value-type="float" office:value="90760">
                <text:p>90760</text:p>
              </table:table-cell>
              <table:table-cell office:value-type="float" office:value="9.08">
                <text:p>9.08</text:p>
              </table:table-cell>
            </table:table-row>
            <table:table-row>
              <table:table-cell office:value-type="float" office:value="90835">
                <text:p>90835</text:p>
              </table:table-cell>
              <table:table-cell office:value-type="float" office:value="30.164">
                <text:p>30.164</text:p>
              </table:table-cell>
            </table:table-row>
            <table:table-row>
              <table:table-cell office:value-type="float" office:value="90910">
                <text:p>90910</text:p>
              </table:table-cell>
              <table:table-cell office:value-type="float" office:value="5.688">
                <text:p>5.688</text:p>
              </table:table-cell>
            </table:table-row>
            <table:table-row>
              <table:table-cell office:value-type="float" office:value="90985">
                <text:p>90985</text:p>
              </table:table-cell>
              <table:table-cell office:value-type="float" office:value="11.944">
                <text:p>11.944</text:p>
              </table:table-cell>
            </table:table-row>
            <table:table-row>
              <table:table-cell office:value-type="float" office:value="91060">
                <text:p>91060</text:p>
              </table:table-cell>
              <table:table-cell office:value-type="float" office:value="3.528">
                <text:p>3.528</text:p>
              </table:table-cell>
            </table:table-row>
            <table:table-row>
              <table:table-cell office:value-type="float" office:value="91135">
                <text:p>91135</text:p>
              </table:table-cell>
              <table:table-cell office:value-type="float" office:value="7.556">
                <text:p>7.556</text:p>
              </table:table-cell>
            </table:table-row>
            <table:table-row>
              <table:table-cell office:value-type="float" office:value="91210">
                <text:p>91210</text:p>
              </table:table-cell>
              <table:table-cell office:value-type="float" office:value="18.58">
                <text:p>18.58</text:p>
              </table:table-cell>
            </table:table-row>
            <table:table-row>
              <table:table-cell office:value-type="float" office:value="91285">
                <text:p>91285</text:p>
              </table:table-cell>
              <table:table-cell office:value-type="float" office:value="10.52">
                <text:p>10.52</text:p>
              </table:table-cell>
            </table:table-row>
            <table:table-row>
              <table:table-cell office:value-type="float" office:value="91360">
                <text:p>91360</text:p>
              </table:table-cell>
              <table:table-cell office:value-type="float" office:value="5.66">
                <text:p>5.66</text:p>
              </table:table-cell>
            </table:table-row>
            <table:table-row>
              <table:table-cell office:value-type="float" office:value="91435">
                <text:p>91435</text:p>
              </table:table-cell>
              <table:table-cell office:value-type="float" office:value="5.32">
                <text:p>5.32</text:p>
              </table:table-cell>
            </table:table-row>
            <table:table-row>
              <table:table-cell office:value-type="float" office:value="91510">
                <text:p>91510</text:p>
              </table:table-cell>
              <table:table-cell office:value-type="float" office:value="20.604">
                <text:p>20.604</text:p>
              </table:table-cell>
            </table:table-row>
            <table:table-row>
              <table:table-cell office:value-type="float" office:value="91585">
                <text:p>91585</text:p>
              </table:table-cell>
              <table:table-cell office:value-type="float" office:value="8.216">
                <text:p>8.216</text:p>
              </table:table-cell>
            </table:table-row>
            <table:table-row>
              <table:table-cell office:value-type="float" office:value="91660">
                <text:p>91660</text:p>
              </table:table-cell>
              <table:table-cell office:value-type="float" office:value="3.44">
                <text:p>3.44</text:p>
              </table:table-cell>
            </table:table-row>
            <table:table-row>
              <table:table-cell office:value-type="float" office:value="91735">
                <text:p>91735</text:p>
              </table:table-cell>
              <table:table-cell office:value-type="float" office:value="17.084">
                <text:p>17.084</text:p>
              </table:table-cell>
            </table:table-row>
            <table:table-row>
              <table:table-cell office:value-type="float" office:value="91810">
                <text:p>91810</text:p>
              </table:table-cell>
              <table:table-cell office:value-type="float" office:value="7.592">
                <text:p>7.592</text:p>
              </table:table-cell>
            </table:table-row>
            <table:table-row>
              <table:table-cell office:value-type="float" office:value="91885">
                <text:p>91885</text:p>
              </table:table-cell>
              <table:table-cell office:value-type="float" office:value="4.548">
                <text:p>4.548</text:p>
              </table:table-cell>
            </table:table-row>
            <table:table-row>
              <table:table-cell office:value-type="float" office:value="91960">
                <text:p>91960</text:p>
              </table:table-cell>
              <table:table-cell office:value-type="float" office:value="6.36">
                <text:p>6.36</text:p>
              </table:table-cell>
            </table:table-row>
            <table:table-row>
              <table:table-cell office:value-type="float" office:value="92035">
                <text:p>92035</text:p>
              </table:table-cell>
              <table:table-cell office:value-type="float" office:value="18.568">
                <text:p>18.568</text:p>
              </table:table-cell>
            </table:table-row>
            <table:table-row>
              <table:table-cell office:value-type="float" office:value="92110">
                <text:p>92110</text:p>
              </table:table-cell>
              <table:table-cell office:value-type="float" office:value="6.712">
                <text:p>6.712</text:p>
              </table:table-cell>
            </table:table-row>
            <table:table-row>
              <table:table-cell office:value-type="float" office:value="92185">
                <text:p>92185</text:p>
              </table:table-cell>
              <table:table-cell office:value-type="float" office:value="20.264">
                <text:p>20.264</text:p>
              </table:table-cell>
            </table:table-row>
            <table:table-row>
              <table:table-cell office:value-type="float" office:value="92260">
                <text:p>92260</text:p>
              </table:table-cell>
              <table:table-cell office:value-type="float" office:value="16.992">
                <text:p>16.992</text:p>
              </table:table-cell>
            </table:table-row>
            <table:table-row>
              <table:table-cell office:value-type="float" office:value="92335">
                <text:p>92335</text:p>
              </table:table-cell>
              <table:table-cell office:value-type="float" office:value="29.448">
                <text:p>29.448</text:p>
              </table:table-cell>
            </table:table-row>
            <table:table-row>
              <table:table-cell office:value-type="float" office:value="92410">
                <text:p>92410</text:p>
              </table:table-cell>
              <table:table-cell office:value-type="float" office:value="10.396">
                <text:p>10.396</text:p>
              </table:table-cell>
            </table:table-row>
            <table:table-row>
              <table:table-cell office:value-type="float" office:value="92485">
                <text:p>92485</text:p>
              </table:table-cell>
              <table:table-cell office:value-type="float" office:value="35.984">
                <text:p>35.984</text:p>
              </table:table-cell>
            </table:table-row>
            <table:table-row>
              <table:table-cell office:value-type="float" office:value="92560">
                <text:p>92560</text:p>
              </table:table-cell>
              <table:table-cell office:value-type="float" office:value="36.44">
                <text:p>36.44</text:p>
              </table:table-cell>
            </table:table-row>
            <table:table-row>
              <table:table-cell office:value-type="float" office:value="92635">
                <text:p>92635</text:p>
              </table:table-cell>
              <table:table-cell office:value-type="float" office:value="6.552">
                <text:p>6.552</text:p>
              </table:table-cell>
            </table:table-row>
            <table:table-row>
              <table:table-cell office:value-type="float" office:value="92710">
                <text:p>92710</text:p>
              </table:table-cell>
              <table:table-cell office:value-type="float" office:value="35.192">
                <text:p>35.192</text:p>
              </table:table-cell>
            </table:table-row>
            <table:table-row>
              <table:table-cell office:value-type="float" office:value="92785">
                <text:p>92785</text:p>
              </table:table-cell>
              <table:table-cell office:value-type="float" office:value="22.32">
                <text:p>22.32</text:p>
              </table:table-cell>
            </table:table-row>
            <table:table-row>
              <table:table-cell office:value-type="float" office:value="92860">
                <text:p>92860</text:p>
              </table:table-cell>
              <table:table-cell office:value-type="float" office:value="15.612">
                <text:p>15.612</text:p>
              </table:table-cell>
            </table:table-row>
            <table:table-row>
              <table:table-cell office:value-type="float" office:value="92935">
                <text:p>92935</text:p>
              </table:table-cell>
              <table:table-cell office:value-type="float" office:value="18.828">
                <text:p>18.828</text:p>
              </table:table-cell>
            </table:table-row>
            <table:table-row>
              <table:table-cell office:value-type="float" office:value="93010">
                <text:p>93010</text:p>
              </table:table-cell>
              <table:table-cell office:value-type="float" office:value="3.376">
                <text:p>3.376</text:p>
              </table:table-cell>
            </table:table-row>
            <table:table-row>
              <table:table-cell office:value-type="float" office:value="93085">
                <text:p>93085</text:p>
              </table:table-cell>
              <table:table-cell office:value-type="float" office:value="21.092">
                <text:p>21.092</text:p>
              </table:table-cell>
            </table:table-row>
            <table:table-row>
              <table:table-cell office:value-type="float" office:value="93160">
                <text:p>93160</text:p>
              </table:table-cell>
              <table:table-cell office:value-type="float" office:value="37.864">
                <text:p>37.864</text:p>
              </table:table-cell>
            </table:table-row>
            <table:table-row>
              <table:table-cell office:value-type="float" office:value="93235">
                <text:p>93235</text:p>
              </table:table-cell>
              <table:table-cell office:value-type="float" office:value="36.66">
                <text:p>36.66</text:p>
              </table:table-cell>
            </table:table-row>
            <table:table-row>
              <table:table-cell office:value-type="float" office:value="93310">
                <text:p>93310</text:p>
              </table:table-cell>
              <table:table-cell office:value-type="float" office:value="14.268">
                <text:p>14.268</text:p>
              </table:table-cell>
            </table:table-row>
            <table:table-row>
              <table:table-cell office:value-type="float" office:value="93385">
                <text:p>93385</text:p>
              </table:table-cell>
              <table:table-cell office:value-type="float" office:value="22.04">
                <text:p>22.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